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7.0979in" fo:margin-left="0.0035in" fo:margin-top="0in" fo:margin-bottom="0in" table:align="left"/>
    </style:style>
    <style:style style:name="Table1.A" style:family="table-column">
      <style:table-column-properties style:column-width="1.1806in"/>
    </style:style>
    <style:style style:name="Table1.B" style:family="table-column">
      <style:table-column-properties style:column-width="5.9167in"/>
    </style:style>
    <style:style style:name="Table1.1" style:family="table-row">
      <style:table-row-properties style:min-row-height="0.725in" fo:keep-together="auto"/>
    </style:style>
    <style:style style:name="Table1.A1" style:family="table-cell">
      <style:table-cell-properties fo:padding-left="0.0813in" fo:padding-right="0.075in" fo:padding-top="0in" fo:padding-bottom="0in" fo:border="1pt solid #000000"/>
    </style:style>
    <style:style style:name="Table1.2" style:family="table-row">
      <style:table-row-properties style:min-row-height="6.666in" fo:keep-together="auto"/>
    </style:style>
    <style:style style:name="Table2" style:family="table">
      <style:table-properties style:width="7.3563in" fo:margin-left="0.0035in" fo:margin-top="0in" fo:margin-bottom="0in" table:align="left"/>
    </style:style>
    <style:style style:name="Table2.A" style:family="table-column">
      <style:table-column-properties style:column-width="7.3563in"/>
    </style:style>
    <style:style style:name="Table2.1" style:family="table-row">
      <style:table-row-properties style:min-row-height="4.509in" fo:keep-together="auto"/>
    </style:style>
    <style:style style:name="Table2.A1" style:family="table-cell">
      <style:table-cell-properties fo:padding-left="0.0813in" fo:padding-right="0.075in" fo:padding-top="0in" fo:padding-bottom="0in" fo:border="1pt solid #000000"/>
    </style:style>
    <style:style style:name="Table2.2" style:family="table-row">
      <style:table-row-properties style:min-row-height="5.7542in" fo:keep-together="auto"/>
    </style:style>
    <style:style style:name="Table3" style:family="table">
      <style:table-properties style:width="2.8764in" fo:margin-left="2.1965in" fo:margin-top="0in" fo:margin-bottom="0in" table:align="left"/>
    </style:style>
    <style:style style:name="Table3.A" style:family="table-column">
      <style:table-column-properties style:column-width="2.8764in"/>
    </style:style>
    <style:style style:name="Table3.1" style:family="table-row">
      <style:table-row-properties style:min-row-height="0.2653in" fo:keep-together="auto"/>
    </style:style>
    <style:style style:name="Table3.A1" style:family="table-cell">
      <style:table-cell-properties fo:padding-left="0.0813in" fo:padding-right="0.075in" fo:padding-top="0in" fo:padding-bottom="0in" fo:border="1pt solid #000000"/>
    </style:style>
    <style:style style:name="Table4" style:family="table">
      <style:table-properties style:width="7.3563in" fo:margin-left="0.0035in" fo:margin-top="0in" fo:margin-bottom="0in" table:align="left"/>
    </style:style>
    <style:style style:name="Table4.A" style:family="table-column">
      <style:table-column-properties style:column-width="7.3563in"/>
    </style:style>
    <style:style style:name="Table4.1" style:family="table-row">
      <style:table-row-properties style:min-row-height="1.2618in" fo:keep-together="auto"/>
    </style:style>
    <style:style style:name="Table4.A1" style:family="table-cell">
      <style:table-cell-properties fo:padding-left="0.0813in" fo:padding-right="0.075in" fo:padding-top="0in" fo:padding-bottom="0in" fo:border="1pt solid #000000"/>
    </style:style>
    <style:style style:name="Table5" style:family="table">
      <style:table-properties style:width="7.3563in" fo:margin-left="0.0035in" fo:margin-top="0in" fo:margin-bottom="0in" table:align="left"/>
    </style:style>
    <style:style style:name="Table5.A" style:family="table-column">
      <style:table-column-properties style:column-width="7.3563in"/>
    </style:style>
    <style:style style:name="Table5.1" style:family="table-row">
      <style:table-row-properties style:min-row-height="5.5069in" fo:keep-together="auto"/>
    </style:style>
    <style:style style:name="Table5.A1" style:family="table-cell">
      <style:table-cell-properties fo:padding-left="0.0813in" fo:padding-right="0.075in" fo:padding-top="0in" fo:padding-bottom="0in" fo:border="1pt solid #000000"/>
    </style:style>
    <style:style style:name="Table6" style:family="table">
      <style:table-properties style:width="7.3563in" fo:margin-left="0.0035in" fo:margin-top="0in" fo:margin-bottom="0in" table:align="left"/>
    </style:style>
    <style:style style:name="Table6.A" style:family="table-column">
      <style:table-column-properties style:column-width="7.3563in"/>
    </style:style>
    <style:style style:name="Table6.1" style:family="table-row">
      <style:table-row-properties style:min-row-height="2.7563in" fo:keep-together="auto"/>
    </style:style>
    <style:style style:name="Table6.A1" style:family="table-cell">
      <style:table-cell-properties fo:padding-left="0.0813in" fo:padding-right="0.075in" fo:padding-top="0in" fo:padding-bottom="0in" fo:border="1pt solid #000000"/>
    </style:style>
    <style:style style:name="Table7" style:family="table">
      <style:table-properties style:width="7.3563in" fo:margin-left="0.0035in" fo:margin-top="0in" fo:margin-bottom="0in" table:align="left"/>
    </style:style>
    <style:style style:name="Table7.A" style:family="table-column">
      <style:table-column-properties style:column-width="7.3563in"/>
    </style:style>
    <style:style style:name="Table7.1" style:family="table-row">
      <style:table-row-properties style:min-row-height="2.7563in" fo:keep-together="auto"/>
    </style:style>
    <style:style style:name="Table7.A1" style:family="table-cell">
      <style:table-cell-properties fo:padding-left="0.0813in" fo:padding-right="0.075in" fo:padding-top="0in" fo:padding-bottom="0in" fo:border="1pt solid #000000"/>
    </style:style>
    <style:style style:name="Table8" style:family="table">
      <style:table-properties style:width="7.3563in" fo:margin-left="0.0035in" fo:margin-top="0in" fo:margin-bottom="0in" table:align="left"/>
    </style:style>
    <style:style style:name="Table8.A" style:family="table-column">
      <style:table-column-properties style:column-width="7.3563in"/>
    </style:style>
    <style:style style:name="Table8.1" style:family="table-row">
      <style:table-row-properties style:min-row-height="1.9701in" fo:keep-together="auto"/>
    </style:style>
    <style:style style:name="Table8.A1" style:family="table-cell">
      <style:table-cell-properties fo:padding-left="0.0813in" fo:padding-right="0.075in" fo:padding-top="0in" fo:padding-bottom="0in" fo:border="1pt solid #000000"/>
    </style:style>
    <style:style style:name="Table9" style:family="table">
      <style:table-properties style:width="7.3563in" fo:margin-left="0.0035in" fo:margin-top="0in" fo:margin-bottom="0in" table:align="left"/>
    </style:style>
    <style:style style:name="Table9.A" style:family="table-column">
      <style:table-column-properties style:column-width="7.3563in"/>
    </style:style>
    <style:style style:name="Table9.1" style:family="table-row">
      <style:table-row-properties style:min-row-height="1.5104in" fo:keep-together="auto"/>
    </style:style>
    <style:style style:name="Table9.A1" style:family="table-cell">
      <style:table-cell-properties fo:padding-left="0.0813in" fo:padding-right="0.075in" fo:padding-top="0in" fo:padding-bottom="0in" fo:border="1pt solid #000000"/>
    </style:style>
    <style:style style:name="Table10" style:family="table">
      <style:table-properties style:width="7.3563in" fo:margin-left="0.0035in" fo:margin-top="0in" fo:margin-bottom="0in" table:align="left"/>
    </style:style>
    <style:style style:name="Table10.A" style:family="table-column">
      <style:table-column-properties style:column-width="7.3563in"/>
    </style:style>
    <style:style style:name="Table10.1" style:family="table-row">
      <style:table-row-properties style:min-row-height="0.7632in" fo:keep-together="auto"/>
    </style:style>
    <style:style style:name="Table10.A1" style:family="table-cell">
      <style:table-cell-properties fo:padding-left="0.0813in" fo:padding-right="0.075in" fo:padding-top="0in" fo:padding-bottom="0in" fo:border="1pt solid #000000"/>
    </style:style>
    <style:style style:name="Table11" style:family="table">
      <style:table-properties style:width="7.3563in" fo:margin-left="0.0035in" fo:margin-top="0in" fo:margin-bottom="0in" table:align="left"/>
    </style:style>
    <style:style style:name="Table11.A" style:family="table-column">
      <style:table-column-properties style:column-width="7.3563in"/>
    </style:style>
    <style:style style:name="Table11.1" style:family="table-row">
      <style:table-row-properties style:min-row-height="0.9736in" fo:keep-together="auto"/>
    </style:style>
    <style:style style:name="Table11.A1" style:family="table-cell">
      <style:table-cell-properties fo:padding-left="0.0813in" fo:padding-right="0.075in" fo:padding-top="0in" fo:padding-bottom="0in" fo:border="1pt solid #000000"/>
    </style:style>
    <style:style style:name="Table12" style:family="table">
      <style:table-properties style:width="7.3563in" fo:margin-left="0.0035in" fo:margin-top="0in" fo:margin-bottom="0in" table:align="left"/>
    </style:style>
    <style:style style:name="Table12.A" style:family="table-column">
      <style:table-column-properties style:column-width="7.3563in"/>
    </style:style>
    <style:style style:name="Table12.1" style:family="table-row">
      <style:table-row-properties style:min-row-height="1.7708in" fo:keep-together="auto"/>
    </style:style>
    <style:style style:name="Table12.A1" style:family="table-cell">
      <style:table-cell-properties fo:padding-left="0.0813in" fo:padding-right="0.075in" fo:padding-top="0in" fo:padding-bottom="0in" fo:border="1pt solid #000000"/>
    </style:style>
    <style:style style:name="Table13" style:family="table">
      <style:table-properties style:width="7.3563in" fo:margin-left="0.0035in" fo:margin-top="0in" fo:margin-bottom="0in" table:align="left"/>
    </style:style>
    <style:style style:name="Table13.A" style:family="table-column">
      <style:table-column-properties style:column-width="7.3563in"/>
    </style:style>
    <style:style style:name="Table13.1" style:family="table-row">
      <style:table-row-properties style:min-row-height="1.7708in" fo:keep-together="auto"/>
    </style:style>
    <style:style style:name="Table13.A1" style:family="table-cell">
      <style:table-cell-properties fo:padding-left="0.0813in" fo:padding-right="0.075in" fo:padding-top="0in" fo:padding-bottom="0in" fo:border="1pt solid #000000"/>
    </style:style>
    <style:style style:name="Table14" style:family="table">
      <style:table-properties style:width="7.3563in" fo:margin-left="0.0035in" fo:margin-top="0in" fo:margin-bottom="0in" table:align="left"/>
    </style:style>
    <style:style style:name="Table14.A" style:family="table-column">
      <style:table-column-properties style:column-width="7.3563in"/>
    </style:style>
    <style:style style:name="Table14.1" style:family="table-row">
      <style:table-row-properties style:min-row-height="5.7444in" fo:keep-together="auto"/>
    </style:style>
    <style:style style:name="Table14.A1" style:family="table-cell">
      <style:table-cell-properties fo:padding-left="0.0813in" fo:padding-right="0.075in" fo:padding-top="0in" fo:padding-bottom="0in" fo:border="1pt solid #000000"/>
    </style:style>
    <style:style style:name="Table15" style:family="table">
      <style:table-properties style:width="7.0979in" fo:margin-left="0.0035in" fo:margin-top="0in" fo:margin-bottom="0in" table:align="left"/>
    </style:style>
    <style:style style:name="Table15.A" style:family="table-column">
      <style:table-column-properties style:column-width="1.1806in"/>
    </style:style>
    <style:style style:name="Table15.B" style:family="table-column">
      <style:table-column-properties style:column-width="5.9167in"/>
    </style:style>
    <style:style style:name="Table15.1" style:family="table-row">
      <style:table-row-properties style:min-row-height="0.8083in" fo:keep-together="auto"/>
    </style:style>
    <style:style style:name="Table15.A1" style:family="table-cell">
      <style:table-cell-properties fo:padding-left="0.0813in" fo:padding-right="0.075in" fo:padding-top="0in" fo:padding-bottom="0in" fo:border="1pt solid #000000"/>
    </style:style>
    <style:style style:name="Table15.2" style:family="table-row">
      <style:table-row-properties style:min-row-height="0.4951in" fo:keep-together="auto"/>
    </style:style>
    <style:style style:name="Table16" style:family="table">
      <style:table-properties style:width="7.3563in" fo:margin-left="0.0035in" fo:margin-top="0in" fo:margin-bottom="0in" table:align="left"/>
    </style:style>
    <style:style style:name="Table16.A" style:family="table-column">
      <style:table-column-properties style:column-width="1.1813in"/>
    </style:style>
    <style:style style:name="Table16.B" style:family="table-column">
      <style:table-column-properties style:column-width="5.9174in"/>
    </style:style>
    <style:style style:name="Table16.C" style:family="table-column">
      <style:table-column-properties style:column-width="0.2576in"/>
    </style:style>
    <style:style style:name="Table16.1" style:family="table-row">
      <style:table-row-properties style:min-row-height="0.834in" fo:keep-together="auto"/>
    </style:style>
    <style:style style:name="Table16.A1" style:family="table-cell">
      <style:table-cell-properties fo:padding-left="0.0813in" fo:padding-right="0.075in" fo:padding-top="0in" fo:padding-bottom="0in" fo:border="1pt solid #000000"/>
    </style:style>
    <style:style style:name="Table16.2" style:family="table-row">
      <style:table-row-properties style:min-row-height="0.534in" fo:keep-together="auto"/>
    </style:style>
    <style:style style:name="Table16.3" style:family="table-row">
      <style:table-row-properties style:min-row-height="3.2736in" fo:keep-together="auto"/>
    </style:style>
    <style:style style:name="Table17" style:family="table">
      <style:table-properties style:width="7.0979in" fo:margin-left="0.0035in" fo:margin-top="0in" fo:margin-bottom="0in" table:align="left"/>
    </style:style>
    <style:style style:name="Table17.A" style:family="table-column">
      <style:table-column-properties style:column-width="1.1806in"/>
    </style:style>
    <style:style style:name="Table17.B" style:family="table-column">
      <style:table-column-properties style:column-width="5.9167in"/>
    </style:style>
    <style:style style:name="Table17.1" style:family="table-row">
      <style:table-row-properties style:min-row-height="0.8083in" fo:keep-together="auto"/>
    </style:style>
    <style:style style:name="Table17.A1" style:family="table-cell">
      <style:table-cell-properties fo:padding-left="0.0813in" fo:padding-right="0.075in" fo:padding-top="0in" fo:padding-bottom="0in" fo:border="1pt solid #000000"/>
    </style:style>
    <style:style style:name="Table17.2" style:family="table-row">
      <style:table-row-properties style:min-row-height="0.534in" fo:keep-together="auto"/>
    </style:style>
    <style:style style:name="Table18" style:family="table">
      <style:table-properties style:width="7.0979in" fo:margin-left="0.0035in" fo:margin-top="0in" fo:margin-bottom="0in" table:align="left"/>
    </style:style>
    <style:style style:name="Table18.A" style:family="table-column">
      <style:table-column-properties style:column-width="1.1806in"/>
    </style:style>
    <style:style style:name="Table18.B" style:family="table-column">
      <style:table-column-properties style:column-width="5.9167in"/>
    </style:style>
    <style:style style:name="Table18.1" style:family="table-row">
      <style:table-row-properties style:min-row-height="0.8083in" fo:keep-together="auto"/>
    </style:style>
    <style:style style:name="Table18.A1" style:family="table-cell">
      <style:table-cell-properties fo:padding-left="0.0813in" fo:padding-right="0.075in" fo:padding-top="0in" fo:padding-bottom="0in" fo:border="1pt solid #000000"/>
    </style:style>
    <style:style style:name="Table18.2" style:family="table-row">
      <style:table-row-properties style:min-row-height="0.2458in" fo:keep-together="auto"/>
    </style:style>
    <style:style style:name="Table19" style:family="table">
      <style:table-properties style:width="7.0979in" fo:margin-left="0.0035in" fo:margin-top="0in" fo:margin-bottom="0in" table:align="left"/>
    </style:style>
    <style:style style:name="Table19.A" style:family="table-column">
      <style:table-column-properties style:column-width="1.1806in"/>
    </style:style>
    <style:style style:name="Table19.B" style:family="table-column">
      <style:table-column-properties style:column-width="5.9167in"/>
    </style:style>
    <style:style style:name="Table19.1" style:family="table-row">
      <style:table-row-properties style:min-row-height="0.7618in" fo:keep-together="auto"/>
    </style:style>
    <style:style style:name="Table19.A1" style:family="table-cell">
      <style:table-cell-properties fo:padding-left="0.0813in" fo:padding-right="0.075in" fo:padding-top="0in" fo:padding-bottom="0in" fo:border="1pt solid #000000"/>
    </style:style>
    <style:style style:name="Table19.2" style:family="table-row">
      <style:table-row-properties style:min-row-height="0.2847in" fo:keep-together="auto"/>
    </style:style>
    <style:style style:name="Table20" style:family="table">
      <style:table-properties style:width="7.0979in" fo:margin-left="0.0035in" fo:margin-top="0in" fo:margin-bottom="0in" table:align="left"/>
    </style:style>
    <style:style style:name="Table20.A" style:family="table-column">
      <style:table-column-properties style:column-width="1.1806in"/>
    </style:style>
    <style:style style:name="Table20.B" style:family="table-column">
      <style:table-column-properties style:column-width="5.9167in"/>
    </style:style>
    <style:style style:name="Table20.1" style:family="table-row">
      <style:table-row-properties style:min-row-height="0.8083in" fo:keep-together="auto"/>
    </style:style>
    <style:style style:name="Table20.A1" style:family="table-cell">
      <style:table-cell-properties fo:padding-left="0.0813in" fo:padding-right="0.075in" fo:padding-top="0in" fo:padding-bottom="0in" fo:border="1pt solid #000000"/>
    </style:style>
    <style:style style:name="Table20.2" style:family="table-row">
      <style:table-row-properties style:min-row-height="0.2847in" fo:keep-together="auto"/>
    </style:style>
    <style:style style:name="Table21" style:family="table">
      <style:table-properties style:width="7.0979in" fo:margin-left="0.0035in" fo:margin-top="0in" fo:margin-bottom="0in" table:align="left"/>
    </style:style>
    <style:style style:name="Table21.A" style:family="table-column">
      <style:table-column-properties style:column-width="1.1806in"/>
    </style:style>
    <style:style style:name="Table21.B" style:family="table-column">
      <style:table-column-properties style:column-width="5.9167in"/>
    </style:style>
    <style:style style:name="Table21.1" style:family="table-row">
      <style:table-row-properties style:min-row-height="0.8083in" fo:keep-together="auto"/>
    </style:style>
    <style:style style:name="Table21.A1" style:family="table-cell">
      <style:table-cell-properties fo:padding-left="0.0813in" fo:padding-right="0.075in" fo:padding-top="0in" fo:padding-bottom="0in" fo:border="1pt solid #000000"/>
    </style:style>
    <style:style style:name="Table21.2" style:family="table-row">
      <style:table-row-properties style:min-row-height="0.534in" fo:keep-together="auto"/>
    </style:style>
    <style:style style:name="Table22" style:family="table">
      <style:table-properties style:width="7.0979in" fo:margin-left="0.0035in" fo:margin-top="0in" fo:margin-bottom="0in" table:align="left"/>
    </style:style>
    <style:style style:name="Table22.A" style:family="table-column">
      <style:table-column-properties style:column-width="1.1806in"/>
    </style:style>
    <style:style style:name="Table22.B" style:family="table-column">
      <style:table-column-properties style:column-width="5.9167in"/>
    </style:style>
    <style:style style:name="Table22.1" style:family="table-row">
      <style:table-row-properties style:min-row-height="0.8083in" fo:keep-together="auto"/>
    </style:style>
    <style:style style:name="Table22.A1" style:family="table-cell">
      <style:table-cell-properties fo:padding-left="0.0813in" fo:padding-right="0.075in" fo:padding-top="0in" fo:padding-bottom="0in" fo:border="1pt solid #000000"/>
    </style:style>
    <style:style style:name="Table22.2" style:family="table-row">
      <style:table-row-properties style:min-row-height="0.2458in" fo:keep-together="auto"/>
    </style:style>
    <style:style style:name="Table23" style:family="table">
      <style:table-properties style:width="7.0979in" fo:margin-left="0.0035in" fo:margin-top="0in" fo:margin-bottom="0in" table:align="left"/>
    </style:style>
    <style:style style:name="Table23.A" style:family="table-column">
      <style:table-column-properties style:column-width="1.1806in"/>
    </style:style>
    <style:style style:name="Table23.B" style:family="table-column">
      <style:table-column-properties style:column-width="5.9167in"/>
    </style:style>
    <style:style style:name="Table23.1" style:family="table-row">
      <style:table-row-properties style:min-row-height="0.8083in" fo:keep-together="auto"/>
    </style:style>
    <style:style style:name="Table23.A1" style:family="table-cell">
      <style:table-cell-properties fo:padding-left="0.0813in" fo:padding-right="0.075in" fo:padding-top="0in" fo:padding-bottom="0in" fo:border="1pt solid #000000"/>
    </style:style>
    <style:style style:name="Table23.2" style:family="table-row">
      <style:table-row-properties style:min-row-height="0.5451in" fo:keep-together="auto"/>
    </style:style>
    <style:style style:name="Table24" style:family="table">
      <style:table-properties style:width="7.0979in" fo:margin-left="0.0035in" fo:margin-top="0in" fo:margin-bottom="0in" table:align="left"/>
    </style:style>
    <style:style style:name="Table24.A" style:family="table-column">
      <style:table-column-properties style:column-width="1.1806in"/>
    </style:style>
    <style:style style:name="Table24.B" style:family="table-column">
      <style:table-column-properties style:column-width="5.9167in"/>
    </style:style>
    <style:style style:name="Table24.1" style:family="table-row">
      <style:table-row-properties style:min-row-height="0.8083in" fo:keep-together="auto"/>
    </style:style>
    <style:style style:name="Table24.A1" style:family="table-cell">
      <style:table-cell-properties fo:padding-left="0.0813in" fo:padding-right="0.075in" fo:padding-top="0in" fo:padding-bottom="0in" fo:border="1pt solid #000000"/>
    </style:style>
    <style:style style:name="Table24.2" style:family="table-row">
      <style:table-row-properties style:min-row-height="0.5556in" fo:keep-together="auto"/>
    </style:style>
    <style:style style:name="Table25" style:family="table">
      <style:table-properties style:width="7.0979in" fo:margin-left="0.0035in" fo:margin-top="0in" fo:margin-bottom="0in" table:align="left"/>
    </style:style>
    <style:style style:name="Table25.A" style:family="table-column">
      <style:table-column-properties style:column-width="1.1806in"/>
    </style:style>
    <style:style style:name="Table25.B" style:family="table-column">
      <style:table-column-properties style:column-width="5.9167in"/>
    </style:style>
    <style:style style:name="Table25.1" style:family="table-row">
      <style:table-row-properties style:min-row-height="0.8083in" fo:keep-together="auto"/>
    </style:style>
    <style:style style:name="Table25.A1" style:family="table-cell">
      <style:table-cell-properties fo:padding-left="0.0813in" fo:padding-right="0.075in" fo:padding-top="0in" fo:padding-bottom="0in" fo:border="1pt solid #000000"/>
    </style:style>
    <style:style style:name="Table25.2" style:family="table-row">
      <style:table-row-properties style:min-row-height="0.7938in" fo:keep-together="auto"/>
    </style:style>
    <style:style style:name="Table26" style:family="table">
      <style:table-properties style:width="7.0979in" fo:margin-left="0.0035in" fo:margin-top="0in" fo:margin-bottom="0in" table:align="left"/>
    </style:style>
    <style:style style:name="Table26.A" style:family="table-column">
      <style:table-column-properties style:column-width="1.1806in"/>
    </style:style>
    <style:style style:name="Table26.B" style:family="table-column">
      <style:table-column-properties style:column-width="5.9167in"/>
    </style:style>
    <style:style style:name="Table26.1" style:family="table-row">
      <style:table-row-properties style:min-row-height="0.8083in" fo:keep-together="auto"/>
    </style:style>
    <style:style style:name="Table26.A1" style:family="table-cell">
      <style:table-cell-properties fo:padding-left="0.0813in" fo:padding-right="0.075in" fo:padding-top="0in" fo:padding-bottom="0in" fo:border="1pt solid #000000"/>
    </style:style>
    <style:style style:name="Table26.2" style:family="table-row">
      <style:table-row-properties style:min-row-height="0.534in" fo:keep-together="auto"/>
    </style:style>
    <style:style style:name="Table27" style:family="table">
      <style:table-properties style:width="7.0979in" fo:margin-left="0.0035in" fo:margin-top="0in" fo:margin-bottom="0in" table:align="left"/>
    </style:style>
    <style:style style:name="Table27.A" style:family="table-column">
      <style:table-column-properties style:column-width="1.1806in"/>
    </style:style>
    <style:style style:name="Table27.B" style:family="table-column">
      <style:table-column-properties style:column-width="5.9167in"/>
    </style:style>
    <style:style style:name="Table27.1" style:family="table-row">
      <style:table-row-properties style:min-row-height="0.8083in" fo:keep-together="auto"/>
    </style:style>
    <style:style style:name="Table27.A1" style:family="table-cell">
      <style:table-cell-properties fo:padding-left="0.0813in" fo:padding-right="0.075in" fo:padding-top="0in" fo:padding-bottom="0in" fo:border="1pt solid #000000"/>
    </style:style>
    <style:style style:name="Table27.2" style:family="table-row">
      <style:table-row-properties style:min-row-height="0.2847in" fo:keep-together="auto"/>
    </style:style>
    <style:style style:name="Table28" style:family="table">
      <style:table-properties style:width="7.0979in" fo:margin-left="0.0035in" fo:margin-top="0in" fo:margin-bottom="0in" table:align="left"/>
    </style:style>
    <style:style style:name="Table28.A" style:family="table-column">
      <style:table-column-properties style:column-width="1.1806in"/>
    </style:style>
    <style:style style:name="Table28.B" style:family="table-column">
      <style:table-column-properties style:column-width="5.9167in"/>
    </style:style>
    <style:style style:name="Table28.1" style:family="table-row">
      <style:table-row-properties style:min-row-height="0.8083in" fo:keep-together="auto"/>
    </style:style>
    <style:style style:name="Table28.A1" style:family="table-cell">
      <style:table-cell-properties fo:padding-left="0.0813in" fo:padding-right="0.075in" fo:padding-top="0in" fo:padding-bottom="0in" fo:border="1pt solid #000000"/>
    </style:style>
    <style:style style:name="Table28.2" style:family="table-row">
      <style:table-row-properties style:min-row-height="0.2847in" fo:keep-together="auto"/>
    </style:style>
    <style:style style:name="Table29" style:family="table">
      <style:table-properties style:width="7.0979in" fo:margin-left="0.0035in" fo:margin-top="0in" fo:margin-bottom="0in" table:align="left"/>
    </style:style>
    <style:style style:name="Table29.A" style:family="table-column">
      <style:table-column-properties style:column-width="1.1806in"/>
    </style:style>
    <style:style style:name="Table29.B" style:family="table-column">
      <style:table-column-properties style:column-width="5.9167in"/>
    </style:style>
    <style:style style:name="Table29.1" style:family="table-row">
      <style:table-row-properties style:min-row-height="0.8083in" fo:keep-together="auto"/>
    </style:style>
    <style:style style:name="Table29.A1" style:family="table-cell">
      <style:table-cell-properties fo:padding-left="0.0813in" fo:padding-right="0.075in" fo:padding-top="0in" fo:padding-bottom="0in" fo:border="1pt solid #000000"/>
    </style:style>
    <style:style style:name="Table29.2" style:family="table-row">
      <style:table-row-properties style:min-row-height="0.4951in" fo:keep-together="auto"/>
    </style:style>
    <style:style style:name="Table30" style:family="table">
      <style:table-properties style:width="7.0979in" fo:margin-left="0.0035in" fo:margin-top="0in" fo:margin-bottom="0in" table:align="left"/>
    </style:style>
    <style:style style:name="Table30.A" style:family="table-column">
      <style:table-column-properties style:column-width="1.1806in"/>
    </style:style>
    <style:style style:name="Table30.B" style:family="table-column">
      <style:table-column-properties style:column-width="5.9167in"/>
    </style:style>
    <style:style style:name="Table30.1" style:family="table-row">
      <style:table-row-properties style:min-row-height="0.8083in" fo:keep-together="auto"/>
    </style:style>
    <style:style style:name="Table30.A1" style:family="table-cell">
      <style:table-cell-properties fo:padding-left="0.0813in" fo:padding-right="0.075in" fo:padding-top="0in" fo:padding-bottom="0in" fo:border="1pt solid #000000"/>
    </style:style>
    <style:style style:name="Table30.2" style:family="table-row">
      <style:table-row-properties style:min-row-height="0.534in" fo:keep-together="auto"/>
    </style:style>
    <style:style style:name="Table31" style:family="table">
      <style:table-properties style:width="7.0979in" fo:margin-left="0.0035in" fo:margin-top="0in" fo:margin-bottom="0in" table:align="left"/>
    </style:style>
    <style:style style:name="Table31.A" style:family="table-column">
      <style:table-column-properties style:column-width="1.1806in"/>
    </style:style>
    <style:style style:name="Table31.B" style:family="table-column">
      <style:table-column-properties style:column-width="5.9167in"/>
    </style:style>
    <style:style style:name="Table31.1" style:family="table-row">
      <style:table-row-properties style:min-row-height="0.8083in" fo:keep-together="auto"/>
    </style:style>
    <style:style style:name="Table31.A1" style:family="table-cell">
      <style:table-cell-properties fo:padding-left="0.0813in" fo:padding-right="0.075in" fo:padding-top="0in" fo:padding-bottom="0in" fo:border="1pt solid #000000"/>
    </style:style>
    <style:style style:name="Table31.2" style:family="table-row">
      <style:table-row-properties style:min-row-height="0.7826in" fo:keep-together="auto"/>
    </style:style>
    <style:style style:name="Table32" style:family="table">
      <style:table-properties style:width="7.0979in" fo:margin-left="0.0035in" fo:margin-top="0in" fo:margin-bottom="0in" table:align="left"/>
    </style:style>
    <style:style style:name="Table32.A" style:family="table-column">
      <style:table-column-properties style:column-width="1.1806in"/>
    </style:style>
    <style:style style:name="Table32.B" style:family="table-column">
      <style:table-column-properties style:column-width="5.9167in"/>
    </style:style>
    <style:style style:name="Table32.1" style:family="table-row">
      <style:table-row-properties style:min-row-height="0.8083in" fo:keep-together="auto"/>
    </style:style>
    <style:style style:name="Table32.A1" style:family="table-cell">
      <style:table-cell-properties fo:padding-left="0.0813in" fo:padding-right="0.075in" fo:padding-top="0in" fo:padding-bottom="0in" fo:border="1pt solid #000000"/>
    </style:style>
    <style:style style:name="Table32.2" style:family="table-row">
      <style:table-row-properties style:min-row-height="1.2813in" fo:keep-together="auto"/>
    </style:style>
    <style:style style:name="Table33" style:family="table">
      <style:table-properties style:width="7.0979in" fo:margin-left="0.0035in" fo:margin-top="0in" fo:margin-bottom="0in" table:align="left"/>
    </style:style>
    <style:style style:name="Table33.A" style:family="table-column">
      <style:table-column-properties style:column-width="1.1806in"/>
    </style:style>
    <style:style style:name="Table33.B" style:family="table-column">
      <style:table-column-properties style:column-width="5.9167in"/>
    </style:style>
    <style:style style:name="Table33.1" style:family="table-row">
      <style:table-row-properties style:min-row-height="0.8083in" fo:keep-together="auto"/>
    </style:style>
    <style:style style:name="Table33.A1" style:family="table-cell">
      <style:table-cell-properties fo:padding-left="0.0813in" fo:padding-right="0.075in" fo:padding-top="0in" fo:padding-bottom="0in" fo:border="1pt solid #000000"/>
    </style:style>
    <style:style style:name="Table33.2" style:family="table-row">
      <style:table-row-properties style:min-row-height="0.5451in" fo:keep-together="auto"/>
    </style:style>
    <style:style style:name="Table34" style:family="table">
      <style:table-properties style:width="7.0979in" fo:margin-left="0.0035in" fo:margin-top="0in" fo:margin-bottom="0in" table:align="left"/>
    </style:style>
    <style:style style:name="Table34.A" style:family="table-column">
      <style:table-column-properties style:column-width="1.1806in"/>
    </style:style>
    <style:style style:name="Table34.B" style:family="table-column">
      <style:table-column-properties style:column-width="5.9167in"/>
    </style:style>
    <style:style style:name="Table34.1" style:family="table-row">
      <style:table-row-properties style:min-row-height="0.8083in" fo:keep-together="auto"/>
    </style:style>
    <style:style style:name="Table34.A1" style:family="table-cell">
      <style:table-cell-properties fo:padding-left="0.0813in" fo:padding-right="0.075in" fo:padding-top="0in" fo:padding-bottom="0in" fo:border="1pt solid #000000"/>
    </style:style>
    <style:style style:name="Table34.2" style:family="table-row">
      <style:table-row-properties style:min-row-height="0.534in" fo:keep-together="auto"/>
    </style:style>
    <style:style style:name="Table35" style:family="table">
      <style:table-properties style:width="7.0979in" fo:margin-left="0.0035in" fo:margin-top="0in" fo:margin-bottom="0in" table:align="left"/>
    </style:style>
    <style:style style:name="Table35.A" style:family="table-column">
      <style:table-column-properties style:column-width="1.1806in"/>
    </style:style>
    <style:style style:name="Table35.B" style:family="table-column">
      <style:table-column-properties style:column-width="5.9167in"/>
    </style:style>
    <style:style style:name="Table35.1" style:family="table-row">
      <style:table-row-properties style:min-row-height="0.8083in" fo:keep-together="auto"/>
    </style:style>
    <style:style style:name="Table35.A1" style:family="table-cell">
      <style:table-cell-properties fo:padding-left="0.0813in" fo:padding-right="0.075in" fo:padding-top="0in" fo:padding-bottom="0in" fo:border="1pt solid #000000"/>
    </style:style>
    <style:style style:name="Table35.2" style:family="table-row">
      <style:table-row-properties style:min-row-height="0.4951in" fo:keep-together="auto"/>
    </style:style>
    <style:style style:name="Table36" style:family="table">
      <style:table-properties style:width="2.8764in" fo:margin-left="2.1965in" fo:margin-top="0in" fo:margin-bottom="0in" table:align="left"/>
    </style:style>
    <style:style style:name="Table36.A" style:family="table-column">
      <style:table-column-properties style:column-width="2.8764in"/>
    </style:style>
    <style:style style:name="Table36.1" style:family="table-row">
      <style:table-row-properties style:min-row-height="0.275in" fo:keep-together="auto"/>
    </style:style>
    <style:style style:name="Table36.A1" style:family="table-cell">
      <style:table-cell-properties fo:padding-left="0.0813in" fo:padding-right="0.075in" fo:padding-top="0in" fo:padding-bottom="0in" fo:border="1pt solid #000000"/>
    </style:style>
    <style:style style:name="Table37" style:family="table">
      <style:table-properties style:width="7.3563in" fo:margin-left="0.0035in" fo:margin-top="0in" fo:margin-bottom="0in" table:align="left"/>
    </style:style>
    <style:style style:name="Table37.A" style:family="table-column">
      <style:table-column-properties style:column-width="7.3563in"/>
    </style:style>
    <style:style style:name="Table37.1" style:family="table-row">
      <style:table-row-properties style:min-row-height="5.7444in" fo:keep-together="auto"/>
    </style:style>
    <style:style style:name="Table37.A1" style:family="table-cell">
      <style:table-cell-properties fo:padding-left="0.0813in" fo:padding-right="0.075in" fo:padding-top="0in" fo:padding-bottom="0in" fo:border="1pt solid #000000"/>
    </style:style>
    <style:style style:name="Table38" style:family="table">
      <style:table-properties style:width="7.3563in" fo:margin-left="0.0035in" fo:margin-top="0in" fo:margin-bottom="0in" table:align="left"/>
    </style:style>
    <style:style style:name="Table38.A" style:family="table-column">
      <style:table-column-properties style:column-width="7.3563in"/>
    </style:style>
    <style:style style:name="Table38.1" style:family="table-row">
      <style:table-row-properties style:min-row-height="3.525in" fo:keep-together="auto"/>
    </style:style>
    <style:style style:name="Table38.A1" style:family="table-cell">
      <style:table-cell-properties fo:padding-left="0.0813in" fo:padding-right="0.075in" fo:padding-top="0in" fo:padding-bottom="0in" fo:border="1pt solid #000000"/>
    </style:style>
    <style:style style:name="Table39" style:family="table">
      <style:table-properties style:width="7.3563in" fo:margin-left="0.0035in" fo:margin-top="0in" fo:margin-bottom="0in" table:align="left"/>
    </style:style>
    <style:style style:name="Table39.A" style:family="table-column">
      <style:table-column-properties style:column-width="7.3563in"/>
    </style:style>
    <style:style style:name="Table39.1" style:family="table-row">
      <style:table-row-properties style:min-row-height="5.7444in" fo:keep-together="auto"/>
    </style:style>
    <style:style style:name="Table39.A1" style:family="table-cell">
      <style:table-cell-properties fo:padding-left="0.0813in" fo:padding-right="0.075in" fo:padding-top="0in" fo:padding-bottom="0in" fo:border="1pt solid #000000"/>
    </style:style>
    <style:style style:name="Table40" style:family="table">
      <style:table-properties style:width="7.3563in" fo:margin-left="0.0035in" fo:margin-top="0in" fo:margin-bottom="0in" table:align="left"/>
    </style:style>
    <style:style style:name="Table40.A" style:family="table-column">
      <style:table-column-properties style:column-width="1.1813in"/>
    </style:style>
    <style:style style:name="Table40.B" style:family="table-column">
      <style:table-column-properties style:column-width="5.9174in"/>
    </style:style>
    <style:style style:name="Table40.C" style:family="table-column">
      <style:table-column-properties style:column-width="0.2576in"/>
    </style:style>
    <style:style style:name="Table40.1" style:family="table-row">
      <style:table-row-properties style:min-row-height="0.834in" fo:keep-together="auto"/>
    </style:style>
    <style:style style:name="Table40.A1" style:family="table-cell">
      <style:table-cell-properties fo:padding-left="0.0813in" fo:padding-right="0.075in" fo:padding-top="0in" fo:padding-bottom="0in" fo:border="1pt solid #000000"/>
    </style:style>
    <style:style style:name="Table40.2" style:family="table-row">
      <style:table-row-properties style:min-row-height="0.534in" fo:keep-together="auto"/>
    </style:style>
    <style:style style:name="Table40.3" style:family="table-row">
      <style:table-row-properties style:min-row-height="3.2736in" fo:keep-together="auto"/>
    </style:style>
    <style:style style:name="Table41" style:family="table">
      <style:table-properties style:width="2.8764in" fo:margin-left="2.1965in" fo:margin-top="0in" fo:margin-bottom="0in" table:align="left"/>
    </style:style>
    <style:style style:name="Table41.A" style:family="table-column">
      <style:table-column-properties style:column-width="2.8764in"/>
    </style:style>
    <style:style style:name="Table41.1" style:family="table-row">
      <style:table-row-properties style:min-row-height="0.275in" fo:keep-together="auto"/>
    </style:style>
    <style:style style:name="Table41.A1" style:family="table-cell">
      <style:table-cell-properties fo:padding-left="0.0813in" fo:padding-right="0.075in" fo:padding-top="0in" fo:padding-bottom="0in" fo:border="1pt solid #000000"/>
    </style:style>
    <style:style style:name="Table42" style:family="table">
      <style:table-properties style:width="7.3563in" fo:margin-left="0.0035in" fo:margin-top="0in" fo:margin-bottom="0in" table:align="left"/>
    </style:style>
    <style:style style:name="Table42.A" style:family="table-column">
      <style:table-column-properties style:column-width="7.3563in"/>
    </style:style>
    <style:style style:name="Table42.1" style:family="table-row">
      <style:table-row-properties style:min-row-height="3.9625in" fo:keep-together="auto"/>
    </style:style>
    <style:style style:name="Table42.A1" style:family="table-cell">
      <style:table-cell-properties fo:padding-left="0.0813in" fo:padding-right="0.075in" fo:padding-top="0in" fo:padding-bottom="0in" fo:border="1pt solid #000000"/>
    </style:style>
    <style:style style:name="Table43" style:family="table">
      <style:table-properties style:width="7.3563in" fo:margin-left="0.0035in" fo:margin-top="0in" fo:margin-bottom="0in" table:align="left"/>
    </style:style>
    <style:style style:name="Table43.A" style:family="table-column">
      <style:table-column-properties style:column-width="7.3563in"/>
    </style:style>
    <style:style style:name="Table43.1" style:family="table-row">
      <style:table-row-properties style:min-row-height="0.7632in" fo:keep-together="auto"/>
    </style:style>
    <style:style style:name="Table43.A1" style:family="table-cell">
      <style:table-cell-properties fo:padding-left="0.0813in" fo:padding-right="0.075in" fo:padding-top="0in" fo:padding-bottom="0in" fo:border="1pt solid #000000"/>
    </style:style>
    <style:style style:name="Table44" style:family="table">
      <style:table-properties style:width="7.3563in" fo:margin-left="0.0035in" fo:margin-top="0in" fo:margin-bottom="0in" table:align="left"/>
    </style:style>
    <style:style style:name="Table44.A" style:family="table-column">
      <style:table-column-properties style:column-width="7.3563in"/>
    </style:style>
    <style:style style:name="Table44.1" style:family="table-row">
      <style:table-row-properties style:min-row-height="6.2431in" fo:keep-together="auto"/>
    </style:style>
    <style:style style:name="Table44.A1" style:family="table-cell">
      <style:table-cell-properties fo:padding-left="0.0813in" fo:padding-right="0.075in" fo:padding-top="0in" fo:padding-bottom="0in" fo:border="1pt solid #000000"/>
    </style:style>
    <style:style style:name="Table45" style:family="table">
      <style:table-properties style:width="7.3563in" fo:margin-left="0.0035in" fo:margin-top="0in" fo:margin-bottom="0in" table:align="left"/>
    </style:style>
    <style:style style:name="Table45.A" style:family="table-column">
      <style:table-column-properties style:column-width="7.3563in"/>
    </style:style>
    <style:style style:name="Table45.1" style:family="table-row">
      <style:table-row-properties style:min-row-height="1.5104in" fo:keep-together="auto"/>
    </style:style>
    <style:style style:name="Table45.A1" style:family="table-cell">
      <style:table-cell-properties fo:padding-left="0.0813in" fo:padding-right="0.075in" fo:padding-top="0in" fo:padding-bottom="0in" fo:border="1pt solid #000000"/>
    </style:style>
    <style:style style:name="Table46" style:family="table">
      <style:table-properties style:width="7.0979in" fo:margin-left="0.0035in" fo:margin-top="0in" fo:margin-bottom="0in" table:align="left"/>
    </style:style>
    <style:style style:name="Table46.A" style:family="table-column">
      <style:table-column-properties style:column-width="1.1806in"/>
    </style:style>
    <style:style style:name="Table46.B" style:family="table-column">
      <style:table-column-properties style:column-width="5.9167in"/>
    </style:style>
    <style:style style:name="Table46.1" style:family="table-row">
      <style:table-row-properties style:min-row-height="0.8083in" fo:keep-together="auto"/>
    </style:style>
    <style:style style:name="Table46.A1" style:family="table-cell">
      <style:table-cell-properties fo:padding-left="0.0813in" fo:padding-right="0.075in" fo:padding-top="0in" fo:padding-bottom="0in" fo:border="1pt solid #000000"/>
    </style:style>
    <style:style style:name="Table46.2" style:family="table-row">
      <style:table-row-properties style:min-row-height="0.534in" fo:keep-together="auto"/>
    </style:style>
    <style:style style:name="Table47" style:family="table">
      <style:table-properties style:width="2.8764in" fo:margin-left="2.1965in" fo:margin-top="0in" fo:margin-bottom="0in" table:align="left"/>
    </style:style>
    <style:style style:name="Table47.A" style:family="table-column">
      <style:table-column-properties style:column-width="2.8764in"/>
    </style:style>
    <style:style style:name="Table47.1" style:family="table-row">
      <style:table-row-properties style:min-row-height="0.275in" fo:keep-together="auto"/>
    </style:style>
    <style:style style:name="Table47.A1" style:family="table-cell">
      <style:table-cell-properties fo:padding-left="0.0813in" fo:padding-right="0.075in" fo:padding-top="0in" fo:padding-bottom="0in" fo:border="1pt solid #000000"/>
    </style:style>
    <style:style style:name="Table48" style:family="table">
      <style:table-properties style:width="7.3563in" fo:margin-left="0.0035in" fo:margin-top="0in" fo:margin-bottom="0in" table:align="left"/>
    </style:style>
    <style:style style:name="Table48.A" style:family="table-column">
      <style:table-column-properties style:column-width="7.3563in"/>
    </style:style>
    <style:style style:name="Table48.1" style:family="table-row">
      <style:table-row-properties style:min-row-height="3.5236in" fo:keep-together="auto"/>
    </style:style>
    <style:style style:name="Table48.A1" style:family="table-cell">
      <style:table-cell-properties fo:padding-left="0.0813in" fo:padding-right="0.075in" fo:padding-top="0in" fo:padding-bottom="0in" fo:border="1pt solid #000000"/>
    </style:style>
    <style:style style:name="Table48.2" style:family="table-row">
      <style:table-row-properties style:min-row-height="2.7757in" fo:keep-together="auto"/>
    </style:style>
    <style:style style:name="Table48.3" style:family="table-row">
      <style:table-row-properties style:min-row-height="1.7694in" fo:keep-together="auto"/>
    </style:style>
    <style:style style:name="Table49" style:family="table">
      <style:table-properties style:width="7.3563in" fo:margin-left="0.0035in" fo:margin-top="0in" fo:margin-bottom="0in" table:align="left"/>
    </style:style>
    <style:style style:name="Table49.A" style:family="table-column">
      <style:table-column-properties style:column-width="7.3563in"/>
    </style:style>
    <style:style style:name="Table49.1" style:family="table-row">
      <style:table-row-properties style:min-row-height="1.5313in" fo:keep-together="auto"/>
    </style:style>
    <style:style style:name="Table49.A1" style:family="table-cell">
      <style:table-cell-properties fo:padding-left="0.0813in" fo:padding-right="0.075in" fo:padding-top="0in" fo:padding-bottom="0in" fo:border="1pt solid #000000"/>
    </style:style>
    <style:style style:name="Table49.2" style:family="table-row">
      <style:table-row-properties style:min-row-height="3.2639in" fo:keep-together="auto"/>
    </style:style>
    <style:style style:name="Table50" style:family="table">
      <style:table-properties style:width="7.3563in" fo:margin-left="0.0035in" fo:margin-top="0in" fo:margin-bottom="0in" table:align="left"/>
    </style:style>
    <style:style style:name="Table50.A" style:family="table-column">
      <style:table-column-properties style:column-width="7.3563in"/>
    </style:style>
    <style:style style:name="Table50.1" style:family="table-row">
      <style:table-row-properties style:min-row-height="1.7597in" fo:keep-together="auto"/>
    </style:style>
    <style:style style:name="Table50.A1" style:family="table-cell">
      <style:table-cell-properties fo:padding-left="0.0813in" fo:padding-right="0.075in" fo:padding-top="0in" fo:padding-bottom="0in" fo:border="1pt solid #000000"/>
    </style:style>
    <style:style style:name="Table51" style:family="table">
      <style:table-properties style:width="7.3563in" fo:margin-left="0.0035in" fo:margin-top="0in" fo:margin-bottom="0in" table:align="left"/>
    </style:style>
    <style:style style:name="Table51.A" style:family="table-column">
      <style:table-column-properties style:column-width="7.3563in"/>
    </style:style>
    <style:style style:name="Table51.1" style:family="table-row">
      <style:table-row-properties style:min-row-height="3.2542in" fo:keep-together="auto"/>
    </style:style>
    <style:style style:name="Table51.A1" style:family="table-cell">
      <style:table-cell-properties fo:padding-left="0.0813in" fo:padding-right="0.075in" fo:padding-top="0in" fo:padding-bottom="0in" fo:border="1pt solid #000000"/>
    </style:style>
    <style:style style:name="Table52" style:family="table">
      <style:table-properties style:width="7.3563in" fo:margin-left="0.0035in" fo:margin-top="0in" fo:margin-bottom="0in" table:align="left"/>
    </style:style>
    <style:style style:name="Table52.A" style:family="table-column">
      <style:table-column-properties style:column-width="7.3563in"/>
    </style:style>
    <style:style style:name="Table52.1" style:family="table-row">
      <style:table-row-properties style:min-row-height="1.7208in" fo:keep-together="auto"/>
    </style:style>
    <style:style style:name="Table52.A1" style:family="table-cell">
      <style:table-cell-properties fo:padding-left="0.0813in" fo:padding-right="0.075in" fo:padding-top="0in" fo:padding-bottom="0in" fo:border="1pt solid #000000"/>
    </style:style>
    <style:style style:name="Table53" style:family="table">
      <style:table-properties style:width="7.3563in" fo:margin-left="0.0035in" fo:margin-top="0in" fo:margin-bottom="0in" table:align="left"/>
    </style:style>
    <style:style style:name="Table53.A" style:family="table-column">
      <style:table-column-properties style:column-width="7.3563in"/>
    </style:style>
    <style:style style:name="Table53.1" style:family="table-row">
      <style:table-row-properties style:min-row-height="1.2618in" fo:keep-together="auto"/>
    </style:style>
    <style:style style:name="Table53.A1" style:family="table-cell">
      <style:table-cell-properties fo:padding-left="0.0813in" fo:padding-right="0.075in" fo:padding-top="0in" fo:padding-bottom="0in" fo:border="1pt solid #000000"/>
    </style:style>
    <style:style style:name="Table54" style:family="table">
      <style:table-properties style:width="7.3563in" fo:margin-left="0.0035in" fo:margin-top="0in" fo:margin-bottom="0in" table:align="left"/>
    </style:style>
    <style:style style:name="Table54.A" style:family="table-column">
      <style:table-column-properties style:column-width="7.3563in"/>
    </style:style>
    <style:style style:name="Table54.1" style:family="table-row">
      <style:table-row-properties style:min-row-height="1.9701in" fo:keep-together="auto"/>
    </style:style>
    <style:style style:name="Table54.A1" style:family="table-cell">
      <style:table-cell-properties fo:padding-left="0.0813in" fo:padding-right="0.075in" fo:padding-top="0in" fo:padding-bottom="0in" fo:border="1pt solid #000000"/>
    </style:style>
    <style:style style:name="Table55" style:family="table">
      <style:table-properties style:width="7.0979in" fo:margin-left="0.0035in" fo:margin-top="0in" fo:margin-bottom="0in" table:align="left"/>
    </style:style>
    <style:style style:name="Table55.A" style:family="table-column">
      <style:table-column-properties style:column-width="1.1806in"/>
    </style:style>
    <style:style style:name="Table55.B" style:family="table-column">
      <style:table-column-properties style:column-width="5.9167in"/>
    </style:style>
    <style:style style:name="Table55.1" style:family="table-row">
      <style:table-row-properties style:min-row-height="0.8083in" fo:keep-together="auto"/>
    </style:style>
    <style:style style:name="Table55.A1" style:family="table-cell">
      <style:table-cell-properties fo:padding-left="0.0813in" fo:padding-right="0.075in" fo:padding-top="0in" fo:padding-bottom="0in" fo:border="1pt solid #000000"/>
    </style:style>
    <style:style style:name="Table55.2" style:family="table-row">
      <style:table-row-properties style:min-row-height="0.2458in" fo:keep-together="auto"/>
    </style:style>
    <style:style style:name="Table56" style:family="table">
      <style:table-properties style:width="2.8764in" fo:margin-left="2.1965in" fo:margin-top="0in" fo:margin-bottom="0in" table:align="left"/>
    </style:style>
    <style:style style:name="Table56.A" style:family="table-column">
      <style:table-column-properties style:column-width="2.8764in"/>
    </style:style>
    <style:style style:name="Table56.1" style:family="table-row">
      <style:table-row-properties style:min-row-height="0.275in" fo:keep-together="auto"/>
    </style:style>
    <style:style style:name="Table56.A1" style:family="table-cell">
      <style:table-cell-properties fo:padding-left="0.0813in" fo:padding-right="0.075in" fo:padding-top="0in" fo:padding-bottom="0in" fo:border="1pt solid #000000"/>
    </style:style>
    <style:style style:name="Table57" style:family="table">
      <style:table-properties style:width="7.3563in" fo:margin-left="0.0035in" fo:margin-top="0in" fo:margin-bottom="0in" table:align="left"/>
    </style:style>
    <style:style style:name="Table57.A" style:family="table-column">
      <style:table-column-properties style:column-width="7.3563in"/>
    </style:style>
    <style:style style:name="Table57.1" style:family="table-row">
      <style:table-row-properties style:min-row-height="0.7632in" fo:keep-together="auto"/>
    </style:style>
    <style:style style:name="Table57.A1" style:family="table-cell">
      <style:table-cell-properties fo:padding-left="0.0813in" fo:padding-right="0.075in" fo:padding-top="0in" fo:padding-bottom="0in" fo:border="1pt solid #000000"/>
    </style:style>
    <style:style style:name="Table58" style:family="table">
      <style:table-properties style:width="7.3563in" fo:margin-left="0.0035in" fo:margin-top="0in" fo:margin-bottom="0in" table:align="left"/>
    </style:style>
    <style:style style:name="Table58.A" style:family="table-column">
      <style:table-column-properties style:column-width="7.3563in"/>
    </style:style>
    <style:style style:name="Table58.1" style:family="table-row">
      <style:table-row-properties style:min-row-height="1.7708in" fo:keep-together="auto"/>
    </style:style>
    <style:style style:name="Table58.A1" style:family="table-cell">
      <style:table-cell-properties fo:padding-left="0.0813in" fo:padding-right="0.075in" fo:padding-top="0in" fo:padding-bottom="0in" fo:border="1pt solid #000000"/>
    </style:style>
    <style:style style:name="Table59" style:family="table">
      <style:table-properties style:width="7.3563in" fo:margin-left="0.0035in" fo:margin-top="0in" fo:margin-bottom="0in" table:align="left"/>
    </style:style>
    <style:style style:name="Table59.A" style:family="table-column">
      <style:table-column-properties style:column-width="7.3563in"/>
    </style:style>
    <style:style style:name="Table59.1" style:family="table-row">
      <style:table-row-properties style:min-row-height="4.2118in" fo:keep-together="auto"/>
    </style:style>
    <style:style style:name="Table59.A1" style:family="table-cell">
      <style:table-cell-properties fo:padding-left="0.0813in" fo:padding-right="0.075in" fo:padding-top="0in" fo:padding-bottom="0in" fo:border="1pt solid #000000"/>
    </style:style>
    <style:style style:name="Table60" style:family="table">
      <style:table-properties style:width="7.3563in" fo:margin-left="0.0035in" fo:margin-top="0in" fo:margin-bottom="0in" table:align="left"/>
    </style:style>
    <style:style style:name="Table60.A" style:family="table-column">
      <style:table-column-properties style:column-width="7.3563in"/>
    </style:style>
    <style:style style:name="Table60.1" style:family="table-row">
      <style:table-row-properties style:min-row-height="5.2465in" fo:keep-together="auto"/>
    </style:style>
    <style:style style:name="Table60.A1" style:family="table-cell">
      <style:table-cell-properties fo:padding-left="0.0813in" fo:padding-right="0.075in" fo:padding-top="0in" fo:padding-bottom="0in" fo:border="1pt solid #000000"/>
    </style:style>
    <style:style style:name="Table61" style:family="table">
      <style:table-properties style:width="7.0979in" fo:margin-left="0.0035in" fo:margin-top="0in" fo:margin-bottom="0in" table:align="left"/>
    </style:style>
    <style:style style:name="Table61.A" style:family="table-column">
      <style:table-column-properties style:column-width="1.1806in"/>
    </style:style>
    <style:style style:name="Table61.B" style:family="table-column">
      <style:table-column-properties style:column-width="5.9167in"/>
    </style:style>
    <style:style style:name="Table61.1" style:family="table-row">
      <style:table-row-properties style:min-row-height="0.8083in" fo:keep-together="auto"/>
    </style:style>
    <style:style style:name="Table61.A1" style:family="table-cell">
      <style:table-cell-properties fo:padding-left="0.0813in" fo:padding-right="0.075in" fo:padding-top="0in" fo:padding-bottom="0in" fo:border="1pt solid #000000"/>
    </style:style>
    <style:style style:name="Table61.2" style:family="table-row">
      <style:table-row-properties style:min-row-height="0.534in" fo:keep-together="auto"/>
    </style:style>
    <style:style style:name="Table62" style:family="table">
      <style:table-properties style:width="7.0979in" fo:margin-left="0.0035in" fo:margin-top="0in" fo:margin-bottom="0in" table:align="left"/>
    </style:style>
    <style:style style:name="Table62.A" style:family="table-column">
      <style:table-column-properties style:column-width="1.1806in"/>
    </style:style>
    <style:style style:name="Table62.B" style:family="table-column">
      <style:table-column-properties style:column-width="5.9167in"/>
    </style:style>
    <style:style style:name="Table62.1" style:family="table-row">
      <style:table-row-properties style:min-row-height="0.8083in" fo:keep-together="auto"/>
    </style:style>
    <style:style style:name="Table62.A1" style:family="table-cell">
      <style:table-cell-properties fo:padding-left="0.0813in" fo:padding-right="0.075in" fo:padding-top="0in" fo:padding-bottom="0in" fo:border="1pt solid #000000"/>
    </style:style>
    <style:style style:name="Table62.2" style:family="table-row">
      <style:table-row-properties style:min-row-height="0.534in" fo:keep-together="auto"/>
    </style:style>
    <style:style style:name="Table63" style:family="table">
      <style:table-properties style:width="2.9736in" fo:margin-left="2.1472in" fo:margin-top="0in" fo:margin-bottom="0in" table:align="left"/>
    </style:style>
    <style:style style:name="Table63.A" style:family="table-column">
      <style:table-column-properties style:column-width="2.9736in"/>
    </style:style>
    <style:style style:name="Table63.1" style:family="table-row">
      <style:table-row-properties style:min-row-height="0.275in" fo:keep-together="auto"/>
    </style:style>
    <style:style style:name="Table63.A1" style:family="table-cell">
      <style:table-cell-properties fo:padding-left="0.0813in" fo:padding-right="0.075in" fo:padding-top="0in" fo:padding-bottom="0in" fo:border="1pt solid #000000"/>
    </style:style>
    <style:style style:name="Table64" style:family="table">
      <style:table-properties style:width="7.0979in" fo:margin-left="0.0035in" fo:margin-top="0in" fo:margin-bottom="0in" table:align="left"/>
    </style:style>
    <style:style style:name="Table64.A" style:family="table-column">
      <style:table-column-properties style:column-width="1.1806in"/>
    </style:style>
    <style:style style:name="Table64.B" style:family="table-column">
      <style:table-column-properties style:column-width="5.9167in"/>
    </style:style>
    <style:style style:name="Table64.1" style:family="table-row">
      <style:table-row-properties style:min-row-height="0.8083in" fo:keep-together="auto"/>
    </style:style>
    <style:style style:name="Table64.A1" style:family="table-cell">
      <style:table-cell-properties fo:padding-left="0.0813in" fo:padding-right="0.075in" fo:padding-top="0in" fo:padding-bottom="0in" fo:border="1pt solid #000000"/>
    </style:style>
    <style:style style:name="Table64.2" style:family="table-row">
      <style:table-row-properties style:min-row-height="0.2847in" fo:keep-together="auto"/>
    </style:style>
    <style:style style:name="Table65" style:family="table">
      <style:table-properties style:width="2.9736in" fo:margin-left="2.1472in" fo:margin-top="0in" fo:margin-bottom="0in" table:align="left"/>
    </style:style>
    <style:style style:name="Table65.A" style:family="table-column">
      <style:table-column-properties style:column-width="2.9736in"/>
    </style:style>
    <style:style style:name="Table65.1" style:family="table-row">
      <style:table-row-properties style:min-row-height="0.275in" fo:keep-together="auto"/>
    </style:style>
    <style:style style:name="Table65.A1" style:family="table-cell">
      <style:table-cell-properties fo:padding-left="0.0813in" fo:padding-right="0.075in" fo:padding-top="0in" fo:padding-bottom="0in" fo:border="1pt solid #000000"/>
    </style:style>
    <style:style style:name="Table66" style:family="table">
      <style:table-properties style:width="7.0979in" fo:margin-left="0.0035in" fo:margin-top="0in" fo:margin-bottom="0in" table:align="left"/>
    </style:style>
    <style:style style:name="Table66.A" style:family="table-column">
      <style:table-column-properties style:column-width="1.1806in"/>
    </style:style>
    <style:style style:name="Table66.B" style:family="table-column">
      <style:table-column-properties style:column-width="5.9167in"/>
    </style:style>
    <style:style style:name="Table66.1" style:family="table-row">
      <style:table-row-properties style:min-row-height="0.8083in" fo:keep-together="auto"/>
    </style:style>
    <style:style style:name="Table66.A1" style:family="table-cell">
      <style:table-cell-properties fo:padding-left="0.0813in" fo:padding-right="0.075in" fo:padding-top="0in" fo:padding-bottom="0in" fo:border="1pt solid #000000"/>
    </style:style>
    <style:style style:name="Table66.2" style:family="table-row">
      <style:table-row-properties style:min-row-height="0.2847in" fo:keep-together="auto"/>
    </style:style>
    <style:style style:name="Table67" style:family="table">
      <style:table-properties style:width="2.9736in" fo:margin-left="2.1472in" fo:margin-top="0in" fo:margin-bottom="0in" table:align="left"/>
    </style:style>
    <style:style style:name="Table67.A" style:family="table-column">
      <style:table-column-properties style:column-width="2.9736in"/>
    </style:style>
    <style:style style:name="Table67.1" style:family="table-row">
      <style:table-row-properties style:min-row-height="0.275in" fo:keep-together="auto"/>
    </style:style>
    <style:style style:name="Table67.A1" style:family="table-cell">
      <style:table-cell-properties fo:padding-left="0.0813in" fo:padding-right="0.075in" fo:padding-top="0in" fo:padding-bottom="0in" fo:border="1pt solid #000000"/>
    </style:style>
    <style:style style:name="Table68" style:family="table">
      <style:table-properties style:width="7.0979in" fo:margin-left="0.0035in" fo:margin-top="0in" fo:margin-bottom="0in" table:align="left"/>
    </style:style>
    <style:style style:name="Table68.A" style:family="table-column">
      <style:table-column-properties style:column-width="1.1806in"/>
    </style:style>
    <style:style style:name="Table68.B" style:family="table-column">
      <style:table-column-properties style:column-width="5.9167in"/>
    </style:style>
    <style:style style:name="Table68.1" style:family="table-row">
      <style:table-row-properties style:min-row-height="0.8083in" fo:keep-together="auto"/>
    </style:style>
    <style:style style:name="Table68.A1" style:family="table-cell">
      <style:table-cell-properties fo:padding-left="0.0813in" fo:padding-right="0.075in" fo:padding-top="0in" fo:padding-bottom="0in" fo:border="1pt solid #000000"/>
    </style:style>
    <style:style style:name="Table68.2" style:family="table-row">
      <style:table-row-properties style:min-row-height="0.4951in" fo:keep-together="auto"/>
    </style:style>
    <style:style style:name="Table69" style:family="table">
      <style:table-properties style:width="2.9736in" fo:margin-left="2.1472in" fo:margin-top="0in" fo:margin-bottom="0in" table:align="left"/>
    </style:style>
    <style:style style:name="Table69.A" style:family="table-column">
      <style:table-column-properties style:column-width="2.9736in"/>
    </style:style>
    <style:style style:name="Table69.1" style:family="table-row">
      <style:table-row-properties style:min-row-height="0.275in" fo:keep-together="auto"/>
    </style:style>
    <style:style style:name="Table69.A1" style:family="table-cell">
      <style:table-cell-properties fo:padding-left="0.0813in" fo:padding-right="0.075in" fo:padding-top="0in" fo:padding-bottom="0in" fo:border="1pt solid #000000"/>
    </style:style>
    <style:style style:name="Table70" style:family="table">
      <style:table-properties style:width="7.0979in" fo:margin-left="0.0035in" fo:margin-top="0in" fo:margin-bottom="0in" table:align="left"/>
    </style:style>
    <style:style style:name="Table70.A" style:family="table-column">
      <style:table-column-properties style:column-width="1.1806in"/>
    </style:style>
    <style:style style:name="Table70.B" style:family="table-column">
      <style:table-column-properties style:column-width="5.9167in"/>
    </style:style>
    <style:style style:name="Table70.1" style:family="table-row">
      <style:table-row-properties style:min-row-height="0.8083in" fo:keep-together="auto"/>
    </style:style>
    <style:style style:name="Table70.A1" style:family="table-cell">
      <style:table-cell-properties fo:padding-left="0.0813in" fo:padding-right="0.075in" fo:padding-top="0in" fo:padding-bottom="0in" fo:border="1pt solid #000000"/>
    </style:style>
    <style:style style:name="Table70.2" style:family="table-row">
      <style:table-row-properties style:min-row-height="0.534in" fo:keep-together="auto"/>
    </style:style>
    <style:style style:name="Table71" style:family="table">
      <style:table-properties style:width="2.9736in" fo:margin-left="2.1472in" fo:margin-top="0in" fo:margin-bottom="0in" table:align="left"/>
    </style:style>
    <style:style style:name="Table71.A" style:family="table-column">
      <style:table-column-properties style:column-width="2.9736in"/>
    </style:style>
    <style:style style:name="Table71.1" style:family="table-row">
      <style:table-row-properties style:min-row-height="0.275in" fo:keep-together="auto"/>
    </style:style>
    <style:style style:name="Table71.A1" style:family="table-cell">
      <style:table-cell-properties fo:padding-left="0.0813in" fo:padding-right="0.075in" fo:padding-top="0in" fo:padding-bottom="0in" fo:border="1pt solid #000000"/>
    </style:style>
    <style:style style:name="Table72" style:family="table">
      <style:table-properties style:width="7.0979in" fo:margin-left="0.0035in" fo:margin-top="0in" fo:margin-bottom="0in" table:align="left"/>
    </style:style>
    <style:style style:name="Table72.A" style:family="table-column">
      <style:table-column-properties style:column-width="1.1806in"/>
    </style:style>
    <style:style style:name="Table72.B" style:family="table-column">
      <style:table-column-properties style:column-width="5.9167in"/>
    </style:style>
    <style:style style:name="Table72.1" style:family="table-row">
      <style:table-row-properties style:min-row-height="0.8083in" fo:keep-together="auto"/>
    </style:style>
    <style:style style:name="Table72.A1" style:family="table-cell">
      <style:table-cell-properties fo:padding-left="0.0813in" fo:padding-right="0.075in" fo:padding-top="0in" fo:padding-bottom="0in" fo:border="1pt solid #000000"/>
    </style:style>
    <style:style style:name="Table72.2" style:family="table-row">
      <style:table-row-properties style:min-row-height="0.7826in" fo:keep-together="auto"/>
    </style:style>
    <style:style style:name="Table73" style:family="table">
      <style:table-properties style:width="2.9736in" fo:margin-left="2.1472in" fo:margin-top="0in" fo:margin-bottom="0in" table:align="left"/>
    </style:style>
    <style:style style:name="Table73.A" style:family="table-column">
      <style:table-column-properties style:column-width="2.9736in"/>
    </style:style>
    <style:style style:name="Table73.1" style:family="table-row">
      <style:table-row-properties style:min-row-height="0.275in" fo:keep-together="auto"/>
    </style:style>
    <style:style style:name="Table73.A1" style:family="table-cell">
      <style:table-cell-properties fo:padding-left="0.0813in" fo:padding-right="0.075in" fo:padding-top="0in" fo:padding-bottom="0in" fo:border="1pt solid #000000"/>
    </style:style>
    <style:style style:name="Table74" style:family="table">
      <style:table-properties style:width="7.3563in" fo:margin-left="0.0035in" fo:margin-top="0in" fo:margin-bottom="0in" table:align="left"/>
    </style:style>
    <style:style style:name="Table74.A" style:family="table-column">
      <style:table-column-properties style:column-width="7.3563in"/>
    </style:style>
    <style:style style:name="Table74.1" style:family="table-row">
      <style:table-row-properties style:min-row-height="3.0049in" fo:keep-together="auto"/>
    </style:style>
    <style:style style:name="Table74.A1" style:family="table-cell">
      <style:table-cell-properties fo:padding-left="0.0813in" fo:padding-right="0.075in" fo:padding-top="0in" fo:padding-bottom="0in" fo:border="1pt solid #000000"/>
    </style:style>
    <style:style style:name="Table75" style:family="table">
      <style:table-properties style:width="7.0979in" fo:margin-left="0.0035in" fo:margin-top="0in" fo:margin-bottom="0in" table:align="left"/>
    </style:style>
    <style:style style:name="Table75.A" style:family="table-column">
      <style:table-column-properties style:column-width="1.1806in"/>
    </style:style>
    <style:style style:name="Table75.B" style:family="table-column">
      <style:table-column-properties style:column-width="5.9167in"/>
    </style:style>
    <style:style style:name="Table75.1" style:family="table-row">
      <style:table-row-properties style:min-row-height="0.8083in" fo:keep-together="auto"/>
    </style:style>
    <style:style style:name="Table75.A1" style:family="table-cell">
      <style:table-cell-properties fo:padding-left="0.0813in" fo:padding-right="0.075in" fo:padding-top="0in" fo:padding-bottom="0in" fo:border="1pt solid #000000"/>
    </style:style>
    <style:style style:name="Table75.2" style:family="table-row">
      <style:table-row-properties style:min-row-height="1.2813in" fo:keep-together="auto"/>
    </style:style>
    <style:style style:name="Table76" style:family="table">
      <style:table-properties style:width="2.9736in" fo:margin-left="2.1472in" fo:margin-top="0in" fo:margin-bottom="0in" table:align="left"/>
    </style:style>
    <style:style style:name="Table76.A" style:family="table-column">
      <style:table-column-properties style:column-width="2.9736in"/>
    </style:style>
    <style:style style:name="Table76.1" style:family="table-row">
      <style:table-row-properties style:min-row-height="0.275in" fo:keep-together="auto"/>
    </style:style>
    <style:style style:name="Table76.A1" style:family="table-cell">
      <style:table-cell-properties fo:padding-left="0.0813in" fo:padding-right="0.075in" fo:padding-top="0in" fo:padding-bottom="0in" fo:border="1pt solid #000000"/>
    </style:style>
    <style:style style:name="Table77" style:family="table">
      <style:table-properties style:width="7.0979in" fo:margin-left="0.0035in" fo:margin-top="0in" fo:margin-bottom="0in" table:align="left"/>
    </style:style>
    <style:style style:name="Table77.A" style:family="table-column">
      <style:table-column-properties style:column-width="1.1806in"/>
    </style:style>
    <style:style style:name="Table77.B" style:family="table-column">
      <style:table-column-properties style:column-width="5.9167in"/>
    </style:style>
    <style:style style:name="Table77.1" style:family="table-row">
      <style:table-row-properties style:min-row-height="0.8083in" fo:keep-together="auto"/>
    </style:style>
    <style:style style:name="Table77.A1" style:family="table-cell">
      <style:table-cell-properties fo:padding-left="0.0813in" fo:padding-right="0.075in" fo:padding-top="0in" fo:padding-bottom="0in" fo:border="1pt solid #000000"/>
    </style:style>
    <style:style style:name="Table77.2" style:family="table-row">
      <style:table-row-properties style:min-row-height="0.5451in" fo:keep-together="auto"/>
    </style:style>
    <style:style style:name="Table78" style:family="table">
      <style:table-properties style:width="2.9736in" fo:margin-left="2.1472in" fo:margin-top="0in" fo:margin-bottom="0in" table:align="left"/>
    </style:style>
    <style:style style:name="Table78.A" style:family="table-column">
      <style:table-column-properties style:column-width="2.9736in"/>
    </style:style>
    <style:style style:name="Table78.1" style:family="table-row">
      <style:table-row-properties style:min-row-height="0.275in" fo:keep-together="auto"/>
    </style:style>
    <style:style style:name="Table78.A1" style:family="table-cell">
      <style:table-cell-properties fo:padding-left="0.0813in" fo:padding-right="0.075in" fo:padding-top="0in" fo:padding-bottom="0in" fo:border="1pt solid #000000"/>
    </style:style>
    <style:style style:name="P1" style:family="paragraph" style:parent-style-name="Standard">
      <style:paragraph-properties fo:orphans="0" fo:widows="0"/>
    </style:style>
    <style:style style:name="P2" style:family="paragraph" style:parent-style-name="Standard">
      <style:paragraph-properties fo:line-height="82%" fo:orphans="0" fo:widows="0"/>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orphans="0" fo:widows="0"/>
      <style:text-properties fo:font-size="14pt" style:font-size-asian="14pt" style:font-size-complex="14pt"/>
    </style:style>
    <style:style style:name="P5" style:family="paragraph" style:parent-style-name="Standard">
      <style:paragraph-properties fo:orphans="0" fo:widows="0"/>
      <style:text-properties fo:font-size="17pt" style:font-size-asian="17pt" style:font-size-complex="17pt"/>
    </style:style>
    <style:style style:name="P6" style:family="paragraph" style:parent-style-name="Standard">
      <style:paragraph-properties fo:orphans="0" fo:widows="0"/>
      <style:text-properties fo:font-size="11.5pt" style:font-size-asian="11.5pt" style:font-size-complex="11.5pt"/>
    </style:style>
    <style:style style:name="P7" style:family="paragraph" style:parent-style-name="Standard">
      <style:paragraph-properties fo:line-height="103%" fo:orphans="0" fo:widows="0"/>
    </style:style>
    <style:style style:name="P8" style:family="paragraph" style:parent-style-name="Standard" style:master-page-name="Converted1">
      <style:paragraph-properties fo:margin-left="2.2661in" fo:margin-right="0in" fo:line-height="100%" fo:orphans="0" fo:widows="0" fo:text-indent="0in" style:auto-text-indent="false" style:page-number="1"/>
      <style:text-properties fo:font-size="20.5pt" style:font-size-asian="20.5pt" style:font-size-complex="20.5pt"/>
    </style:style>
    <style:style style:name="P9" style:family="paragraph" style:parent-style-name="Standard">
      <style:paragraph-properties fo:margin-left="2.9374in" fo:margin-right="0in" fo:margin-top="0.2453in" fo:margin-bottom="0in" loext:contextual-spacing="false" fo:line-height="100%" fo:orphans="0" fo:widows="0" fo:text-indent="0in" style:auto-text-indent="false"/>
    </style:style>
    <style:style style:name="P10" style:family="paragraph" style:parent-style-name="Standard">
      <style:paragraph-properties fo:margin-left="2.8425in" fo:margin-right="0in" fo:margin-top="0.1571in" fo:margin-bottom="0in" loext:contextual-spacing="false" fo:line-height="100%" fo:orphans="0" fo:widows="0" fo:text-indent="0in" style:auto-text-indent="false"/>
    </style:style>
    <style:style style:name="P11" style:family="paragraph" style:parent-style-name="Standard">
      <style:paragraph-properties fo:margin-left="0.0091in" fo:margin-right="0in" fo:margin-top="0.4252in" fo:margin-bottom="0in" loext:contextual-spacing="false" fo:line-height="100%" fo:orphans="0" fo:widows="0" fo:text-indent="0in" style:auto-text-indent="false"/>
    </style:style>
    <style:style style:name="P12" style:family="paragraph" style:parent-style-name="Standard">
      <style:paragraph-properties fo:margin-left="0.0091in" fo:margin-right="0in" fo:margin-top="0.0063in" fo:margin-bottom="0in" loext:contextual-spacing="false" fo:line-height="100%" fo:orphans="0" fo:widows="0" fo:text-indent="0in" style:auto-text-indent="false"/>
    </style:style>
    <style:style style:name="P13" style:family="paragraph" style:parent-style-name="Standard">
      <style:paragraph-properties fo:margin-left="0.0075in" fo:margin-right="0in" fo:margin-top="0.0063in" fo:margin-bottom="0in" loext:contextual-spacing="false" fo:line-height="100%" fo:orphans="0" fo:widows="0" fo:text-indent="0in" style:auto-text-indent="false"/>
    </style:style>
    <style:style style:name="P14" style:family="paragraph" style:parent-style-name="Standard">
      <style:paragraph-properties fo:margin-left="0.0134in" fo:margin-right="0in" fo:margin-top="0.0063in" fo:margin-bottom="0in" loext:contextual-spacing="false" fo:line-height="100%" fo:orphans="0" fo:widows="0" fo:text-indent="0in" style:auto-text-indent="false"/>
    </style:style>
    <style:style style:name="P15" style:family="paragraph" style:parent-style-name="Standard">
      <style:paragraph-properties fo:margin-left="0.0134in" fo:margin-right="0in" fo:margin-top="0.0161in" fo:margin-bottom="0in" loext:contextual-spacing="false" fo:line-height="100%" fo:orphans="0" fo:widows="0" fo:text-indent="0in" style:auto-text-indent="false"/>
    </style:style>
    <style:style style:name="P16" style:family="paragraph" style:parent-style-name="Standard">
      <style:paragraph-properties fo:margin-left="0.0134in" fo:margin-right="0in" fo:margin-top="0.0953in" fo:margin-bottom="0in" loext:contextual-spacing="false" fo:line-height="100%" fo:orphans="0" fo:widows="0" fo:text-indent="0in" style:auto-text-indent="false"/>
    </style:style>
    <style:style style:name="P17" style:family="paragraph" style:parent-style-name="Standard">
      <style:paragraph-properties fo:margin-left="0.0134in" fo:margin-right="0in" fo:margin-top="0.0075in" fo:margin-bottom="0in" loext:contextual-spacing="false" fo:line-height="100%" fo:orphans="0" fo:widows="0" fo:text-indent="0in" style:auto-text-indent="false"/>
    </style:style>
    <style:style style:name="P18" style:family="paragraph" style:parent-style-name="Standard">
      <style:paragraph-properties fo:margin-left="0.0091in" fo:margin-right="3.1339in" fo:margin-top="0.0063in" fo:margin-bottom="0in" loext:contextual-spacing="false" fo:line-height="100%" fo:orphans="0" fo:widows="0" fo:text-indent="0.0043in" style:auto-text-indent="false"/>
    </style:style>
    <style:style style:name="P19" style:family="paragraph" style:parent-style-name="Standard">
      <style:paragraph-properties fo:margin-left="0.0118in" fo:margin-right="3.1902in" fo:margin-top="0.0055in" fo:margin-bottom="0in" loext:contextual-spacing="false" fo:line-height="100%" fo:orphans="0" fo:widows="0" fo:text-indent="0.0035in" style:auto-text-indent="false"/>
    </style:style>
    <style:style style:name="P20" style:family="paragraph" style:parent-style-name="Standard">
      <style:paragraph-properties fo:margin-left="0.0118in" fo:margin-right="3.248in" fo:margin-top="0.0839in" fo:margin-bottom="0in" loext:contextual-spacing="false" fo:line-height="100%" fo:orphans="0" fo:widows="0" fo:text-indent="-0.002in" style:auto-text-indent="false"/>
    </style:style>
    <style:style style:name="P21" style:family="paragraph" style:parent-style-name="Standard">
      <style:paragraph-properties fo:margin-left="0.011in" fo:margin-right="2.7783in" fo:margin-top="0.0839in" fo:margin-bottom="0in" loext:contextual-spacing="false" fo:line-height="100%" fo:orphans="0" fo:widows="0" fo:text-indent="0.0016in" style:auto-text-indent="false"/>
    </style:style>
    <style:style style:name="P22" style:family="paragraph" style:parent-style-name="Standard">
      <style:paragraph-properties fo:margin-left="0.0091in" fo:margin-right="3.2709in" fo:margin-top="0.0839in" fo:margin-bottom="0in" loext:contextual-spacing="false" fo:line-height="100%" fo:orphans="0" fo:widows="0" fo:text-indent="0.0035in" style:auto-text-indent="false"/>
    </style:style>
    <style:style style:name="P23" style:family="paragraph" style:parent-style-name="Standard">
      <style:paragraph-properties fo:margin-left="3.6146in" fo:margin-right="0in" fo:margin-top="4.9217in" fo:margin-bottom="0in" loext:contextual-spacing="false" fo:line-height="100%" fo:orphans="0" fo:widows="0" fo:text-indent="0in" style:auto-text-indent="false"/>
    </style:style>
    <style:style style:name="P24" style:family="paragraph" style:parent-style-name="Standard">
      <style:paragraph-properties fo:margin-left="0.0571in" fo:margin-right="0.078in" fo:line-height="100%" fo:orphans="0" fo:widows="0" fo:text-indent="-0.0008in" style:auto-text-indent="false"/>
    </style:style>
    <style:style style:name="P25" style:family="paragraph" style:parent-style-name="Standard">
      <style:paragraph-properties fo:margin-left="0.0528in" fo:margin-right="0.0555in" fo:line-height="100%" fo:orphans="0" fo:widows="0" fo:text-indent="0.2827in" style:auto-text-indent="false"/>
    </style:style>
    <style:style style:name="P26" style:family="paragraph" style:parent-style-name="Standard">
      <style:paragraph-properties fo:margin-left="0.0555in" fo:margin-right="0.1035in" fo:margin-top="0.0055in" fo:margin-bottom="0in" loext:contextual-spacing="false" fo:line-height="100%" fo:orphans="0" fo:widows="0" fo:text-indent="0.2736in" style:auto-text-indent="false"/>
    </style:style>
    <style:style style:name="P27" style:family="paragraph" style:parent-style-name="Standard">
      <style:paragraph-properties fo:margin-left="0.0528in" fo:margin-right="0.1173in" fo:margin-top="0.0055in" fo:margin-bottom="0in" loext:contextual-spacing="false" fo:line-height="100%" fo:orphans="0" fo:widows="0" fo:text-indent="0.2827in" style:auto-text-indent="false"/>
    </style:style>
    <style:style style:name="P28" style:family="paragraph" style:parent-style-name="Standard">
      <style:paragraph-properties fo:margin-left="0.0555in" fo:margin-right="0.0311in" fo:margin-top="0.0055in" fo:margin-bottom="0in" loext:contextual-spacing="false" fo:line-height="100%" fo:orphans="0" fo:widows="0" fo:text-indent="0.2764in" style:auto-text-indent="false"/>
    </style:style>
    <style:style style:name="P29" style:family="paragraph" style:parent-style-name="Standard">
      <style:paragraph-properties fo:margin-left="0.0547in" fo:margin-right="0.0547in" fo:margin-top="0.0055in" fo:margin-bottom="0in" loext:contextual-spacing="false" fo:line-height="100%" fo:orphans="0" fo:widows="0" fo:text-indent="0.2772in" style:auto-text-indent="false"/>
    </style:style>
    <style:style style:name="P30" style:family="paragraph" style:parent-style-name="Standard">
      <style:paragraph-properties fo:margin-left="0.0547in" fo:margin-right="0.0244in" fo:margin-top="0.0055in" fo:margin-bottom="0in" loext:contextual-spacing="false" fo:line-height="100%" fo:orphans="0" fo:widows="0" fo:text-indent="0.2772in" style:auto-text-indent="false"/>
    </style:style>
    <style:style style:name="P31" style:family="paragraph" style:parent-style-name="Standard">
      <style:paragraph-properties fo:margin-left="0.0528in" fo:margin-right="0.0307in" fo:margin-top="0.0055in" fo:margin-bottom="0in" loext:contextual-spacing="false" fo:line-height="100%" fo:text-align="center" style:justify-single-word="false" fo:orphans="0" fo:widows="0" fo:text-indent="0in" style:auto-text-indent="false"/>
    </style:style>
    <style:style style:name="P32" style:family="paragraph" style:parent-style-name="Standard">
      <style:paragraph-properties fo:margin-left="3.6075in" fo:margin-right="0in" fo:line-height="100%" fo:orphans="0" fo:widows="0" fo:text-indent="0in" style:auto-text-indent="false"/>
    </style:style>
    <style:style style:name="P33" style:family="paragraph" style:parent-style-name="Standard">
      <style:paragraph-properties fo:margin-left="3.6075in" fo:margin-right="0in" fo:margin-top="0.2811in" fo:margin-bottom="0in" loext:contextual-spacing="false" fo:line-height="100%" fo:orphans="0" fo:widows="0" fo:text-indent="0in" style:auto-text-indent="false"/>
    </style:style>
    <style:style style:name="P34" style:family="paragraph" style:parent-style-name="Standard">
      <style:paragraph-properties fo:margin-left="0.0528in" fo:margin-right="0.072in" fo:line-height="103%" fo:orphans="0" fo:widows="0" fo:text-indent="0.2811in" style:auto-text-indent="false"/>
    </style:style>
    <style:style style:name="P35" style:family="paragraph" style:parent-style-name="Standard">
      <style:paragraph-properties fo:margin-left="0.0555in" fo:margin-right="0.0417in" fo:margin-top="0.0075in" fo:margin-bottom="0in" loext:contextual-spacing="false" fo:line-height="103%" fo:orphans="0" fo:widows="0" fo:text-indent="0.2764in" style:auto-text-indent="false"/>
    </style:style>
    <style:style style:name="P36" style:family="paragraph" style:parent-style-name="Standard">
      <style:paragraph-properties fo:margin-left="0.0528in" fo:margin-right="0.1154in" fo:margin-top="0.0075in" fo:margin-bottom="0in" loext:contextual-spacing="false" fo:line-height="103%" fo:orphans="0" fo:widows="0" fo:text-indent="0.2799in" style:auto-text-indent="false"/>
    </style:style>
    <style:style style:name="P37" style:family="paragraph" style:parent-style-name="Standard">
      <style:paragraph-properties fo:margin-left="0.0528in" fo:margin-right="0.1354in" fo:margin-top="0.0075in" fo:margin-bottom="0in" loext:contextual-spacing="false" fo:line-height="103%" fo:orphans="0" fo:widows="0" fo:text-indent="0.2835in" style:auto-text-indent="false"/>
    </style:style>
    <style:style style:name="P38" style:family="paragraph" style:parent-style-name="Standard">
      <style:paragraph-properties fo:margin-left="0.0563in" fo:margin-right="0.0429in" fo:line-height="103%" fo:orphans="0" fo:widows="0" fo:text-indent="0.2764in" style:auto-text-indent="false"/>
    </style:style>
    <style:style style:name="P39" style:family="paragraph" style:parent-style-name="Standard">
      <style:paragraph-properties fo:margin-left="0.0555in" fo:margin-right="0.128in" fo:margin-top="0.0075in" fo:margin-bottom="0in" loext:contextual-spacing="false" fo:line-height="103%" fo:orphans="0" fo:widows="0" fo:text-indent="0.2772in" style:auto-text-indent="false"/>
    </style:style>
    <style:style style:name="P40" style:family="paragraph" style:parent-style-name="Standard">
      <style:paragraph-properties fo:margin-left="0.0528in" fo:margin-right="0.0484in" fo:margin-top="0.0075in" fo:margin-bottom="0in" loext:contextual-spacing="false" fo:line-height="103%" fo:text-align="center" style:justify-single-word="false" fo:orphans="0" fo:widows="0" fo:text-indent="0in" style:auto-text-indent="false"/>
    </style:style>
    <style:style style:name="P41" style:family="paragraph" style:parent-style-name="Standard">
      <style:paragraph-properties fo:margin-left="0.0555in" fo:margin-right="0.1335in" fo:margin-top="0.0075in" fo:margin-bottom="0in" loext:contextual-spacing="false" fo:line-height="103%" fo:orphans="0" fo:widows="0" fo:text-indent="0.2764in" style:auto-text-indent="false"/>
    </style:style>
    <style:style style:name="P42" style:family="paragraph" style:parent-style-name="Standard">
      <style:paragraph-properties fo:margin-left="0.0555in" fo:margin-right="0.2673in" fo:margin-top="0.0075in" fo:margin-bottom="0in" loext:contextual-spacing="false" fo:line-height="103%" fo:orphans="0" fo:widows="0" fo:text-indent="0.2756in" style:auto-text-indent="false"/>
    </style:style>
    <style:style style:name="P43" style:family="paragraph" style:parent-style-name="Standard">
      <style:paragraph-properties fo:margin-left="0.3335in" fo:margin-right="0in" fo:margin-top="0.0075in" fo:margin-bottom="0in" loext:contextual-spacing="false" fo:line-height="100%" fo:orphans="0" fo:widows="0" fo:text-indent="0in" style:auto-text-indent="false"/>
    </style:style>
    <style:style style:name="P44" style:family="paragraph" style:parent-style-name="Standard">
      <style:paragraph-properties fo:margin-left="0.0146in" fo:margin-right="0.3744in" fo:line-height="103%" fo:orphans="0" fo:widows="0" fo:text-indent="0.002in" style:auto-text-indent="false"/>
    </style:style>
    <style:style style:name="P45" style:family="paragraph" style:parent-style-name="Standard">
      <style:paragraph-properties fo:margin-left="3.6063in" fo:margin-right="0in" fo:margin-top="0.2181in" fo:margin-bottom="0in" loext:contextual-spacing="false" fo:line-height="100%" fo:orphans="0" fo:widows="0" fo:text-indent="0in" style:auto-text-indent="false"/>
    </style:style>
    <style:style style:name="P46" style:family="paragraph" style:parent-style-name="Standard">
      <style:paragraph-properties fo:margin-left="3.6063in" fo:margin-right="0in" fo:line-height="100%" fo:orphans="0" fo:widows="0" fo:text-indent="0in" style:auto-text-indent="false"/>
    </style:style>
    <style:style style:name="P47" style:family="paragraph" style:parent-style-name="Standard">
      <style:paragraph-properties fo:margin-left="3.6063in" fo:margin-right="0in" fo:margin-top="0.3283in" fo:margin-bottom="0in" loext:contextual-spacing="false" fo:line-height="100%" fo:orphans="0" fo:widows="0" fo:text-indent="0in" style:auto-text-indent="false"/>
    </style:style>
    <style:style style:name="P48" style:family="paragraph" style:parent-style-name="Standard">
      <style:paragraph-properties fo:margin-left="3.6063in" fo:margin-right="0in" fo:margin-top="0.3543in" fo:margin-bottom="0in" loext:contextual-spacing="false" fo:line-height="100%" fo:orphans="0" fo:widows="0" fo:text-indent="0in" style:auto-text-indent="false"/>
    </style:style>
    <style:style style:name="P49" style:family="paragraph" style:parent-style-name="Standard">
      <style:paragraph-properties fo:margin-top="0.0161in" fo:margin-bottom="0in" loext:contextual-spacing="false" fo:line-height="82%" fo:orphans="0" fo:widows="0"/>
    </style:style>
    <style:style style:name="P50" style:family="paragraph" style:parent-style-name="Standard">
      <style:paragraph-properties fo:margin-top="0.0161in" fo:margin-bottom="0in" loext:contextual-spacing="false" fo:line-height="103%" fo:orphans="0" fo:widows="0"/>
    </style:style>
    <style:style style:name="P51" style:family="paragraph" style:parent-style-name="Standard">
      <style:paragraph-properties fo:margin-top="0.0161in" fo:margin-bottom="0in" loext:contextual-spacing="false" fo:line-height="215%" fo:orphans="0" fo:widows="0"/>
    </style:style>
    <style:style style:name="P52" style:family="paragraph" style:parent-style-name="Standard">
      <style:paragraph-properties fo:margin-top="0.0161in" fo:margin-bottom="0in" loext:contextual-spacing="false" fo:line-height="100%" fo:orphans="0" fo:widows="0"/>
    </style:style>
    <style:style style:name="P53" style:family="paragraph" style:parent-style-name="Standard">
      <style:paragraph-properties fo:margin-top="0.0161in" fo:margin-bottom="0in" loext:contextual-spacing="false" fo:line-height="941%" fo:orphans="0" fo:widows="0"/>
    </style:style>
    <style:style style:name="P54" style:family="paragraph" style:parent-style-name="Standard">
      <style:paragraph-properties fo:margin-top="0.0161in" fo:margin-bottom="0in" loext:contextual-spacing="false" fo:line-height="434%" fo:orphans="0" fo:widows="0"/>
    </style:style>
    <style:style style:name="P55" style:family="paragraph" style:parent-style-name="Standard">
      <style:paragraph-properties fo:margin-top="0.0161in" fo:margin-bottom="0in" loext:contextual-spacing="false" fo:line-height="2403%" fo:orphans="0" fo:widows="0"/>
    </style:style>
    <style:style style:name="P56" style:family="paragraph" style:parent-style-name="Standard">
      <style:paragraph-properties fo:margin-top="0.0161in" fo:margin-bottom="0in" loext:contextual-spacing="false" fo:line-height="187%" fo:orphans="0" fo:widows="0"/>
    </style:style>
    <style:style style:name="P57" style:family="paragraph" style:parent-style-name="Standard">
      <style:paragraph-properties fo:margin-top="0.0161in" fo:margin-bottom="0in" loext:contextual-spacing="false" fo:line-height="191%" fo:orphans="0" fo:widows="0"/>
    </style:style>
    <style:style style:name="P58" style:family="paragraph" style:parent-style-name="Standard">
      <style:paragraph-properties fo:margin-top="0.0075in" fo:margin-bottom="0in" loext:contextual-spacing="false" fo:line-height="103%" fo:orphans="0" fo:widows="0"/>
    </style:style>
    <style:style style:name="P59" style:family="paragraph" style:parent-style-name="Standard">
      <style:paragraph-properties fo:margin-top="0.0075in" fo:margin-bottom="0in" loext:contextual-spacing="false" fo:line-height="82%" fo:orphans="0" fo:widows="0"/>
    </style:style>
    <style:style style:name="P60" style:family="paragraph" style:parent-style-name="Standard">
      <style:paragraph-properties fo:margin-top="0.0075in" fo:margin-bottom="0in" loext:contextual-spacing="false" fo:line-height="395%" fo:orphans="0" fo:widows="0"/>
    </style:style>
    <style:style style:name="P61" style:family="paragraph" style:parent-style-name="Standard">
      <style:paragraph-properties fo:margin-top="0.0075in" fo:margin-bottom="0in" loext:contextual-spacing="false" fo:line-height="3341%" fo:orphans="0" fo:widows="0"/>
    </style:style>
    <style:style style:name="P62" style:family="paragraph" style:parent-style-name="Standard">
      <style:paragraph-properties fo:margin-top="0.0075in" fo:margin-bottom="0in" loext:contextual-spacing="false" fo:line-height="100%" fo:orphans="0" fo:widows="0"/>
    </style:style>
    <style:style style:name="P63" style:family="paragraph" style:parent-style-name="Standard">
      <style:paragraph-properties fo:margin-top="0.0075in" fo:margin-bottom="0in" loext:contextual-spacing="false" fo:line-height="215%" fo:orphans="0" fo:widows="0"/>
    </style:style>
    <style:style style:name="P64" style:family="paragraph" style:parent-style-name="Standard">
      <style:paragraph-properties fo:margin-left="0.0126in" fo:margin-right="1.7346in" fo:line-height="103%" fo:orphans="0" fo:widows="0" fo:text-indent="0in" style:auto-text-indent="false"/>
    </style:style>
    <style:style style:name="P65" style:family="paragraph" style:parent-style-name="Standard">
      <style:paragraph-properties fo:margin-left="0.0083in" fo:margin-right="0.0866in" fo:margin-top="0.0075in" fo:margin-bottom="0in" loext:contextual-spacing="false" fo:line-height="103%" fo:orphans="0" fo:widows="0" fo:text-indent="0in" style:auto-text-indent="false"/>
    </style:style>
    <style:style style:name="P66" style:family="paragraph" style:parent-style-name="Standard">
      <style:paragraph-properties fo:margin-left="0.0098in" fo:margin-right="0in" fo:margin-top="0.0075in" fo:margin-bottom="0in" loext:contextual-spacing="false" fo:line-height="100%" fo:orphans="0" fo:widows="0" fo:text-indent="0in" style:auto-text-indent="false"/>
    </style:style>
    <style:style style:name="P67" style:family="paragraph" style:parent-style-name="Standard">
      <style:paragraph-properties fo:margin-left="0.0098in" fo:margin-right="0in" fo:margin-top="0.0161in" fo:margin-bottom="0in" loext:contextual-spacing="false" fo:line-height="100%" fo:orphans="0" fo:widows="0" fo:text-indent="0in" style:auto-text-indent="false"/>
    </style:style>
    <style:style style:name="P68" style:family="paragraph" style:parent-style-name="Standard">
      <style:paragraph-properties fo:margin-left="0.0098in" fo:margin-right="0in" fo:line-height="100%" fo:orphans="0" fo:widows="0" fo:text-indent="0in" style:auto-text-indent="false"/>
    </style:style>
    <style:style style:name="P69" style:family="paragraph" style:parent-style-name="Standard">
      <style:paragraph-properties fo:margin-left="0.0098in" fo:margin-right="0in" fo:margin-top="0.0953in" fo:margin-bottom="0in" loext:contextual-spacing="false" fo:line-height="100%" fo:orphans="0" fo:widows="0" fo:text-indent="0in" style:auto-text-indent="false"/>
    </style:style>
    <style:style style:name="P70" style:family="paragraph" style:parent-style-name="Standard">
      <style:paragraph-properties fo:margin-left="0.0146in" fo:margin-right="0.3047in" fo:margin-top="0.0161in" fo:margin-bottom="0in" loext:contextual-spacing="false" fo:line-height="103%" fo:orphans="0" fo:widows="0" fo:text-indent="0in" style:auto-text-indent="false"/>
    </style:style>
    <style:style style:name="P71" style:family="paragraph" style:parent-style-name="Standard">
      <style:paragraph-properties fo:margin-left="0.0165in" fo:margin-right="1.6091in" fo:margin-top="0.0161in" fo:margin-bottom="0in" loext:contextual-spacing="false" fo:line-height="103%" fo:orphans="0" fo:widows="0" fo:text-indent="-0.0016in" style:auto-text-indent="false"/>
    </style:style>
    <style:style style:name="P72" style:family="paragraph" style:parent-style-name="Standard">
      <style:paragraph-properties fo:margin-left="0.0126in" fo:margin-right="1.2736in" fo:margin-top="0.0075in" fo:margin-bottom="0in" loext:contextual-spacing="false" fo:line-height="103%" fo:orphans="0" fo:widows="0" fo:text-indent="-0.002in" style:auto-text-indent="false"/>
    </style:style>
    <style:style style:name="P73" style:family="paragraph" style:parent-style-name="Standard">
      <style:paragraph-properties fo:margin-left="0.0146in" fo:margin-right="0.1854in" fo:margin-top="0.0075in" fo:margin-bottom="0in" loext:contextual-spacing="false" fo:line-height="103%" fo:orphans="0" fo:widows="0" fo:text-indent="0in" style:auto-text-indent="false"/>
    </style:style>
    <style:style style:name="P74" style:family="paragraph" style:parent-style-name="Standard">
      <style:paragraph-properties fo:margin-left="0.0146in" fo:margin-right="0in" fo:margin-top="0.0075in" fo:margin-bottom="0in" loext:contextual-spacing="false" fo:line-height="100%" fo:orphans="0" fo:widows="0" fo:text-indent="0in" style:auto-text-indent="false"/>
    </style:style>
    <style:style style:name="P75" style:family="paragraph" style:parent-style-name="Standard">
      <style:paragraph-properties fo:margin-left="0.0146in" fo:margin-right="0in" fo:line-height="100%" fo:orphans="0" fo:widows="0" fo:text-indent="0in" style:auto-text-indent="false"/>
    </style:style>
    <style:style style:name="P76" style:family="paragraph" style:parent-style-name="Standard">
      <style:paragraph-properties fo:margin-left="0.0146in" fo:margin-right="0in" fo:margin-top="0.0161in" fo:margin-bottom="0in" loext:contextual-spacing="false" fo:line-height="100%" fo:orphans="0" fo:widows="0" fo:text-indent="0in" style:auto-text-indent="false"/>
    </style:style>
    <style:style style:name="P77" style:family="paragraph" style:parent-style-name="Standard">
      <style:paragraph-properties fo:margin-left="0.0146in" fo:margin-right="0in" fo:margin-top="0.0953in" fo:margin-bottom="0in" loext:contextual-spacing="false" fo:line-height="100%" fo:orphans="0" fo:widows="0" fo:text-indent="0in" style:auto-text-indent="false"/>
    </style:style>
    <style:style style:name="P78" style:family="paragraph" style:parent-style-name="Standard">
      <style:paragraph-properties fo:margin-left="0.0146in" fo:margin-right="0in" fo:margin-top="0.1453in" fo:margin-bottom="0in" loext:contextual-spacing="false" fo:line-height="100%" fo:orphans="0" fo:widows="0" fo:text-indent="0in" style:auto-text-indent="false"/>
    </style:style>
    <style:style style:name="P79" style:family="paragraph" style:parent-style-name="Standard">
      <style:paragraph-properties fo:margin-left="0.0146in" fo:margin-right="0in" fo:margin-top="0.3736in" fo:margin-bottom="0in" loext:contextual-spacing="false" fo:line-height="100%" fo:orphans="0" fo:widows="0" fo:text-indent="0in" style:auto-text-indent="false"/>
    </style:style>
    <style:style style:name="P80" style:family="paragraph" style:parent-style-name="Standard">
      <style:paragraph-properties fo:margin-left="0.0165in" fo:margin-right="0in" fo:margin-top="0.0161in" fo:margin-bottom="0in" loext:contextual-spacing="false" fo:line-height="100%" fo:orphans="0" fo:widows="0" fo:text-indent="0in" style:auto-text-indent="false"/>
    </style:style>
    <style:style style:name="P81" style:family="paragraph" style:parent-style-name="Standard">
      <style:paragraph-properties fo:margin-left="0.0165in" fo:margin-right="0in" fo:margin-top="0.0075in" fo:margin-bottom="0in" loext:contextual-spacing="false" fo:line-height="100%" fo:orphans="0" fo:widows="0" fo:text-indent="0in" style:auto-text-indent="false"/>
    </style:style>
    <style:style style:name="P82" style:family="paragraph" style:parent-style-name="Standard">
      <style:paragraph-properties fo:margin-left="0.0165in" fo:margin-right="0in" fo:line-height="100%" fo:orphans="0" fo:widows="0" fo:text-indent="0in" style:auto-text-indent="false"/>
    </style:style>
    <style:style style:name="P83" style:family="paragraph" style:parent-style-name="Standard">
      <style:paragraph-properties fo:margin-left="0.0165in" fo:margin-right="0in" fo:margin-top="0.1453in" fo:margin-bottom="0in" loext:contextual-spacing="false" fo:line-height="100%" fo:orphans="0" fo:widows="0" fo:text-indent="0in" style:auto-text-indent="false"/>
    </style:style>
    <style:style style:name="P84" style:family="paragraph" style:parent-style-name="Standard">
      <style:paragraph-properties fo:margin-left="0.0126in" fo:margin-right="0in" fo:margin-top="0.0161in" fo:margin-bottom="0in" loext:contextual-spacing="false" fo:line-height="100%" fo:orphans="0" fo:widows="0" fo:text-indent="0in" style:auto-text-indent="false"/>
    </style:style>
    <style:style style:name="P85" style:family="paragraph" style:parent-style-name="Standard">
      <style:paragraph-properties fo:margin-left="0.0126in" fo:margin-right="0in" fo:margin-top="0.0161in" fo:margin-bottom="0in" loext:contextual-spacing="false" fo:line-height="100%" fo:orphans="0" fo:widows="0" fo:text-indent="0in" style:auto-text-indent="false"/>
      <style:text-properties fo:font-size="14pt" style:font-size-asian="14pt" style:font-size-complex="14pt"/>
    </style:style>
    <style:style style:name="P86" style:family="paragraph" style:parent-style-name="Standard">
      <style:paragraph-properties fo:margin-left="0.0126in" fo:margin-right="0in" fo:margin-top="0.0075in" fo:margin-bottom="0in" loext:contextual-spacing="false" fo:line-height="100%" fo:orphans="0" fo:widows="0" fo:text-indent="0in" style:auto-text-indent="false"/>
    </style:style>
    <style:style style:name="P87" style:family="paragraph" style:parent-style-name="Standard">
      <style:paragraph-properties fo:margin-left="0.0126in" fo:margin-right="0in" fo:line-height="100%" fo:orphans="0" fo:widows="0" fo:text-indent="0in" style:auto-text-indent="false"/>
    </style:style>
    <style:style style:name="P88" style:family="paragraph" style:parent-style-name="Standard">
      <style:paragraph-properties fo:margin-left="0.0126in" fo:margin-right="0in" fo:margin-top="0.1453in" fo:margin-bottom="0in" loext:contextual-spacing="false" fo:line-height="100%" fo:orphans="0" fo:widows="0" fo:text-indent="0in" style:auto-text-indent="false"/>
    </style:style>
    <style:style style:name="P89" style:family="paragraph" style:parent-style-name="Standard">
      <style:paragraph-properties fo:margin-left="0.0083in" fo:margin-right="1.639in" fo:margin-top="0.0161in" fo:margin-bottom="0in" loext:contextual-spacing="false" fo:line-height="103%" fo:orphans="0" fo:widows="0" fo:text-indent="0.0016in" style:auto-text-indent="false"/>
    </style:style>
    <style:style style:name="P90" style:family="paragraph" style:parent-style-name="Standard">
      <style:paragraph-properties fo:margin-left="0.0083in" fo:margin-right="0in" fo:margin-top="0.0075in" fo:margin-bottom="0in" loext:contextual-spacing="false" fo:line-height="100%" fo:orphans="0" fo:widows="0" fo:text-indent="0in" style:auto-text-indent="false"/>
    </style:style>
    <style:style style:name="P91" style:family="paragraph" style:parent-style-name="Standard">
      <style:paragraph-properties fo:margin-left="0.0083in" fo:margin-right="0in" fo:margin-top="0.0161in" fo:margin-bottom="0in" loext:contextual-spacing="false" fo:line-height="100%" fo:orphans="0" fo:widows="0" fo:text-indent="0in" style:auto-text-indent="false"/>
    </style:style>
    <style:style style:name="P92" style:family="paragraph" style:parent-style-name="Standard">
      <style:paragraph-properties fo:margin-left="0.0083in" fo:margin-right="0in" fo:margin-top="0.0866in" fo:margin-bottom="0in" loext:contextual-spacing="false" fo:line-height="100%" fo:orphans="0" fo:widows="0" fo:text-indent="0in" style:auto-text-indent="false"/>
    </style:style>
    <style:style style:name="P93" style:family="paragraph" style:parent-style-name="Standard">
      <style:paragraph-properties fo:margin-left="0.0083in" fo:margin-right="0in" fo:line-height="100%" fo:orphans="0" fo:widows="0" fo:text-indent="0in" style:auto-text-indent="false"/>
    </style:style>
    <style:style style:name="P94" style:family="paragraph" style:parent-style-name="Standard">
      <style:paragraph-properties fo:margin-left="0.0244in" fo:margin-right="0.4547in" fo:margin-top="0.0161in" fo:margin-bottom="0in" loext:contextual-spacing="false" fo:line-height="103%" fo:orphans="0" fo:widows="0" fo:text-indent="-0.0118in" style:auto-text-indent="false"/>
    </style:style>
    <style:style style:name="P95" style:family="paragraph" style:parent-style-name="Standard">
      <style:paragraph-properties fo:margin-left="0.0083in" fo:margin-right="1.1134in" fo:margin-top="0.0161in" fo:margin-bottom="0in" loext:contextual-spacing="false" fo:line-height="103%" fo:orphans="0" fo:widows="0" fo:text-indent="0.0043in" style:auto-text-indent="false"/>
    </style:style>
    <style:style style:name="P96" style:family="paragraph" style:parent-style-name="Standard">
      <style:paragraph-properties fo:margin-left="0.0083in" fo:margin-right="1.2346in" fo:margin-top="0.0075in" fo:margin-bottom="0in" loext:contextual-spacing="false" fo:line-height="103%" fo:orphans="0" fo:widows="0" fo:text-indent="0in" style:auto-text-indent="false"/>
    </style:style>
    <style:style style:name="P97" style:family="paragraph" style:parent-style-name="Standard">
      <style:paragraph-properties fo:margin-left="0.0083in" fo:margin-right="0.6165in" fo:margin-top="0.0161in" fo:margin-bottom="0in" loext:contextual-spacing="false" fo:line-height="103%" fo:orphans="0" fo:widows="0" fo:text-indent="0.0043in" style:auto-text-indent="false"/>
    </style:style>
    <style:style style:name="P98" style:family="paragraph" style:parent-style-name="Standard">
      <style:paragraph-properties fo:margin-left="0.0083in" fo:margin-right="1.5256in" fo:margin-top="0.0075in" fo:margin-bottom="0in" loext:contextual-spacing="false" fo:line-height="103%" fo:orphans="0" fo:widows="0" fo:text-indent="-0.0008in" style:auto-text-indent="false"/>
    </style:style>
    <style:style style:name="P99" style:family="paragraph" style:parent-style-name="Standard">
      <style:paragraph-properties fo:margin-left="0.0083in" fo:margin-right="1.148in" fo:line-height="103%" fo:orphans="0" fo:widows="0" fo:text-indent="0.0043in" style:auto-text-indent="false"/>
    </style:style>
    <style:style style:name="P100" style:family="paragraph" style:parent-style-name="Standard">
      <style:paragraph-properties fo:margin-left="0.0083in" fo:margin-right="2.2665in" fo:margin-top="0.0075in" fo:margin-bottom="0in" loext:contextual-spacing="false" fo:line-height="103%" fo:orphans="0" fo:widows="0" fo:text-indent="0in" style:auto-text-indent="false"/>
    </style:style>
    <style:style style:name="P101" style:family="paragraph" style:parent-style-name="Standard">
      <style:paragraph-properties fo:margin-left="0in" fo:margin-right="1.1846in" fo:margin-top="0.0075in" fo:margin-bottom="0in" loext:contextual-spacing="false" fo:line-height="103%" fo:orphans="0" fo:widows="0" fo:text-indent="0.0146in" style:auto-text-indent="false"/>
    </style:style>
    <style:style style:name="P102" style:family="paragraph" style:parent-style-name="Standard">
      <style:paragraph-properties fo:margin-left="0.0083in" fo:margin-right="2.0693in" fo:margin-top="0.0075in" fo:margin-bottom="0in" loext:contextual-spacing="false" fo:line-height="103%" fo:orphans="0" fo:widows="0" fo:text-indent="0.0083in" style:auto-text-indent="false"/>
    </style:style>
    <style:style style:name="P103" style:family="paragraph" style:parent-style-name="Standard">
      <style:paragraph-properties fo:margin-left="0.0083in" fo:margin-right="1.778in" fo:margin-top="0.0161in" fo:margin-bottom="0in" loext:contextual-spacing="false" fo:line-height="103%" fo:orphans="0" fo:widows="0" fo:text-indent="0in" style:auto-text-indent="false"/>
    </style:style>
    <style:style style:name="P104" style:family="paragraph" style:parent-style-name="Standard">
      <style:paragraph-properties fo:margin-left="0.0126in" fo:margin-right="2.2535in" fo:margin-top="0.0075in" fo:margin-bottom="0in" loext:contextual-spacing="false" fo:line-height="103%" fo:orphans="0" fo:widows="0" fo:text-indent="-0.0043in" style:auto-text-indent="false"/>
    </style:style>
    <style:style style:name="P105" style:family="paragraph" style:parent-style-name="Standard">
      <style:paragraph-properties fo:margin-left="0.0555in" fo:margin-right="0.2362in" fo:line-height="103%" fo:text-align="justify" style:justify-single-word="false" fo:orphans="0" fo:widows="0" fo:text-indent="0.278in" style:auto-text-indent="false"/>
    </style:style>
    <style:style style:name="P106" style:family="paragraph" style:parent-style-name="Standard">
      <style:paragraph-properties fo:margin-left="0.0555in" fo:margin-right="0in" fo:margin-top="0.0075in" fo:margin-bottom="0in" loext:contextual-spacing="false" fo:line-height="100%" fo:orphans="0" fo:widows="0" fo:text-indent="0in" style:auto-text-indent="false"/>
    </style:style>
    <style:style style:name="P107" style:family="paragraph" style:parent-style-name="Standard">
      <style:paragraph-properties fo:margin-left="0.0547in" fo:margin-right="0.0854in" fo:line-height="103%" fo:orphans="0" fo:widows="0" fo:text-indent="0.2811in" style:auto-text-indent="false"/>
    </style:style>
    <style:style style:name="P108" style:family="paragraph" style:parent-style-name="Standard">
      <style:paragraph-properties fo:margin-left="0.0547in" fo:margin-right="0.0528in" fo:margin-top="0.0075in" fo:margin-bottom="0in" loext:contextual-spacing="false" fo:line-height="103%" fo:orphans="0" fo:widows="0" fo:text-indent="0.2811in" style:auto-text-indent="false"/>
    </style:style>
    <style:style style:name="P109" style:family="paragraph" style:parent-style-name="Standard">
      <style:paragraph-properties fo:margin-left="0.0528in" fo:margin-right="0.0425in" fo:margin-top="0.0075in" fo:margin-bottom="0in" loext:contextual-spacing="false" fo:line-height="103%" fo:orphans="0" fo:widows="0" fo:text-indent="0.2811in" style:auto-text-indent="false"/>
    </style:style>
    <style:style style:name="P110" style:family="paragraph" style:parent-style-name="Standard">
      <style:paragraph-properties fo:margin-left="0.0528in" fo:margin-right="0.0425in" fo:line-height="103%" fo:orphans="0" fo:widows="0" fo:text-indent="0.2811in" style:auto-text-indent="false"/>
    </style:style>
    <style:style style:name="P111" style:family="paragraph" style:parent-style-name="Standard">
      <style:paragraph-properties fo:margin-left="0.0547in" fo:margin-right="0.0618in" fo:margin-top="0.0075in" fo:margin-bottom="0in" loext:contextual-spacing="false" fo:line-height="103%" fo:orphans="0" fo:widows="0" fo:text-indent="0.278in" style:auto-text-indent="false"/>
    </style:style>
    <style:style style:name="P112" style:family="paragraph" style:parent-style-name="Standard">
      <style:paragraph-properties fo:margin-left="3.6083in" fo:margin-right="0in" fo:margin-top="2.6165in" fo:margin-bottom="0in" loext:contextual-spacing="false" fo:line-height="100%" fo:orphans="0" fo:widows="0" fo:text-indent="0in" style:auto-text-indent="false"/>
    </style:style>
    <style:style style:name="P113" style:family="paragraph" style:parent-style-name="Standard">
      <style:paragraph-properties fo:margin-left="0.0547in" fo:margin-right="0.0791in" fo:line-height="103%" fo:orphans="0" fo:widows="0" fo:text-indent="0.2819in" style:auto-text-indent="false"/>
    </style:style>
    <style:style style:name="P114" style:family="paragraph" style:parent-style-name="Standard">
      <style:paragraph-properties fo:margin-left="0.0528in" fo:margin-right="0.128in" fo:margin-top="0.0075in" fo:margin-bottom="0in" loext:contextual-spacing="false" fo:line-height="103%" fo:orphans="0" fo:widows="0" fo:text-indent="0.2811in" style:auto-text-indent="false"/>
    </style:style>
    <style:style style:name="P115" style:family="paragraph" style:parent-style-name="Standard">
      <style:paragraph-properties fo:margin-left="0.0244in" fo:margin-right="0in" fo:margin-top="0.0161in" fo:margin-bottom="0in" loext:contextual-spacing="false" fo:line-height="100%" fo:orphans="0" fo:widows="0" fo:text-indent="0in" style:auto-text-indent="false"/>
    </style:style>
    <style:style style:name="P116" style:family="paragraph" style:parent-style-name="Standard">
      <style:paragraph-properties fo:margin-left="0.0244in" fo:margin-right="0in" fo:margin-top="0.0953in" fo:margin-bottom="0in" loext:contextual-spacing="false" fo:line-height="100%" fo:orphans="0" fo:widows="0" fo:text-indent="0in" style:auto-text-indent="false"/>
    </style:style>
    <style:style style:name="P117" style:family="paragraph" style:parent-style-name="Standard">
      <style:paragraph-properties fo:margin-left="0.0244in" fo:margin-right="0in" fo:line-height="100%" fo:orphans="0" fo:widows="0" fo:text-indent="0in" style:auto-text-indent="false"/>
    </style:style>
    <style:style style:name="P118" style:family="paragraph" style:parent-style-name="Standard">
      <style:paragraph-properties fo:margin-left="0.0244in" fo:margin-right="0in" fo:margin-top="0.0866in" fo:margin-bottom="0in" loext:contextual-spacing="false" fo:line-height="100%" fo:orphans="0" fo:widows="0" fo:text-indent="0in" style:auto-text-indent="false"/>
    </style:style>
    <style:style style:name="P119" style:family="paragraph" style:parent-style-name="Standard">
      <style:paragraph-properties fo:margin-left="0.0244in" fo:margin-right="0in" fo:margin-top="0.1453in" fo:margin-bottom="0in" loext:contextual-spacing="false" fo:line-height="100%" fo:orphans="0" fo:widows="0" fo:text-indent="0in" style:auto-text-indent="false"/>
    </style:style>
    <style:style style:name="P120" style:family="paragraph" style:parent-style-name="Standard">
      <style:paragraph-properties fo:margin-left="0.0244in" fo:margin-right="0in" fo:margin-top="0.0075in" fo:margin-bottom="0in" loext:contextual-spacing="false" fo:line-height="100%" fo:orphans="0" fo:widows="0" fo:text-indent="0in" style:auto-text-indent="false"/>
    </style:style>
    <style:style style:name="P121" style:family="paragraph" style:parent-style-name="Standard">
      <style:paragraph-properties fo:margin-left="0.0528in" fo:margin-right="0.0429in" fo:line-height="103%" fo:orphans="0" fo:widows="0" fo:text-indent="0.2799in" style:auto-text-indent="false"/>
    </style:style>
    <style:style style:name="P122" style:family="paragraph" style:parent-style-name="Standard">
      <style:paragraph-properties fo:margin-left="0.0547in" fo:margin-right="0.1354in" fo:margin-top="0.0075in" fo:margin-bottom="0in" loext:contextual-spacing="false" fo:line-height="103%" fo:orphans="0" fo:widows="0" fo:text-indent="0.278in" style:auto-text-indent="false"/>
    </style:style>
    <style:style style:name="P123" style:family="paragraph" style:parent-style-name="Standard">
      <style:paragraph-properties fo:margin-left="0.0547in" fo:margin-right="0.2028in" fo:line-height="103%" fo:orphans="0" fo:widows="0" fo:text-indent="0.2811in" style:auto-text-indent="false"/>
    </style:style>
    <style:style style:name="P124" style:family="paragraph" style:parent-style-name="Standard">
      <style:paragraph-properties fo:margin-left="0.0528in" fo:margin-right="0.3016in" fo:margin-top="0.0075in" fo:margin-bottom="0in" loext:contextual-spacing="false" fo:line-height="103%" fo:orphans="0" fo:widows="0" fo:text-indent="0.2764in" style:auto-text-indent="false"/>
    </style:style>
    <style:style style:name="P125" style:family="paragraph" style:parent-style-name="Standard">
      <style:paragraph-properties fo:margin-left="0.0366in" fo:margin-right="0in" fo:margin-top="0.0161in" fo:margin-bottom="0in" loext:contextual-spacing="false" fo:line-height="100%" fo:orphans="0" fo:widows="0" fo:text-indent="0in" style:auto-text-indent="false"/>
    </style:style>
    <style:style style:name="P126" style:family="paragraph" style:parent-style-name="Standard">
      <style:paragraph-properties fo:margin-left="0.0366in" fo:margin-right="0in" fo:margin-top="0.0075in" fo:margin-bottom="0in" loext:contextual-spacing="false" fo:line-height="100%" fo:orphans="0" fo:widows="0" fo:text-indent="0in" style:auto-text-indent="false"/>
    </style:style>
    <style:style style:name="P127" style:family="paragraph" style:parent-style-name="Standard">
      <style:paragraph-properties fo:margin-left="0.0366in" fo:margin-right="0in" fo:line-height="100%" fo:orphans="0" fo:widows="0" fo:text-indent="0in" style:auto-text-indent="false"/>
    </style:style>
    <style:style style:name="P128" style:family="paragraph" style:parent-style-name="Standard">
      <style:paragraph-properties fo:margin-left="0.0118in" fo:margin-right="0in" fo:margin-top="0.0161in" fo:margin-bottom="0in" loext:contextual-spacing="false" fo:line-height="100%" fo:orphans="0" fo:widows="0" fo:text-indent="0in" style:auto-text-indent="false"/>
    </style:style>
    <style:style style:name="P129" style:family="paragraph" style:parent-style-name="Standard">
      <style:paragraph-properties fo:margin-left="0.0118in" fo:margin-right="0in" fo:line-height="100%" fo:orphans="0" fo:widows="0" fo:text-indent="0in" style:auto-text-indent="false"/>
    </style:style>
    <style:style style:name="P130" style:family="paragraph" style:parent-style-name="Standard">
      <style:paragraph-properties fo:margin-left="0.0118in" fo:margin-right="0in" fo:margin-top="0.0075in" fo:margin-bottom="0in" loext:contextual-spacing="false" fo:line-height="100%" fo:orphans="0" fo:widows="0" fo:text-indent="0in" style:auto-text-indent="false"/>
    </style:style>
    <style:style style:name="P131" style:family="paragraph" style:parent-style-name="Standard">
      <style:paragraph-properties fo:margin-left="0.0118in" fo:margin-right="0in" fo:margin-top="0.2953in" fo:margin-bottom="0in" loext:contextual-spacing="false" fo:line-height="100%" fo:orphans="0" fo:widows="0" fo:text-indent="0in" style:auto-text-indent="false"/>
    </style:style>
    <style:style style:name="P132" style:family="paragraph" style:parent-style-name="Standard">
      <style:paragraph-properties fo:margin-left="0.0118in" fo:margin-right="0in" fo:margin-top="0.3736in" fo:margin-bottom="0in" loext:contextual-spacing="false" fo:line-height="100%" fo:orphans="0" fo:widows="0" fo:text-indent="0in" style:auto-text-indent="false"/>
    </style:style>
    <style:style style:name="P133" style:family="paragraph" style:parent-style-name="Standard">
      <style:paragraph-properties fo:margin-left="0.0118in" fo:margin-right="1.3811in" fo:margin-top="0.0161in" fo:margin-bottom="0in" loext:contextual-spacing="false" fo:line-height="103%" fo:orphans="0" fo:widows="0" fo:text-indent="0.0016in" style:auto-text-indent="false"/>
    </style:style>
    <style:style style:name="P134" style:family="paragraph" style:parent-style-name="Standard">
      <style:paragraph-properties fo:margin-left="0.0154in" fo:margin-right="0in" fo:margin-top="0.0161in" fo:margin-bottom="0in" loext:contextual-spacing="false" fo:line-height="100%" fo:orphans="0" fo:widows="0" fo:text-indent="0in" style:auto-text-indent="false"/>
    </style:style>
    <style:style style:name="P135" style:family="paragraph" style:parent-style-name="Standard">
      <style:paragraph-properties fo:margin-left="0.0154in" fo:margin-right="0in" fo:margin-top="0.0161in" fo:margin-bottom="0in" loext:contextual-spacing="false" fo:line-height="100%" fo:orphans="0" fo:widows="0" fo:text-indent="0in" style:auto-text-indent="false"/>
      <style:text-properties fo:font-size="14pt" style:font-size-asian="14pt" style:font-size-complex="14pt"/>
    </style:style>
    <style:style style:name="P136" style:family="paragraph" style:parent-style-name="Standard">
      <style:paragraph-properties fo:margin-left="0.0154in" fo:margin-right="0in" fo:line-height="100%" fo:orphans="0" fo:widows="0" fo:text-indent="0in" style:auto-text-indent="false"/>
    </style:style>
    <style:style style:name="P137" style:family="paragraph" style:parent-style-name="Standard">
      <style:paragraph-properties fo:margin-left="0.0154in" fo:margin-right="0in" fo:margin-top="0.0953in" fo:margin-bottom="0in" loext:contextual-spacing="false" fo:line-height="100%" fo:orphans="0" fo:widows="0" fo:text-indent="0in" style:auto-text-indent="false"/>
    </style:style>
    <style:style style:name="P138" style:family="paragraph" style:parent-style-name="Standard">
      <style:paragraph-properties fo:margin-left="0.0154in" fo:margin-right="0in" fo:margin-top="0.0075in" fo:margin-bottom="0in" loext:contextual-spacing="false" fo:line-height="100%" fo:orphans="0" fo:widows="0" fo:text-indent="0in" style:auto-text-indent="false"/>
    </style:style>
    <style:style style:name="P139" style:family="paragraph" style:parent-style-name="Standard">
      <style:paragraph-properties fo:margin-left="0.0146in" fo:margin-right="1.5673in" fo:line-height="103%" fo:orphans="0" fo:widows="0" fo:text-indent="0.0016in" style:auto-text-indent="false"/>
    </style:style>
    <style:style style:name="P140" style:family="paragraph" style:parent-style-name="Standard">
      <style:paragraph-properties fo:margin-left="0.0366in" fo:margin-right="1.5335in" fo:margin-top="0.0161in" fo:margin-bottom="0in" loext:contextual-spacing="false" fo:line-height="103%" fo:orphans="0" fo:widows="0" fo:text-indent="-0.0236in" style:auto-text-indent="false"/>
    </style:style>
    <style:style style:name="P141" style:family="paragraph" style:parent-style-name="Standard">
      <style:paragraph-properties fo:margin-left="0.0555in" fo:margin-right="0.1492in" fo:line-height="103%" fo:orphans="0" fo:widows="0" fo:text-indent="0.2807in" style:auto-text-indent="false"/>
    </style:style>
    <style:style style:name="P142" style:family="paragraph" style:parent-style-name="Standard">
      <style:paragraph-properties fo:margin-left="0.0161in" fo:margin-right="0in" fo:line-height="100%" fo:orphans="0" fo:widows="0" fo:text-indent="0in" style:auto-text-indent="false"/>
    </style:style>
    <style:style style:name="P143" style:family="paragraph" style:parent-style-name="Standard">
      <style:paragraph-properties fo:margin-left="0.0161in" fo:margin-right="0in" fo:margin-top="0.0161in" fo:margin-bottom="0in" loext:contextual-spacing="false" fo:line-height="100%" fo:orphans="0" fo:widows="0" fo:text-indent="0in" style:auto-text-indent="false"/>
      <style:text-properties fo:font-size="14pt" style:font-size-asian="14pt" style:font-size-complex="14pt"/>
    </style:style>
    <style:style style:name="P144" style:family="paragraph" style:parent-style-name="Standard">
      <style:paragraph-properties fo:margin-left="0.0161in" fo:margin-right="0in" fo:margin-top="0.0161in" fo:margin-bottom="0in" loext:contextual-spacing="false" fo:line-height="100%" fo:orphans="0" fo:widows="0" fo:text-indent="0in" style:auto-text-indent="false"/>
    </style:style>
    <style:style style:name="P145" style:family="paragraph" style:parent-style-name="Standard">
      <style:paragraph-properties fo:margin-left="0.0161in" fo:margin-right="0in" fo:margin-top="0.0075in" fo:margin-bottom="0in" loext:contextual-spacing="false" fo:line-height="100%" fo:orphans="0" fo:widows="0" fo:text-indent="0in" style:auto-text-indent="false"/>
    </style:style>
    <style:style style:name="P146" style:family="paragraph" style:parent-style-name="Standard">
      <style:paragraph-properties fo:margin-left="0.0161in" fo:margin-right="0in" fo:margin-top="0.0953in" fo:margin-bottom="0in" loext:contextual-spacing="false" fo:line-height="100%" fo:orphans="0" fo:widows="0" fo:text-indent="0in" style:auto-text-indent="false"/>
    </style:style>
    <style:style style:name="P147" style:family="paragraph" style:parent-style-name="Standard">
      <style:paragraph-properties fo:margin-left="0.0161in" fo:margin-right="0in" fo:margin-top="0.0866in" fo:margin-bottom="0in" loext:contextual-spacing="false" fo:line-height="100%" fo:orphans="0" fo:widows="0" fo:text-indent="0in" style:auto-text-indent="false"/>
    </style:style>
    <style:style style:name="P148" style:family="paragraph" style:parent-style-name="Standard">
      <style:paragraph-properties fo:margin-left="0.0547in" fo:margin-right="0.0516in" fo:line-height="103%" fo:orphans="0" fo:widows="0" fo:text-indent="0.278in" style:auto-text-indent="false"/>
    </style:style>
    <style:style style:name="P149" style:family="paragraph" style:parent-style-name="Standard">
      <style:paragraph-properties fo:margin-left="3.5736in" fo:margin-right="0in" fo:line-height="100%" fo:orphans="0" fo:widows="0" fo:text-indent="0in" style:auto-text-indent="false"/>
    </style:style>
    <style:style style:name="P150" style:family="paragraph" style:parent-style-name="Standard">
      <style:paragraph-properties fo:margin-left="3.5736in" fo:margin-right="0in" fo:margin-top="2.048in" fo:margin-bottom="0in" loext:contextual-spacing="false" fo:line-height="100%" fo:orphans="0" fo:widows="0" fo:text-indent="0in" style:auto-text-indent="false"/>
    </style:style>
    <style:style style:name="P151" style:family="paragraph" style:parent-style-name="Standard">
      <style:paragraph-properties fo:margin-left="3.5736in" fo:margin-right="0in" fo:margin-top="0.2252in" fo:margin-bottom="0in" loext:contextual-spacing="false" fo:line-height="100%" fo:orphans="0" fo:widows="0" fo:text-indent="0in" style:auto-text-indent="false"/>
    </style:style>
    <style:style style:name="P152" style:family="paragraph" style:parent-style-name="Standard">
      <style:paragraph-properties fo:margin-left="3.5736in" fo:margin-right="0in" fo:margin-top="9.489in" fo:margin-bottom="0in" loext:contextual-spacing="false" fo:line-height="100%" fo:orphans="0" fo:widows="0" fo:text-indent="0in" style:auto-text-indent="false"/>
    </style:style>
    <style:style style:name="P153" style:family="paragraph" style:parent-style-name="Standard" style:master-page-name="Converted3">
      <style:paragraph-properties fo:margin-left="3.5736in" fo:margin-right="0in" fo:margin-top="9.489in" fo:margin-bottom="0in" loext:contextual-spacing="false" fo:line-height="100%" fo:orphans="0" fo:widows="0" fo:text-indent="0in" style:auto-text-indent="false" style:page-number="1"/>
      <style:text-properties fo:font-size="11.5pt" style:font-size-asian="11.5pt" style:font-size-complex="11.5pt"/>
    </style:style>
    <style:style style:name="P154" style:family="paragraph" style:parent-style-name="Standard">
      <style:paragraph-properties fo:margin-left="3.5736in" fo:margin-right="0in" fo:margin-top="0.3453in" fo:margin-bottom="0in" loext:contextual-spacing="false" fo:line-height="100%" fo:orphans="0" fo:widows="0" fo:text-indent="0in" style:auto-text-indent="false"/>
    </style:style>
    <style:style style:name="P155" style:family="paragraph" style:parent-style-name="Standard" style:master-page-name="Converted5">
      <style:paragraph-properties fo:margin-left="3.5736in" fo:margin-right="0in" fo:margin-top="0.3453in" fo:margin-bottom="0in" loext:contextual-spacing="false" fo:line-height="100%" fo:orphans="0" fo:widows="0" fo:text-indent="0in" style:auto-text-indent="false" style:page-number="1"/>
      <style:text-properties fo:font-size="11.5pt" style:font-size-asian="11.5pt" style:font-size-complex="11.5pt"/>
    </style:style>
    <style:style style:name="P156" style:family="paragraph" style:parent-style-name="Standard">
      <style:paragraph-properties fo:margin-left="3.5736in" fo:margin-right="0in" fo:margin-top="0.3154in" fo:margin-bottom="0in" loext:contextual-spacing="false" fo:line-height="100%" fo:orphans="0" fo:widows="0" fo:text-indent="0in" style:auto-text-indent="false"/>
    </style:style>
    <style:style style:name="P157" style:family="paragraph" style:parent-style-name="Standard">
      <style:paragraph-properties fo:margin-left="3.5736in" fo:margin-right="0in" fo:margin-top="0.4528in" fo:margin-bottom="0in" loext:contextual-spacing="false" fo:line-height="100%" fo:orphans="0" fo:widows="0" fo:text-indent="0in" style:auto-text-indent="false"/>
    </style:style>
    <style:style style:name="P158" style:family="paragraph" style:parent-style-name="Standard">
      <style:paragraph-properties fo:margin-left="3.5736in" fo:margin-right="0in" fo:margin-top="6.4217in" fo:margin-bottom="0in" loext:contextual-spacing="false" fo:line-height="100%" fo:orphans="0" fo:widows="0" fo:text-indent="0in" style:auto-text-indent="false"/>
    </style:style>
    <style:style style:name="P159" style:family="paragraph" style:parent-style-name="Standard">
      <style:paragraph-properties fo:margin-left="3.5736in" fo:margin-right="0in" fo:margin-top="0.2354in" fo:margin-bottom="0in" loext:contextual-spacing="false" fo:line-height="100%" fo:orphans="0" fo:widows="0" fo:text-indent="0in" style:auto-text-indent="false"/>
    </style:style>
    <style:style style:name="P160" style:family="paragraph" style:parent-style-name="Standard">
      <style:paragraph-properties fo:margin-left="3.5736in" fo:margin-right="0in" fo:margin-top="0.4083in" fo:margin-bottom="0in" loext:contextual-spacing="false" fo:line-height="100%" fo:orphans="0" fo:widows="0" fo:text-indent="0in" style:auto-text-indent="false"/>
    </style:style>
    <style:style style:name="P161" style:family="paragraph" style:parent-style-name="Standard">
      <style:paragraph-properties fo:margin-left="0.0547in" fo:margin-right="0.0339in" fo:line-height="103%" fo:orphans="0" fo:widows="0" fo:text-indent="0.278in" style:auto-text-indent="false"/>
    </style:style>
    <style:style style:name="P162" style:family="paragraph" style:parent-style-name="Standard">
      <style:paragraph-properties fo:margin-left="0.0555in" fo:margin-right="0.0429in" fo:line-height="103%" fo:orphans="0" fo:widows="0" fo:text-indent="0.2772in" style:auto-text-indent="false"/>
    </style:style>
    <style:style style:name="P163" style:family="paragraph" style:parent-style-name="Standard">
      <style:paragraph-properties fo:margin-left="0.0528in" fo:margin-right="0.0972in" fo:margin-top="0.0075in" fo:margin-bottom="0in" loext:contextual-spacing="false" fo:line-height="103%" fo:orphans="0" fo:widows="0" fo:text-indent="0.2799in" style:auto-text-indent="false"/>
    </style:style>
    <style:style style:name="P164" style:family="paragraph" style:parent-style-name="Standard">
      <style:paragraph-properties fo:margin-left="0.0563in" fo:margin-right="0.3035in" fo:margin-top="0.0075in" fo:margin-bottom="0in" loext:contextual-spacing="false" fo:line-height="103%" fo:orphans="0" fo:widows="0" fo:text-indent="0.2783in" style:auto-text-indent="false"/>
    </style:style>
    <style:style style:name="P165" style:family="paragraph" style:parent-style-name="Standard">
      <style:paragraph-properties fo:margin-left="0.0583in" fo:margin-right="0.0819in" fo:margin-top="0.0075in" fo:margin-bottom="0in" loext:contextual-spacing="false" fo:line-height="103%" fo:orphans="0" fo:widows="0" fo:text-indent="0.2756in" style:auto-text-indent="false"/>
    </style:style>
    <style:style style:name="P166" style:family="paragraph" style:parent-style-name="Standard">
      <style:paragraph-properties fo:margin-left="0.0528in" fo:margin-right="0.2547in" fo:margin-top="0.0075in" fo:margin-bottom="0in" loext:contextual-spacing="false" fo:line-height="103%" fo:orphans="0" fo:widows="0" fo:text-indent="0.2791in" style:auto-text-indent="false"/>
    </style:style>
    <style:style style:name="P167" style:family="paragraph" style:parent-style-name="Standard">
      <style:paragraph-properties fo:margin-left="0.0591in" fo:margin-right="0.0598in" fo:margin-top="0.0075in" fo:margin-bottom="0in" loext:contextual-spacing="false" fo:line-height="103%" fo:text-align="center" style:justify-single-word="false" fo:orphans="0" fo:widows="0" fo:text-indent="0in" style:auto-text-indent="false"/>
    </style:style>
    <style:style style:name="P168" style:family="paragraph" style:parent-style-name="Standard">
      <style:paragraph-properties fo:margin-left="0.0126in" fo:margin-right="2.9882in" fo:line-height="103%" fo:orphans="0" fo:widows="0" fo:text-indent="0.0016in" style:auto-text-indent="false"/>
    </style:style>
    <style:style style:name="P169" style:family="paragraph" style:parent-style-name="Standard">
      <style:paragraph-properties fo:margin-left="0.0083in" fo:margin-right="3.5252in" fo:margin-top="0.0075in" fo:margin-bottom="0in" loext:contextual-spacing="false" fo:line-height="103%" fo:orphans="0" fo:widows="0" fo:text-indent="0.0016in" style:auto-text-indent="false"/>
    </style:style>
    <style:style style:name="P170" style:family="paragraph" style:parent-style-name="Standard">
      <style:paragraph-properties fo:margin-left="0.0555in" fo:margin-right="0.098in" fo:line-height="103%" fo:orphans="0" fo:widows="0" fo:text-indent="0.0008in" style:auto-text-indent="false"/>
      <style:text-properties fo:font-size="14pt" style:text-underline-style="solid" style:text-underline-width="auto" style:text-underline-color="font-color" style:font-size-asian="14pt" style:font-size-complex="14pt"/>
    </style:style>
    <style:style style:name="P171" style:family="paragraph" style:parent-style-name="Standard">
      <style:paragraph-properties fo:margin-left="0.0555in" fo:margin-right="0.098in" fo:line-height="103%" fo:orphans="0" fo:widows="0" fo:text-indent="0.0008in" style:auto-text-indent="false"/>
    </style:style>
    <style:style style:name="P172" style:family="paragraph" style:parent-style-name="Standard">
      <style:paragraph-properties fo:margin-left="0.0528in" fo:margin-right="0.0307in" fo:line-height="103%" fo:orphans="0" fo:widows="0" fo:text-indent="0.2827in" style:auto-text-indent="false"/>
      <style:text-properties fo:font-size="14pt" style:font-size-asian="14pt" style:font-size-complex="14pt"/>
    </style:style>
    <style:style style:name="P173" style:family="paragraph" style:parent-style-name="Standard">
      <style:paragraph-properties fo:margin-left="0.0528in" fo:margin-right="0.0307in" fo:line-height="103%" fo:orphans="0" fo:widows="0" fo:text-indent="0.2827in" style:auto-text-indent="false"/>
    </style:style>
    <style:style style:name="P174" style:family="paragraph" style:parent-style-name="Standard">
      <style:paragraph-properties fo:margin-left="0.0563in" fo:margin-right="0.3819in" fo:line-height="103%" fo:orphans="0" fo:widows="0" fo:text-indent="0.278in" style:auto-text-indent="false"/>
      <style:text-properties fo:font-size="14pt" style:font-size-asian="14pt" style:font-size-complex="14pt"/>
    </style:style>
    <style:style style:name="P175" style:family="paragraph" style:parent-style-name="Standard">
      <style:paragraph-properties fo:margin-left="0.0563in" fo:margin-right="0.3819in" fo:line-height="103%" fo:orphans="0" fo:widows="0" fo:text-indent="0.278in" style:auto-text-indent="false"/>
    </style:style>
    <style:style style:name="P176" style:family="paragraph" style:parent-style-name="Standard">
      <style:paragraph-properties fo:margin-left="0.0528in" fo:margin-right="0.0591in" fo:margin-top="0.0075in" fo:margin-bottom="0in" loext:contextual-spacing="false" fo:line-height="103%" fo:orphans="0" fo:widows="0" fo:text-indent="0.2835in" style:auto-text-indent="false"/>
      <style:text-properties fo:font-size="14pt" style:font-size-asian="14pt" style:font-size-complex="14pt"/>
    </style:style>
    <style:style style:name="P177" style:family="paragraph" style:parent-style-name="Standard">
      <style:paragraph-properties fo:margin-left="0.0528in" fo:margin-right="0.0591in" fo:margin-top="0.0075in" fo:margin-bottom="0in" loext:contextual-spacing="false" fo:line-height="103%" fo:orphans="0" fo:widows="0" fo:text-indent="0.2835in" style:auto-text-indent="false"/>
    </style:style>
    <style:style style:name="P178" style:family="paragraph" style:parent-style-name="Standard">
      <style:paragraph-properties fo:margin-left="3.5665in" fo:margin-right="0in" fo:margin-top="3.0063in" fo:margin-bottom="0in" loext:contextual-spacing="false" fo:line-height="100%" fo:orphans="0" fo:widows="0" fo:text-indent="0in" style:auto-text-indent="false"/>
    </style:style>
    <style:style style:name="P179" style:family="paragraph" style:parent-style-name="Standard" style:master-page-name="Converted7">
      <style:paragraph-properties fo:margin-left="3.5665in" fo:margin-right="0in" fo:margin-top="3.0063in" fo:margin-bottom="0in" loext:contextual-spacing="false" fo:line-height="100%" fo:orphans="0" fo:widows="0" fo:text-indent="0in" style:auto-text-indent="false" style:page-number="1"/>
      <style:text-properties fo:font-size="11.5pt" style:font-size-asian="11.5pt" style:font-size-complex="11.5pt"/>
    </style:style>
    <style:style style:name="P180" style:family="paragraph" style:parent-style-name="Standard">
      <style:paragraph-properties fo:margin-left="3.5665in" fo:margin-right="0in" fo:margin-top="2.7661in" fo:margin-bottom="0in" loext:contextual-spacing="false" fo:line-height="100%" fo:orphans="0" fo:widows="0" fo:text-indent="0in" style:auto-text-indent="false"/>
    </style:style>
    <style:style style:name="P181" style:family="paragraph" style:parent-style-name="Standard" style:master-page-name="Converted9">
      <style:paragraph-properties fo:margin-left="3.5665in" fo:margin-right="0in" fo:margin-top="2.7661in" fo:margin-bottom="0in" loext:contextual-spacing="false" fo:line-height="100%" fo:orphans="0" fo:widows="0" fo:text-indent="0in" style:auto-text-indent="false" style:page-number="1"/>
      <style:text-properties fo:font-size="11.5pt" style:font-size-asian="11.5pt" style:font-size-complex="11.5pt"/>
    </style:style>
    <style:style style:name="P182" style:family="paragraph" style:parent-style-name="Standard">
      <style:paragraph-properties fo:margin-left="3.5665in" fo:margin-right="0in" fo:margin-top="2.0165in" fo:margin-bottom="0in" loext:contextual-spacing="false" fo:line-height="100%" fo:orphans="0" fo:widows="0" fo:text-indent="0in" style:auto-text-indent="false"/>
      <style:text-properties fo:font-size="11.5pt" style:font-size-asian="11.5pt" style:font-size-complex="11.5pt"/>
    </style:style>
    <style:style style:name="P183" style:family="paragraph" style:parent-style-name="Standard">
      <style:paragraph-properties fo:margin-left="3.5665in" fo:margin-right="0in" fo:margin-top="2.0165in" fo:margin-bottom="0in" loext:contextual-spacing="false" fo:line-height="100%" fo:orphans="0" fo:widows="0" fo:text-indent="0in" style:auto-text-indent="false"/>
    </style:style>
    <style:style style:name="P184" style:family="paragraph" style:parent-style-name="Standard">
      <style:paragraph-properties fo:margin-left="3.5665in" fo:margin-right="0in" fo:margin-top="0.2252in" fo:margin-bottom="0in" loext:contextual-spacing="false" fo:line-height="100%" fo:orphans="0" fo:widows="0" fo:text-indent="0in" style:auto-text-indent="false"/>
    </style:style>
    <style:style style:name="P185" style:family="paragraph" style:parent-style-name="Standard">
      <style:paragraph-properties fo:margin-left="3.5665in" fo:margin-right="0in" fo:line-height="100%" fo:orphans="0" fo:widows="0" fo:text-indent="0in" style:auto-text-indent="false"/>
    </style:style>
    <style:style style:name="P186" style:family="paragraph" style:parent-style-name="Standard">
      <style:paragraph-properties fo:margin-left="3.5665in" fo:margin-right="0in" fo:margin-top="0.3165in" fo:margin-bottom="0in" loext:contextual-spacing="false" fo:line-height="100%" fo:orphans="0" fo:widows="0" fo:text-indent="0in" style:auto-text-indent="false"/>
    </style:style>
    <style:style style:name="P187" style:family="paragraph" style:parent-style-name="Standard">
      <style:paragraph-properties fo:margin-left="3.5665in" fo:margin-right="0in" fo:margin-top="3.4626in" fo:margin-bottom="0in" loext:contextual-spacing="false" fo:line-height="100%" fo:orphans="0" fo:widows="0" fo:text-indent="0in" style:auto-text-indent="false"/>
    </style:style>
    <style:style style:name="P188" style:family="paragraph" style:parent-style-name="Standard">
      <style:paragraph-properties fo:margin-left="3.5665in" fo:margin-right="0in" fo:margin-top="0.3874in" fo:margin-bottom="0in" loext:contextual-spacing="false" fo:line-height="100%" fo:orphans="0" fo:widows="0" fo:text-indent="0in" style:auto-text-indent="false"/>
    </style:style>
    <style:style style:name="P189" style:family="paragraph" style:parent-style-name="Standard">
      <style:paragraph-properties fo:margin-left="3.5665in" fo:margin-right="0in" fo:margin-top="0.448in" fo:margin-bottom="0in" loext:contextual-spacing="false" fo:line-height="100%" fo:orphans="0" fo:widows="0" fo:text-indent="0in" style:auto-text-indent="false"/>
    </style:style>
    <style:style style:name="P190" style:family="paragraph" style:parent-style-name="Standard">
      <style:paragraph-properties fo:margin-left="3.5665in" fo:margin-right="0in" fo:margin-top="0.2756in" fo:margin-bottom="0in" loext:contextual-spacing="false" fo:line-height="100%" fo:orphans="0" fo:widows="0" fo:text-indent="0in" style:auto-text-indent="false"/>
    </style:style>
    <style:style style:name="P191" style:family="paragraph" style:parent-style-name="Standard">
      <style:paragraph-properties fo:margin-left="3.5665in" fo:margin-right="0in" fo:margin-top="0.2972in" fo:margin-bottom="0in" loext:contextual-spacing="false" fo:line-height="100%" fo:orphans="0" fo:widows="0" fo:text-indent="0in" style:auto-text-indent="false"/>
    </style:style>
    <style:style style:name="P192" style:family="paragraph" style:parent-style-name="Standard">
      <style:paragraph-properties fo:margin-left="3.5665in" fo:margin-right="0in" fo:margin-top="0.4437in" fo:margin-bottom="0in" loext:contextual-spacing="false" fo:line-height="100%" fo:orphans="0" fo:widows="0" fo:text-indent="0in" style:auto-text-indent="false"/>
    </style:style>
    <style:style style:name="P193" style:family="paragraph" style:parent-style-name="Standard">
      <style:paragraph-properties fo:margin-left="3.5665in" fo:margin-right="0in" fo:margin-top="3.2618in" fo:margin-bottom="0in" loext:contextual-spacing="false" fo:line-height="100%" fo:orphans="0" fo:widows="0" fo:text-indent="0in" style:auto-text-indent="false"/>
    </style:style>
    <style:style style:name="P194" style:family="paragraph" style:parent-style-name="Standard">
      <style:paragraph-properties fo:margin-left="3.5665in" fo:margin-right="0in" fo:margin-top="0.2244in" fo:margin-bottom="0in" loext:contextual-spacing="false" fo:line-height="100%" fo:orphans="0" fo:widows="0" fo:text-indent="0in" style:auto-text-indent="false"/>
    </style:style>
    <style:style style:name="P195" style:family="paragraph" style:parent-style-name="Standard">
      <style:paragraph-properties fo:margin-left="3.5665in" fo:margin-right="0in" fo:margin-top="0.2811in" fo:margin-bottom="0in" loext:contextual-spacing="false" fo:line-height="100%" fo:orphans="0" fo:widows="0" fo:text-indent="0in" style:auto-text-indent="false"/>
    </style:style>
    <style:style style:name="P196" style:family="paragraph" style:parent-style-name="Standard">
      <style:paragraph-properties fo:margin-left="0.0547in" fo:margin-right="0.0311in" fo:line-height="103%" fo:orphans="0" fo:widows="0" fo:text-indent="0.2791in" style:auto-text-indent="false"/>
      <style:text-properties fo:font-size="14pt" style:font-size-asian="14pt" style:font-size-complex="14pt"/>
    </style:style>
    <style:style style:name="P197" style:family="paragraph" style:parent-style-name="Standard">
      <style:paragraph-properties fo:margin-left="0.0547in" fo:margin-right="0.0311in" fo:line-height="103%" fo:orphans="0" fo:widows="0" fo:text-indent="0.2791in" style:auto-text-indent="false"/>
    </style:style>
    <style:style style:name="P198" style:family="paragraph" style:parent-style-name="Standard">
      <style:paragraph-properties fo:margin-left="0.3346in" fo:margin-right="0in" fo:line-height="100%" fo:orphans="0" fo:widows="0" fo:text-indent="0in" style:auto-text-indent="false"/>
      <style:text-properties fo:font-size="14pt" style:font-size-asian="14pt" style:font-size-complex="14pt"/>
    </style:style>
    <style:style style:name="P199" style:family="paragraph" style:parent-style-name="Standard">
      <style:paragraph-properties fo:margin-left="0.3346in" fo:margin-right="0in" fo:line-height="100%" fo:orphans="0" fo:widows="0" fo:text-indent="0in" style:auto-text-indent="false"/>
    </style:style>
    <style:style style:name="P200" style:family="paragraph" style:parent-style-name="Standard">
      <style:paragraph-properties fo:margin-left="0.3346in" fo:margin-right="0in" fo:margin-top="0.0075in" fo:margin-bottom="0in" loext:contextual-spacing="false" fo:line-height="100%" fo:orphans="0" fo:widows="0" fo:text-indent="0in" style:auto-text-indent="false"/>
    </style:style>
    <style:style style:name="P201" style:family="paragraph" style:parent-style-name="Standard">
      <style:paragraph-properties fo:margin-left="0.0118in" fo:margin-right="1.0693in" fo:margin-top="0.0075in" fo:margin-bottom="0in" loext:contextual-spacing="false" fo:line-height="103%" fo:orphans="0" fo:widows="0" fo:text-indent="0in" style:auto-text-indent="false"/>
      <style:text-properties fo:font-size="14pt" style:font-size-asian="14pt" style:font-size-complex="14pt"/>
    </style:style>
    <style:style style:name="P202" style:family="paragraph" style:parent-style-name="Standard">
      <style:paragraph-properties fo:margin-left="0.0118in" fo:margin-right="1.0693in" fo:margin-top="0.0075in" fo:margin-bottom="0in" loext:contextual-spacing="false" fo:line-height="103%" fo:orphans="0" fo:widows="0" fo:text-indent="0in" style:auto-text-indent="false"/>
    </style:style>
    <style:style style:name="P203" style:family="paragraph" style:parent-style-name="Standard">
      <style:paragraph-properties fo:margin-left="3.5654in" fo:margin-right="0in" fo:margin-top="2.6972in" fo:margin-bottom="0in" loext:contextual-spacing="false" fo:line-height="100%" fo:orphans="0" fo:widows="0" fo:text-indent="0in" style:auto-text-indent="false"/>
    </style:style>
    <style:style style:name="P204" style:family="paragraph" style:parent-style-name="Standard">
      <style:paragraph-properties fo:margin-left="3.5654in" fo:margin-right="0in" fo:margin-top="4.7756in" fo:margin-bottom="0in" loext:contextual-spacing="false" fo:line-height="100%" fo:orphans="0" fo:widows="0" fo:text-indent="0in" style:auto-text-indent="false"/>
      <style:text-properties fo:font-size="11.5pt" style:font-size-asian="11.5pt" style:font-size-complex="11.5pt"/>
    </style:style>
    <style:style style:name="P205" style:family="paragraph" style:parent-style-name="Standard">
      <style:paragraph-properties fo:margin-left="3.5654in" fo:margin-right="0in" fo:margin-top="4.7756in" fo:margin-bottom="0in" loext:contextual-spacing="false" fo:line-height="100%" fo:orphans="0" fo:widows="0" fo:text-indent="0in" style:auto-text-indent="false"/>
    </style:style>
    <style:style style:name="P206" style:family="paragraph" style:parent-style-name="Standard" style:master-page-name="Converted15">
      <style:paragraph-properties fo:margin-left="3.5654in" fo:margin-right="0in" fo:margin-top="4.7756in" fo:margin-bottom="0in" loext:contextual-spacing="false" fo:line-height="100%" fo:orphans="0" fo:widows="0" fo:text-indent="0in" style:auto-text-indent="false" style:page-number="1"/>
      <style:text-properties fo:font-size="11.5pt" style:font-size-asian="11.5pt" style:font-size-complex="11.5pt"/>
    </style:style>
    <style:style style:name="P207" style:family="paragraph" style:parent-style-name="Standard">
      <style:paragraph-properties fo:margin-left="3.5654in" fo:margin-right="0in" fo:margin-top="8.9909in" fo:margin-bottom="0in" loext:contextual-spacing="false" fo:line-height="100%" fo:orphans="0" fo:widows="0" fo:text-indent="0in" style:auto-text-indent="false"/>
    </style:style>
    <style:style style:name="P208" style:family="paragraph" style:parent-style-name="Standard">
      <style:paragraph-properties fo:margin-left="3.5654in" fo:margin-right="0in" fo:margin-top="9.9866in" fo:margin-bottom="0in" loext:contextual-spacing="false" fo:line-height="100%" fo:orphans="0" fo:widows="0" fo:text-indent="0in" style:auto-text-indent="false"/>
    </style:style>
    <style:style style:name="P209" style:family="paragraph" style:parent-style-name="Standard" style:master-page-name="Converted29">
      <style:paragraph-properties fo:margin-left="3.5654in" fo:margin-right="0in" fo:margin-top="9.9866in" fo:margin-bottom="0in" loext:contextual-spacing="false" fo:line-height="100%" fo:orphans="0" fo:widows="0" fo:text-indent="0in" style:auto-text-indent="false" style:page-number="1"/>
      <style:text-properties fo:font-size="11.5pt" style:font-size-asian="11.5pt" style:font-size-complex="11.5pt"/>
    </style:style>
    <style:style style:name="P210" style:family="paragraph" style:parent-style-name="Standard">
      <style:paragraph-properties fo:margin-left="3.5654in" fo:margin-right="0in" fo:margin-top="0.2736in" fo:margin-bottom="0in" loext:contextual-spacing="false" fo:line-height="100%" fo:orphans="0" fo:widows="0" fo:text-indent="0in" style:auto-text-indent="false"/>
    </style:style>
    <style:style style:name="P211" style:family="paragraph" style:parent-style-name="Standard">
      <style:paragraph-properties fo:margin-left="3.5654in" fo:margin-right="0in" fo:margin-top="0.2161in" fo:margin-bottom="0in" loext:contextual-spacing="false" fo:line-height="100%" fo:orphans="0" fo:widows="0" fo:text-indent="0in" style:auto-text-indent="false"/>
    </style:style>
    <style:style style:name="P212" style:family="paragraph" style:parent-style-name="Standard">
      <style:paragraph-properties fo:margin-left="3.5654in" fo:margin-right="0in" fo:margin-top="0.2362in" fo:margin-bottom="0in" loext:contextual-spacing="false" fo:line-height="100%" fo:orphans="0" fo:widows="0" fo:text-indent="0in" style:auto-text-indent="false"/>
    </style:style>
    <style:style style:name="P213" style:family="paragraph" style:parent-style-name="Standard">
      <style:paragraph-properties fo:margin-left="3.5654in" fo:margin-right="0in" fo:margin-top="0.3228in" fo:margin-bottom="0in" loext:contextual-spacing="false" fo:line-height="100%" fo:orphans="0" fo:widows="0" fo:text-indent="0in" style:auto-text-indent="false"/>
    </style:style>
    <style:style style:name="P214" style:family="paragraph" style:parent-style-name="Standard">
      <style:paragraph-properties fo:margin-left="3.5654in" fo:margin-right="0in" fo:margin-top="0.3453in" fo:margin-bottom="0in" loext:contextual-spacing="false" fo:line-height="100%" fo:orphans="0" fo:widows="0" fo:text-indent="0in" style:auto-text-indent="false"/>
    </style:style>
    <style:style style:name="P215" style:family="paragraph" style:parent-style-name="Standard">
      <style:paragraph-properties fo:margin-left="3.5654in" fo:margin-right="0in" fo:margin-top="0.2071in" fo:margin-bottom="0in" loext:contextual-spacing="false" fo:line-height="100%" fo:orphans="0" fo:widows="0" fo:text-indent="0in" style:auto-text-indent="false"/>
    </style:style>
    <style:style style:name="P216" style:family="paragraph" style:parent-style-name="Standard">
      <style:paragraph-properties fo:margin-left="3.5654in" fo:margin-right="0in" fo:line-height="100%" fo:orphans="0" fo:widows="0" fo:text-indent="0in" style:auto-text-indent="false"/>
    </style:style>
    <style:style style:name="P217" style:family="paragraph" style:parent-style-name="Standard">
      <style:paragraph-properties fo:margin-left="3.5654in" fo:margin-right="0in" fo:margin-top="0.2728in" fo:margin-bottom="0in" loext:contextual-spacing="false" fo:line-height="100%" fo:orphans="0" fo:widows="0" fo:text-indent="0in" style:auto-text-indent="false"/>
    </style:style>
    <style:style style:name="P218" style:family="paragraph" style:parent-style-name="Standard">
      <style:paragraph-properties fo:margin-left="3.5654in" fo:margin-right="0in" fo:margin-top="0.2634in" fo:margin-bottom="0in" loext:contextual-spacing="false" fo:line-height="100%" fo:orphans="0" fo:widows="0" fo:text-indent="0in" style:auto-text-indent="false"/>
    </style:style>
    <style:style style:name="P219" style:family="paragraph" style:parent-style-name="Standard">
      <style:paragraph-properties fo:margin-left="0.0563in" fo:margin-right="0.1626in" fo:line-height="103%" fo:orphans="0" fo:widows="0" fo:text-indent="0.2783in" style:auto-text-indent="false"/>
      <style:text-properties fo:font-size="14pt" style:font-size-asian="14pt" style:font-size-complex="14pt"/>
    </style:style>
    <style:style style:name="P220" style:family="paragraph" style:parent-style-name="Standard">
      <style:paragraph-properties fo:margin-left="0.0563in" fo:margin-right="0.1626in" fo:line-height="103%" fo:orphans="0" fo:widows="0" fo:text-indent="0.2783in" style:auto-text-indent="false"/>
    </style:style>
    <style:style style:name="P221" style:family="paragraph" style:parent-style-name="Standard">
      <style:paragraph-properties fo:margin-left="0.0098in" fo:margin-right="1.0717in" fo:line-height="103%" fo:orphans="0" fo:widows="0" fo:text-indent="0.0055in" style:auto-text-indent="false"/>
      <style:text-properties fo:font-size="14pt" style:font-size-asian="14pt" style:font-size-complex="14pt"/>
    </style:style>
    <style:style style:name="P222" style:family="paragraph" style:parent-style-name="Standard">
      <style:paragraph-properties fo:margin-left="0.0098in" fo:margin-right="1.0717in" fo:line-height="103%" fo:orphans="0" fo:widows="0" fo:text-indent="0.0055in" style:auto-text-indent="false"/>
    </style:style>
    <style:style style:name="P223" style:family="paragraph" style:parent-style-name="Standard">
      <style:paragraph-properties fo:margin-left="3.5634in" fo:margin-right="0in" fo:margin-top="9.9866in" fo:margin-bottom="0in" loext:contextual-spacing="false" fo:line-height="100%" fo:orphans="0" fo:widows="0" fo:text-indent="0in" style:auto-text-indent="false"/>
    </style:style>
    <style:style style:name="P224" style:family="paragraph" style:parent-style-name="Standard">
      <style:paragraph-properties fo:margin-left="3.5634in" fo:margin-right="0in" fo:margin-top="9.7374in" fo:margin-bottom="0in" loext:contextual-spacing="false" fo:line-height="100%" fo:orphans="0" fo:widows="0" fo:text-indent="0in" style:auto-text-indent="false"/>
    </style:style>
    <style:style style:name="P225" style:family="paragraph" style:parent-style-name="Standard">
      <style:paragraph-properties fo:margin-left="3.5634in" fo:margin-right="0in" fo:margin-top="2.5146in" fo:margin-bottom="0in" loext:contextual-spacing="false" fo:line-height="100%" fo:orphans="0" fo:widows="0" fo:text-indent="0in" style:auto-text-indent="false"/>
    </style:style>
    <style:style style:name="P226" style:family="paragraph" style:parent-style-name="Standard">
      <style:paragraph-properties fo:margin-left="3.5634in" fo:margin-right="0in" fo:margin-top="0.4528in" fo:margin-bottom="0in" loext:contextual-spacing="false" fo:line-height="100%" fo:orphans="0" fo:widows="0" fo:text-indent="0in" style:auto-text-indent="false"/>
    </style:style>
    <style:style style:name="P227" style:family="paragraph" style:parent-style-name="Standard">
      <style:paragraph-properties fo:margin-left="3.5634in" fo:margin-right="0in" fo:margin-top="0.752in" fo:margin-bottom="0in" loext:contextual-spacing="false" fo:line-height="100%" fo:orphans="0" fo:widows="0" fo:text-indent="0in" style:auto-text-indent="false"/>
    </style:style>
    <style:style style:name="P228" style:family="paragraph" style:parent-style-name="Standard">
      <style:paragraph-properties fo:margin-left="3.5634in" fo:margin-right="0in" fo:margin-top="0.4453in" fo:margin-bottom="0in" loext:contextual-spacing="false" fo:line-height="100%" fo:orphans="0" fo:widows="0" fo:text-indent="0in" style:auto-text-indent="false"/>
    </style:style>
    <style:style style:name="P229" style:family="paragraph" style:parent-style-name="Standard">
      <style:paragraph-properties fo:margin-left="3.5634in" fo:margin-right="0in" fo:margin-top="0.3646in" fo:margin-bottom="0in" loext:contextual-spacing="false" fo:line-height="100%" fo:orphans="0" fo:widows="0" fo:text-indent="0in" style:auto-text-indent="false"/>
    </style:style>
    <style:style style:name="P230" style:family="paragraph" style:parent-style-name="Standard">
      <style:paragraph-properties fo:margin-left="3.5634in" fo:margin-right="0in" fo:margin-top="0.2634in" fo:margin-bottom="0in" loext:contextual-spacing="false" fo:line-height="100%" fo:orphans="0" fo:widows="0" fo:text-indent="0in" style:auto-text-indent="false"/>
    </style:style>
    <style:style style:name="P231" style:family="paragraph" style:parent-style-name="Standard">
      <style:paragraph-properties fo:margin-left="3.5634in" fo:margin-right="0in" fo:margin-top="0.2071in" fo:margin-bottom="0in" loext:contextual-spacing="false" fo:line-height="100%" fo:orphans="0" fo:widows="0" fo:text-indent="0in" style:auto-text-indent="false"/>
    </style:style>
    <style:style style:name="P232" style:family="paragraph" style:parent-style-name="Standard">
      <style:paragraph-properties fo:margin-left="0.0098in" fo:margin-right="1.5528in" fo:line-height="103%" fo:orphans="0" fo:widows="0" fo:text-indent="0.0047in" style:auto-text-indent="false"/>
      <style:text-properties fo:font-size="14pt" style:font-size-asian="14pt" style:font-size-complex="14pt"/>
    </style:style>
    <style:style style:name="P233" style:family="paragraph" style:parent-style-name="Standard">
      <style:paragraph-properties fo:margin-left="0.0098in" fo:margin-right="1.5528in" fo:line-height="103%" fo:orphans="0" fo:widows="0" fo:text-indent="0.0047in" style:auto-text-indent="false"/>
    </style:style>
    <style:style style:name="P234" style:family="paragraph" style:parent-style-name="Standard">
      <style:paragraph-properties fo:margin-left="0.0575in" fo:margin-right="0.1728in" fo:line-height="103%" fo:orphans="0" fo:widows="0" fo:text-indent="0.2764in" style:auto-text-indent="false"/>
      <style:text-properties fo:font-size="14pt" style:font-size-asian="14pt" style:font-size-complex="14pt"/>
    </style:style>
    <style:style style:name="P235" style:family="paragraph" style:parent-style-name="Standard">
      <style:paragraph-properties fo:margin-left="0.0575in" fo:margin-right="0.1728in" fo:line-height="103%" fo:orphans="0" fo:widows="0" fo:text-indent="0.2764in" style:auto-text-indent="false"/>
    </style:style>
    <style:style style:name="P236" style:family="paragraph" style:parent-style-name="Standard">
      <style:paragraph-properties fo:margin-left="0.0118in" fo:margin-right="1.4354in" fo:margin-top="0.0075in" fo:margin-bottom="0in" loext:contextual-spacing="false" fo:line-height="103%" fo:orphans="0" fo:widows="0" fo:text-indent="0.0028in" style:auto-text-indent="false"/>
      <style:text-properties fo:font-size="14pt" style:font-size-asian="14pt" style:font-size-complex="14pt"/>
    </style:style>
    <style:style style:name="P237" style:family="paragraph" style:parent-style-name="Standard">
      <style:paragraph-properties fo:margin-left="0.0118in" fo:margin-right="1.4354in" fo:margin-top="0.0075in" fo:margin-bottom="0in" loext:contextual-spacing="false" fo:line-height="103%" fo:orphans="0" fo:widows="0" fo:text-indent="0.0028in" style:auto-text-indent="false"/>
    </style:style>
    <style:style style:name="P238" style:family="paragraph" style:parent-style-name="Standard">
      <style:paragraph-properties fo:margin-left="0.0575in" fo:margin-right="0.5008in" fo:line-height="103%" fo:orphans="0" fo:widows="0" fo:text-indent="0.2772in" style:auto-text-indent="false"/>
      <style:text-properties fo:font-size="14pt" style:font-size-asian="14pt" style:font-size-complex="14pt"/>
    </style:style>
    <style:style style:name="P239" style:family="paragraph" style:parent-style-name="Standard">
      <style:paragraph-properties fo:margin-left="0.0575in" fo:margin-right="0.5008in" fo:line-height="103%" fo:orphans="0" fo:widows="0" fo:text-indent="0.2772in" style:auto-text-indent="false"/>
    </style:style>
    <style:style style:name="P240" style:family="paragraph" style:parent-style-name="Standard">
      <style:paragraph-properties fo:margin-left="0.0528in" fo:margin-right="0.0602in" fo:line-height="103%" fo:text-align="justify" style:justify-single-word="false" fo:orphans="0" fo:widows="0" fo:text-indent="0.2811in" style:auto-text-indent="false"/>
      <style:text-properties fo:font-size="14pt" style:font-size-asian="14pt" style:font-size-complex="14pt"/>
    </style:style>
    <style:style style:name="P241" style:family="paragraph" style:parent-style-name="Standard">
      <style:paragraph-properties fo:margin-left="0.0528in" fo:margin-right="0.0602in" fo:line-height="103%" fo:text-align="justify" style:justify-single-word="false" fo:orphans="0" fo:widows="0" fo:text-indent="0.2811in" style:auto-text-indent="false"/>
    </style:style>
    <style:style style:name="P242" style:family="paragraph" style:parent-style-name="Standard">
      <style:paragraph-properties fo:margin-left="0.0563in" fo:margin-right="0.1063in" fo:line-height="103%" fo:orphans="0" fo:widows="0" fo:text-indent="0.2783in" style:auto-text-indent="false"/>
      <style:text-properties fo:font-size="14pt" style:font-size-asian="14pt" style:font-size-complex="14pt"/>
    </style:style>
    <style:style style:name="P243" style:family="paragraph" style:parent-style-name="Standard">
      <style:paragraph-properties fo:margin-left="0.0563in" fo:margin-right="0.1063in" fo:line-height="103%" fo:orphans="0" fo:widows="0" fo:text-indent="0.2783in" style:auto-text-indent="false"/>
    </style:style>
    <style:style style:name="P244" style:family="paragraph" style:parent-style-name="Standard">
      <style:paragraph-properties fo:margin-left="0.0098in" fo:margin-right="1.9575in" fo:line-height="103%" fo:orphans="0" fo:widows="0" fo:text-indent="0.0043in" style:auto-text-indent="false"/>
      <style:text-properties fo:font-size="14pt" style:font-size-asian="14pt" style:font-size-complex="14pt"/>
    </style:style>
    <style:style style:name="P245" style:family="paragraph" style:parent-style-name="Standard">
      <style:paragraph-properties fo:margin-left="0.0098in" fo:margin-right="1.9575in" fo:line-height="103%" fo:orphans="0" fo:widows="0" fo:text-indent="0.0043in" style:auto-text-indent="false"/>
    </style:style>
    <style:style style:name="P246" style:family="paragraph" style:parent-style-name="Standard">
      <style:paragraph-properties fo:margin-left="0in" fo:margin-right="0.2098in" fo:line-height="100%" fo:text-align="end" style:justify-single-word="false" fo:orphans="0" fo:widows="0" fo:text-indent="0in" style:auto-text-indent="false"/>
      <style:text-properties fo:font-size="14pt" style:font-size-asian="14pt" style:font-size-complex="14pt"/>
    </style:style>
    <style:style style:name="P247" style:family="paragraph" style:parent-style-name="Standard">
      <style:paragraph-properties fo:margin-left="0in" fo:margin-right="0.2098in" fo:line-height="100%" fo:text-align="end" style:justify-single-word="false" fo:orphans="0" fo:widows="0" fo:text-indent="0in" style:auto-text-indent="false"/>
    </style:style>
    <style:style style:name="P248" style:family="paragraph" style:parent-style-name="Standard">
      <style:paragraph-properties fo:margin-left="0.0098in" fo:margin-right="2.0091in" fo:line-height="103%" fo:orphans="0" fo:widows="0" fo:text-indent="0.002in" style:auto-text-indent="false"/>
      <style:text-properties fo:font-size="14pt" style:font-size-asian="14pt" style:font-size-complex="14pt"/>
    </style:style>
    <style:style style:name="P249" style:family="paragraph" style:parent-style-name="Standard">
      <style:paragraph-properties fo:margin-left="0.0098in" fo:margin-right="2.0091in" fo:line-height="103%" fo:orphans="0" fo:widows="0" fo:text-indent="0.002in" style:auto-text-indent="false"/>
    </style:style>
    <style:style style:name="P250" style:family="paragraph" style:parent-style-name="Standard">
      <style:paragraph-properties fo:margin-left="0.0602in" fo:margin-right="0.4736in" fo:line-height="103%" fo:orphans="0" fo:widows="0" fo:text-indent="0.2744in" style:auto-text-indent="false"/>
      <style:text-properties fo:font-size="14pt" style:font-size-asian="14pt" style:font-size-complex="14pt"/>
    </style:style>
    <style:style style:name="P251" style:family="paragraph" style:parent-style-name="Standard">
      <style:paragraph-properties fo:margin-left="0.0602in" fo:margin-right="0.4736in" fo:line-height="103%" fo:orphans="0" fo:widows="0" fo:text-indent="0.2744in" style:auto-text-indent="false"/>
    </style:style>
    <style:style style:name="P252" style:family="paragraph" style:parent-style-name="Standard">
      <style:paragraph-properties fo:margin-left="0.0098in" fo:margin-right="1.5953in" fo:margin-top="0.0075in" fo:margin-bottom="0in" loext:contextual-spacing="false" fo:line-height="103%" fo:orphans="0" fo:widows="0" fo:text-indent="0.0071in" style:auto-text-indent="false"/>
      <style:text-properties fo:font-size="14pt" style:font-size-asian="14pt" style:font-size-complex="14pt"/>
    </style:style>
    <style:style style:name="P253" style:family="paragraph" style:parent-style-name="Standard">
      <style:paragraph-properties fo:margin-left="0.0098in" fo:margin-right="1.5953in" fo:margin-top="0.0075in" fo:margin-bottom="0in" loext:contextual-spacing="false" fo:line-height="103%" fo:orphans="0" fo:widows="0" fo:text-indent="0.0071in" style:auto-text-indent="false"/>
    </style:style>
    <style:style style:name="P254" style:family="paragraph" style:parent-style-name="Standard">
      <style:paragraph-properties fo:margin-left="0.0563in" fo:margin-right="0.0319in" fo:line-height="103%" fo:orphans="0" fo:widows="0" fo:text-indent="0.2783in" style:auto-text-indent="false"/>
      <style:text-properties fo:font-size="14pt" style:font-size-asian="14pt" style:font-size-complex="14pt"/>
    </style:style>
    <style:style style:name="P255" style:family="paragraph" style:parent-style-name="Standard">
      <style:paragraph-properties fo:margin-left="0.0563in" fo:margin-right="0.0319in" fo:line-height="103%" fo:orphans="0" fo:widows="0" fo:text-indent="0.2783in" style:auto-text-indent="false"/>
    </style:style>
    <style:style style:name="P256" style:family="paragraph" style:parent-style-name="Standard">
      <style:paragraph-properties fo:margin-left="0.0098in" fo:margin-right="1.2075in" fo:margin-top="0.0075in" fo:margin-bottom="0in" loext:contextual-spacing="false" fo:line-height="103%" fo:orphans="0" fo:widows="0" fo:text-indent="0.0055in" style:auto-text-indent="false"/>
      <style:text-properties fo:font-size="14pt" style:font-size-asian="14pt" style:font-size-complex="14pt"/>
    </style:style>
    <style:style style:name="P257" style:family="paragraph" style:parent-style-name="Standard">
      <style:paragraph-properties fo:margin-left="0.0098in" fo:margin-right="1.2075in" fo:margin-top="0.0075in" fo:margin-bottom="0in" loext:contextual-spacing="false" fo:line-height="103%" fo:orphans="0" fo:widows="0" fo:text-indent="0.0055in" style:auto-text-indent="false"/>
    </style:style>
    <style:style style:name="P258" style:family="paragraph" style:parent-style-name="Standard">
      <style:paragraph-properties fo:margin-left="3.5681in" fo:margin-right="0in" fo:margin-top="8.4925in" fo:margin-bottom="0in" loext:contextual-spacing="false" fo:line-height="100%" fo:orphans="0" fo:widows="0" fo:text-indent="0in" style:auto-text-indent="false"/>
    </style:style>
    <style:style style:name="P259" style:family="paragraph" style:parent-style-name="Standard">
      <style:paragraph-properties fo:margin-left="3.5681in" fo:margin-right="0in" fo:margin-top="0.2736in" fo:margin-bottom="0in" loext:contextual-spacing="false" fo:line-height="100%" fo:orphans="0" fo:widows="0" fo:text-indent="0in" style:auto-text-indent="false"/>
    </style:style>
    <style:style style:name="P260" style:family="paragraph" style:parent-style-name="Standard" style:master-page-name="Converted37">
      <style:paragraph-properties fo:margin-left="3.5681in" fo:margin-right="0in" fo:margin-top="0.2736in" fo:margin-bottom="0in" loext:contextual-spacing="false" fo:line-height="100%" fo:orphans="0" fo:widows="0" fo:text-indent="0in" style:auto-text-indent="false" style:page-number="1"/>
      <style:text-properties fo:font-size="11.5pt" style:font-size-asian="11.5pt" style:font-size-complex="11.5pt"/>
    </style:style>
    <style:style style:name="P261" style:family="paragraph" style:parent-style-name="Standard" style:master-page-name="Converted39">
      <style:paragraph-properties fo:margin-left="3.5681in" fo:margin-right="0in" fo:margin-top="0.2736in" fo:margin-bottom="0in" loext:contextual-spacing="false" fo:line-height="100%" fo:orphans="0" fo:widows="0" fo:text-indent="0in" style:auto-text-indent="false" style:page-number="1"/>
      <style:text-properties fo:font-size="11.5pt" style:font-size-asian="11.5pt" style:font-size-complex="11.5pt"/>
    </style:style>
    <style:style style:name="P262" style:family="paragraph" style:parent-style-name="Standard">
      <style:paragraph-properties fo:margin-left="3.5681in" fo:margin-right="0in" fo:margin-top="3.7602in" fo:margin-bottom="0in" loext:contextual-spacing="false" fo:line-height="100%" fo:orphans="0" fo:widows="0" fo:text-indent="0in" style:auto-text-indent="false"/>
      <style:text-properties fo:font-size="11.5pt" style:font-size-asian="11.5pt" style:font-size-complex="11.5pt"/>
    </style:style>
    <style:style style:name="P263" style:family="paragraph" style:parent-style-name="Standard">
      <style:paragraph-properties fo:margin-left="3.5681in" fo:margin-right="0in" fo:margin-top="3.7602in" fo:margin-bottom="0in" loext:contextual-spacing="false" fo:line-height="100%" fo:orphans="0" fo:widows="0" fo:text-indent="0in" style:auto-text-indent="false"/>
    </style:style>
    <style:style style:name="P264" style:family="paragraph" style:parent-style-name="Standard">
      <style:paragraph-properties fo:margin-left="3.5681in" fo:margin-right="0in" fo:margin-top="0.2154in" fo:margin-bottom="0in" loext:contextual-spacing="false" fo:line-height="100%" fo:orphans="0" fo:widows="0" fo:text-indent="0in" style:auto-text-indent="false"/>
    </style:style>
    <style:style style:name="P265" style:family="paragraph" style:parent-style-name="Standard">
      <style:paragraph-properties fo:margin-left="3.5681in" fo:margin-right="0in" fo:margin-top="0.2244in" fo:margin-bottom="0in" loext:contextual-spacing="false" fo:line-height="100%" fo:orphans="0" fo:widows="0" fo:text-indent="0in" style:auto-text-indent="false"/>
    </style:style>
    <style:style style:name="P266" style:family="paragraph" style:parent-style-name="Standard">
      <style:paragraph-properties fo:margin-left="0.0555in" fo:margin-right="0.0311in" fo:line-height="103%" fo:orphans="0" fo:widows="0" fo:text-indent="0.2807in" style:auto-text-indent="false"/>
      <style:text-properties fo:font-size="14pt" style:font-size-asian="14pt" style:font-size-complex="14pt"/>
    </style:style>
    <style:style style:name="P267" style:family="paragraph" style:parent-style-name="Standard">
      <style:paragraph-properties fo:margin-left="0.0555in" fo:margin-right="0.0311in" fo:line-height="103%" fo:orphans="0" fo:widows="0" fo:text-indent="0.2807in" style:auto-text-indent="false"/>
    </style:style>
    <style:style style:name="P268" style:family="paragraph" style:parent-style-name="Standard">
      <style:paragraph-properties fo:margin-left="0.0098in" fo:margin-right="2.078in" fo:margin-top="0.0075in" fo:margin-bottom="0in" loext:contextual-spacing="false" fo:line-height="103%" fo:orphans="0" fo:widows="0" fo:text-indent="0in" style:auto-text-indent="false"/>
      <style:text-properties fo:font-size="14pt" style:font-size-asian="14pt" style:font-size-complex="14pt"/>
    </style:style>
    <style:style style:name="P269" style:family="paragraph" style:parent-style-name="Standard">
      <style:paragraph-properties fo:margin-left="0.0098in" fo:margin-right="2.078in" fo:margin-top="0.0075in" fo:margin-bottom="0in" loext:contextual-spacing="false" fo:line-height="103%" fo:orphans="0" fo:widows="0" fo:text-indent="0in" style:auto-text-indent="false"/>
    </style:style>
    <style:style style:name="P270" style:family="paragraph" style:parent-style-name="Standard">
      <style:paragraph-properties fo:margin-left="0.0528in" fo:margin-right="0.0791in" fo:line-height="103%" fo:orphans="0" fo:widows="0" fo:text-indent="0.2827in" style:auto-text-indent="false"/>
      <style:text-properties fo:font-size="14pt" style:font-size-asian="14pt" style:font-size-complex="14pt"/>
    </style:style>
    <style:style style:name="P271" style:family="paragraph" style:parent-style-name="Standard">
      <style:paragraph-properties fo:margin-left="0.0528in" fo:margin-right="0.0791in" fo:line-height="103%" fo:orphans="0" fo:widows="0" fo:text-indent="0.2827in" style:auto-text-indent="false"/>
    </style:style>
    <style:style style:name="P272" style:family="paragraph" style:parent-style-name="Standard">
      <style:paragraph-properties fo:margin-left="0.0118in" fo:margin-right="1.7846in" fo:margin-top="0.0161in" fo:margin-bottom="0in" loext:contextual-spacing="false" fo:line-height="103%" fo:orphans="0" fo:widows="0" fo:text-indent="0.0028in" style:auto-text-indent="false"/>
      <style:text-properties fo:font-size="14pt" style:font-size-asian="14pt" style:font-size-complex="14pt"/>
    </style:style>
    <style:style style:name="P273" style:family="paragraph" style:parent-style-name="Standard">
      <style:paragraph-properties fo:margin-left="0.0118in" fo:margin-right="1.7846in" fo:margin-top="0.0161in" fo:margin-bottom="0in" loext:contextual-spacing="false" fo:line-height="103%" fo:orphans="0" fo:widows="0" fo:text-indent="0.0028in" style:auto-text-indent="false"/>
    </style:style>
    <style:style style:name="P274" style:family="paragraph" style:parent-style-name="Standard">
      <style:paragraph-properties fo:margin-left="0.0528in" fo:margin-right="0.3165in" fo:line-height="103%" fo:orphans="0" fo:widows="0" fo:text-indent="0.2811in" style:auto-text-indent="false"/>
      <style:text-properties fo:font-size="14pt" style:font-size-asian="14pt" style:font-size-complex="14pt"/>
    </style:style>
    <style:style style:name="P275" style:family="paragraph" style:parent-style-name="Standard">
      <style:paragraph-properties fo:margin-left="0.0528in" fo:margin-right="0.3165in" fo:line-height="103%" fo:orphans="0" fo:widows="0" fo:text-indent="0.2811in" style:auto-text-indent="false"/>
    </style:style>
    <style:style style:name="P276" style:family="paragraph" style:parent-style-name="Standard">
      <style:paragraph-properties fo:margin-left="0.0563in" fo:margin-right="0.5626in" fo:line-height="103%" fo:orphans="0" fo:widows="0" fo:text-indent="0.2764in" style:auto-text-indent="false"/>
      <style:text-properties fo:font-size="14pt" style:font-size-asian="14pt" style:font-size-complex="14pt"/>
    </style:style>
    <style:style style:name="P277" style:family="paragraph" style:parent-style-name="Standard">
      <style:paragraph-properties fo:margin-left="0.0563in" fo:margin-right="0.5626in" fo:line-height="103%" fo:orphans="0" fo:widows="0" fo:text-indent="0.2764in" style:auto-text-indent="false"/>
    </style:style>
    <style:style style:name="P278" style:family="paragraph" style:parent-style-name="Standard">
      <style:paragraph-properties fo:margin-left="0.0547in" fo:margin-right="0.6327in" fo:line-height="103%" fo:orphans="0" fo:widows="0" fo:text-indent="0.2744in" style:auto-text-indent="false"/>
    </style:style>
    <style:style style:name="P279" style:family="paragraph" style:parent-style-name="Standard">
      <style:paragraph-properties fo:margin-left="0.0528in" fo:margin-right="0.6764in" fo:margin-top="0.0075in" fo:margin-bottom="0in" loext:contextual-spacing="false" fo:line-height="103%" fo:orphans="0" fo:widows="0" fo:text-indent="0.2811in" style:auto-text-indent="false"/>
    </style:style>
    <style:style style:name="P280" style:family="paragraph" style:parent-style-name="Standard">
      <style:paragraph-properties fo:margin-left="0.0528in" fo:margin-right="0.3264in" fo:margin-top="0.0161in" fo:margin-bottom="0in" loext:contextual-spacing="false" fo:line-height="103%" fo:orphans="0" fo:widows="0" fo:text-indent="0.2909in" style:auto-text-indent="false"/>
    </style:style>
    <style:style style:name="P281" style:family="paragraph" style:parent-style-name="Standard">
      <style:paragraph-properties fo:margin-left="0.0547in" fo:margin-right="0.089in" fo:margin-top="0.0075in" fo:margin-bottom="0in" loext:contextual-spacing="false" fo:line-height="103%" fo:orphans="0" fo:widows="0" fo:text-indent="0.2783in" style:auto-text-indent="false"/>
    </style:style>
    <style:style style:name="P282" style:family="paragraph" style:parent-style-name="Standard">
      <style:paragraph-properties fo:margin-left="0.0528in" fo:margin-right="0.1547in" fo:margin-top="0.0075in" fo:margin-bottom="0in" loext:contextual-spacing="false" fo:line-height="103%" fo:orphans="0" fo:widows="0" fo:text-indent="0.2799in" style:auto-text-indent="false"/>
    </style:style>
    <style:style style:name="P283" style:family="paragraph" style:parent-style-name="Standard">
      <style:paragraph-properties fo:margin-left="0.0146in" fo:margin-right="1.3925in" fo:margin-top="0.0161in" fo:margin-bottom="0in" loext:contextual-spacing="false" fo:line-height="136%" fo:orphans="0" fo:widows="0" fo:text-indent="-0.0016in" style:auto-text-indent="false"/>
    </style:style>
    <style:style style:name="P284" style:family="paragraph" style:parent-style-name="Standard">
      <style:paragraph-properties fo:margin-left="0.0244in" fo:margin-right="1.6563in" fo:margin-top="0.0161in" fo:margin-bottom="0in" loext:contextual-spacing="false" fo:line-height="103%" fo:orphans="0" fo:widows="0" fo:text-indent="0in" style:auto-text-indent="false"/>
    </style:style>
    <style:style style:name="P285" style:family="paragraph" style:parent-style-name="Standard">
      <style:paragraph-properties fo:margin-left="0.0563in" fo:margin-right="0.0555in" fo:line-height="103%" fo:orphans="0" fo:widows="0" fo:text-indent="0.278in" style:auto-text-indent="false"/>
    </style:style>
    <style:style style:name="P286" style:family="paragraph" style:parent-style-name="Standard">
      <style:paragraph-properties fo:margin-left="0.0528in" fo:margin-right="0.152in" fo:margin-top="0.0075in" fo:margin-bottom="0in" loext:contextual-spacing="false" fo:line-height="103%" fo:orphans="0" fo:widows="0" fo:text-indent="0.2791in" style:auto-text-indent="false"/>
    </style:style>
    <style:style style:name="P287" style:family="paragraph" style:parent-style-name="Standard">
      <style:paragraph-properties fo:margin-left="0.0583in" fo:margin-right="0.3839in" fo:margin-top="0.0075in" fo:margin-bottom="0in" loext:contextual-spacing="false" fo:line-height="103%" fo:orphans="0" fo:widows="0" fo:text-indent="0.2764in" style:auto-text-indent="false"/>
    </style:style>
    <style:style style:name="P288" style:family="paragraph" style:parent-style-name="Standard">
      <style:paragraph-properties fo:margin-left="0.0126in" fo:margin-right="2.2118in" fo:margin-top="0.0161in" fo:margin-bottom="0in" loext:contextual-spacing="false" fo:line-height="103%" fo:orphans="0" fo:widows="0" fo:text-indent="0in" style:auto-text-indent="false"/>
    </style:style>
    <style:style style:name="P289" style:family="paragraph" style:parent-style-name="Standard">
      <style:paragraph-properties fo:margin-left="0.0126in" fo:margin-right="2.5134in" fo:margin-top="0.0075in" fo:margin-bottom="0in" loext:contextual-spacing="false" fo:line-height="103%" fo:orphans="0" fo:widows="0" fo:text-indent="0in" style:auto-text-indent="false"/>
    </style:style>
    <style:style style:name="P290" style:family="paragraph" style:parent-style-name="Standard">
      <style:paragraph-properties fo:margin-left="0.0098in" fo:margin-right="2.8728in" fo:margin-top="0.0866in" fo:margin-bottom="0in" loext:contextual-spacing="false" fo:line-height="103%" fo:orphans="0" fo:widows="0" fo:text-indent="0.0055in" style:auto-text-indent="false"/>
    </style:style>
    <style:style style:name="P291" style:family="paragraph" style:parent-style-name="Standard">
      <style:paragraph-properties fo:margin-left="0.0098in" fo:margin-right="2.6835in" fo:margin-top="0.0075in" fo:margin-bottom="0in" loext:contextual-spacing="false" fo:line-height="103%" fo:orphans="0" fo:widows="0" fo:text-indent="0.0055in" style:auto-text-indent="false"/>
    </style:style>
    <style:style style:name="P292" style:family="paragraph" style:parent-style-name="Standard">
      <style:paragraph-properties fo:margin-left="0.0528in" fo:margin-right="0.1445in" fo:line-height="103%" fo:orphans="0" fo:widows="0" fo:text-indent="0.2799in" style:auto-text-indent="false"/>
    </style:style>
    <style:style style:name="P293" style:family="paragraph" style:parent-style-name="Standard">
      <style:paragraph-properties fo:margin-left="0.0583in" fo:margin-right="0.0346in" fo:margin-top="0.0075in" fo:margin-bottom="0in" loext:contextual-spacing="false" fo:line-height="103%" fo:orphans="0" fo:widows="0" fo:text-indent="0.2752in" style:auto-text-indent="false"/>
    </style:style>
    <style:style style:name="P294" style:family="paragraph" style:parent-style-name="Standard">
      <style:paragraph-properties fo:margin-left="0.0528in" fo:margin-right="0.1272in" fo:margin-top="0.0075in" fo:margin-bottom="0in" loext:contextual-spacing="false" fo:line-height="103%" fo:orphans="0" fo:widows="0" fo:text-indent="0.2799in" style:auto-text-indent="false"/>
    </style:style>
    <style:style style:name="P295" style:family="paragraph" style:parent-style-name="Standard">
      <style:paragraph-properties fo:margin-left="0.0528in" fo:margin-right="0.0453in" fo:line-height="103%" fo:orphans="0" fo:widows="0" fo:text-indent="0.2827in" style:auto-text-indent="false"/>
    </style:style>
    <style:style style:name="P296" style:family="paragraph" style:parent-style-name="Standard">
      <style:paragraph-properties fo:margin-left="0.0555in" fo:margin-right="0.1071in" fo:margin-top="0.0075in" fo:margin-bottom="0in" loext:contextual-spacing="false" fo:line-height="103%" fo:text-align="center" style:justify-single-word="false" fo:orphans="0" fo:widows="0" fo:text-indent="0in" style:auto-text-indent="false"/>
    </style:style>
    <style:style style:name="P297" style:family="paragraph" style:parent-style-name="Standard">
      <style:paragraph-properties fo:margin-left="0.0528in" fo:margin-right="0.1402in" fo:line-height="103%" fo:orphans="0" fo:widows="0" fo:text-indent="0.2799in" style:auto-text-indent="false"/>
    </style:style>
    <style:style style:name="P298" style:family="paragraph" style:parent-style-name="Standard">
      <style:paragraph-properties fo:margin-left="0.0547in" fo:margin-right="0.1193in" fo:margin-top="0.0075in" fo:margin-bottom="0in" loext:contextual-spacing="false" fo:line-height="103%" fo:orphans="0" fo:widows="0" fo:text-indent="0.278in" style:auto-text-indent="false"/>
    </style:style>
    <style:style style:name="P299" style:family="paragraph" style:parent-style-name="Standard">
      <style:paragraph-properties fo:margin-left="0.0528in" fo:margin-right="0.0425in" fo:margin-top="0.0075in" fo:margin-bottom="0in" loext:contextual-spacing="false" fo:line-height="103%" fo:orphans="0" fo:widows="0" fo:text-indent="0.2791in" style:auto-text-indent="false"/>
    </style:style>
    <style:style style:name="P300" style:family="paragraph" style:parent-style-name="Standard">
      <style:paragraph-properties fo:margin-left="0.0528in" fo:margin-right="0.1689in" fo:margin-top="0.0075in" fo:margin-bottom="0in" loext:contextual-spacing="false" fo:line-height="103%" fo:orphans="0" fo:widows="0" fo:text-indent="0.2835in" style:auto-text-indent="false"/>
    </style:style>
    <style:style style:name="P301" style:family="paragraph" style:parent-style-name="Standard">
      <style:paragraph-properties fo:margin-left="0.0256in" fo:margin-right="0in" fo:margin-top="0.0953in" fo:margin-bottom="0in" loext:contextual-spacing="false" fo:line-height="100%" fo:orphans="0" fo:widows="0" fo:text-indent="0in" style:auto-text-indent="false"/>
    </style:style>
    <style:style style:name="P302" style:family="paragraph" style:parent-style-name="Standard">
      <style:paragraph-properties fo:margin-left="0.0256in" fo:margin-right="0in" fo:margin-top="0.0161in" fo:margin-bottom="0in" loext:contextual-spacing="false" fo:line-height="100%" fo:orphans="0" fo:widows="0" fo:text-indent="0in" style:auto-text-indent="false"/>
    </style:style>
    <style:style style:name="P303" style:family="paragraph" style:parent-style-name="Standard">
      <style:paragraph-properties fo:margin-left="0.0256in" fo:margin-right="0in" fo:margin-top="0.0075in" fo:margin-bottom="0in" loext:contextual-spacing="false" fo:line-height="100%" fo:orphans="0" fo:widows="0" fo:text-indent="0in" style:auto-text-indent="false"/>
    </style:style>
    <style:style style:name="P304" style:family="paragraph" style:parent-style-name="Standard">
      <style:paragraph-properties fo:margin-left="0.0563in" fo:margin-right="0.0425in" fo:line-height="103%" fo:orphans="0" fo:widows="0" fo:text-indent="0.2799in" style:auto-text-indent="false"/>
    </style:style>
    <style:style style:name="P305" style:family="paragraph" style:parent-style-name="Standard">
      <style:paragraph-properties fo:margin-left="0.0528in" fo:margin-right="0.0634in" fo:line-height="103%" fo:orphans="0" fo:widows="0" fo:text-indent="0.2799in" style:auto-text-indent="false"/>
    </style:style>
    <style:style style:name="P306" style:family="paragraph" style:parent-style-name="Standard">
      <style:paragraph-properties fo:margin-left="0.0555in" fo:margin-right="0.078in" fo:margin-top="0.0075in" fo:margin-bottom="0in" loext:contextual-spacing="false" fo:line-height="103%" fo:orphans="0" fo:widows="0" fo:text-indent="0.2783in" style:auto-text-indent="false"/>
    </style:style>
    <style:style style:name="P307" style:family="paragraph" style:parent-style-name="Standard">
      <style:paragraph-properties fo:margin-left="0.0528in" fo:margin-right="0.0417in" fo:margin-top="0.0075in" fo:margin-bottom="0in" loext:contextual-spacing="false" fo:line-height="103%" fo:orphans="0" fo:widows="0" fo:text-indent="0.2811in" style:auto-text-indent="false"/>
    </style:style>
    <style:style style:name="P308" style:family="paragraph" style:parent-style-name="Standard">
      <style:paragraph-properties fo:margin-left="0.0547in" fo:margin-right="0.0602in" fo:margin-top="0.0075in" fo:margin-bottom="0in" loext:contextual-spacing="false" fo:line-height="103%" fo:orphans="0" fo:widows="0" fo:text-indent="0.278in" style:auto-text-indent="false"/>
    </style:style>
    <style:style style:name="P309" style:family="paragraph" style:parent-style-name="Standard">
      <style:paragraph-properties fo:margin-left="0.0528in" fo:margin-right="0.0508in" fo:margin-top="0.0075in" fo:margin-bottom="0in" loext:contextual-spacing="false" fo:line-height="103%" fo:orphans="0" fo:widows="0" fo:text-indent="0.2799in" style:auto-text-indent="false"/>
    </style:style>
    <style:style style:name="P310" style:family="paragraph" style:parent-style-name="Standard">
      <style:paragraph-properties fo:margin-left="0.0528in" fo:margin-right="0.0429in" fo:line-height="103%" fo:orphans="0" fo:widows="0" fo:text-indent="0.2764in" style:auto-text-indent="false"/>
    </style:style>
    <style:style style:name="P311" style:family="paragraph" style:parent-style-name="Standard">
      <style:paragraph-properties fo:margin-left="0.0165in" fo:margin-right="1.6071in" fo:margin-top="0.0161in" fo:margin-bottom="0in" loext:contextual-spacing="false" fo:line-height="103%" fo:orphans="0" fo:widows="0" fo:text-indent="-0.0008in" style:auto-text-indent="false"/>
    </style:style>
    <style:style style:name="P312" style:family="paragraph" style:parent-style-name="Standard">
      <style:paragraph-properties fo:margin-left="0.0098in" fo:margin-right="1.1972in" fo:margin-top="0.0161in" fo:margin-bottom="0in" loext:contextual-spacing="false" fo:line-height="103%" fo:orphans="0" fo:widows="0" fo:text-indent="0in" style:auto-text-indent="false"/>
    </style:style>
    <style:style style:name="P313" style:family="paragraph" style:parent-style-name="Standard">
      <style:paragraph-properties fo:margin-left="0.0098in" fo:margin-right="1.3472in" fo:margin-top="0.0953in" fo:margin-bottom="0in" loext:contextual-spacing="false" fo:line-height="103%" fo:orphans="0" fo:widows="0" fo:text-indent="0in" style:auto-text-indent="false"/>
    </style:style>
    <style:style style:name="P314" style:family="paragraph" style:parent-style-name="Standard">
      <style:paragraph-properties fo:margin-left="0.0126in" fo:margin-right="1.5075in" fo:margin-top="0.0161in" fo:margin-bottom="0in" loext:contextual-spacing="false" fo:line-height="103%" fo:orphans="0" fo:widows="0" fo:text-indent="0in" style:auto-text-indent="false"/>
    </style:style>
    <style:style style:name="P315" style:family="paragraph" style:parent-style-name="Standard">
      <style:paragraph-properties fo:margin-left="0.0528in" fo:margin-right="0.0417in" fo:line-height="103%" fo:orphans="0" fo:widows="0" fo:text-indent="0.2827in" style:auto-text-indent="false"/>
    </style:style>
    <style:style style:name="P316" style:family="paragraph" style:parent-style-name="Standard">
      <style:paragraph-properties fo:margin-left="0.0528in" fo:margin-right="0.0736in" fo:line-height="103%" fo:orphans="0" fo:widows="0" fo:text-indent="0.2811in" style:auto-text-indent="false"/>
    </style:style>
    <style:style style:name="P317" style:family="paragraph" style:parent-style-name="Standard">
      <style:paragraph-properties fo:margin-left="0.0528in" fo:margin-right="0.0902in" fo:line-height="103%" fo:orphans="0" fo:widows="0" fo:text-indent="0.2799in" style:auto-text-indent="false"/>
    </style:style>
    <style:style style:name="P318" style:family="paragraph" style:parent-style-name="Standard">
      <style:paragraph-properties fo:margin-left="0.0563in" fo:margin-right="0.2382in" fo:line-height="103%" fo:orphans="0" fo:widows="0" fo:text-indent="0.2764in" style:auto-text-indent="false"/>
    </style:style>
    <style:style style:name="P319" style:family="paragraph" style:parent-style-name="Standard">
      <style:paragraph-properties fo:margin-left="0.0528in" fo:margin-right="0.0417in" fo:margin-top="0.0075in" fo:margin-bottom="0in" loext:contextual-spacing="false" fo:line-height="103%" fo:orphans="0" fo:widows="0" fo:text-indent="0.2799in" style:auto-text-indent="false"/>
    </style:style>
    <style:style style:name="P320" style:family="paragraph" style:parent-style-name="Standard">
      <style:paragraph-properties fo:margin-left="0.0118in" fo:margin-right="1.7319in" fo:margin-top="0.0161in" fo:margin-bottom="0in" loext:contextual-spacing="false" fo:line-height="103%" fo:orphans="0" fo:widows="0" fo:text-indent="-0.0035in" style:auto-text-indent="false"/>
    </style:style>
    <style:style style:name="P321" style:family="paragraph" style:parent-style-name="Standard">
      <style:paragraph-properties fo:margin-left="0.0256in" fo:margin-right="1.3193in" fo:margin-top="0.0161in" fo:margin-bottom="0in" loext:contextual-spacing="false" fo:line-height="103%" fo:orphans="0" fo:widows="0" fo:text-indent="-0.0161in" style:auto-text-indent="false"/>
    </style:style>
    <style:style style:name="P322" style:family="paragraph" style:parent-style-name="Standard">
      <style:paragraph-properties fo:margin-left="0.0244in" fo:margin-right="1.6602in" fo:margin-top="0.0161in" fo:margin-bottom="0in" loext:contextual-spacing="false" fo:line-height="103%" fo:orphans="0" fo:widows="0" fo:text-indent="-0.0098in" style:auto-text-indent="false"/>
    </style:style>
    <style:style style:name="P323" style:family="paragraph" style:parent-style-name="Standard">
      <style:paragraph-properties fo:margin-left="0.0126in" fo:margin-right="1.4374in" fo:margin-top="0.0161in" fo:margin-bottom="0in" loext:contextual-spacing="false" fo:line-height="103%" fo:orphans="0" fo:widows="0" fo:text-indent="0.0043in" style:auto-text-indent="false"/>
    </style:style>
    <style:style style:name="P324" style:family="paragraph" style:parent-style-name="Standard">
      <style:paragraph-properties fo:margin-left="0.0154in" fo:margin-right="1.7272in" fo:margin-top="0.0075in" fo:margin-bottom="0in" loext:contextual-spacing="false" fo:line-height="103%" fo:orphans="0" fo:widows="0" fo:text-indent="-0.002in" style:auto-text-indent="false"/>
    </style:style>
    <style:style style:name="P325" style:family="paragraph" style:parent-style-name="Standard">
      <style:paragraph-properties fo:margin-left="0.0528in" fo:margin-right="0.0425in" fo:line-height="103%" fo:orphans="0" fo:widows="0" fo:text-indent="0.2764in" style:auto-text-indent="false"/>
    </style:style>
    <style:style style:name="P326" style:family="paragraph" style:parent-style-name="Standard">
      <style:paragraph-properties fo:margin-left="0.0126in" fo:margin-right="1.5693in" fo:line-height="103%" fo:orphans="0" fo:widows="0" fo:text-indent="0.0028in" style:auto-text-indent="false"/>
    </style:style>
    <style:style style:name="P327" style:family="paragraph" style:parent-style-name="Standard">
      <style:paragraph-properties fo:margin-left="0.0547in" fo:margin-right="0.0437in" fo:margin-top="0.0075in" fo:margin-bottom="0in" loext:contextual-spacing="false" fo:line-height="103%" fo:orphans="0" fo:widows="0" fo:text-indent="0.2811in" style:auto-text-indent="false"/>
    </style:style>
    <style:style style:name="P328" style:family="paragraph" style:parent-style-name="Standard">
      <style:paragraph-properties fo:margin-left="0.0528in" fo:margin-right="0.111in" fo:margin-top="0.0075in" fo:margin-bottom="0in" loext:contextual-spacing="false" fo:line-height="103%" fo:orphans="0" fo:widows="0" fo:text-indent="0.2811in" style:auto-text-indent="false"/>
    </style:style>
    <style:style style:name="P329" style:family="paragraph" style:parent-style-name="Standard">
      <style:paragraph-properties fo:margin-left="0.0134in" fo:margin-right="1.3638in" fo:margin-top="0.0161in" fo:margin-bottom="0in" loext:contextual-spacing="false" fo:line-height="103%" fo:orphans="0" fo:widows="0" fo:text-indent="-0.0035in" style:auto-text-indent="false"/>
    </style:style>
    <style:style style:name="P330" style:family="paragraph" style:parent-style-name="Standard">
      <style:paragraph-properties fo:margin-left="0.0134in" fo:margin-right="1.4508in" fo:margin-top="0.0161in" fo:margin-bottom="0in" loext:contextual-spacing="false" fo:line-height="103%" fo:orphans="0" fo:widows="0" fo:text-indent="0.0008in" style:auto-text-indent="false"/>
    </style:style>
    <style:style style:name="P331" style:family="paragraph" style:parent-style-name="Standard">
      <style:paragraph-properties fo:margin-left="0.0528in" fo:margin-right="0.0425in" fo:line-height="103%" fo:orphans="0" fo:widows="0" fo:text-indent="0.2799in" style:auto-text-indent="false"/>
    </style:style>
    <style:style style:name="P332" style:family="paragraph" style:parent-style-name="Standard">
      <style:paragraph-properties fo:margin-left="0.0547in" fo:margin-right="0.0429in" fo:line-height="103%" fo:text-align="center" style:justify-single-word="false" fo:orphans="0" fo:widows="0" fo:text-indent="0in" style:auto-text-indent="false"/>
    </style:style>
    <style:style style:name="P333" style:family="paragraph" style:parent-style-name="Standard">
      <style:paragraph-properties fo:margin-left="0.0555in" fo:margin-right="0.0417in" fo:line-height="103%" fo:orphans="0" fo:widows="0" fo:text-indent="0.2772in" style:auto-text-indent="false"/>
    </style:style>
    <style:style style:name="P334" style:family="paragraph" style:parent-style-name="Standard">
      <style:paragraph-properties fo:margin-left="0.0555in" fo:margin-right="0.0425in" fo:margin-top="0.0075in" fo:margin-bottom="0in" loext:contextual-spacing="false" fo:line-height="103%" fo:orphans="0" fo:widows="0" fo:text-indent="0.2772in" style:auto-text-indent="false"/>
    </style:style>
    <style:style style:name="P335" style:family="paragraph" style:parent-style-name="Standard">
      <style:paragraph-properties fo:margin-left="0.0154in" fo:margin-right="1.7811in" fo:margin-top="0.0161in" fo:margin-bottom="0in" loext:contextual-spacing="false" fo:line-height="103%" fo:orphans="0" fo:widows="0" fo:text-indent="-0.0028in" style:auto-text-indent="false"/>
    </style:style>
    <style:style style:name="P336" style:family="paragraph" style:parent-style-name="Standard">
      <style:paragraph-properties fo:margin-left="0.0118in" fo:margin-right="0.8465in" fo:margin-top="0.0161in" fo:margin-bottom="0in" loext:contextual-spacing="false" fo:line-height="103%" fo:orphans="0" fo:widows="0" fo:text-indent="0in" style:auto-text-indent="false"/>
    </style:style>
    <style:style style:name="P337" style:family="paragraph" style:parent-style-name="Standard">
      <style:paragraph-properties fo:margin-left="0.0138in" fo:margin-right="0in" fo:line-height="100%" fo:orphans="0" fo:widows="0" fo:text-indent="0in" style:auto-text-indent="false"/>
    </style:style>
    <style:style style:name="P338" style:family="paragraph" style:parent-style-name="Standard">
      <style:paragraph-properties fo:margin-left="0.0138in" fo:margin-right="0in" fo:margin-top="0.3736in" fo:margin-bottom="0in" loext:contextual-spacing="false" fo:line-height="100%" fo:orphans="0" fo:widows="0" fo:text-indent="0in" style:auto-text-indent="false"/>
    </style:style>
    <style:style style:name="P339" style:family="paragraph" style:parent-style-name="Standard">
      <style:paragraph-properties fo:margin-left="0.0138in" fo:margin-right="0in" fo:margin-top="0.2866in" fo:margin-bottom="0in" loext:contextual-spacing="false" fo:line-height="100%" fo:orphans="0" fo:widows="0" fo:text-indent="0in" style:auto-text-indent="false"/>
    </style:style>
    <style:style style:name="P340" style:family="paragraph" style:parent-style-name="Standard">
      <style:paragraph-properties fo:margin-left="0.0138in" fo:margin-right="0in" fo:margin-top="0.3654in" fo:margin-bottom="0in" loext:contextual-spacing="false" fo:line-height="100%" fo:orphans="0" fo:widows="0" fo:text-indent="0in" style:auto-text-indent="false"/>
    </style:style>
    <style:style style:name="P341" style:family="paragraph" style:parent-style-name="Standard">
      <style:paragraph-properties fo:margin-left="0.0563in" fo:margin-right="0.0339in" fo:line-height="103%" fo:text-align="center" style:justify-single-word="false" fo:orphans="0" fo:widows="0" fo:text-indent="0in" style:auto-text-indent="false"/>
    </style:style>
    <style:style style:name="P342" style:family="paragraph" style:parent-style-name="Standard">
      <style:paragraph-properties fo:margin-left="0.0583in" fo:margin-right="0.2862in" fo:line-height="103%" fo:text-align="justify" style:justify-single-word="false" fo:orphans="0" fo:widows="0" fo:text-indent="0.2744in" style:auto-text-indent="false"/>
    </style:style>
    <style:style style:name="P343" style:family="paragraph" style:parent-style-name="Standard">
      <style:paragraph-properties fo:margin-left="0.0528in" fo:margin-right="0.2327in" fo:margin-top="0.0075in" fo:margin-bottom="0in" loext:contextual-spacing="false" fo:line-height="103%" fo:orphans="0" fo:widows="0" fo:text-indent="0.0028in" style:auto-text-indent="false"/>
    </style:style>
    <style:style style:name="P344" style:family="paragraph" style:parent-style-name="Standard">
      <style:paragraph-properties fo:margin-left="0.0528in" fo:margin-right="0.052in" fo:line-height="103%" fo:orphans="0" fo:widows="0" fo:text-indent="0.2799in" style:auto-text-indent="false"/>
    </style:style>
    <style:style style:name="P345" style:family="paragraph" style:parent-style-name="Standard">
      <style:paragraph-properties fo:margin-left="0.0528in" fo:margin-right="0.1362in" fo:margin-top="0.0075in" fo:margin-bottom="0in" loext:contextual-spacing="false" fo:line-height="103%" fo:orphans="0" fo:widows="0" fo:text-indent="0.2799in" style:auto-text-indent="false"/>
    </style:style>
    <style:style style:name="P346" style:family="paragraph" style:parent-style-name="Standard">
      <style:paragraph-properties fo:margin-left="0.0555in" fo:margin-right="0.0811in" fo:margin-top="0.0075in" fo:margin-bottom="0in" loext:contextual-spacing="false" fo:line-height="103%" fo:orphans="0" fo:widows="0" fo:text-indent="0.2811in" style:auto-text-indent="false"/>
    </style:style>
    <style:style style:name="P347" style:family="paragraph" style:parent-style-name="Standard">
      <style:paragraph-properties fo:margin-left="0.0547in" fo:margin-right="0.0453in" fo:margin-top="0.0075in" fo:margin-bottom="0in" loext:contextual-spacing="false" fo:line-height="103%" fo:orphans="0" fo:widows="0" fo:text-indent="0.278in" style:auto-text-indent="false"/>
    </style:style>
    <style:style style:name="P348" style:family="paragraph" style:parent-style-name="Standard">
      <style:paragraph-properties fo:margin-left="0.0118in" fo:margin-right="2.7744in" fo:line-height="103%" fo:orphans="0" fo:widows="0" fo:text-indent="-0.0028in" style:auto-text-indent="false"/>
    </style:style>
    <style:style style:name="P349" style:family="paragraph" style:parent-style-name="Standard">
      <style:paragraph-properties fo:margin-left="0.0146in" fo:margin-right="2.5335in" fo:margin-top="0.0161in" fo:margin-bottom="0in" loext:contextual-spacing="false" fo:line-height="103%" fo:orphans="0" fo:widows="0" fo:text-indent="-0.0008in" style:auto-text-indent="false"/>
    </style:style>
    <style:style style:name="P350" style:family="paragraph" style:parent-style-name="Standard">
      <style:paragraph-properties fo:margin-left="0.0083in" fo:margin-right="3.0398in" fo:margin-top="0.0161in" fo:margin-bottom="0in" loext:contextual-spacing="false" fo:line-height="103%" fo:orphans="0" fo:widows="0" fo:text-indent="0.0047in" style:auto-text-indent="false"/>
    </style:style>
    <style:style style:name="P351" style:family="paragraph" style:parent-style-name="Standard">
      <style:paragraph-properties fo:margin-left="0.0126in" fo:margin-right="2.9846in" fo:margin-top="0.0161in" fo:margin-bottom="0in" loext:contextual-spacing="false" fo:line-height="103%" fo:orphans="0" fo:widows="0" fo:text-indent="-0.002in" style:auto-text-indent="false"/>
    </style:style>
    <style:style style:name="P352" style:family="paragraph" style:parent-style-name="Standard">
      <style:paragraph-properties fo:margin-left="0.0118in" fo:margin-right="2.7535in" fo:margin-top="0.0161in" fo:margin-bottom="0in" loext:contextual-spacing="false" fo:line-height="103%" fo:orphans="0" fo:widows="0" fo:text-indent="0.0028in" style:auto-text-indent="false"/>
    </style:style>
    <style:style style:name="P353" style:family="paragraph" style:parent-style-name="Standard">
      <style:paragraph-properties fo:margin-left="0.0098in" fo:margin-right="2.311in" fo:margin-top="0.0161in" fo:margin-bottom="0in" loext:contextual-spacing="false" fo:line-height="103%" fo:orphans="0" fo:widows="0" fo:text-indent="0.0047in" style:auto-text-indent="false"/>
    </style:style>
    <style:style style:name="P354" style:family="paragraph" style:parent-style-name="Standard">
      <style:paragraph-properties fo:margin-left="0.0083in" fo:margin-right="2.0543in" fo:margin-top="0.1453in" fo:margin-bottom="0in" loext:contextual-spacing="false" fo:line-height="103%" fo:orphans="0" fo:widows="0" fo:text-indent="0.0071in" style:auto-text-indent="false"/>
    </style:style>
    <style:style style:name="P355" style:family="paragraph" style:parent-style-name="Standard">
      <style:paragraph-properties fo:margin-left="0.0134in" fo:margin-right="1.6917in" fo:margin-top="0.0075in" fo:margin-bottom="0in" loext:contextual-spacing="false" fo:line-height="103%" fo:orphans="0" fo:widows="0" fo:text-indent="-0.0043in" style:auto-text-indent="false"/>
    </style:style>
    <style:style style:name="P356" style:family="paragraph" style:parent-style-name="Standard">
      <style:paragraph-properties fo:margin-left="0.0161in" fo:margin-right="2.3028in" fo:line-height="103%" fo:orphans="0" fo:widows="0" fo:text-indent="0in" style:auto-text-indent="false"/>
    </style:style>
    <style:style style:name="P357" style:family="paragraph" style:parent-style-name="Standard">
      <style:paragraph-properties fo:margin-left="0.0146in" fo:margin-right="1.65in" fo:margin-top="0.0866in" fo:margin-bottom="0in" loext:contextual-spacing="false" fo:line-height="103%" fo:orphans="0" fo:widows="0" fo:text-indent="0in" style:auto-text-indent="false"/>
    </style:style>
    <style:style style:name="P358" style:family="paragraph" style:parent-style-name="Standard">
      <style:paragraph-properties fo:margin-left="0.0146in" fo:margin-right="1.4874in" fo:margin-top="0.0953in" fo:margin-bottom="0in" loext:contextual-spacing="false" fo:line-height="103%" fo:orphans="0" fo:widows="0" fo:text-indent="0in" style:auto-text-indent="false"/>
    </style:style>
    <style:style style:name="P359" style:family="paragraph" style:parent-style-name="Standard">
      <style:paragraph-properties fo:margin-left="0.0118in" fo:margin-right="2.4484in" fo:margin-top="0.1453in" fo:margin-bottom="0in" loext:contextual-spacing="false" fo:line-height="103%" fo:orphans="0" fo:widows="0" fo:text-indent="0.0028in" style:auto-text-indent="false"/>
    </style:style>
    <style:style style:name="P360" style:family="paragraph" style:parent-style-name="Standard">
      <style:paragraph-properties fo:margin-left="0.0083in" fo:margin-right="1.2047in" fo:margin-top="0.0075in" fo:margin-bottom="0in" loext:contextual-spacing="false" fo:line-height="103%" fo:orphans="0" fo:widows="0" fo:text-indent="0.0043in" style:auto-text-indent="false"/>
    </style:style>
    <style:style style:name="P361" style:family="paragraph" style:parent-style-name="Standard">
      <style:paragraph-properties fo:margin-left="0.0098in" fo:margin-right="2.3028in" fo:margin-top="0.0075in" fo:margin-bottom="0in" loext:contextual-spacing="false" fo:line-height="103%" fo:orphans="0" fo:widows="0" fo:text-indent="0.0016in" style:auto-text-indent="false"/>
    </style:style>
    <style:style style:name="P362" style:family="paragraph" style:parent-style-name="Standard">
      <style:paragraph-properties fo:margin-left="0.0126in" fo:margin-right="2.3772in" fo:margin-top="0.0161in" fo:margin-bottom="0in" loext:contextual-spacing="false" fo:line-height="103%" fo:orphans="0" fo:widows="0" fo:text-indent="0.002in" style:auto-text-indent="false"/>
    </style:style>
    <style:style style:name="P363" style:family="paragraph" style:parent-style-name="Standard">
      <style:paragraph-properties fo:margin-left="0.0528in" fo:margin-right="0.15in" fo:line-height="103%" fo:orphans="0" fo:widows="0" fo:text-indent="0.2799in" style:auto-text-indent="false"/>
    </style:style>
    <style:style style:name="P364" style:family="paragraph" style:parent-style-name="Standard">
      <style:paragraph-properties fo:margin-left="0.0528in" fo:margin-right="0.0417in" fo:margin-top="0.0075in" fo:margin-bottom="0in" loext:contextual-spacing="false" fo:line-height="103%" fo:orphans="0" fo:widows="0" fo:text-indent="0.2909in" style:auto-text-indent="false"/>
    </style:style>
    <style:style style:name="P365" style:family="paragraph" style:parent-style-name="Standard">
      <style:paragraph-properties fo:margin-left="0.0528in" fo:margin-right="0.148in" fo:margin-top="0.0075in" fo:margin-bottom="0in" loext:contextual-spacing="false" fo:line-height="103%" fo:orphans="0" fo:widows="0" fo:text-indent="0.2827in" style:auto-text-indent="false"/>
    </style:style>
    <style:style style:name="P366" style:family="paragraph" style:parent-style-name="Standard">
      <style:paragraph-properties fo:margin-left="0.0528in" fo:margin-right="0.0429in" fo:margin-top="0.0075in" fo:margin-bottom="0in" loext:contextual-spacing="false" fo:line-height="103%" fo:orphans="0" fo:widows="0" fo:text-indent="0.2811in" style:auto-text-indent="false"/>
    </style:style>
    <style:style style:name="P367" style:family="paragraph" style:parent-style-name="Standard">
      <style:paragraph-properties fo:margin-left="0.0528in" fo:margin-right="0.0429in" fo:line-height="103%" fo:orphans="0" fo:widows="0" fo:text-indent="0.2811in" style:auto-text-indent="false"/>
    </style:style>
    <style:style style:name="P368" style:family="paragraph" style:parent-style-name="Standard">
      <style:paragraph-properties fo:margin-left="0.0547in" fo:margin-right="0.0417in" fo:margin-top="0.0075in" fo:margin-bottom="0in" loext:contextual-spacing="false" fo:line-height="103%" fo:orphans="0" fo:widows="0" fo:text-indent="0.2764in" style:auto-text-indent="false"/>
    </style:style>
    <style:style style:name="P369" style:family="paragraph" style:parent-style-name="Standard">
      <style:paragraph-properties fo:margin-left="0.0528in" fo:margin-right="0.0689in" fo:margin-top="0.0075in" fo:margin-bottom="0in" loext:contextual-spacing="false" fo:line-height="103%" fo:orphans="0" fo:widows="0" fo:text-indent="0.2827in" style:auto-text-indent="false"/>
    </style:style>
    <style:style style:name="P370" style:family="paragraph" style:parent-style-name="Standard">
      <style:paragraph-properties fo:margin-left="0.0134in" fo:margin-right="1.5252in" fo:line-height="103%" fo:orphans="0" fo:widows="0" fo:text-indent="0.0008in" style:auto-text-indent="false"/>
    </style:style>
    <style:style style:name="P371" style:family="paragraph" style:parent-style-name="Standard">
      <style:paragraph-properties fo:margin-left="0.0118in" fo:margin-right="1.1154in" fo:margin-top="0.0075in" fo:margin-bottom="0in" loext:contextual-spacing="false" fo:line-height="103%" fo:orphans="0" fo:widows="0" fo:text-indent="0.0028in" style:auto-text-indent="false"/>
    </style:style>
    <style:style style:name="P372" style:family="paragraph" style:parent-style-name="Standard">
      <style:paragraph-properties fo:margin-left="0.0146in" fo:margin-right="1.4866in" fo:margin-top="0.0161in" fo:margin-bottom="0in" loext:contextual-spacing="false" fo:line-height="103%" fo:orphans="0" fo:widows="0" fo:text-indent="0.022in" style:auto-text-indent="false"/>
    </style:style>
    <style:style style:name="P373" style:family="paragraph" style:parent-style-name="Standard">
      <style:paragraph-properties fo:margin-top="0.0866in" fo:margin-bottom="0in" loext:contextual-spacing="false" fo:line-height="103%" fo:orphans="0" fo:widows="0"/>
    </style:style>
    <style:style style:name="P374" style:family="paragraph" style:parent-style-name="Standard">
      <style:paragraph-properties fo:margin-left="0.0098in" fo:margin-right="1.6819in" fo:margin-top="0.0161in" fo:margin-bottom="0in" loext:contextual-spacing="false" fo:line-height="103%" fo:orphans="0" fo:widows="0" fo:text-indent="0.0138in" style:auto-text-indent="false"/>
    </style:style>
    <style:style style:name="P375" style:family="paragraph" style:parent-style-name="Standard">
      <style:paragraph-properties fo:margin-left="0.0118in" fo:margin-right="1.4563in" fo:margin-top="0.0161in" fo:margin-bottom="0in" loext:contextual-spacing="false" fo:line-height="103%" fo:orphans="0" fo:widows="0" fo:text-indent="0.0008in" style:auto-text-indent="false"/>
    </style:style>
    <style:style style:name="P376" style:family="paragraph" style:parent-style-name="Standard">
      <style:paragraph-properties fo:margin-left="0.0098in" fo:margin-right="1.1161in" fo:margin-top="0.0161in" fo:margin-bottom="0in" loext:contextual-spacing="false" fo:line-height="103%" fo:orphans="0" fo:widows="0" fo:text-indent="0.0028in" style:auto-text-indent="false"/>
    </style:style>
    <style:style style:name="P377" style:family="paragraph" style:parent-style-name="Standard">
      <style:paragraph-properties fo:margin-left="0.0244in" fo:margin-right="1.3665in" fo:margin-top="0.0161in" fo:margin-bottom="0in" loext:contextual-spacing="false" fo:line-height="103%" fo:orphans="0" fo:widows="0" fo:text-indent="0in" style:auto-text-indent="false"/>
    </style:style>
    <style:style style:name="P378" style:family="paragraph" style:parent-style-name="Standard">
      <style:paragraph-properties fo:margin-left="0.0098in" fo:margin-right="1.3516in" fo:line-height="103%" fo:orphans="0" fo:widows="0" fo:text-indent="0.0138in" style:auto-text-indent="false"/>
    </style:style>
    <style:style style:name="P379" style:family="paragraph" style:parent-style-name="Standard">
      <style:paragraph-properties fo:margin-left="0.0098in" fo:margin-right="1.7862in" fo:margin-top="0.0075in" fo:margin-bottom="0in" loext:contextual-spacing="false" fo:line-height="103%" fo:orphans="0" fo:widows="0" fo:text-indent="0in" style:auto-text-indent="false"/>
    </style:style>
    <style:style style:name="P380" style:family="paragraph" style:parent-style-name="Standard" style:master-page-name="Converted13">
      <style:paragraph-properties fo:orphans="0" fo:widows="0" style:page-number="1"/>
      <style:text-properties fo:font-size="11.5pt" style:font-size-asian="11.5pt" style:font-size-complex="11.5pt"/>
    </style:style>
    <style:style style:name="P381" style:family="paragraph" style:parent-style-name="Standard">
      <style:paragraph-properties fo:margin-top="0.0953in" fo:margin-bottom="0in" loext:contextual-spacing="false" fo:line-height="103%" fo:orphans="0" fo:widows="0"/>
    </style:style>
    <style:style style:name="P382" style:family="paragraph" style:parent-style-name="Standard">
      <style:paragraph-properties fo:margin-left="0.0146in" fo:margin-right="1.7028in" fo:margin-top="0.0161in" fo:margin-bottom="0in" loext:contextual-spacing="false" fo:line-height="103%" fo:orphans="0" fo:widows="0" fo:text-indent="0in" style:auto-text-indent="false"/>
    </style:style>
    <style:style style:name="P383" style:family="paragraph" style:parent-style-name="Standard">
      <style:paragraph-properties fo:margin-left="0.0118in" fo:margin-right="0.9535in" fo:line-height="103%" fo:orphans="0" fo:widows="0" fo:text-indent="0in" style:auto-text-indent="false"/>
    </style:style>
    <style:style style:name="P384" style:family="paragraph" style:parent-style-name="Standard">
      <style:paragraph-properties fo:margin-left="0.0098in" fo:margin-right="1.7575in" fo:margin-top="0.0161in" fo:margin-bottom="0in" loext:contextual-spacing="false" fo:line-height="103%" fo:orphans="0" fo:widows="0" fo:text-indent="0.0055in" style:auto-text-indent="false"/>
    </style:style>
    <style:style style:name="P385" style:family="paragraph" style:parent-style-name="Standard">
      <style:paragraph-properties fo:margin-left="0.0126in" fo:margin-right="1.3154in" fo:margin-top="0.0161in" fo:margin-bottom="0in" loext:contextual-spacing="false" fo:line-height="103%" fo:orphans="0" fo:widows="0" fo:text-indent="0.0035in" style:auto-text-indent="false"/>
    </style:style>
    <style:style style:name="P386" style:family="paragraph" style:parent-style-name="Standard">
      <style:paragraph-properties fo:margin-left="0.0161in" fo:margin-right="1.7083in" fo:line-height="103%" fo:orphans="0" fo:widows="0" fo:text-indent="-0.0055in" style:auto-text-indent="false"/>
    </style:style>
    <style:style style:name="P387" style:family="paragraph" style:parent-style-name="Standard">
      <style:paragraph-properties fo:margin-left="0.0118in" fo:margin-right="1.3165in" fo:margin-top="0.0161in" fo:margin-bottom="0in" loext:contextual-spacing="false" fo:line-height="103%" fo:orphans="0" fo:widows="0" fo:text-indent="0.0047in" style:auto-text-indent="false"/>
    </style:style>
    <style:style style:name="P388" style:family="paragraph" style:parent-style-name="Standard">
      <style:paragraph-properties fo:margin-left="0.0098in" fo:margin-right="1.5646in" fo:margin-top="0.0075in" fo:margin-bottom="0in" loext:contextual-spacing="false" fo:line-height="103%" fo:orphans="0" fo:widows="0" fo:text-indent="0.0043in" style:auto-text-indent="false"/>
    </style:style>
    <style:style style:name="P389" style:family="paragraph" style:parent-style-name="Standard">
      <style:paragraph-properties fo:margin-left="0.0571in" fo:margin-right="0.0945in" fo:line-height="103%" fo:orphans="0" fo:widows="0" fo:text-indent="0.2811in" style:auto-text-indent="false"/>
    </style:style>
    <style:style style:name="P390" style:family="paragraph" style:parent-style-name="Standard">
      <style:paragraph-properties fo:margin-left="0.0598in" fo:margin-right="0.039in" fo:margin-top="0.0075in" fo:margin-bottom="0in" loext:contextual-spacing="false" fo:line-height="103%" fo:orphans="0" fo:widows="0" fo:text-indent="0.278in" style:auto-text-indent="false"/>
    </style:style>
    <style:style style:name="P391" style:family="paragraph" style:parent-style-name="Standard">
      <style:paragraph-properties fo:margin-left="0.0591in" fo:margin-right="0.0398in" fo:margin-top="0.0075in" fo:margin-bottom="0in" loext:contextual-spacing="false" fo:line-height="103%" fo:orphans="0" fo:widows="0" fo:text-indent="0.2791in" style:auto-text-indent="false"/>
    </style:style>
    <style:style style:name="P392" style:family="paragraph" style:parent-style-name="Standard">
      <style:paragraph-properties fo:margin-left="0.0571in" fo:margin-right="0.0417in" fo:margin-top="0.0075in" fo:margin-bottom="0in" loext:contextual-spacing="false" fo:line-height="103%" fo:orphans="0" fo:widows="0" fo:text-indent="0.2811in" style:auto-text-indent="false"/>
    </style:style>
    <style:style style:name="P393" style:family="paragraph" style:parent-style-name="Standard">
      <style:paragraph-properties fo:margin-left="0.0583in" fo:margin-right="0.3453in" fo:margin-top="0.0075in" fo:margin-bottom="0in" loext:contextual-spacing="false" fo:line-height="103%" fo:orphans="0" fo:widows="0" fo:text-indent="0.278in" style:auto-text-indent="false"/>
    </style:style>
    <style:style style:name="P394" style:family="paragraph" style:parent-style-name="Standard">
      <style:paragraph-properties fo:margin-left="0.0618in" fo:margin-right="0.1071in" fo:margin-top="0.0075in" fo:margin-bottom="0in" loext:contextual-spacing="false" fo:line-height="103%" fo:orphans="0" fo:widows="0" fo:text-indent="0.2728in" style:auto-text-indent="false"/>
    </style:style>
    <style:style style:name="P395" style:family="paragraph" style:parent-style-name="Standard">
      <style:paragraph-properties fo:margin-left="0.0571in" fo:margin-right="0.039in" fo:margin-top="0.0075in" fo:margin-bottom="0in" loext:contextual-spacing="false" fo:line-height="103%" fo:orphans="0" fo:widows="0" fo:text-indent="0.2783in" style:auto-text-indent="false"/>
    </style:style>
    <style:style style:name="P396" style:family="paragraph" style:parent-style-name="Standard">
      <style:paragraph-properties fo:margin-left="0.0571in" fo:margin-right="0.0307in" fo:margin-top="0.0075in" fo:margin-bottom="0in" loext:contextual-spacing="false" fo:line-height="103%" fo:orphans="0" fo:widows="0" fo:text-indent="0.3035in" style:auto-text-indent="false"/>
    </style:style>
    <style:style style:name="P397" style:family="paragraph" style:parent-style-name="Standard">
      <style:paragraph-properties fo:margin-left="0.0598in" fo:margin-right="0.0689in" fo:margin-top="0.0075in" fo:margin-bottom="0in" loext:contextual-spacing="false" fo:line-height="103%" fo:orphans="0" fo:widows="0" fo:text-indent="0.2756in" style:auto-text-indent="false"/>
    </style:style>
    <style:style style:name="P398" style:family="paragraph" style:parent-style-name="Standard">
      <style:paragraph-properties fo:margin-left="0.0154in" fo:margin-right="1.6984in" fo:margin-top="0.0161in" fo:margin-bottom="0in" loext:contextual-spacing="false" fo:line-height="103%" fo:orphans="0" fo:widows="0" fo:text-indent="0in" style:auto-text-indent="false"/>
    </style:style>
    <style:style style:name="P399" style:family="paragraph" style:parent-style-name="Standard">
      <style:paragraph-properties fo:margin-left="0.0146in" fo:margin-right="1.5965in" fo:margin-top="0.0161in" fo:margin-bottom="0in" loext:contextual-spacing="false" fo:line-height="103%" fo:orphans="0" fo:widows="0" fo:text-indent="-0.002in" style:auto-text-indent="false"/>
    </style:style>
    <style:style style:name="P400" style:family="paragraph" style:parent-style-name="Standard">
      <style:paragraph-properties fo:margin-left="0.0126in" fo:margin-right="0.2402in" fo:margin-top="0.0161in" fo:margin-bottom="0in" loext:contextual-spacing="false" fo:line-height="103%" fo:orphans="0" fo:widows="0" fo:text-indent="0.002in" style:auto-text-indent="false"/>
    </style:style>
    <style:style style:name="P401" style:family="paragraph" style:parent-style-name="Standard">
      <style:paragraph-properties fo:margin-left="0.0146in" fo:margin-right="0.0846in" fo:margin-top="0.0075in" fo:margin-bottom="0in" loext:contextual-spacing="false" fo:line-height="103%" fo:orphans="0" fo:widows="0" fo:text-indent="0in" style:auto-text-indent="false"/>
    </style:style>
    <style:style style:name="P402" style:family="paragraph" style:parent-style-name="Standard">
      <style:paragraph-properties fo:margin-left="0.0154in" fo:margin-right="1.8193in" fo:margin-top="0.0075in" fo:margin-bottom="0in" loext:contextual-spacing="false" fo:line-height="103%" fo:orphans="0" fo:widows="0" fo:text-indent="-0.002in" style:auto-text-indent="false"/>
    </style:style>
    <style:style style:name="P403" style:family="paragraph" style:parent-style-name="Standard">
      <style:paragraph-properties fo:margin-left="0.0146in" fo:margin-right="2.7146in" fo:margin-top="0.0161in" fo:margin-bottom="0in" loext:contextual-spacing="false" fo:line-height="103%" fo:orphans="0" fo:widows="0" fo:text-indent="-0.0016in" style:auto-text-indent="false"/>
    </style:style>
    <style:style style:name="P404" style:family="paragraph" style:parent-style-name="Standard">
      <style:paragraph-properties fo:margin-left="0.0126in" fo:margin-right="2.7799in" fo:margin-top="0.0161in" fo:margin-bottom="0in" loext:contextual-spacing="false" fo:line-height="103%" fo:orphans="0" fo:widows="0" fo:text-indent="-0.0028in" style:auto-text-indent="false"/>
    </style:style>
    <style:style style:name="P405" style:family="paragraph" style:parent-style-name="Standard">
      <style:paragraph-properties fo:margin-left="0.0126in" fo:margin-right="2.6417in" fo:margin-top="0.0161in" fo:margin-bottom="0in" loext:contextual-spacing="false" fo:line-height="103%" fo:orphans="0" fo:widows="0" fo:text-indent="-0.0008in" style:auto-text-indent="false"/>
    </style:style>
    <style:style style:name="P406" style:family="paragraph" style:parent-style-name="Standard">
      <style:paragraph-properties fo:margin-left="0.0098in" fo:margin-right="2.5799in" fo:margin-top="0.0075in" fo:margin-bottom="0in" loext:contextual-spacing="false" fo:line-height="103%" fo:orphans="0" fo:widows="0" fo:text-indent="0.0016in" style:auto-text-indent="false"/>
    </style:style>
    <style:style style:name="P407" style:family="paragraph" style:parent-style-name="Standard">
      <style:paragraph-properties fo:margin-left="0.0209in" fo:margin-right="0in" fo:margin-top="0.0161in" fo:margin-bottom="0in" loext:contextual-spacing="false" fo:line-height="100%" fo:orphans="0" fo:widows="0" fo:text-indent="0in" style:auto-text-indent="false"/>
    </style:style>
    <style:style style:name="P408" style:family="paragraph" style:parent-style-name="Standard">
      <style:paragraph-properties fo:margin-left="0.0098in" fo:margin-right="1.2909in" fo:margin-top="0.0953in" fo:margin-bottom="0in" loext:contextual-spacing="false" fo:line-height="103%" fo:orphans="0" fo:widows="0" fo:text-indent="0.0016in" style:auto-text-indent="false"/>
    </style:style>
    <style:style style:name="P409" style:family="paragraph" style:parent-style-name="Standard">
      <style:paragraph-properties fo:margin-left="0.0098in" fo:margin-right="1.4736in" fo:margin-top="0.0161in" fo:margin-bottom="0in" loext:contextual-spacing="false" fo:line-height="103%" fo:orphans="0" fo:widows="0" fo:text-indent="0.0016in" style:auto-text-indent="false"/>
    </style:style>
    <style:style style:name="P410" style:family="paragraph" style:parent-style-name="Standard">
      <style:paragraph-properties fo:margin-left="0.0366in" fo:margin-right="1.972in" fo:margin-top="0.0075in" fo:margin-bottom="0in" loext:contextual-spacing="false" fo:line-height="103%" fo:orphans="0" fo:widows="0" fo:text-indent="-0.0244in" style:auto-text-indent="false"/>
    </style:style>
    <style:style style:name="P411" style:family="paragraph" style:parent-style-name="Standard">
      <style:paragraph-properties fo:margin-left="0.0098in" fo:margin-right="1.5047in" fo:margin-top="0.0161in" fo:margin-bottom="0in" loext:contextual-spacing="false" fo:line-height="103%" fo:orphans="0" fo:widows="0" fo:text-indent="0.0028in" style:auto-text-indent="false"/>
    </style:style>
    <style:style style:name="P412" style:family="paragraph" style:parent-style-name="Standard">
      <style:paragraph-properties fo:margin-left="0.0165in" fo:margin-right="1.7346in" fo:margin-top="0.0075in" fo:margin-bottom="0in" loext:contextual-spacing="false" fo:line-height="103%" fo:orphans="0" fo:widows="0" fo:text-indent="-0.0071in" style:auto-text-indent="false"/>
    </style:style>
    <style:style style:name="P413" style:family="paragraph" style:parent-style-name="Standard">
      <style:paragraph-properties fo:margin-left="0.0098in" fo:margin-right="1.4618in" fo:margin-top="0.0161in" fo:margin-bottom="0in" loext:contextual-spacing="false" fo:line-height="103%" fo:orphans="0" fo:widows="0" fo:text-indent="0in" style:auto-text-indent="false"/>
    </style:style>
    <style:style style:name="P414" style:family="paragraph" style:parent-style-name="Standard">
      <style:paragraph-properties fo:margin-left="0.0154in" fo:margin-right="1.8819in" fo:margin-top="0.0075in" fo:margin-bottom="0in" loext:contextual-spacing="false" fo:line-height="103%" fo:orphans="0" fo:widows="0" fo:text-indent="0in" style:auto-text-indent="false"/>
    </style:style>
    <style:style style:name="P415" style:family="paragraph" style:parent-style-name="Standard">
      <style:paragraph-properties fo:margin-left="0.0146in" fo:margin-right="1.7689in" fo:margin-top="0.0161in" fo:margin-bottom="0in" loext:contextual-spacing="false" fo:line-height="103%" fo:orphans="0" fo:widows="0" fo:text-indent="-0.0016in" style:auto-text-indent="false"/>
    </style:style>
    <style:style style:name="P416" style:family="paragraph" style:parent-style-name="Standard">
      <style:paragraph-properties fo:margin-left="0.0165in" fo:margin-right="1.3701in" fo:margin-top="0.0161in" fo:margin-bottom="0in" loext:contextual-spacing="false" fo:line-height="103%" fo:orphans="0" fo:widows="0" fo:text-indent="-0.0043in" style:auto-text-indent="false"/>
    </style:style>
    <style:style style:name="P417" style:family="paragraph" style:parent-style-name="Standard">
      <style:paragraph-properties fo:margin-left="0.0098in" fo:margin-right="1.6472in" fo:margin-top="0.0161in" fo:margin-bottom="0in" loext:contextual-spacing="false" fo:line-height="103%" fo:orphans="0" fo:widows="0" fo:text-indent="0in" style:auto-text-indent="false"/>
    </style:style>
    <style:style style:name="P418" style:family="paragraph" style:parent-style-name="Standard">
      <style:paragraph-properties fo:margin-left="0.0118in" fo:margin-right="1.1937in" fo:margin-top="0.0161in" fo:margin-bottom="0in" loext:contextual-spacing="false" fo:line-height="103%" fo:orphans="0" fo:widows="0" fo:text-indent="0in" style:auto-text-indent="false"/>
    </style:style>
    <style:style style:name="P419" style:family="paragraph" style:parent-style-name="Standard">
      <style:paragraph-properties fo:margin-left="0.0134in" fo:margin-right="1.772in" fo:margin-top="0.0075in" fo:margin-bottom="0in" loext:contextual-spacing="false" fo:line-height="103%" fo:orphans="0" fo:widows="0" fo:text-indent="-0.0028in" style:auto-text-indent="false"/>
    </style:style>
    <style:style style:name="P420" style:family="paragraph" style:parent-style-name="Standard">
      <style:paragraph-properties fo:margin-left="0.0134in" fo:margin-right="1.8756in" fo:margin-top="0.0161in" fo:margin-bottom="0in" loext:contextual-spacing="false" fo:line-height="103%" fo:orphans="0" fo:widows="0" fo:text-indent="-0.0035in" style:auto-text-indent="false"/>
    </style:style>
    <style:style style:name="P421" style:family="paragraph" style:parent-style-name="Standard">
      <style:paragraph-properties fo:margin-left="0.0098in" fo:margin-right="1.7398in" fo:margin-top="0.0075in" fo:margin-bottom="0in" loext:contextual-spacing="false" fo:line-height="103%" fo:orphans="0" fo:widows="0" fo:text-indent="0.0043in" style:auto-text-indent="false"/>
    </style:style>
    <style:style style:name="P422" style:family="paragraph" style:parent-style-name="Standard">
      <style:paragraph-properties fo:margin-left="0.0098in" fo:margin-right="1.6626in" fo:margin-top="0.0075in" fo:margin-bottom="0in" loext:contextual-spacing="false" fo:line-height="103%" fo:orphans="0" fo:widows="0" fo:text-indent="0.0138in" style:auto-text-indent="false"/>
    </style:style>
    <style:style style:name="P423" style:family="paragraph" style:parent-style-name="Standard">
      <style:paragraph-properties fo:margin-left="0.0098in" fo:margin-right="1.6165in" fo:margin-top="0.0075in" fo:margin-bottom="0in" loext:contextual-spacing="false" fo:line-height="103%" fo:orphans="0" fo:widows="0" fo:text-indent="0in" style:auto-text-indent="false"/>
    </style:style>
    <style:style style:name="P424" style:family="paragraph" style:parent-style-name="Standard">
      <style:paragraph-properties fo:margin-left="0.0098in" fo:margin-right="1.6028in" fo:margin-top="0.0161in" fo:margin-bottom="0in" loext:contextual-spacing="false" fo:line-height="103%" fo:orphans="0" fo:widows="0" fo:text-indent="0.0138in" style:auto-text-indent="false"/>
    </style:style>
    <style:style style:name="P425" style:family="paragraph" style:parent-style-name="Standard">
      <style:paragraph-properties fo:margin-left="0.0244in" fo:margin-right="1.9134in" fo:margin-top="0.0075in" fo:margin-bottom="0in" loext:contextual-spacing="false" fo:line-height="103%" fo:orphans="0" fo:widows="0" fo:text-indent="0in" style:auto-text-indent="false"/>
    </style:style>
    <style:style style:name="P426" style:family="paragraph" style:parent-style-name="Standard">
      <style:paragraph-properties fo:margin-left="0.0098in" fo:margin-right="1.072in" fo:line-height="103%" fo:orphans="0" fo:widows="0" fo:text-indent="0.0138in" style:auto-text-indent="false"/>
    </style:style>
    <style:style style:name="P427" style:family="paragraph" style:parent-style-name="Standard">
      <style:paragraph-properties fo:margin-left="0.0146in" fo:margin-right="2.0591in" fo:margin-top="0.0161in" fo:margin-bottom="0in" loext:contextual-spacing="false" fo:line-height="103%" fo:orphans="0" fo:widows="0" fo:text-indent="0.0016in" style:auto-text-indent="false"/>
    </style:style>
    <style:style style:name="P428" style:family="paragraph" style:parent-style-name="Standard">
      <style:paragraph-properties fo:margin-left="0.0126in" fo:margin-right="1.8291in" fo:margin-top="0.0075in" fo:margin-bottom="0in" loext:contextual-spacing="false" fo:line-height="103%" fo:orphans="0" fo:widows="0" fo:text-indent="0.0016in" style:auto-text-indent="false"/>
    </style:style>
    <style:style style:name="P429" style:family="paragraph" style:parent-style-name="Standard">
      <style:paragraph-properties fo:margin-left="0.0098in" fo:margin-right="1.8799in" fo:margin-top="0.0075in" fo:margin-bottom="0in" loext:contextual-spacing="false" fo:line-height="103%" fo:orphans="0" fo:widows="0" fo:text-indent="0in" style:auto-text-indent="false"/>
    </style:style>
    <style:style style:name="P430" style:family="paragraph" style:parent-style-name="Standard">
      <style:paragraph-properties fo:margin-left="0.0146in" fo:margin-right="1.3819in" fo:margin-top="0.0075in" fo:margin-bottom="0in" loext:contextual-spacing="false" fo:line-height="103%" fo:orphans="0" fo:widows="0" fo:text-indent="-0.0016in" style:auto-text-indent="false"/>
    </style:style>
    <style:style style:name="P431" style:family="paragraph" style:parent-style-name="Standard">
      <style:paragraph-properties fo:margin-left="0.0118in" fo:margin-right="2.248in" fo:margin-top="0.0075in" fo:margin-bottom="0in" loext:contextual-spacing="false" fo:line-height="103%" fo:orphans="0" fo:widows="0" fo:text-indent="0in" style:auto-text-indent="false"/>
    </style:style>
    <style:style style:name="P432" style:family="paragraph" style:parent-style-name="Standard">
      <style:paragraph-properties fo:margin-left="0.0154in" fo:margin-right="1.8244in" fo:line-height="103%" fo:orphans="0" fo:widows="0" fo:text-indent="-0.002in" style:auto-text-indent="false"/>
    </style:style>
    <style:style style:name="P433" style:family="paragraph" style:parent-style-name="Standard">
      <style:paragraph-properties fo:margin-left="0.0098in" fo:margin-right="1.7744in" fo:margin-top="0.0866in" fo:margin-bottom="0in" loext:contextual-spacing="false" fo:line-height="103%" fo:orphans="0" fo:widows="0" fo:text-indent="0.0138in" style:auto-text-indent="false"/>
    </style:style>
    <style:style style:name="P434" style:family="paragraph" style:parent-style-name="Standard">
      <style:paragraph-properties fo:margin-left="0.0098in" fo:margin-right="1.3075in" fo:margin-top="0.0161in" fo:margin-bottom="0in" loext:contextual-spacing="false" fo:line-height="103%" fo:orphans="0" fo:widows="0" fo:text-indent="0.0055in" style:auto-text-indent="false"/>
    </style:style>
    <style:style style:name="P435" style:family="paragraph" style:parent-style-name="Standard">
      <style:paragraph-properties fo:margin-left="0.0161in" fo:margin-right="1.8929in" fo:margin-top="0.0075in" fo:margin-bottom="0in" loext:contextual-spacing="false" fo:line-height="103%" fo:orphans="0" fo:widows="0" fo:text-indent="0in" style:auto-text-indent="false"/>
    </style:style>
    <style:style style:name="P436" style:family="paragraph" style:parent-style-name="Standard">
      <style:paragraph-properties fo:margin-left="0.0098in" fo:margin-right="2.078in" fo:margin-top="0.0075in" fo:margin-bottom="0in" loext:contextual-spacing="false" fo:line-height="103%" fo:orphans="0" fo:widows="0" fo:text-indent="0.0055in" style:auto-text-indent="false"/>
    </style:style>
    <style:style style:name="P437" style:family="paragraph" style:parent-style-name="Standard">
      <style:paragraph-properties fo:margin-left="0.0146in" fo:margin-right="2.4256in" fo:margin-top="0.0161in" fo:margin-bottom="0in" loext:contextual-spacing="false" fo:line-height="103%" fo:orphans="0" fo:widows="0" fo:text-indent="0.0008in" style:auto-text-indent="false"/>
    </style:style>
    <style:style style:name="P438" style:family="paragraph" style:parent-style-name="Standard">
      <style:paragraph-properties fo:margin-left="0.0098in" fo:margin-right="2.0209in" fo:margin-top="0.0075in" fo:margin-bottom="0in" loext:contextual-spacing="false" fo:line-height="103%" fo:orphans="0" fo:widows="0" fo:text-indent="0in" style:auto-text-indent="false"/>
    </style:style>
    <style:style style:name="P439" style:family="paragraph" style:parent-style-name="Standard">
      <style:paragraph-properties fo:margin-left="0.0165in" fo:margin-right="1.0898in" fo:margin-top="0.0075in" fo:margin-bottom="0in" loext:contextual-spacing="false" fo:line-height="103%" fo:orphans="0" fo:widows="0" fo:text-indent="-0.0016in" style:auto-text-indent="false"/>
    </style:style>
    <style:style style:name="P440" style:family="paragraph" style:parent-style-name="Standard">
      <style:paragraph-properties fo:margin-left="0.0154in" fo:margin-right="2.1736in" fo:margin-top="0.0075in" fo:margin-bottom="0in" loext:contextual-spacing="false" fo:line-height="103%" fo:orphans="0" fo:widows="0" fo:text-indent="0in" style:auto-text-indent="false"/>
    </style:style>
    <style:style style:name="P441" style:family="paragraph" style:parent-style-name="Standard">
      <style:paragraph-properties fo:margin-left="0.0098in" fo:margin-right="1.9472in" fo:margin-top="0.0075in" fo:margin-bottom="0in" loext:contextual-spacing="false" fo:line-height="103%" fo:orphans="0" fo:widows="0" fo:text-indent="0.0272in" style:auto-text-indent="false"/>
    </style:style>
    <style:style style:name="P442" style:family="paragraph" style:parent-style-name="Standard">
      <style:paragraph-properties fo:margin-left="0.0146in" fo:margin-right="2.2972in" fo:margin-top="0.0161in" fo:margin-bottom="0in" loext:contextual-spacing="false" fo:line-height="103%" fo:orphans="0" fo:widows="0" fo:text-indent="-0.0043in" style:auto-text-indent="false"/>
    </style:style>
    <style:style style:name="P443" style:family="paragraph" style:parent-style-name="Standard">
      <style:paragraph-properties fo:margin-left="0.0118in" fo:margin-right="0.8453in" fo:margin-top="0.0161in" fo:margin-bottom="0in" loext:contextual-spacing="false" fo:line-height="103%" fo:orphans="0" fo:widows="0" fo:text-indent="0.0028in" style:auto-text-indent="false"/>
    </style:style>
    <style:style style:name="P444" style:family="paragraph" style:parent-style-name="Standard">
      <style:paragraph-properties fo:margin-left="0.0118in" fo:margin-right="1.5638in" fo:line-height="103%" fo:orphans="0" fo:widows="0" fo:text-indent="0in" style:auto-text-indent="false"/>
    </style:style>
    <style:style style:name="P445" style:family="paragraph" style:parent-style-name="Standard">
      <style:paragraph-properties fo:margin-left="0.0098in" fo:margin-right="1.861in" fo:margin-top="0.0075in" fo:margin-bottom="0in" loext:contextual-spacing="false" fo:line-height="103%" fo:orphans="0" fo:widows="0" fo:text-indent="0.0016in" style:auto-text-indent="false"/>
    </style:style>
    <style:style style:name="P446" style:family="paragraph" style:parent-style-name="Standard">
      <style:paragraph-properties fo:margin-left="0.0098in" fo:margin-right="1.1839in" fo:margin-top="0.0161in" fo:margin-bottom="0in" loext:contextual-spacing="false" fo:line-height="103%" fo:orphans="0" fo:widows="0" fo:text-indent="0.0016in" style:auto-text-indent="false"/>
    </style:style>
    <style:style style:name="P447" style:family="paragraph" style:parent-style-name="Standard">
      <style:paragraph-properties fo:margin-left="0.0098in" fo:margin-right="1.5in" fo:margin-top="0.0075in" fo:margin-bottom="0in" loext:contextual-spacing="false" fo:line-height="103%" fo:orphans="0" fo:widows="0" fo:text-indent="-0.0028in" style:auto-text-indent="false"/>
    </style:style>
    <style:style style:name="P448" style:family="paragraph" style:parent-style-name="Standard">
      <style:paragraph-properties fo:margin-left="0.0098in" fo:margin-right="1.8217in" fo:margin-top="0.0161in" fo:margin-bottom="0in" loext:contextual-spacing="false" fo:line-height="103%" fo:orphans="0" fo:widows="0" fo:text-indent="0in" style:auto-text-indent="false"/>
    </style:style>
    <style:style style:name="P449" style:family="paragraph" style:parent-style-name="Standard">
      <style:paragraph-properties fo:margin-left="0.0098in" fo:margin-right="1.7134in" fo:margin-top="0.0161in" fo:margin-bottom="0in" loext:contextual-spacing="false" fo:line-height="103%" fo:orphans="0" fo:widows="0" fo:text-indent="0.0055in" style:auto-text-indent="false"/>
    </style:style>
    <style:style style:name="P450" style:family="paragraph" style:parent-style-name="Standard">
      <style:paragraph-properties fo:margin-left="0.0118in" fo:margin-right="0.9547in" fo:margin-top="0.0161in" fo:margin-bottom="0in" loext:contextual-spacing="false" fo:line-height="103%" fo:orphans="0" fo:widows="0" fo:text-indent="0.0043in" style:auto-text-indent="false"/>
    </style:style>
    <style:style style:name="P451" style:family="paragraph" style:parent-style-name="Standard">
      <style:paragraph-properties fo:margin-left="0.0154in" fo:margin-right="1.5382in" fo:margin-top="0.0161in" fo:margin-bottom="0in" loext:contextual-spacing="false" fo:line-height="103%" fo:orphans="0" fo:widows="0" fo:text-indent="-0.002in" style:auto-text-indent="false"/>
    </style:style>
    <style:style style:name="P452" style:family="paragraph" style:parent-style-name="Standard">
      <style:paragraph-properties fo:margin-left="0.0118in" fo:margin-right="0.9646in" fo:margin-top="0.0161in" fo:margin-bottom="0in" loext:contextual-spacing="false" fo:line-height="103%" fo:orphans="0" fo:widows="0" fo:text-indent="0.0028in" style:auto-text-indent="false"/>
    </style:style>
    <style:style style:name="P453" style:family="paragraph" style:parent-style-name="Standard">
      <style:paragraph-properties fo:margin-left="0.0146in" fo:margin-right="1.8047in" fo:margin-top="0.0161in" fo:margin-bottom="0in" loext:contextual-spacing="false" fo:line-height="103%" fo:orphans="0" fo:widows="0" fo:text-indent="-0.002in" style:auto-text-indent="false"/>
    </style:style>
    <style:style style:name="P454" style:family="paragraph" style:parent-style-name="Standard">
      <style:paragraph-properties fo:margin-left="0.0244in" fo:margin-right="1.4638in" fo:margin-top="0.0161in" fo:margin-bottom="0in" loext:contextual-spacing="false" fo:line-height="103%" fo:orphans="0" fo:widows="0" fo:text-indent="0in" style:auto-text-indent="false"/>
    </style:style>
    <style:style style:name="P455" style:family="paragraph" style:parent-style-name="Standard">
      <style:paragraph-properties fo:margin-left="0.0098in" fo:margin-right="1.3354in" fo:margin-top="0.0075in" fo:margin-bottom="0in" loext:contextual-spacing="false" fo:line-height="103%" fo:orphans="0" fo:widows="0" fo:text-indent="0.0138in" style:auto-text-indent="false"/>
    </style:style>
    <style:style style:name="P456" style:family="paragraph" style:parent-style-name="Standard">
      <style:paragraph-properties fo:margin-left="0.0161in" fo:margin-right="1.3429in" fo:line-height="103%" fo:orphans="0" fo:widows="0" fo:text-indent="0in" style:auto-text-indent="false"/>
    </style:style>
    <style:style style:name="P457" style:family="paragraph" style:parent-style-name="Standard">
      <style:paragraph-properties fo:margin-left="0.0146in" fo:margin-right="1.8028in" fo:margin-top="0.0161in" fo:margin-bottom="0in" loext:contextual-spacing="false" fo:line-height="103%" fo:orphans="0" fo:widows="0" fo:text-indent="0in" style:auto-text-indent="false"/>
    </style:style>
    <style:style style:name="P458" style:family="paragraph" style:parent-style-name="Standard">
      <style:paragraph-properties fo:margin-left="0.0118in" fo:margin-right="1.048in" fo:margin-top="0.0075in" fo:margin-bottom="0in" loext:contextual-spacing="false" fo:line-height="103%" fo:orphans="0" fo:widows="0" fo:text-indent="0.0028in" style:auto-text-indent="false"/>
    </style:style>
    <style:style style:name="P459" style:family="paragraph" style:parent-style-name="Standard">
      <style:paragraph-properties fo:margin-left="0.0146in" fo:margin-right="1.5583in" fo:margin-top="0.0161in" fo:margin-bottom="0in" loext:contextual-spacing="false" fo:line-height="103%" fo:orphans="0" fo:widows="0" fo:text-indent="0in" style:auto-text-indent="false"/>
    </style:style>
    <style:style style:name="P460" style:family="paragraph" style:parent-style-name="Standard">
      <style:paragraph-properties fo:margin-left="0.0098in" fo:margin-right="1.5346in" fo:margin-top="0.0075in" fo:margin-bottom="0in" loext:contextual-spacing="false" fo:line-height="103%" fo:orphans="0" fo:widows="0" fo:text-indent="0.0043in" style:auto-text-indent="false"/>
    </style:style>
    <style:style style:name="P461" style:family="paragraph" style:parent-style-name="Standard">
      <style:paragraph-properties fo:margin-left="0.0146in" fo:margin-right="1.8047in" fo:margin-top="0.0161in" fo:margin-bottom="0in" loext:contextual-spacing="false" fo:line-height="103%" fo:orphans="0" fo:widows="0" fo:text-indent="-0.0043in" style:auto-text-indent="false"/>
    </style:style>
    <style:style style:name="P462" style:family="paragraph" style:parent-style-name="Standard" style:master-page-name="Converted23">
      <style:paragraph-properties fo:orphans="0" fo:widows="0" style:page-number="1"/>
    </style:style>
    <style:style style:name="P463" style:family="paragraph" style:parent-style-name="Standard">
      <style:paragraph-properties fo:margin-left="0.0126in" fo:margin-right="0.6508in" fo:margin-top="0.0161in" fo:margin-bottom="0in" loext:contextual-spacing="false" fo:line-height="103%" fo:orphans="0" fo:widows="0" fo:text-indent="0in" style:auto-text-indent="false"/>
    </style:style>
    <style:style style:name="P464" style:family="paragraph" style:parent-style-name="Standard">
      <style:paragraph-properties fo:margin-left="0.0126in" fo:margin-right="1.3902in" fo:margin-top="0.0161in" fo:margin-bottom="0in" loext:contextual-spacing="false" fo:line-height="103%" fo:orphans="0" fo:widows="0" fo:text-indent="0.0035in" style:auto-text-indent="false"/>
    </style:style>
    <style:style style:name="P465" style:family="paragraph" style:parent-style-name="Standard">
      <style:paragraph-properties fo:margin-left="0.0154in" fo:margin-right="1.8783in" fo:margin-top="0.0161in" fo:margin-bottom="0in" loext:contextual-spacing="false" fo:line-height="103%" fo:orphans="0" fo:widows="0" fo:text-indent="0.0091in" style:auto-text-indent="false"/>
    </style:style>
    <style:style style:name="P466" style:family="paragraph" style:parent-style-name="Standard">
      <style:paragraph-properties fo:margin-left="0.0118in" fo:margin-right="0.7453in" fo:margin-top="0.0161in" fo:margin-bottom="0in" loext:contextual-spacing="false" fo:line-height="103%" fo:orphans="0" fo:widows="0" fo:text-indent="0.0028in" style:auto-text-indent="false"/>
    </style:style>
    <style:style style:name="P467" style:family="paragraph" style:parent-style-name="Standard">
      <style:paragraph-properties fo:margin-left="0.0098in" fo:margin-right="1.6591in" fo:margin-top="0.0161in" fo:margin-bottom="0in" loext:contextual-spacing="false" fo:line-height="103%" fo:orphans="0" fo:widows="0" fo:text-indent="0.0028in" style:auto-text-indent="false"/>
    </style:style>
    <style:style style:name="P468" style:family="paragraph" style:parent-style-name="Standard">
      <style:paragraph-properties fo:margin-left="0.0146in" fo:margin-right="1.9984in" fo:margin-top="0.0075in" fo:margin-bottom="0in" loext:contextual-spacing="false" fo:line-height="103%" fo:orphans="0" fo:widows="0" fo:text-indent="-0.0016in" style:auto-text-indent="false"/>
    </style:style>
    <style:style style:name="P469" style:family="paragraph" style:parent-style-name="Standard">
      <style:paragraph-properties fo:margin-left="0.0146in" fo:margin-right="1.7937in" fo:margin-top="0.0161in" fo:margin-bottom="0in" loext:contextual-spacing="false" fo:line-height="103%" fo:orphans="0" fo:widows="0" fo:text-indent="0.0098in" style:auto-text-indent="false"/>
    </style:style>
    <style:style style:name="P470" style:family="paragraph" style:parent-style-name="Standard">
      <style:paragraph-properties fo:margin-left="0.0083in" fo:margin-right="1.6744in" fo:margin-top="0.0075in" fo:margin-bottom="0in" loext:contextual-spacing="false" fo:line-height="103%" fo:orphans="0" fo:widows="0" fo:text-indent="0.0161in" style:auto-text-indent="false"/>
    </style:style>
    <style:style style:name="P471" style:family="paragraph" style:parent-style-name="Standard">
      <style:paragraph-properties fo:margin-left="0.0098in" fo:margin-right="1.5083in" fo:line-height="103%" fo:orphans="0" fo:widows="0" fo:text-indent="0.0028in" style:auto-text-indent="false"/>
    </style:style>
    <style:style style:name="P472" style:family="paragraph" style:parent-style-name="Standard">
      <style:paragraph-properties fo:margin-left="0.0134in" fo:margin-right="1.1618in" fo:margin-top="0.0075in" fo:margin-bottom="0in" loext:contextual-spacing="false" fo:line-height="103%" fo:orphans="0" fo:widows="0" fo:text-indent="0.002in" style:auto-text-indent="false"/>
    </style:style>
    <style:style style:name="P473" style:family="paragraph" style:parent-style-name="Standard">
      <style:paragraph-properties fo:margin-left="0.0098in" fo:margin-right="1.5819in" fo:margin-top="0.0161in" fo:margin-bottom="0in" loext:contextual-spacing="false" fo:line-height="103%" fo:orphans="0" fo:widows="0" fo:text-indent="0.0055in" style:auto-text-indent="false"/>
    </style:style>
    <style:style style:name="P474" style:family="paragraph" style:parent-style-name="Standard">
      <style:paragraph-properties fo:margin-left="0.0146in" fo:margin-right="2.2327in" fo:margin-top="0.0075in" fo:margin-bottom="0in" loext:contextual-spacing="false" fo:line-height="103%" fo:orphans="0" fo:widows="0" fo:text-indent="0in" style:auto-text-indent="false"/>
    </style:style>
    <style:style style:name="P475" style:family="paragraph" style:parent-style-name="Standard">
      <style:paragraph-properties fo:margin-left="0.0126in" fo:margin-right="2.6134in" fo:margin-top="0.0161in" fo:margin-bottom="0in" loext:contextual-spacing="false" fo:line-height="103%" fo:orphans="0" fo:widows="0" fo:text-indent="-0.0043in" style:auto-text-indent="false"/>
    </style:style>
    <style:style style:name="P476" style:family="paragraph" style:parent-style-name="Standard">
      <style:paragraph-properties fo:margin-left="0.0098in" fo:margin-right="2.3453in" fo:margin-top="0.0075in" fo:margin-bottom="0in" loext:contextual-spacing="false" fo:line-height="103%" fo:orphans="0" fo:widows="0" fo:text-indent="0.0028in" style:auto-text-indent="false"/>
    </style:style>
    <style:style style:name="P477" style:family="paragraph" style:parent-style-name="Standard" style:master-page-name="Converted25">
      <style:paragraph-properties fo:orphans="0" fo:widows="0" style:page-number="1"/>
      <style:text-properties fo:font-size="11.5pt" style:font-size-asian="11.5pt" style:font-size-complex="11.5pt"/>
    </style:style>
    <style:style style:name="P478" style:family="paragraph" style:parent-style-name="Standard" style:master-page-name="Converted27">
      <style:paragraph-properties fo:orphans="0" fo:widows="0" style:page-number="1"/>
      <style:text-properties fo:font-size="11.5pt" style:font-size-asian="11.5pt" style:font-size-complex="11.5pt"/>
    </style:style>
    <style:style style:name="P479" style:family="paragraph" style:parent-style-name="Standard">
      <style:paragraph-properties fo:margin-left="0.0244in" fo:margin-right="1.9417in" fo:line-height="103%" fo:orphans="0" fo:widows="0" fo:text-indent="-0.0138in" style:auto-text-indent="false"/>
    </style:style>
    <style:style style:name="P480" style:family="paragraph" style:parent-style-name="Standard">
      <style:paragraph-properties fo:margin-left="0.0098in" fo:margin-right="1.6228in" fo:margin-top="0.0075in" fo:margin-bottom="0in" loext:contextual-spacing="false" fo:line-height="103%" fo:orphans="0" fo:widows="0" fo:text-indent="0in" style:auto-text-indent="false"/>
    </style:style>
    <style:style style:name="P481" style:family="paragraph" style:parent-style-name="Standard">
      <style:paragraph-properties fo:margin-left="0.0134in" fo:margin-right="2.5665in" fo:margin-top="0.0075in" fo:margin-bottom="0in" loext:contextual-spacing="false" fo:line-height="103%" fo:orphans="0" fo:widows="0" fo:text-indent="-0.0035in" style:auto-text-indent="false"/>
    </style:style>
    <style:style style:name="P482" style:family="paragraph" style:parent-style-name="Standard">
      <style:paragraph-properties fo:margin-left="0.0083in" fo:margin-right="1.278in" fo:margin-top="0.0075in" fo:margin-bottom="0in" loext:contextual-spacing="false" fo:line-height="103%" fo:orphans="0" fo:widows="0" fo:text-indent="0in" style:auto-text-indent="false"/>
    </style:style>
    <style:style style:name="P483" style:family="paragraph" style:parent-style-name="Standard">
      <style:paragraph-properties fo:margin-left="0.0098in" fo:margin-right="1.7555in" fo:margin-top="0.0075in" fo:margin-bottom="0in" loext:contextual-spacing="false" fo:line-height="103%" fo:orphans="0" fo:widows="0" fo:text-indent="0.0047in" style:auto-text-indent="false"/>
    </style:style>
    <style:style style:name="P484" style:family="paragraph" style:parent-style-name="Standard">
      <style:paragraph-properties fo:margin-left="0.0083in" fo:margin-right="1.4173in" fo:margin-top="0.0161in" fo:margin-bottom="0in" loext:contextual-spacing="false" fo:line-height="103%" fo:orphans="0" fo:widows="0" fo:text-indent="0.0047in" style:auto-text-indent="false"/>
    </style:style>
    <style:style style:name="P485" style:family="paragraph" style:parent-style-name="Standard">
      <style:paragraph-properties fo:margin-left="0.0083in" fo:margin-right="1.9839in" fo:margin-top="0.0075in" fo:margin-bottom="0in" loext:contextual-spacing="false" fo:line-height="103%" fo:orphans="0" fo:widows="0" fo:text-indent="0.0035in" style:auto-text-indent="false"/>
    </style:style>
    <style:style style:name="P486" style:family="paragraph" style:parent-style-name="Standard">
      <style:paragraph-properties fo:margin-left="0.0571in" fo:margin-right="0.0382in" fo:line-height="103%" fo:orphans="0" fo:widows="0" fo:text-indent="0.2827in" style:auto-text-indent="false"/>
    </style:style>
    <style:style style:name="P487" style:family="paragraph" style:parent-style-name="Standard">
      <style:paragraph-properties fo:margin-left="0.0083in" fo:margin-right="1.8252in" fo:line-height="103%" fo:orphans="0" fo:widows="0" fo:text-indent="0.0055in" style:auto-text-indent="false"/>
    </style:style>
    <style:style style:name="P488" style:family="paragraph" style:parent-style-name="Standard">
      <style:paragraph-properties fo:margin-left="0.0146in" fo:margin-right="2.7008in" fo:margin-top="0.0075in" fo:margin-bottom="0in" loext:contextual-spacing="false" fo:line-height="103%" fo:orphans="0" fo:widows="0" fo:text-indent="0.0098in" style:auto-text-indent="false"/>
    </style:style>
    <style:style style:name="P489" style:family="paragraph" style:parent-style-name="Standard">
      <style:paragraph-properties fo:margin-left="0.0098in" fo:margin-right="1.8571in" fo:margin-top="0.0075in" fo:margin-bottom="0in" loext:contextual-spacing="false" fo:line-height="103%" fo:orphans="0" fo:widows="0" fo:text-indent="0.0047in" style:auto-text-indent="false"/>
    </style:style>
    <style:style style:name="P490" style:family="paragraph" style:parent-style-name="Standard">
      <style:paragraph-properties fo:margin-left="0.0083in" fo:margin-right="1.8583in" fo:margin-top="0.0075in" fo:margin-bottom="0in" loext:contextual-spacing="false" fo:line-height="103%" fo:orphans="0" fo:widows="0" fo:text-indent="0.0161in" style:auto-text-indent="false"/>
    </style:style>
    <style:style style:name="P491" style:family="paragraph" style:parent-style-name="Standard">
      <style:paragraph-properties fo:margin-left="0.0098in" fo:margin-right="1.6992in" fo:margin-top="0.0161in" fo:margin-bottom="0in" loext:contextual-spacing="false" fo:line-height="103%" fo:orphans="0" fo:widows="0" fo:text-indent="0.0043in" style:auto-text-indent="false"/>
    </style:style>
    <style:style style:name="P492" style:family="paragraph" style:parent-style-name="Standard">
      <style:paragraph-properties fo:margin-left="0.0118in" fo:margin-right="1.7346in" fo:margin-top="0.0075in" fo:margin-bottom="0in" loext:contextual-spacing="false" fo:line-height="103%" fo:orphans="0" fo:widows="0" fo:text-indent="-0.0016in" style:auto-text-indent="false"/>
    </style:style>
    <style:style style:name="P493" style:family="paragraph" style:parent-style-name="Standard">
      <style:paragraph-properties fo:margin-left="0.0134in" fo:margin-right="1.5543in" fo:margin-top="0.0161in" fo:margin-bottom="0in" loext:contextual-spacing="false" fo:line-height="103%" fo:orphans="0" fo:widows="0" fo:text-indent="0.0008in" style:auto-text-indent="false"/>
    </style:style>
    <style:style style:name="P494" style:family="paragraph" style:parent-style-name="Standard">
      <style:paragraph-properties fo:margin-left="0.0098in" fo:margin-right="0.5736in" fo:margin-top="0.0075in" fo:margin-bottom="0in" loext:contextual-spacing="false" fo:line-height="103%" fo:orphans="0" fo:widows="0" fo:text-indent="0.0138in" style:auto-text-indent="false"/>
    </style:style>
    <style:style style:name="P495" style:family="paragraph" style:parent-style-name="Standard">
      <style:paragraph-properties fo:margin-left="0.0244in" fo:margin-right="1.9902in" fo:margin-top="0.0161in" fo:margin-bottom="0in" loext:contextual-spacing="false" fo:line-height="103%" fo:orphans="0" fo:widows="0" fo:text-indent="-0.0091in" style:auto-text-indent="false"/>
    </style:style>
    <style:style style:name="P496" style:family="paragraph" style:parent-style-name="Standard">
      <style:paragraph-properties fo:margin-left="0.0083in" fo:margin-right="1.7071in" fo:line-height="103%" fo:orphans="0" fo:widows="0" fo:text-indent="0.0047in" style:auto-text-indent="false"/>
    </style:style>
    <style:style style:name="P497" style:family="paragraph" style:parent-style-name="Standard">
      <style:paragraph-properties fo:margin-left="0.0098in" fo:margin-right="1.5098in" fo:margin-top="0.0075in" fo:margin-bottom="0in" loext:contextual-spacing="false" fo:line-height="103%" fo:orphans="0" fo:widows="0" fo:text-indent="-0.002in" style:auto-text-indent="false"/>
    </style:style>
    <style:style style:name="P498" style:family="paragraph" style:parent-style-name="Standard">
      <style:paragraph-properties fo:margin-left="0.0098in" fo:margin-right="1.5043in" fo:margin-top="0.0075in" fo:margin-bottom="0in" loext:contextual-spacing="false" fo:line-height="103%" fo:orphans="0" fo:widows="0" fo:text-indent="0.0055in" style:auto-text-indent="false"/>
    </style:style>
    <style:style style:name="P499" style:family="paragraph" style:parent-style-name="Standard">
      <style:paragraph-properties fo:margin-left="0.0126in" fo:margin-right="2.35in" fo:margin-top="0.0075in" fo:margin-bottom="0in" loext:contextual-spacing="false" fo:line-height="103%" fo:orphans="0" fo:widows="0" fo:text-indent="0.0008in" style:auto-text-indent="false"/>
    </style:style>
    <style:style style:name="P500" style:family="paragraph" style:parent-style-name="Standard">
      <style:paragraph-properties fo:margin-left="0.0083in" fo:margin-right="1.8075in" fo:margin-top="0.0075in" fo:margin-bottom="0in" loext:contextual-spacing="false" fo:line-height="103%" fo:orphans="0" fo:widows="0" fo:text-indent="0.0055in" style:auto-text-indent="false"/>
    </style:style>
    <style:style style:name="P501" style:family="paragraph" style:parent-style-name="Standard" style:master-page-name="Converted31">
      <style:paragraph-properties fo:orphans="0" fo:widows="0" style:page-number="1"/>
      <style:text-properties fo:font-size="11.5pt" style:font-size-asian="11.5pt" style:font-size-complex="11.5pt"/>
    </style:style>
    <style:style style:name="P502" style:family="paragraph" style:parent-style-name="Standard" style:master-page-name="Converted33">
      <style:paragraph-properties fo:orphans="0" fo:widows="0" style:page-number="1"/>
      <style:text-properties fo:font-size="11.5pt" style:font-size-asian="11.5pt" style:font-size-complex="11.5pt"/>
    </style:style>
    <style:style style:name="P503" style:family="paragraph" style:parent-style-name="Standard">
      <style:paragraph-properties fo:margin-left="0.0244in" fo:margin-right="2.2638in" fo:line-height="103%" fo:orphans="0" fo:widows="0" fo:text-indent="0in" style:auto-text-indent="false"/>
    </style:style>
    <style:style style:name="P504" style:family="paragraph" style:parent-style-name="Standard">
      <style:paragraph-properties fo:margin-left="0.0161in" fo:margin-right="2.0437in" fo:margin-top="0.0075in" fo:margin-bottom="0in" loext:contextual-spacing="false" fo:line-height="103%" fo:orphans="0" fo:widows="0" fo:text-indent="0in" style:auto-text-indent="false"/>
    </style:style>
    <style:style style:name="P505" style:family="paragraph" style:parent-style-name="Standard" style:master-page-name="Converted35">
      <style:paragraph-properties fo:margin-top="8.4925in" fo:margin-bottom="0in" loext:contextual-spacing="false" fo:line-height="100%" fo:orphans="0" fo:widows="0" style:page-number="1"/>
      <style:text-properties fo:font-size="11.5pt" style:font-size-asian="11.5pt" style:font-size-complex="11.5pt"/>
    </style:style>
    <style:style style:name="P506" style:family="paragraph" style:parent-style-name="Standard">
      <style:paragraph-properties fo:margin-left="0.0528in" fo:margin-right="0.0417in" fo:line-height="103%" fo:orphans="0" fo:widows="0" fo:text-indent="0.2791in" style:auto-text-indent="false"/>
    </style:style>
    <style:style style:name="P507" style:family="paragraph" style:parent-style-name="Standard">
      <style:paragraph-properties fo:margin-left="0.0154in" fo:margin-right="1.778in" fo:line-height="103%" fo:orphans="0" fo:widows="0" fo:text-indent="0.0091in" style:auto-text-indent="false"/>
    </style:style>
    <style:style style:name="P508" style:family="paragraph" style:parent-style-name="Standard">
      <style:paragraph-properties fo:margin-left="0.0244in" fo:margin-right="2.4453in" fo:line-height="103%" fo:orphans="0" fo:widows="0" fo:text-indent="0.0126in" style:auto-text-indent="false"/>
    </style:style>
    <style:style style:name="P509" style:family="paragraph" style:parent-style-name="Standard">
      <style:paragraph-properties fo:margin-left="0.0098in" fo:margin-right="1.911in" fo:margin-top="0.0075in" fo:margin-bottom="0in" loext:contextual-spacing="false" fo:line-height="103%" fo:orphans="0" fo:widows="0" fo:text-indent="0.0071in" style:auto-text-indent="false"/>
    </style:style>
    <style:style style:name="P510" style:family="paragraph" style:parent-style-name="Standard">
      <style:paragraph-properties fo:margin-left="0.0098in" fo:margin-right="1.422in" fo:margin-top="0.0075in" fo:margin-bottom="0in" loext:contextual-spacing="false" fo:line-height="103%" fo:orphans="0" fo:widows="0" fo:text-indent="0in" style:auto-text-indent="false"/>
    </style:style>
    <style:style style:name="P511" style:family="paragraph" style:parent-style-name="Standard">
      <style:paragraph-properties fo:margin-left="0.0165in" fo:margin-right="2.5236in" fo:margin-top="0.0161in" fo:margin-bottom="0in" loext:contextual-spacing="false" fo:line-height="103%" fo:orphans="0" fo:widows="0" fo:text-indent="-0.0083in" style:auto-text-indent="false"/>
    </style:style>
    <style:style style:name="P512" style:family="paragraph" style:parent-style-name="Standard">
      <style:paragraph-properties fo:margin-left="0.0098in" fo:margin-right="1.0736in" fo:margin-top="0.0161in" fo:margin-bottom="0in" loext:contextual-spacing="false" fo:line-height="103%" fo:orphans="0" fo:widows="0" fo:text-indent="0in" style:auto-text-indent="false"/>
    </style:style>
    <style:style style:name="P513" style:family="paragraph" style:parent-style-name="Standard">
      <style:paragraph-properties fo:margin-left="0.0118in" fo:margin-right="1.7925in" fo:margin-top="0.0075in" fo:margin-bottom="0in" loext:contextual-spacing="false" fo:line-height="103%" fo:orphans="0" fo:widows="0" fo:text-indent="0.002in" style:auto-text-indent="false"/>
    </style:style>
    <style:style style:name="P514" style:family="paragraph" style:parent-style-name="Standard">
      <style:paragraph-properties fo:margin-left="0.0118in" fo:margin-right="1.1898in" fo:margin-top="0.0075in" fo:margin-bottom="0in" loext:contextual-spacing="false" fo:line-height="103%" fo:orphans="0" fo:widows="0" fo:text-indent="0.0028in" style:auto-text-indent="false"/>
    </style:style>
    <style:style style:name="P515" style:family="paragraph" style:parent-style-name="Standard">
      <style:paragraph-properties fo:margin-left="0.0256in" fo:margin-right="2.2374in" fo:margin-top="0.0075in" fo:margin-bottom="0in" loext:contextual-spacing="false" fo:line-height="103%" fo:orphans="0" fo:widows="0" fo:text-indent="-0.0154in" style:auto-text-indent="false"/>
    </style:style>
    <style:style style:name="P516" style:family="paragraph" style:parent-style-name="Standard">
      <style:paragraph-properties fo:margin-left="0.0118in" fo:margin-right="1.2189in" fo:line-height="103%" fo:orphans="0" fo:widows="0" fo:text-indent="0.0126in" style:auto-text-indent="false"/>
    </style:style>
    <style:style style:name="P517" style:family="paragraph" style:parent-style-name="Standard">
      <style:paragraph-properties fo:margin-left="0.0126in" fo:margin-right="1.961in" fo:margin-top="0.0161in" fo:margin-bottom="0in" loext:contextual-spacing="false" fo:line-height="103%" fo:orphans="0" fo:widows="0" fo:text-indent="0.0016in" style:auto-text-indent="false"/>
    </style:style>
    <style:style style:name="P518" style:family="paragraph" style:parent-style-name="Standard">
      <style:paragraph-properties fo:margin-left="0.0244in" fo:margin-right="1.7098in" fo:margin-top="0.0161in" fo:margin-bottom="0in" loext:contextual-spacing="false" fo:line-height="103%" fo:orphans="0" fo:widows="0" fo:text-indent="-0.011in" style:auto-text-indent="false"/>
    </style:style>
    <style:style style:name="P519" style:family="paragraph" style:parent-style-name="Standard">
      <style:paragraph-properties fo:margin-left="0.0134in" fo:margin-right="1.6201in" fo:margin-top="0.0161in" fo:margin-bottom="0in" loext:contextual-spacing="false" fo:line-height="103%" fo:orphans="0" fo:widows="0" fo:text-indent="0.011in" style:auto-text-indent="false"/>
    </style:style>
    <style:style style:name="P520" style:family="paragraph" style:parent-style-name="Standard">
      <style:paragraph-properties fo:margin-left="0.0098in" fo:margin-right="1.9327in" fo:margin-top="0.0075in" fo:margin-bottom="0in" loext:contextual-spacing="false" fo:line-height="103%" fo:orphans="0" fo:widows="0" fo:text-indent="0.0035in" style:auto-text-indent="false"/>
    </style:style>
    <style:style style:name="P521" style:family="paragraph" style:parent-style-name="Standard">
      <style:paragraph-properties fo:margin-left="0.0126in" fo:margin-right="1.7075in" fo:margin-top="0.0075in" fo:margin-bottom="0in" loext:contextual-spacing="false" fo:line-height="103%" fo:orphans="0" fo:widows="0" fo:text-indent="0.0028in" style:auto-text-indent="false"/>
    </style:style>
    <style:style style:name="P522" style:family="paragraph" style:parent-style-name="Standard">
      <style:paragraph-properties fo:margin-left="0.0161in" fo:margin-right="2.0992in" fo:margin-top="0.0075in" fo:margin-bottom="0in" loext:contextual-spacing="false" fo:line-height="103%" fo:orphans="0" fo:widows="0" fo:text-indent="-0.0028in" style:auto-text-indent="false"/>
    </style:style>
    <style:style style:name="P523" style:family="paragraph" style:parent-style-name="Standard">
      <style:paragraph-properties fo:margin-left="0.0126in" fo:margin-right="1.461in" fo:margin-top="0.0075in" fo:margin-bottom="0in" loext:contextual-spacing="false" fo:line-height="103%" fo:orphans="0" fo:widows="0" fo:text-indent="0.0016in" style:auto-text-indent="false"/>
    </style:style>
    <style:style style:name="P524" style:family="paragraph" style:parent-style-name="Standard">
      <style:paragraph-properties fo:margin-left="0.0098in" fo:margin-right="1.189in" fo:margin-top="0.0075in" fo:margin-bottom="0in" loext:contextual-spacing="false" fo:line-height="103%" fo:orphans="0" fo:widows="0" fo:text-indent="0.0043in" style:auto-text-indent="false"/>
    </style:style>
    <style:style style:name="P525" style:family="paragraph" style:parent-style-name="Standard">
      <style:paragraph-properties fo:margin-left="0.0161in" fo:margin-right="1.9425in" fo:margin-top="0.0161in" fo:margin-bottom="0in" loext:contextual-spacing="false" fo:line-height="103%" fo:orphans="0" fo:widows="0" fo:text-indent="-0.0055in" style:auto-text-indent="false"/>
    </style:style>
    <style:style style:name="P526" style:family="paragraph" style:parent-style-name="Standard">
      <style:paragraph-properties fo:margin-left="0.0098in" fo:margin-right="1.8547in" fo:margin-top="0.0161in" fo:margin-bottom="0in" loext:contextual-spacing="false" fo:line-height="103%" fo:orphans="0" fo:widows="0" fo:text-indent="0in" style:auto-text-indent="false"/>
    </style:style>
    <style:style style:name="P527" style:family="paragraph" style:parent-style-name="Standard">
      <style:paragraph-properties fo:margin-left="0.0244in" fo:margin-right="1.9409in" fo:margin-top="0.0161in" fo:margin-bottom="0in" loext:contextual-spacing="false" fo:line-height="103%" fo:orphans="0" fo:widows="0" fo:text-indent="-0.0098in" style:auto-text-indent="false"/>
    </style:style>
    <style:style style:name="P528" style:family="paragraph" style:parent-style-name="Standard">
      <style:paragraph-properties fo:margin-left="0.0244in" fo:margin-right="2.0008in" fo:margin-top="0.0075in" fo:margin-bottom="0in" loext:contextual-spacing="false" fo:line-height="103%" fo:orphans="0" fo:widows="0" fo:text-indent="0in" style:auto-text-indent="false"/>
    </style:style>
    <style:style style:name="P529" style:family="paragraph" style:parent-style-name="Standard">
      <style:paragraph-properties fo:margin-left="0.0098in" fo:margin-right="1.578in" fo:line-height="103%" fo:orphans="0" fo:widows="0" fo:text-indent="0.0047in" style:auto-text-indent="false"/>
    </style:style>
    <style:style style:name="P530" style:family="paragraph" style:parent-style-name="Standard">
      <style:paragraph-properties fo:margin-left="0.0126in" fo:margin-right="1.5839in" fo:margin-top="0.0075in" fo:margin-bottom="0in" loext:contextual-spacing="false" fo:line-height="103%" fo:orphans="0" fo:widows="0" fo:text-indent="-0.002in" style:auto-text-indent="false"/>
    </style:style>
    <style:style style:name="P531" style:family="paragraph" style:parent-style-name="Standard">
      <style:paragraph-properties fo:margin-left="0.0083in" fo:margin-right="1.4898in" fo:margin-top="0.0075in" fo:margin-bottom="0in" loext:contextual-spacing="false" fo:line-height="103%" fo:orphans="0" fo:widows="0" fo:text-indent="0.0063in" style:auto-text-indent="false"/>
    </style:style>
    <style:style style:name="P532" style:family="paragraph" style:parent-style-name="Standard">
      <style:paragraph-properties fo:margin-left="0.0126in" fo:margin-right="1.9075in" fo:margin-top="0.0075in" fo:margin-bottom="0in" loext:contextual-spacing="false" fo:line-height="103%" fo:orphans="0" fo:widows="0" fo:text-indent="0in" style:auto-text-indent="false"/>
    </style:style>
    <style:style style:name="P533" style:family="paragraph" style:parent-style-name="Standard">
      <style:paragraph-properties fo:margin-left="0.0118in" fo:margin-right="1.689in" fo:margin-top="0.0161in" fo:margin-bottom="0in" loext:contextual-spacing="false" fo:line-height="103%" fo:orphans="0" fo:widows="0" fo:text-indent="0.0047in" style:auto-text-indent="false"/>
    </style:style>
    <style:style style:name="P534" style:family="paragraph" style:parent-style-name="Standard">
      <style:paragraph-properties fo:margin-left="0.0154in" fo:margin-right="1.4634in" fo:margin-top="0.0075in" fo:margin-bottom="0in" loext:contextual-spacing="false" fo:line-height="103%" fo:orphans="0" fo:widows="0" fo:text-indent="-0.0047in" style:auto-text-indent="false"/>
    </style:style>
    <style:style style:name="P535" style:family="paragraph" style:parent-style-name="Standard">
      <style:paragraph-properties fo:margin-left="0.0146in" fo:margin-right="1.8075in" fo:margin-top="0.0161in" fo:margin-bottom="0in" loext:contextual-spacing="false" fo:line-height="103%" fo:orphans="0" fo:widows="0" fo:text-indent="0in" style:auto-text-indent="false"/>
    </style:style>
    <style:style style:name="P536" style:family="paragraph" style:parent-style-name="Standard">
      <style:paragraph-properties fo:margin-left="0.0165in" fo:margin-right="1.8937in" fo:margin-top="0.0161in" fo:margin-bottom="0in" loext:contextual-spacing="false" fo:line-height="103%" fo:orphans="0" fo:widows="0" fo:text-indent="-0.0016in" style:auto-text-indent="false"/>
    </style:style>
    <style:style style:name="P537" style:family="paragraph" style:parent-style-name="Standard">
      <style:paragraph-properties fo:margin-left="0.0244in" fo:margin-right="1.178in" fo:margin-top="0.0161in" fo:margin-bottom="0in" loext:contextual-spacing="false" fo:line-height="103%" fo:orphans="0" fo:widows="0" fo:text-indent="0in" style:auto-text-indent="false"/>
    </style:style>
    <style:style style:name="P538" style:family="paragraph" style:parent-style-name="Standard">
      <style:paragraph-properties fo:margin-left="0.0244in" fo:margin-right="1.6693in" fo:margin-top="0.0161in" fo:margin-bottom="0in" loext:contextual-spacing="false" fo:line-height="103%" fo:orphans="0" fo:widows="0" fo:text-indent="-0.0091in" style:auto-text-indent="false"/>
    </style:style>
    <style:style style:name="P539" style:family="paragraph" style:parent-style-name="Standard">
      <style:paragraph-properties fo:margin-left="0.0118in" fo:margin-right="1.3764in" fo:margin-top="0.0161in" fo:margin-bottom="0in" loext:contextual-spacing="false" fo:line-height="103%" fo:orphans="0" fo:widows="0" fo:text-indent="0.0252in" style:auto-text-indent="false"/>
    </style:style>
    <style:style style:name="P540" style:family="paragraph" style:parent-style-name="Standard">
      <style:paragraph-properties fo:margin-left="0.0528in" fo:margin-right="0.2591in" fo:line-height="103%" fo:orphans="0" fo:widows="0" fo:text-indent="0.2909in" style:auto-text-indent="false"/>
    </style:style>
    <style:style style:name="P541" style:family="paragraph" style:parent-style-name="Standard">
      <style:paragraph-properties fo:margin-left="0.0528in" fo:margin-right="0.2591in" fo:line-height="103%" fo:orphans="0" fo:widows="0" fo:text-indent="0.2909in" style:auto-text-indent="false"/>
      <style:text-properties fo:font-size="14pt" style:font-size-asian="14pt" style:font-size-complex="14pt"/>
    </style:style>
    <style:style style:name="P542" style:family="paragraph" style:parent-style-name="Standard" style:master-page-name="Converted43">
      <style:paragraph-properties fo:margin-left="0.0528in" fo:margin-right="0.2591in" fo:line-height="103%" fo:orphans="0" fo:widows="0" fo:text-indent="0.2909in" style:auto-text-indent="false" style:page-number="1"/>
    </style:style>
    <style:style style:name="P543" style:family="paragraph" style:parent-style-name="Standard">
      <style:paragraph-properties fo:margin-left="0.0583in" fo:margin-right="0.5339in" fo:margin-top="0.0075in" fo:margin-bottom="0in" loext:contextual-spacing="false" fo:line-height="103%" fo:orphans="0" fo:widows="0" fo:text-indent="0.2728in" style:auto-text-indent="false"/>
    </style:style>
    <style:style style:name="P544" style:family="paragraph" style:parent-style-name="Standard">
      <style:paragraph-properties fo:margin-left="0.0563in" fo:margin-right="0in" fo:margin-top="0.0075in" fo:margin-bottom="0in" loext:contextual-spacing="false" fo:line-height="100%" fo:orphans="0" fo:widows="0" fo:text-indent="0in" style:auto-text-indent="false"/>
    </style:style>
    <style:style style:name="P545" style:family="paragraph" style:parent-style-name="Standard">
      <style:paragraph-properties fo:margin-left="0.3362in" fo:margin-right="0in" fo:margin-top="0.0161in" fo:margin-bottom="0in" loext:contextual-spacing="false" fo:line-height="100%" fo:orphans="0" fo:widows="0" fo:text-indent="0in" style:auto-text-indent="false"/>
    </style:style>
    <style:style style:name="P546" style:family="paragraph" style:parent-style-name="Standard">
      <style:paragraph-properties fo:margin-left="0.3362in" fo:margin-right="0in" fo:line-height="100%" fo:orphans="0" fo:widows="0" fo:text-indent="0in" style:auto-text-indent="false"/>
    </style:style>
    <style:style style:name="P547" style:family="paragraph" style:parent-style-name="Standard">
      <style:paragraph-properties fo:margin-left="0.0555in" fo:margin-right="0.3709in" fo:line-height="103%" fo:orphans="0" fo:widows="0" fo:text-indent="0.2783in" style:auto-text-indent="false"/>
    </style:style>
    <style:style style:name="P548" style:family="paragraph" style:parent-style-name="Standard">
      <style:paragraph-properties fo:margin-left="0.0555in" fo:margin-right="0.1917in" fo:margin-top="0.0075in" fo:margin-bottom="0in" loext:contextual-spacing="false" fo:line-height="103%" fo:orphans="0" fo:widows="0" fo:text-indent="0.2783in" style:auto-text-indent="false"/>
    </style:style>
    <style:style style:name="P549" style:family="paragraph" style:parent-style-name="Standard">
      <style:paragraph-properties fo:margin-left="0.0602in" fo:margin-right="0.3563in" fo:margin-top="0.0075in" fo:margin-bottom="0in" loext:contextual-spacing="false" fo:line-height="103%" fo:orphans="0" fo:widows="0" fo:text-indent="0.2736in" style:auto-text-indent="false"/>
    </style:style>
    <style:style style:name="P550" style:family="paragraph" style:parent-style-name="Standard">
      <style:paragraph-properties fo:margin-left="0.0563in" fo:margin-right="0.2193in" fo:margin-top="0.0075in" fo:margin-bottom="0in" loext:contextual-spacing="false" fo:line-height="103%" fo:orphans="0" fo:widows="0" fo:text-indent="0.2882in" style:auto-text-indent="false"/>
    </style:style>
    <style:style style:name="P551" style:family="paragraph" style:parent-style-name="Standard">
      <style:paragraph-properties fo:margin-left="0.0555in" fo:margin-right="0.0764in" fo:margin-top="0.0075in" fo:margin-bottom="0in" loext:contextual-spacing="false" fo:line-height="103%" fo:orphans="0" fo:widows="0" fo:text-indent="0.289in" style:auto-text-indent="false"/>
    </style:style>
    <style:style style:name="P552" style:family="paragraph" style:parent-style-name="Standard">
      <style:paragraph-properties fo:margin-left="0.0563in" fo:margin-right="0.2252in" fo:line-height="103%" fo:orphans="0" fo:widows="0" fo:text-indent="0.2874in" style:auto-text-indent="false"/>
    </style:style>
    <style:style style:name="P553" style:family="paragraph" style:parent-style-name="Standard">
      <style:paragraph-properties fo:margin-left="0.0528in" fo:margin-right="0.3126in" fo:margin-top="0.0075in" fo:margin-bottom="0in" loext:contextual-spacing="false" fo:line-height="103%" fo:orphans="0" fo:widows="0" fo:text-indent="0.2909in" style:auto-text-indent="false"/>
    </style:style>
    <style:style style:name="P554" style:family="paragraph" style:parent-style-name="Standard">
      <style:paragraph-properties fo:margin-left="0.0807in" fo:margin-right="0.5972in" fo:line-height="103%" fo:orphans="0" fo:widows="0" fo:text-indent="0.2638in" style:auto-text-indent="false"/>
    </style:style>
    <style:style style:name="P555" style:family="paragraph" style:parent-style-name="Standard">
      <style:paragraph-properties fo:margin-left="0.0528in" fo:margin-right="0.1138in" fo:margin-top="0.0075in" fo:margin-bottom="0in" loext:contextual-spacing="false" fo:line-height="103%" fo:orphans="0" fo:widows="0" fo:text-indent="0.2909in" style:auto-text-indent="false"/>
    </style:style>
    <style:style style:name="P556" style:family="paragraph" style:parent-style-name="Standard">
      <style:paragraph-properties fo:margin-left="0.0528in" fo:margin-right="0.0425in" fo:line-height="103%" fo:orphans="0" fo:widows="0" fo:text-indent="0.2909in" style:auto-text-indent="false"/>
    </style:style>
    <style:style style:name="P557" style:family="paragraph" style:parent-style-name="Standard">
      <style:paragraph-properties fo:margin-left="0.0528in" fo:margin-right="0.0425in" fo:line-height="103%" fo:orphans="0" fo:widows="0" fo:text-indent="0.2909in" style:auto-text-indent="false"/>
      <style:text-properties fo:font-size="14pt" style:font-size-asian="14pt" style:font-size-complex="14pt"/>
    </style:style>
    <style:style style:name="P558" style:family="paragraph" style:parent-style-name="Standard">
      <style:paragraph-properties fo:margin-left="0.0429in" fo:margin-right="0.0783in" fo:line-height="103%" fo:orphans="0" fo:widows="0" fo:text-indent="0.2929in" style:auto-text-indent="false"/>
    </style:style>
    <style:style style:name="P559" style:family="paragraph" style:parent-style-name="Standard">
      <style:paragraph-properties fo:margin-left="0.0528in" fo:margin-right="0.1091in" fo:line-height="103%" fo:orphans="0" fo:widows="0" fo:text-indent="0.2827in" style:auto-text-indent="false"/>
    </style:style>
    <style:style style:name="P560" style:family="paragraph" style:parent-style-name="Standard">
      <style:paragraph-properties fo:margin-left="0.0528in" fo:margin-right="0.3252in" fo:margin-top="0.0075in" fo:margin-bottom="0in" loext:contextual-spacing="false" fo:line-height="103%" fo:orphans="0" fo:widows="0" fo:text-indent="0.2827in" style:auto-text-indent="false"/>
    </style:style>
    <style:style style:name="P561" style:family="paragraph" style:parent-style-name="Standard">
      <style:paragraph-properties fo:margin-left="0.0583in" fo:margin-right="0.6689in" fo:margin-top="0.0075in" fo:margin-bottom="0in" loext:contextual-spacing="false" fo:line-height="103%" fo:orphans="0" fo:widows="0" fo:text-indent="0.2772in" style:auto-text-indent="false"/>
    </style:style>
    <style:style style:name="P562" style:family="paragraph" style:parent-style-name="Standard">
      <style:paragraph-properties fo:margin-left="0.0528in" fo:margin-right="0.0799in" fo:line-height="103%" fo:orphans="0" fo:widows="0" fo:text-indent="0.2827in" style:auto-text-indent="false"/>
    </style:style>
    <style:style style:name="P563" style:family="paragraph" style:parent-style-name="Standard">
      <style:paragraph-properties fo:margin-left="0.0555in" fo:margin-right="0.3307in" fo:margin-top="0.0075in" fo:margin-bottom="0in" loext:contextual-spacing="false" fo:line-height="103%" fo:orphans="0" fo:widows="0" fo:text-indent="0.2799in" style:auto-text-indent="false"/>
    </style:style>
    <style:style style:name="P564" style:family="paragraph" style:parent-style-name="Standard">
      <style:paragraph-properties fo:margin-left="0.0555in" fo:margin-right="0.339in" fo:margin-top="0.0075in" fo:margin-bottom="0in" loext:contextual-spacing="false" fo:line-height="103%" fo:orphans="0" fo:widows="0" fo:text-indent="0.2783in" style:auto-text-indent="false"/>
    </style:style>
    <style:style style:name="P565" style:family="paragraph" style:parent-style-name="Standard">
      <style:paragraph-properties fo:margin-left="0.0563in" fo:margin-right="0.0957in" fo:line-height="103%" fo:orphans="0" fo:widows="0" fo:text-indent="0.278in" style:auto-text-indent="false"/>
    </style:style>
    <style:style style:name="P566" style:family="paragraph" style:parent-style-name="Standard">
      <style:paragraph-properties fo:margin-left="0.0563in" fo:margin-right="0.0744in" fo:margin-top="0.0075in" fo:margin-bottom="0in" loext:contextual-spacing="false" fo:line-height="103%" fo:orphans="0" fo:widows="0" fo:text-indent="0.278in" style:auto-text-indent="false"/>
    </style:style>
    <style:style style:name="P567" style:family="paragraph" style:parent-style-name="Standard">
      <style:paragraph-properties fo:margin-left="0.0528in" fo:margin-right="0.0429in" fo:margin-top="0.0075in" fo:margin-bottom="0in" loext:contextual-spacing="false" fo:line-height="103%" fo:orphans="0" fo:widows="0" fo:text-indent="0.0016in" style:auto-text-indent="false"/>
    </style:style>
    <style:style style:name="P568" style:family="paragraph" style:parent-style-name="Standard">
      <style:paragraph-properties fo:margin-left="0.0807in" fo:margin-right="0.0528in" fo:line-height="103%" fo:orphans="0" fo:widows="0" fo:text-indent="0.2535in" style:auto-text-indent="false"/>
    </style:style>
    <style:style style:name="P569" style:family="paragraph" style:parent-style-name="Standard">
      <style:paragraph-properties fo:margin-left="0.0689in" fo:margin-right="0in" fo:margin-top="0.0075in" fo:margin-bottom="0in" loext:contextual-spacing="false" fo:line-height="100%" fo:orphans="0" fo:widows="0" fo:text-indent="0in" style:auto-text-indent="false"/>
    </style:style>
    <style:style style:name="P570" style:family="paragraph" style:parent-style-name="Standard">
      <style:paragraph-properties fo:margin-left="0.0555in" fo:margin-right="0.0429in" fo:margin-top="0.0161in" fo:margin-bottom="0in" loext:contextual-spacing="false" fo:line-height="103%" fo:orphans="0" fo:widows="0" fo:text-indent="0.2783in" style:auto-text-indent="false"/>
    </style:style>
    <style:style style:name="P571" style:family="paragraph" style:parent-style-name="Standard">
      <style:paragraph-properties fo:margin-left="0.0528in" fo:margin-right="0.0429in" fo:line-height="103%" fo:orphans="0" fo:widows="0" fo:text-indent="0.2783in" style:auto-text-indent="false"/>
    </style:style>
    <style:style style:name="P572" style:family="paragraph" style:parent-style-name="Standard">
      <style:paragraph-properties fo:margin-left="0.0528in" fo:margin-right="0.0429in" fo:margin-top="0.0075in" fo:margin-bottom="0in" loext:contextual-spacing="false" fo:line-height="103%" fo:orphans="0" fo:widows="0" fo:text-indent="0.2783in" style:auto-text-indent="false"/>
    </style:style>
    <style:style style:name="P573" style:family="paragraph" style:parent-style-name="Standard">
      <style:paragraph-properties fo:margin-left="0.0528in" fo:margin-right="0.1154in" fo:margin-top="0.0075in" fo:margin-bottom="0in" loext:contextual-spacing="false" fo:line-height="103%" fo:orphans="0" fo:widows="0" fo:text-indent="0.2783in" style:auto-text-indent="false"/>
    </style:style>
    <style:style style:name="P574" style:family="paragraph" style:parent-style-name="Standard">
      <style:paragraph-properties fo:margin-left="0.0555in" fo:margin-right="0.1736in" fo:margin-top="0.0075in" fo:margin-bottom="0in" loext:contextual-spacing="false" fo:line-height="103%" fo:orphans="0" fo:widows="0" fo:text-indent="0.2756in" style:auto-text-indent="false"/>
    </style:style>
    <style:style style:name="P575" style:family="paragraph" style:parent-style-name="Standard">
      <style:paragraph-properties fo:margin-left="0.0547in" fo:margin-right="0.0866in" fo:margin-top="0.0075in" fo:margin-bottom="0in" loext:contextual-spacing="false" fo:line-height="103%" fo:orphans="0" fo:widows="0" fo:text-indent="0.2764in" style:auto-text-indent="false"/>
    </style:style>
    <style:style style:name="P576" style:family="paragraph" style:parent-style-name="Standard">
      <style:paragraph-properties fo:margin-left="0.0555in" fo:margin-right="0.1362in" fo:line-height="103%" fo:orphans="0" fo:widows="0" fo:text-indent="0.2756in" style:auto-text-indent="false"/>
    </style:style>
    <style:style style:name="P577" style:family="paragraph" style:parent-style-name="Standard">
      <style:paragraph-properties fo:margin-left="0.0555in" fo:margin-right="0.2535in" fo:line-height="103%" fo:orphans="0" fo:widows="0" fo:text-indent="0.2799in" style:auto-text-indent="false"/>
    </style:style>
    <style:style style:name="P578" style:family="paragraph" style:parent-style-name="Standard">
      <style:paragraph-properties fo:margin-left="0.0547in" fo:margin-right="0.1in" fo:margin-top="0.0075in" fo:margin-bottom="0in" loext:contextual-spacing="false" fo:line-height="103%" fo:orphans="0" fo:widows="0" fo:text-indent="0.2807in" style:auto-text-indent="false"/>
    </style:style>
    <style:style style:name="P579" style:family="paragraph" style:parent-style-name="Standard">
      <style:paragraph-properties fo:margin-left="0.0528in" fo:margin-right="0.0661in" fo:line-height="103%" fo:orphans="0" fo:widows="0" fo:text-indent="0.2811in" style:auto-text-indent="false"/>
    </style:style>
    <style:style style:name="P580" style:family="paragraph" style:parent-style-name="Standard" style:master-page-name="Converted45">
      <style:paragraph-properties fo:margin-left="0.0528in" fo:margin-right="0.0661in" fo:line-height="103%" fo:orphans="0" fo:widows="0" fo:text-indent="0.2811in" style:auto-text-indent="false" style:page-number="1"/>
      <style:text-properties fo:font-size="14pt" style:font-size-asian="14pt" style:font-size-complex="14pt"/>
    </style:style>
    <style:style style:name="P581" style:family="paragraph" style:parent-style-name="Standard">
      <style:paragraph-properties fo:margin-left="0.0689in" fo:margin-right="0.3398in" fo:line-height="103%" fo:orphans="0" fo:widows="0" fo:text-indent="0.2665in" style:auto-text-indent="false"/>
    </style:style>
    <style:style style:name="P582" style:family="paragraph" style:parent-style-name="Standard">
      <style:paragraph-properties fo:margin-left="0.0528in" fo:margin-right="0.0902in" fo:margin-top="0.0075in" fo:margin-bottom="0in" loext:contextual-spacing="false" fo:line-height="103%" fo:orphans="0" fo:widows="0" fo:text-indent="0.2827in" style:auto-text-indent="false"/>
    </style:style>
    <style:style style:name="P583" style:family="paragraph" style:parent-style-name="Standard">
      <style:paragraph-properties fo:margin-left="0.0547in" fo:margin-right="0.3425in" fo:margin-top="0.0075in" fo:margin-bottom="0in" loext:contextual-spacing="false" fo:line-height="103%" fo:orphans="0" fo:widows="0" fo:text-indent="0.2807in" style:auto-text-indent="false"/>
    </style:style>
    <style:style style:name="P584" style:family="paragraph" style:parent-style-name="Standard">
      <style:paragraph-properties fo:margin-left="0.0528in" fo:margin-right="0.0339in" fo:margin-top="0.0075in" fo:margin-bottom="0in" loext:contextual-spacing="false" fo:line-height="103%" fo:orphans="0" fo:widows="0" fo:text-indent="0.2827in" style:auto-text-indent="false"/>
    </style:style>
    <style:style style:name="P585" style:family="paragraph" style:parent-style-name="Standard">
      <style:paragraph-properties fo:margin-left="0.0528in" fo:margin-right="0.152in" fo:margin-top="0.0161in" fo:margin-bottom="0in" loext:contextual-spacing="false" fo:line-height="103%" fo:orphans="0" fo:widows="0" fo:text-indent="0.2827in" style:auto-text-indent="false"/>
    </style:style>
    <style:style style:name="P586" style:family="paragraph" style:parent-style-name="Standard">
      <style:paragraph-properties fo:margin-left="0.0528in" fo:margin-right="0.1618in" fo:margin-top="0.0075in" fo:margin-bottom="0in" loext:contextual-spacing="false" fo:line-height="103%" fo:orphans="0" fo:widows="0" fo:text-indent="0.2827in" style:auto-text-indent="false"/>
    </style:style>
    <style:style style:name="P587" style:family="paragraph" style:parent-style-name="Standard">
      <style:paragraph-properties fo:margin-left="0.0563in" fo:margin-right="0.3665in" fo:margin-top="0.0075in" fo:margin-bottom="0in" loext:contextual-spacing="false" fo:line-height="103%" fo:orphans="0" fo:widows="0" fo:text-indent="0.2799in" style:auto-text-indent="false"/>
    </style:style>
    <style:style style:name="P588" style:family="paragraph" style:parent-style-name="Standard">
      <style:paragraph-properties fo:margin-left="0.0547in" fo:margin-right="0.0902in" fo:margin-top="0.0075in" fo:margin-bottom="0in" loext:contextual-spacing="false" fo:line-height="103%" fo:orphans="0" fo:widows="0" fo:text-indent="0.2807in" style:auto-text-indent="false"/>
    </style:style>
    <style:style style:name="P589" style:family="paragraph" style:parent-style-name="Standard">
      <style:paragraph-properties fo:margin-left="0.0583in" fo:margin-right="0.2638in" fo:margin-top="0.0075in" fo:margin-bottom="0in" loext:contextual-spacing="false" fo:line-height="103%" fo:orphans="0" fo:widows="0" fo:text-indent="0.2772in" style:auto-text-indent="false"/>
    </style:style>
    <style:style style:name="P590" style:family="paragraph" style:parent-style-name="Standard">
      <style:paragraph-properties fo:margin-left="0.0528in" fo:margin-right="0.0437in" fo:line-height="103%" fo:orphans="0" fo:widows="0" fo:text-indent="0.2783in" style:auto-text-indent="false"/>
    </style:style>
    <style:style style:name="P591" style:family="paragraph" style:parent-style-name="Standard">
      <style:paragraph-properties fo:margin-left="0.0563in" fo:margin-right="0.5543in" fo:margin-top="0.0075in" fo:margin-bottom="0in" loext:contextual-spacing="false" fo:line-height="103%" fo:orphans="0" fo:widows="0" fo:text-indent="0.2799in" style:auto-text-indent="false"/>
    </style:style>
    <style:style style:name="P592" style:family="paragraph" style:parent-style-name="Standard">
      <style:paragraph-properties fo:margin-left="0.0583in" fo:margin-right="0.1819in" fo:margin-top="0.0075in" fo:margin-bottom="0in" loext:contextual-spacing="false" fo:line-height="103%" fo:orphans="0" fo:widows="0" fo:text-indent="0.2772in" style:auto-text-indent="false"/>
    </style:style>
    <style:style style:name="P593" style:family="paragraph" style:parent-style-name="Standard">
      <style:paragraph-properties fo:margin-left="0.0555in" fo:margin-right="0.3472in" fo:margin-top="0.0075in" fo:margin-bottom="0in" loext:contextual-spacing="false" fo:line-height="103%" fo:orphans="0" fo:widows="0" fo:text-indent="0.2799in" style:auto-text-indent="false"/>
    </style:style>
    <style:style style:name="P594" style:family="paragraph" style:parent-style-name="Standard">
      <style:paragraph-properties fo:margin-left="0.0555in" fo:margin-right="0.0429in" fo:margin-top="0.0075in" fo:margin-bottom="0in" loext:contextual-spacing="false" fo:line-height="103%" fo:orphans="0" fo:widows="0" fo:text-indent="0.2799in" style:auto-text-indent="false"/>
    </style:style>
    <style:style style:name="P595" style:family="paragraph" style:parent-style-name="Standard">
      <style:paragraph-properties fo:margin-left="0.0555in" fo:margin-right="0.1335in" fo:margin-top="0.0075in" fo:margin-bottom="0in" loext:contextual-spacing="false" fo:line-height="103%" fo:orphans="0" fo:widows="0" fo:text-indent="0.2799in" style:auto-text-indent="false"/>
    </style:style>
    <style:style style:name="P596" style:family="paragraph" style:parent-style-name="Standard">
      <style:paragraph-properties fo:margin-left="0.0807in" fo:margin-right="0.2972in" fo:margin-top="0.0075in" fo:margin-bottom="0in" loext:contextual-spacing="false" fo:line-height="103%" fo:orphans="0" fo:widows="0" fo:text-indent="0.2555in" style:auto-text-indent="false"/>
    </style:style>
    <style:style style:name="P597" style:family="paragraph" style:parent-style-name="Standard">
      <style:paragraph-properties fo:margin-left="0.0555in" fo:margin-right="0.1752in" fo:margin-top="0.0075in" fo:margin-bottom="0in" loext:contextual-spacing="false" fo:line-height="103%" fo:orphans="0" fo:widows="0" fo:text-indent="0.2799in" style:auto-text-indent="false"/>
    </style:style>
    <style:style style:name="P598" style:family="paragraph" style:parent-style-name="Standard" style:master-page-name="Converted47">
      <style:paragraph-properties fo:margin-left="0.0547in" fo:margin-right="0.0429in" fo:line-height="103%" fo:orphans="0" fo:widows="0" fo:text-indent="0.2811in" style:auto-text-indent="false" style:page-number="1"/>
    </style:style>
    <style:style style:name="P599" style:family="paragraph" style:parent-style-name="Standard">
      <style:paragraph-properties fo:margin-left="0.0528in" fo:margin-right="0.0429in" fo:line-height="103%" fo:orphans="0" fo:widows="0" fo:text-indent="0.2835in" style:auto-text-indent="false"/>
    </style:style>
    <style:style style:name="P600" style:family="paragraph" style:parent-style-name="Standard">
      <style:paragraph-properties fo:margin-left="0.0555in" fo:margin-right="0.048in" fo:line-height="103%" fo:text-align="center" style:justify-single-word="false" fo:orphans="0" fo:widows="0" fo:text-indent="0in" style:auto-text-indent="false"/>
    </style:style>
    <style:style style:name="P601" style:family="paragraph" style:parent-style-name="Standard">
      <style:paragraph-properties fo:margin-left="0.0528in" fo:margin-right="0.0429in" fo:margin-top="0.0075in" fo:margin-bottom="0in" loext:contextual-spacing="false" fo:line-height="103%" fo:orphans="0" fo:widows="0" fo:text-indent="0.2827in" style:auto-text-indent="false"/>
    </style:style>
    <style:style style:name="P602" style:family="paragraph" style:parent-style-name="Standard">
      <style:paragraph-properties fo:margin-left="0.0528in" fo:margin-right="0.0945in" fo:margin-top="0.0075in" fo:margin-bottom="0in" loext:contextual-spacing="false" fo:line-height="103%" fo:orphans="0" fo:widows="0" fo:text-indent="0.2811in" style:auto-text-indent="false"/>
    </style:style>
    <style:style style:name="P603" style:family="paragraph" style:parent-style-name="Standard">
      <style:paragraph-properties fo:margin-left="0.0555in" fo:margin-right="0.0583in" fo:margin-top="0.0075in" fo:margin-bottom="0in" loext:contextual-spacing="false" fo:line-height="103%" fo:orphans="0" fo:widows="0" fo:text-indent="0.2783in" style:auto-text-indent="false"/>
    </style:style>
    <style:style style:name="P604" style:family="paragraph" style:parent-style-name="Title"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05" style:family="paragraph" style:parent-style-name="Title" style:master-page-name="Converted2">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06" style:family="paragraph" style:parent-style-name="Title" style:master-page-name="Converted4">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07" style:family="paragraph" style:parent-style-name="Title" style:master-page-name="Converted6">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08" style:family="paragraph" style:parent-style-name="Title" style:master-page-name="Converted8">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09" style:family="paragraph" style:parent-style-name="Title" style:master-page-name="Converted10">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10" style:family="paragraph" style:parent-style-name="Title" style:master-page-name="Converted12">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11" style:family="paragraph" style:parent-style-name="Title" style:master-page-name="Converted14">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12" style:family="paragraph" style:parent-style-name="Title" style:master-page-name="Converted16">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13" style:family="paragraph" style:parent-style-name="Title" style:master-page-name="Converted18">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14" style:family="paragraph" style:parent-style-name="Title" style:master-page-name="Converted20">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15" style:family="paragraph" style:parent-style-name="Title" style:master-page-name="Converted22">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16" style:family="paragraph" style:parent-style-name="Title" style:master-page-name="Converted24">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17" style:family="paragraph" style:parent-style-name="Title" style:master-page-name="Converted26">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18" style:family="paragraph" style:parent-style-name="Title" style:master-page-name="Converted28">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19" style:family="paragraph" style:parent-style-name="Title" style:master-page-name="Converted30">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20" style:family="paragraph" style:parent-style-name="Title" style:master-page-name="Converted32">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21" style:family="paragraph" style:parent-style-name="Title" style:master-page-name="Converted34">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22" style:family="paragraph" style:parent-style-name="Title" style:master-page-name="Converted36">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23" style:family="paragraph" style:parent-style-name="Title" style:master-page-name="Converted38">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24" style:family="paragraph" style:parent-style-name="Title" style:master-page-name="Converted40">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25" style:family="paragraph" style:parent-style-name="Title" style:master-page-name="Converted42">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26" style:family="paragraph" style:parent-style-name="Title" style:master-page-name="Converted44">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27" style:family="paragraph" style:parent-style-name="Title" style:master-page-name="Converted46">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628" style:family="paragraph" style:parent-style-name="Heading_20_3">
      <style:paragraph-properties fo:margin-left="2.2661in" fo:margin-right="0in" fo:line-height="100%" fo:orphans="0" fo:widows="0" fo:text-indent="0in" style:auto-text-indent="false"/>
    </style:style>
    <style:style style:name="P629" style:family="paragraph" style:parent-style-name="Heading_20_3">
      <style:paragraph-properties fo:margin-left="0.072in" fo:margin-right="0in" fo:line-height="100%" fo:orphans="0" fo:widows="0" fo:text-indent="0in" style:auto-text-indent="false"/>
    </style:style>
    <style:style style:name="P630" style:family="paragraph" style:parent-style-name="Heading_20_3" style:master-page-name="Converted19">
      <style:paragraph-properties fo:margin-left="0.072in" fo:margin-right="0in" fo:line-height="100%" fo:orphans="0" fo:widows="0" fo:text-indent="0in" style:auto-text-indent="false" style:page-number="1"/>
    </style:style>
    <style:style style:name="P631" style:family="paragraph" style:parent-style-name="Heading_20_3" style:master-page-name="Converted21">
      <style:paragraph-properties fo:margin-left="0.072in" fo:margin-right="0in" fo:line-height="100%" fo:orphans="0" fo:widows="0" fo:text-indent="0in" style:auto-text-indent="false" style:page-number="1"/>
    </style:style>
    <style:style style:name="P632" style:family="paragraph" style:parent-style-name="Heading_20_3">
      <style:paragraph-properties fo:margin-left="0.0618in" fo:margin-right="0in" fo:line-height="100%" fo:orphans="0" fo:widows="0" fo:text-indent="0in" style:auto-text-indent="false"/>
    </style:style>
    <style:style style:name="P633" style:family="paragraph" style:parent-style-name="Heading_20_3" style:master-page-name="Converted11">
      <style:paragraph-properties fo:margin-left="0.0618in" fo:margin-right="0in" fo:line-height="100%" fo:orphans="0" fo:widows="0" fo:text-indent="0in" style:auto-text-indent="false" style:page-number="1"/>
    </style:style>
    <style:style style:name="P634" style:family="paragraph" style:parent-style-name="Heading_20_3" style:master-page-name="Converted17">
      <style:paragraph-properties fo:margin-left="0.0618in" fo:margin-right="0in" fo:line-height="100%" fo:orphans="0" fo:widows="0" fo:text-indent="0in" style:auto-text-indent="false" style:page-number="1"/>
    </style:style>
    <style:style style:name="P635" style:family="paragraph" style:parent-style-name="Heading_20_3" style:master-page-name="Converted41">
      <style:paragraph-properties fo:margin-left="0.0618in" fo:margin-right="0in" fo:line-height="100%" fo:orphans="0" fo:widows="0" fo:text-indent="0in" style:auto-text-indent="false" style:page-number="1"/>
    </style:style>
    <style:style style:name="P636" style:family="paragraph" style:parent-style-name="Heading_20_3">
      <style:paragraph-properties fo:margin-left="0.0583in" fo:margin-right="0in" fo:line-height="100%" fo:orphans="0" fo:widows="0" fo:text-indent="0in" style:auto-text-indent="false"/>
    </style:style>
    <style:style style:name="P637" style:family="paragraph" style:parent-style-name="Heading_20_3">
      <style:paragraph-properties fo:margin-left="0.0602in" fo:margin-right="0in" fo:line-height="100%" fo:orphans="0" fo:widows="0" fo:text-indent="0in" style:auto-text-indent="false"/>
    </style:style>
    <style:style style:name="P638" style:family="paragraph" style:parent-style-name="Heading_20_4">
      <style:paragraph-properties fo:margin-left="0.0236in" fo:margin-right="0in" fo:line-height="100%" fo:orphans="0" fo:widows="0" fo:text-indent="0in" style:auto-text-indent="false"/>
    </style:style>
    <style:style style:name="P639" style:family="paragraph" style:parent-style-name="Heading_20_4">
      <style:paragraph-properties fo:margin-left="0.0236in" fo:margin-right="0in" fo:margin-top="0.4528in" fo:margin-bottom="0.028in" loext:contextual-spacing="false" fo:line-height="100%" fo:orphans="0" fo:widows="0" fo:text-indent="0in" style:auto-text-indent="false"/>
    </style:style>
    <style:style style:name="P640" style:family="paragraph" style:parent-style-name="Heading_20_4">
      <style:paragraph-properties fo:margin-left="0.0236in" fo:margin-right="0in" fo:margin-top="0.2953in" fo:margin-bottom="0.028in" loext:contextual-spacing="false" fo:line-height="100%" fo:orphans="0" fo:widows="0" fo:text-indent="0in" style:auto-text-indent="false"/>
    </style:style>
    <style:style style:name="P641" style:family="paragraph" style:parent-style-name="Heading_20_4">
      <style:paragraph-properties fo:margin-left="0.0146in" fo:margin-right="0in" fo:line-height="100%" fo:orphans="0" fo:widows="0" fo:text-indent="0in" style:auto-text-indent="false"/>
    </style:style>
    <style:style style:name="P642" style:family="paragraph" style:parent-style-name="Heading_20_4">
      <style:paragraph-properties fo:margin-left="0.0146in" fo:margin-right="0in" fo:margin-top="0.3736in" fo:margin-bottom="0.028in" loext:contextual-spacing="false" fo:line-height="100%" fo:orphans="0" fo:widows="0" fo:text-indent="0in" style:auto-text-indent="false"/>
    </style:style>
    <style:style style:name="T1" style:family="text">
      <style:text-properties fo:font-variant="normal" fo:text-transform="none" fo:color="#000000" style:text-line-through-style="none" style:text-line-through-type="none" style:text-position="0% 100%" style:font-name="Arial" fo:font-size="36pt" fo:font-style="normal" style:text-underline-style="none" fo:font-weight="bold" style:font-name-asian="Arial1" style:font-size-asian="36pt" style:font-style-asian="normal" style:font-weight-asian="bold" style:font-name-complex="Arial1" style:font-size-complex="3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1.5pt" style:font-size-asian="11.5pt" style:font-size-complex="11.5pt"/>
    </style:style>
    <style:style style:name="T7" style:family="text">
      <style:text-properties fo:font-size="11.5pt" style:text-underline-style="solid" style:text-underline-width="auto" style:text-underline-color="font-color" style:font-size-asian="11.5pt" style:font-size-complex="11.5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4"><text:bookmark text:name="_254ut9qws2ts"/><text:span text:style-name="T1">Tab 1</text:span></text:p>
      <text:p text:style-name="P8"/>
      <text:p text:style-name="P628"><text:bookmark text:name="_7gscdti1b1ti"/>The riddles of Barabbas </text:p>
      <text:p text:style-name="P9"><text:span text:style-name="T3">Jonathan Doolin </text:span></text:p>
      <text:p text:style-name="P10"><text:span text:style-name="T3">December 17, 2021 </text:span></text:p>
      <text:p text:style-name="P11"><text:span text:style-name="T6">We’d better get cracking if names are your thing. </text:span></text:p>
      <text:p text:style-name="P13"><text:span text:style-name="T6">You’re told to believe in them, it would be sane </text:span></text:p>
      <text:p text:style-name="P12"><text:span text:style-name="T6">to learn what they mean, in Hebrew or Greek. </text:span></text:p>
      <text:p text:style-name="P14"><text:span text:style-name="T6">Find out if a teacher or clown you do seek.) </text:span></text:p>
      <text:p text:style-name="P18"><text:span text:style-name="T6">My approach handling John’s gospel’s core discrepancy, is note the differences when apt, and stress this remedy: to guess two men are in these tales with so much variation. It’s irresponsible for us to fail delineation. </text:span></text:p>
      <text:p text:style-name="P19"><text:span text:style-name="T6">So I’d suggest two names for whether shorthand or a fact, so Jesus “Son of Father”, “Son of Man” can interact. “Son of Father” In Hebrew, translates to just “Barabbas” depending on the rhyme I need, I’ll say “J. Bar”, “J. Bas” </text:span></text:p>
      <text:p text:style-name="P20"><text:span text:style-name="T6">the other Jesus, he’s a man, with body made of flesh. so if I want to speak of him, I’ll say “j. lamb”, “J. Beth.” </text:span></text:p>
      <text:p text:style-name="P21"><text:span text:style-name="T6">Barabbas spoke in riddles, which BethLaham was the rhyme for Bethlehem meant house of bread or meat, back in that time. </text:span></text:p>
      <text:p text:style-name="P22"><text:span text:style-name="T6">No matter what the things we say; the truth or sophistry Words are what we use to tell the tale of history </text:span></text:p>
      <text:p text:style-name="P23"><text:span text:style-name="T6">1</text:span></text:p>
      <table:table table:name="Table1" table:style-name="Table1">
        <table:table-column table:style-name="Table1.A"/>
        <table:table-column table:style-name="Table1.B"/>
        <table:table-row table:style-name="Table1.1">
          <table:table-cell table:style-name="Table1.A1" office:value-type="string">
            <text:p text:style-name="P24"><text:span text:style-name="T6">The Riddles of </text:span><text:span text:style-name="T7">Barabbas </text:span></text:p>
          </table:table-cell>
          <table:table-cell table:style-name="Table1.A1" office:value-type="string">
            <text:p text:style-name="P629"><text:bookmark text:name="_yhlm4irqmot"/>1 The Parable of Language</text:p>
          </table:table-cell>
        </table:table-row>
        <table:table-row table:style-name="Table1.2">
          <table:table-cell table:style-name="Table1.A1" table:number-columns-spanned="2" office:value-type="string">
            <text:p text:style-name="P25"><text:span text:style-name="T6">Several interpretations present themselves for John 1 because of many ambiguities. As John describes John, is he, in every sentence, referring to John the Baptist, or is he sometimes referring to himself? Why is the “Before me... After me” phrase repeated twice? (John 1:15, 30) Why is the Lamb of God introduced twice? (John 1:29, 36). Why is only one of the two men following Jesus identified? (John 1:40) Why does Jesus use a Greek translation for “Rock” for Peter’s name here, instead of just calling him “Peter” as he does in the other gospels? (John 1:42) What did they see when the saw where Jesus was staying and what is the significance of four in the afternoon? (John 1:39) Why was Nathanael so impressed when Jesus said he saw him under the fig tree? (John 1:48-49) </text:span></text:p>
            <text:p text:style-name="P26"><text:span text:style-name="T6">What are the implications of Nathanael’s question, “Can anything good from Nazareth?” considering that Jesus says “in him there is no deceit”? What does it mean to see“Angels of God ascending and descending on the Son of Man”? </text:span></text:p>
            <text:p text:style-name="P27"><text:span text:style-name="T6">Some differences with other gospels: In Matthew, Mark, and Luke, there is an account that a voice from heaven boomed out “This is my Son, with whom I am well pleased.” But in John’s gospel we have two second-hand witnesses. John, who says, he is “the Lamb of God, who takes away the sin of the world!” </text:span></text:p>
            <text:p text:style-name="P28"><text:span text:style-name="T6">If we relate this to Leviticus 16, there are two goats: One called “The Lord’s Goat” and another called “The Scapegoat”. The first is sacrificed, while on the other’s head, all the sin of the Israelites are confessed, and it is set free in the wilderness. </text:span></text:p>
            <text:p text:style-name="P29"><text:span text:style-name="T6">If John’s testimony is a reference to Leviticus 16, then, we should expect John’s gospel to include the confession of all the sins of the Israelites attributed to Jesus, the scapegoat, though he is by no means actually guilty of the transgressions shown. </text:span></text:p>
            <text:p text:style-name="P30"><text:span text:style-name="T6">The other secondhand witness of John 1 is Nathanael, who says he believes Jesus is the Son of God simply on account that Jesus says “I saw you under that fig tree.” The rest of your impression depends on whether you think that Nathanael’s question “Can anything good come from Nazareth” represents an earnest question, in which case Nathanael must have been a very cynical person, to believe a whole community could have “nothing good” come from there, or a sarcastic question, in which case Nathanael was not “An Israelite in whom there is no deceit”. </text:span></text:p>
            <text:p text:style-name="P31"><text:span text:style-name="T6">Some have suggested Nathanael, charitably, as somehow physically or mentally disabled. For whatever reason, he had bad experience in Nazareth, and was dubious that anything good could come from there. In this version, Jesus sizes up Nathanael’s condition, and concludes that the issue is with his disability, not his morality. When he says “Here is an Israelite in whom there is no deceit”, this seems a great kindness to Nathanael, who proclaims “Truly you are the Son of God.”</text:span></text:p>
          </table:table-cell>
          <table:covered-table-cell/>
        </table:table-row>
      </table:table>
      <text:p text:style-name="P1"/>
      <text:p text:style-name="P1"/>
      <text:p text:style-name="P32"><text:span text:style-name="T6">2</text:span></text:p>
      <table:table table:name="Table2" table:style-name="Table2">
        <table:table-column table:style-name="Table2.A"/>
        <table:table-row table:style-name="Table2.1">
          <table:table-cell table:style-name="Table2.A1" office:value-type="string">
            <text:p text:style-name="P34"><text:span text:style-name="T3">My working hypothesis is that each chapter of John’s gospel is a set of riddles. Something akin to “the Riddle of the Sphinx”, except that the reader is not actually told he is reading a book of riddles. </text:span></text:p>
            <text:p text:style-name="P35"><text:span text:style-name="T3">As an example, the riddle the Sphinx asked Oedipus in front of Thebes was, “I go on four feet in the morning, two feet at noon, and three in the evening. What am I?” Now, a person unfamiliar with this sort of riddle might answer “You are a Sphinx”, not realizing that the Sphinx is not speaking of itself, but is speaking in a one-step metaphor. In the metaphor, morning, noon, and evening, represent, not a day, but the entire period of a person’s life, and “I” represents not the Sphinx who is speaking, but a human being. </text:span></text:p>
            <text:p text:style-name="P36"><text:span text:style-name="T3">In the riddles of John’s gospel, I posit that each chapter is a different riddle, and with each riddle Jesus speaks of himself, metaphorically as a useful thing, while he speaks of “The Father” metaphorically, as a human being; the person that creates and/or benefits from that useful thing. </text:span></text:p>
            <text:p text:style-name="P37"><text:span text:style-name="T3">Of the characters in John’s gospel, only Jesus and John the Baptist are aware that he is speaking metaphorically, in riddles. But they do not let on that they are speaking in riddles. Rather, they allow the people around them to believe that they are talking about Jesus and his relationship with God.</text:span></text:p>
          </table:table-cell>
        </table:table-row>
        <table:table-row table:style-name="Table2.2">
          <table:table-cell table:style-name="Table2.A1" office:value-type="string">
            <text:p text:style-name="P38"><text:span text:style-name="T3">I have worked my way through the first chapter of John twice. For the most part, I think that the “riddle” of the chapter is about words. However, that riddle is divided up into different parts of speech, and how language is used. </text:span></text:p>
            <text:p text:style-name="P39"><text:span text:style-name="T3">In particular, some verses are referring to the referential verbs, such as “Is, are, am, was, were, be.” Others are referring to the conjunction: “and”. There are a couple of ways John 1 overlaps with the “Fragments of Heraclitus”. Fragment 2, for instance says “ Though this Word is true evermore, yet men are as unable to understand it when they hear it for the first time as before they have heard it at all. For, though all things come to pass in accordance with this Word, men seem as if they had no experience of them, when they make trial of words and deeds such as I set forth, dividing each thing according to its kind and showing how it truly is. But other men know not what they are doing when awake, even as they forget what they do in sleep.” </text:span></text:p>
            <text:p text:style-name="P40"><text:span text:style-name="T3">Like John, Heraclitus spoke of “The Word” or “Logos” as being that which “through all things come to pass”, but recommends that people “make trial of words and deeds”. By contrast, John describes the Word as being with God. And rather than asking his readers to “make trial of words”, he instead asks them to “believe”. </text:span></text:p>
            <text:p text:style-name="P41"><text:span text:style-name="T3">Another echo of Heraclitus is in Fragment 60, “The way up and the way down is one and the same.” This compares to John 1:51 when Jesus tells Nathanael he will see angels ascending and descending on the Son of Man. </text:span></text:p>
            <text:p text:style-name="P42"><text:span text:style-name="T3">but whereas John focuses on “belief” throughout his gospel, Heraclitus focused on weighing the words </text:span></text:p>
            <text:p text:style-name="P43"><text:span text:style-name="T3">There are several verses in the chapter that may refer to upcoming events</text:span></text:p>
          </table:table-cell>
        </table:table-row>
      </table:table>
      <text:p text:style-name="P1"><text:soft-page-break/></text:p>
      <text:p text:style-name="P1"/>
      <text:p text:style-name="P44"><text:span text:style-name="T3">Created was the world by God, back in the lost beginning (John 1:1, Genesis 1:1) Let’s parse this out, each word, so that our insight might be winning </text:span></text:p>
      <text:p text:style-name="P45"><text:span text:style-name="T6">3</text:span></text:p>
      <text:section text:style-name="Sect1" text:name="TextSection">
        <text:p text:style-name="P2"><text:span text:style-name="T3">- First, “in the beginning” tells a time, not too specific </text:span></text:p>
        <text:p text:style-name="P49"><text:span text:style-name="T3">and then “created” gives our God the verb to be prolific </text:span></text:p>
        <text:p text:style-name="P49"><text:span text:style-name="T3">with One phrase now, we have a time, a phrase proverbial </text:span></text:p>
        <text:p text:style-name="P50"><text:span text:style-name="T3">Our verb, though, wouldn’t work without an subject, this is so. The Word is “God” to fill that blank where subject needs to be So, chapter 1 verse 1 of John: the “Logos” count is three. </text:span></text:p>
        <text:p text:style-name="P58"><text:span text:style-name="T3">“Created” was a word with God, back in the lost beginning (John 1:2) And through creation galaxies and stars were set to spinning </text:span></text:p>
        <text:p text:style-name="P58"><text:span text:style-name="T3">Without “created” nothing has been made that has been made (John 1:3) “Created”, for mankind, is light of life, faith undismayed (John 1:4) When God created night and day, the darkness separated (Genesis 1:4) But with created fire, the night-time darkness now just waited (John 1:5) There was a man who’s sent from God, Maher Shalal Hash Baz (Isaiah 8:2-3, Luke 1:63, John 1:6) </text:span></text:p>
        <text:p text:style-name="P59"><text:span text:style-name="T3">To testify to all that was created was his cause </text:span></text:p>
        <text:p text:style-name="P49"><text:span text:style-name="T3">He came as witness to the light of all things man created </text:span></text:p>
        <text:p text:style-name="P50"><text:span text:style-name="T3">So through him all belief would be in things, on earth, located (John 1:7) But John, himself, was not that light, the fire that man created Instead, he came to testify, of God’s inseminated </text:span></text:p>
        <text:p text:style-name="P58"><text:span text:style-name="T3">God’s image walked across the earth, in form, female and male (Genesis 1:27, John 1:9) </text:span></text:p>
        <text:p text:style-name="P58"><text:span text:style-name="T3">God’s image made the world, in projects, small, or larger scale -Through God’s image, much was built, some without recognition While some built fire to show destruction was their life’s ambition Some received the name “created” as their life-long goal </text:span></text:p>
        <text:p text:style-name="P59"><text:span text:style-name="T3">And to creative spirit there’s a blessing of the soul </text:span></text:p>
        <text:p text:style-name="P49"><text:span text:style-name="T3">Creation gives the right to those believing in its name </text:span></text:p>
        <text:p text:style-name="P49"><text:span text:style-name="T3">To be the images of God and acting just the same. </text:span></text:p>
        <text:p text:style-name="P49"><text:span text:style-name="T3">No ancestry determines whether you can have this spirit </text:span></text:p>
        <text:p text:style-name="P49"><text:span text:style-name="T3">And God gives everyone the opportunity to use it (John 1:13) </text:span></text:p>
        <text:p text:style-name="P49"><text:span text:style-name="T3">Creation became flesh, and lives within and out among us </text:span></text:p>
        <text:p text:style-name="P49"><text:soft-page-break/><text:span text:style-name="T3">All have seen the glory of Creation, surely we trust </text:span></text:p>
        <text:p text:style-name="P49"><text:span text:style-name="T3">and we should view creation through a lens of hope and faith </text:span></text:p>
        <text:p text:style-name="P50"><text:span text:style-name="T3">to know all was created with a mood of truth and grace (John 1:14) And of the phrase “And me and” John declared ”it is the latter surpasses me, for progress it is made as though a ladder </text:span></text:p>
        <text:p text:style-name="P59"><text:span text:style-name="T3">-All of what is built is built on what comes from the past </text:span></text:p>
        <text:p text:style-name="P49"><text:span text:style-name="T3">-Images of God contribute from first day to last. </text:span></text:p>
        <text:p text:style-name="P49"><text:span text:style-name="T3">-Out of fullness from subsequent images of God, </text:span></text:p>
        <text:p text:style-name="P50"><text:span text:style-name="T3">-We receive new grace in place of grace, when grace is flawed (John 1:16) -No one ever has seen God, except for the Creation </text:span></text:p>
        <text:p text:style-name="P59"><text:span text:style-name="T3">No single man, no bird, no clan, no prophet, and no nation </text:span></text:p>
        <text:p text:style-name="P51"><text:span text:style-name="T3">The law, it came through Moses, and the grace through the Messiah </text:span><text:span text:style-name="T6">4</text:span></text:p>
      </text:section>
      <text:section text:style-name="Sect1" text:name="Section1">
        <text:p text:style-name="P64"><text:span text:style-name="T3">And Truth it comes bizarrely through the Jesus named Bar Abba And from the bosom of Bar Abba come the words of John </text:span></text:p>
        <text:p text:style-name="P65"><text:span text:style-name="T3">-Making known the one, begotten, made both near and yon. (John 1:17) A prophet, nor Elijah, nor Messiah, John was not (John 1:18-21) But he said, straight ways for the Lord, were all that should be sought (John 1:22-23) -Low made high, and small made big, and dead things made alive, The valleys raised, the mountains low, Lord’s glory be derived (Isaiah 40:3-5) The pharisees, perhaps, thought John, Messiah, he could purge </text:span></text:p>
        <text:p text:style-name="P66"><text:span text:style-name="T3">with baptism the post-effects of sin or any urge </text:span></text:p>
        <text:p text:style-name="P70"><text:span text:style-name="T3">But John said “Brood of vipers, this is only for repentance” (Matthew 3:7-8, Luke 3:7-8) </text:span></text:p>
        <text:p text:style-name="P66"><text:span text:style-name="T3">With this alone, you’ll not achieve, all pardons or ascendance </text:span></text:p>
        <text:p text:style-name="P15"><text:span text:style-name="T3">They asked ”Why bother baptizing if nothing comes of it </text:span></text:p>
        <text:p text:style-name="P71"><text:span text:style-name="T3">and you’ve neither the office of Messiah, nor prophet?” (John 1:25) Said John, ”With water I baptize, my process is symbolic </text:span></text:p>
        <text:p text:style-name="P72"><text:span text:style-name="T3">with faith, a soul has different heart once passed through the hydraulic A better person will come out than when they went down in </text:span></text:p>
        <text:p text:style-name="P73"><text:span text:style-name="T3">Resolved to make some better choices, less inclined to sin (Matthew 3:11, Mark 1:4, Luke 3:3) </text:span></text:p>
        <text:p text:style-name="P74"><text:span text:style-name="T3">But if you come to me and have me dunk you just for show, </text:span></text:p>
        <text:p text:style-name="P80"><text:span text:style-name="T3">Or thinking it’s a magic trick to take you high from low </text:span></text:p>
        <text:p text:style-name="P84"><text:span text:style-name="T3">Another will come after me and I will not be fit </text:span></text:p>
        <text:p text:style-name="P89"><text:soft-page-break/><text:span text:style-name="T3">to help untie his sandals when he gets right down to it (John 1:27) -(All this happened in the town of Bethany, that’s where </text:span></text:p>
        <text:p text:style-name="P90"><text:span text:style-name="T3">-all the men that followed Christ would have feet-washing bare </text:span></text:p>
        <text:p text:style-name="P91"><text:span text:style-name="T3">-John would not be at that place, his head on Herod’s mantle </text:span></text:p>
        <text:p text:style-name="P94"><text:span text:style-name="T3">And Jesus washed the others’ feet, so untied all their sandals.) (John 1:28. John 13:14-17) </text:span></text:p>
        <text:p text:style-name="P90"><text:span text:style-name="T3">-“Look, the lamb of God” John said, for he already knew </text:span></text:p>
        <text:p text:style-name="P95"><text:span text:style-name="T3">The one on whose life’s sacrifice, atonment’s coming through (John 1:29) -Dying once in John nineteen, but also in John two </text:span></text:p>
        <text:p text:style-name="P96"><text:span text:style-name="T3">-John’s surpassed by one who comes before and after, true. (John 1:30) -John the Baptist didn’t know the one was fore and after </text:span></text:p>
        <text:p text:style-name="P74"><text:span text:style-name="T3">But after water, baptizing, he went to the hereafter </text:span></text:p>
        <text:p text:style-name="P15"><text:span text:style-name="T3">Take care, now, here, John doesn’t say, this one has any right, </text:span></text:p>
        <text:p text:style-name="P67"><text:span text:style-name="T3">to baptise with the fire, the spirit, or some holy light </text:span></text:p>
        <text:p text:style-name="P91"><text:span text:style-name="T3">-All he says, that this one, he cannot untie his sandals </text:span></text:p>
        <text:p text:style-name="P97"><text:span text:style-name="T3">This lamb of God, is he a font of good deeds or some scandals? (John 1:35-36) -Two of John’s disciples followed J. Bar, as though fated. </text:span></text:p>
        <text:p text:style-name="P98"><text:span text:style-name="T3">-One whose name was Andrew, and the other’s name’s not stated. J. Bar asks what they want, and so they ask him where he’s staying We readers stay untaught because the author is not saying. </text:span></text:p>
        <text:p text:style-name="P81"><text:span text:style-name="T3">So if J. Bar taught something whether criminal or lawful, </text:span></text:p>
        <text:p text:style-name="P33"><text:span text:style-name="T6">5</text:span></text:p>
        <text:p text:style-name="P99"><text:span text:style-name="T3">The knowledge has been hidden by the author of John’s gospel And if there is a reason to be hiding what they’re doing -Only two of three men’s names are told of, for pursuing. (John 1:37-39) -Once they’d gone with J. Bar for a mile or a meter </text:span></text:p>
        <text:p text:style-name="P100"><text:span text:style-name="T3">-Andrew made the claim, “This is Messiah, here,” to Peter. -Peter made no claims of J. Bar’s rank or his position, </text:span></text:p>
        <text:p text:style-name="P101"><text:span text:style-name="T3">But J. Bar chose to call him “Cephas” (notably NOT Peter) A different nickname from a different character and greeter. -(Though two words might mean the same in Greek and Aramaic, -People’s names don’t translate like some meaning algebraic) -On the next day Jesus said to Philip, “Follow me.” (John 1:43) -(Andrew, Phil, and Peter, came from Bethsaida, all three.) (John 1:44) So if J. Bar would lead them to the north shore of the lake -They could visit home and with their family take a break. Then Andrew found Nathanael and he told him truth or flaw We found who prophets wrote about, and Moses, in the Law -I won’t tell you book or verse, so you will have to guess just when they wrote of Son of Joseph, Jesus, Nazareth -Nazareth! Nathanael cried, Can good things come from there? The question is rhetorical, don’t get caught in this snare. An earnest question asks for want of knowledge to be known Sarcastic questions ask for humor’s sake or discord sown. Regardless, though, of the intent behind this man’s sarcasm The question wasn’t earnest, it’s sincerity was absent. </text:span></text:p>
        <text:p text:style-name="P102"><text:span text:style-name="T3">So when J. Bar then gets to him he says ”Here is a man: an Israelite in whom there’s no deceit” but what’s his plan? -John’s already shown this man’s sarcastic in his words To say there’s no deceit in him? That’s patently absurd. And if there’s no deceit in him then what does this imply about who comes from Nazareth; Is J. Bar coming by? Nathanael has to ask him “Really? Where do you know me?” And Jesus answers, “I just saw you sit under that tree.” Nathanael, then, continues with his sycophantic laud </text:span></text:p>
        <text:p text:style-name="P86"><text:span text:style-name="T3">”You’re the King of Israel, the Holy Son of God!” </text:span></text:p>
        <text:p text:style-name="P103"><text:span text:style-name="T3">-J Bar. asked do you believe since I saw you there, sitting? -You’ll see more than that, the choirs of angels I’ll be splitting Since you claim belief, as though that’s something you have won, Angels are ascending and descending on the Son </text:span></text:p>
        <text:p text:style-name="P104"><text:soft-page-break/><text:span text:style-name="T3">You just don’t know what you’ll see, so long as I’m around! Angels cannot tell if I point up or I point down! </text:span></text:p>
        <table:table table:name="Table3" table:style-name="Table3">
          <table:table-column table:style-name="Table3.A"/>
          <table:table-row table:style-name="Table3.1">
            <table:table-cell table:style-name="Table3.A1" office:value-type="string">
              <text:p text:style-name="P3"><text:span text:style-name="T3">Youtube Read-Along: Chapter 1</text:span></text:p>
            </table:table-cell>
          </table:table-row>
        </table:table>
        <text:p text:style-name="P1"/>
        <text:p text:style-name="P1"/>
        <text:p text:style-name="P46"><text:span text:style-name="T6">6</text:span></text:p>
        <table:table table:name="Table4" table:style-name="Table4">
          <table:table-column table:style-name="Table4.A"/>
          <table:table-row table:style-name="Table4.1">
            <table:table-cell table:style-name="Table4.A1" office:value-type="string">
              <text:p text:style-name="P105"><text:span text:style-name="T3">I have now made two efforts to convert John 1 to rhyme. I have put the latter effort above, and the former effort below. When I started making rhyme to all 21 chapters, beginning with Chapter 1, I had not settled on an approach, and it was only somewhere around Chapter 5 or 6 when I committed to giving a rhyme based </text:span></text:p>
              <text:p text:style-name="P106"><text:span text:style-name="T3">on each verse, in sequential order.</text:span></text:p>
            </table:table-cell>
          </table:table-row>
        </table:table>
        <text:p text:style-name="P1"/>
        <text:p text:style-name="P1"/>
        <text:p text:style-name="P638"><text:bookmark text:name="_iym1wn9q7jz7"/>1.1 John the gospeler </text:p>
        <table:table table:name="Table5" table:style-name="Table5">
          <table:table-column table:style-name="Table5.A"/>
          <table:table-row table:style-name="Table5.1">
            <table:table-cell table:style-name="Table5.A1" office:value-type="string">
              <text:p text:style-name="P107"><text:span text:style-name="T3">John 1 refers to John multiple times, without giving a surname, before he explicitly refers to John the Baptist. John 1:15 and John 1:30 are almost identical, but could hint that the two men both made the same statement “He who comes after me was before me” and such a statement could mean a number of things, since before and after can represent both physical and chronological positioning. </text:span></text:p>
              <text:p text:style-name="P108"><text:span text:style-name="T3">John 16 describes when the Spirit of Truth comes, he will speak only what he hears and tell you what is yet to come. It would be consistent with the Spirit of Discretion to simply not say my first impression of “What is to come”. However, the Spirit of Confession, and the Spirit of Truth should compel most adults to acknowledge that “To Come” is a colloquial expression for orgasm. Furthermore, the synonymous nature of “to Come” and “to orgasm” is not a mere homonym, but is rather a fundamental existential statement about the onset of puberty, and the coming of adulthood. </text:span></text:p>
              <text:p text:style-name="P109"><text:span text:style-name="T3">Furthermore, many of the statements throughout John’s gospel will be found to be true on some fundamental level. However, such truths can only be obtained by allowing for an ironic reading and interpretation of the text. In the case of “What is to come”, one expects, ofr instance, the Spirit of Truth will predict the future, but in fact, the Spirit of Truth does not have that mystical capacity. </text:span></text:p>
              <text:p text:style-name="P111"><text:span text:style-name="T3">Instead of presuming the miraculous ability for the Spirit of Truth to see into the future (which to most, might seem the less bizarre interpretation), I presume the Spirit of Truth has the capacity for confession and acknowledgment of facts and realities, and the ability to seek plausible hypotheses, (which most might find bizarre)</text:span></text:p>
            </table:table-cell>
          </table:table-row>
        </table:table>
        <text:p text:style-name="P1"/>
        <text:p text:style-name="P1"/>
        <text:p text:style-name="P75"><text:span text:style-name="T3">6. A man came from God, he was sent making riddles </text:span></text:p>
        <text:p text:style-name="P80"><text:span text:style-name="T3">7 and he’d testify of things both big and little </text:span></text:p>
        <text:p text:style-name="P76"><text:span text:style-name="T3">8 He did not make anything more clarified </text:span></text:p>
        <text:p text:style-name="P67"><text:span text:style-name="T3">through witness, bizarrely in truth certified </text:span></text:p>
        <text:p text:style-name="P112"><text:span text:style-name="T6">7</text:span></text:p>
        <table:table table:name="Table6" table:style-name="Table6">
          <table:table-column table:style-name="Table6.A"/>
          <table:table-row table:style-name="Table6.1">
            <table:table-cell table:style-name="Table6.A1" office:value-type="string">
              <text:p text:style-name="P113"><text:span text:style-name="T3">Some may doubt the miracles reported by Matthew, Mark, and Luke, but the moral teachings of Jesus in the three gospels preceding John were fairly unambiguously “Good”. On the other hand, the moral teaching of Jesus in the gospel of John are largely absent. The closest thing he gives to instruction is telling his disciples to “love each other”. This is much less encompassing than what he says in every other gospel, “Love God with all your heart, all your mind, all your strength, and love one another (even your enemies) as yourself”. </text:span></text:p>
              <text:p text:style-name="P114"><text:span text:style-name="T3">Here, also, many atheists may complain that they do not believe God exists, but I would point, here, to the operative word “mind”. What atheists are doing is to disbelieve a description of God which they cannot love with their mind. Usually, though, such atheists embrace principles with heart, mind, and strength.</text:span></text:p>
            </table:table-cell>
          </table:table-row>
        </table:table>
        <text:p text:style-name="P1"/>
        <text:p text:style-name="P1"/>
        <text:p text:style-name="P75"><text:span text:style-name="T3">9 while J. Beth, Messiah, gave light to all man </text:span></text:p>
        <text:p text:style-name="P115"><text:soft-page-break/><text:span text:style-name="T3">10 - John’s gospel’s part’s an inscrutable plan </text:span></text:p>
        <text:p text:style-name="P115"><text:span text:style-name="T3">11 - Though John described things in truth with no lies </text:span></text:p>
        <text:p text:style-name="P67"><text:span text:style-name="T3">those reading his writing could not recognize </text:span></text:p>
        <text:p text:style-name="P115"><text:span text:style-name="T3">12 - Things made by men, he, through riddle, would laud </text:span></text:p>
        <text:p text:style-name="P115"><text:span text:style-name="T3">13 ‘til readers would say each thing’s the Son of God. </text:span></text:p>
        <table:table table:name="Table7" table:style-name="Table7">
          <table:table-column table:style-name="Table7.A"/>
          <table:table-row table:style-name="Table7.1">
            <table:table-cell table:style-name="Table7.A1" office:value-type="string">
              <text:p text:style-name="P121"><text:span text:style-name="T3">I have offered two different interpretations of John 1:1-15. In one interpretation, I have suggested that the different verses referred to specific words, or types of words, or figures of speech. Here, though, I am suggesting that John is talking about the book of riddles he has composed... In each chapter 1-17, John poses a riddle of “Who” or “What” is Jesus, and “Who” or “What” is “the Father”? In these riddles, often, but not always, Jesus is definitely not a human being, but often some tool, creation, or invention of a human being. Often, but not always “The Father” in these riddles is the human being who created or uses that tool. </text:span></text:p>
              <text:p text:style-name="P122"><text:span text:style-name="T3">Those inanimate objects who received the name of Jesus, he gave the right to become children of God. John presents these inanimat objects as being human, and not just any human, but the only begotten Son of God, human.</text:span></text:p>
            </table:table-cell>
          </table:table-row>
        </table:table>
        <text:p text:style-name="P1"/>
        <text:p text:style-name="P1"/>
        <text:p text:style-name="P75"><text:span text:style-name="T3">He starts some words that he makes into flesh, </text:span></text:p>
        <text:p text:style-name="P84"><text:span text:style-name="T3">so let’s have a look at this metaphor, fresh. </text:span></text:p>
        <text:p text:style-name="P639"><text:bookmark text:name="_x40apzo96ojl"/>1.2 And </text:p>
        <table:table table:name="Table8" table:style-name="Table8">
          <table:table-column table:style-name="Table8.A"/>
          <table:table-row table:style-name="Table8.1">
            <table:table-cell table:style-name="Table8.A1" office:value-type="string">
              <text:p text:style-name="P123"><text:span text:style-name="T3">John 12:28 in the original Greek has a curious expression, when Jesus asks “Father, glorify your name” the voice says “And I have glorified. And will again.” The name of the Father seems not to be stated, but the word “And” (Greek kai) is repeated twice. </text:span></text:p>
              <text:p text:style-name="P124"><text:span text:style-name="T3">Why would John glorify “And”? Namely for its use in the ambiguity of apposition, and its use to simply convey chronological order. As for chronological order, one could argue that any phenomenon that occurred after God occurs after the first “and”.</text:span></text:p>
            </table:table-cell>
          </table:table-row>
        </table:table>
        <text:p text:style-name="P1"/>
        <text:p text:style-name="P1"/>
        <text:p text:style-name="P68"><text:span text:style-name="T3">What word would come ‘round between noun and noun. </text:span></text:p>
        <text:p text:style-name="P67"><text:span text:style-name="T3">What is the distance between freed and bound? </text:span></text:p>
        <text:p text:style-name="P47"><text:span text:style-name="T6">8</text:span></text:p>
        <text:p text:style-name="P68"><text:span text:style-name="T3">What word does God put between Earth and sun? </text:span></text:p>
        <text:p text:style-name="P67"><text:span text:style-name="T3">What word without which no thing can be done? </text:span></text:p>
        <text:p text:style-name="P15"><text:span text:style-name="T3">I tell you and tell you and tell you both, and </text:span></text:p>
        <text:p text:style-name="P15"><text:span text:style-name="T3">I riddle you this and I hide it in hand. </text:span></text:p>
        <text:p text:style-name="P76"><text:soft-page-break/><text:span text:style-name="T3">For Greeks, Jesus asked, “Father Glorify your name” </text:span></text:p>
        <text:p text:style-name="P125"><text:span text:style-name="T3">“And” has been glorified, “And” will again. (John 12:28) </text:span></text:p>
        <text:p text:style-name="P115"><text:span text:style-name="T3">14 “And”, the word, flesh became, through metaphor </text:span></text:p>
        <text:p text:style-name="P76"><text:span text:style-name="T3">Dwelling with us, telling us what’s in store </text:span></text:p>
        <text:p text:style-name="P15"><text:span text:style-name="T3">If not for the “And” the world’s empty, forgotten </text:span></text:p>
        <text:p text:style-name="P91"><text:span text:style-name="T3">- No new thing’s without the only begotten </text:span></text:p>
        <text:p text:style-name="P80"><text:span text:style-name="T3">Just think what we’d be with no concept of “And!” </text:span></text:p>
        <text:p text:style-name="P84"><text:span text:style-name="T3">Alone with not even a concept of sand. </text:span></text:p>
        <text:p text:style-name="P116"><text:span text:style-name="T3">15 John said of the phrase “and me and” it’s the latter </text:span></text:p>
        <text:p text:style-name="P84"><text:span text:style-name="T3">surpasses me, progress is made like a ladder. </text:span></text:p>
        <text:p text:style-name="P115"><text:span text:style-name="T3">18 - God repeated “And” to set the universe in motion </text:span></text:p>
        <text:p text:style-name="P91"><text:span text:style-name="T3">- From the bosom of a man, we can repeat this notion </text:span></text:p>
        <text:p text:style-name="P91"><text:span text:style-name="T3">- God is never seen directly in the eyes of man </text:span></text:p>
        <text:p text:style-name="P128"><text:span text:style-name="T3">but we have a connection through repeated use of and. </text:span></text:p>
        <text:p text:style-name="P133"><text:span text:style-name="T3">If “Both” and “and” were words I said were “With” in the beginning, by noticing the play of words, the riddle, you’d be winning. </text:span></text:p>
        <text:p text:style-name="P126"><text:span text:style-name="T3">“God With Us”, is Immanuel as predicted </text:span></text:p>
        <text:p text:style-name="P128"><text:span text:style-name="T3">but “With” us through time, “With” has been, unrestricted. </text:span></text:p>
        <text:p text:style-name="P115"><text:span text:style-name="T3">16 From fullness of “And” grace is given and given: </text:span></text:p>
        <text:p text:style-name="P115"><text:span text:style-name="T3">17 the grace of the law by which Moses was driven, </text:span></text:p>
        <text:p text:style-name="P15"><text:span text:style-name="T3">The grace by which J. Beth has so far forgiven, </text:span></text:p>
        <text:p text:style-name="P134"><text:span text:style-name="T3">and now in this chapter John’s gospel has striven </text:span></text:p>
        <text:p text:style-name="P67"><text:soft-page-break/><text:span text:style-name="T3">to present the “Truth” in some words oft misgiven </text:span></text:p>
        <text:p text:style-name="P67"><text:span text:style-name="T3">When “and” in conjunction creates ambiguity </text:span></text:p>
        <text:p text:style-name="P15"><text:span text:style-name="T3">Those seeking consensus find discontinuity </text:span></text:p>
        <text:p text:style-name="P80"><text:span text:style-name="T3">One might find the same, or different propostions. </text:span></text:p>
        <text:p text:style-name="P76"><text:span text:style-name="T3">For “and” can show cause, or convey apposition </text:span></text:p>
        <text:p text:style-name="P84"><text:span text:style-name="T3">A list or identity; you cannot know </text:span></text:p>
        <text:p text:style-name="P15"><text:span text:style-name="T3">If authors do not make precision their goal </text:span></text:p>
        <text:p text:style-name="P640"><text:bookmark text:name="_dcbbd4rqse8s"/>1.3 Be </text:p>
        <table:table table:name="Table9" table:style-name="Table9">
          <table:table-column table:style-name="Table9.A"/>
          <table:table-row table:style-name="Table9.1">
            <table:table-cell table:style-name="Table9.A1" office:value-type="string">
              <text:p text:style-name="P110"><text:span text:style-name="T3">Not all of John 1 seems to be about “And”. Some is about “Be”. Alternate forms for Be include is, are, was, were, will be. In particular, it seems that John here refers to the word “with God in the beginning”. The Hebrew word for “Create” is “Bara” which goes along nicely with the central thesis of this document, which is to say that Jesus Barabbas is actually the central character of John’s gospel. “Bara” is the name with God in the beginning. Without that word, nothing could be created.</text:span></text:p>
            </table:table-cell>
          </table:table-row>
        </table:table>
        <text:p text:style-name="P1"/>
        <text:p text:style-name="P1"/>
        <text:p text:style-name="P117"><text:span text:style-name="T3">1 Through word, the God of Moses made the world of his design </text:span></text:p>
        <text:p text:style-name="P48"><text:span text:style-name="T6">9</text:span></text:p>
        <text:p text:style-name="P139"><text:span text:style-name="T3">2 Light, land, plants and oceans, stars and creatures, then mankind 3 but don’t neglect the other words, the ones you overlooked: </text:span></text:p>
        <text:p text:style-name="P66"><text:span text:style-name="T3">the referential verbs and the conjunctions do the work </text:span></text:p>
        <text:p text:style-name="P76"><text:span text:style-name="T3">How much could one impart to magnify the mysticism </text:span></text:p>
        <text:p text:style-name="P128"><text:span text:style-name="T3">by using referential verbs in anthropomorphisms? </text:span></text:p>
        <text:p text:style-name="P140"><text:span text:style-name="T3">If “Is” and “Am” and “Was”, “will be” were once as “he” described “Who is he?” would have the answer, “Is” contextualized. </text:span></text:p>
        <text:p text:style-name="P92"><text:span text:style-name="T3">- What word “is” come between word and connotation </text:span></text:p>
        <text:p text:style-name="P91"><text:span text:style-name="T3">- What word implies being and classification? </text:span></text:p>
        <text:p text:style-name="P15"><text:span text:style-name="T3">To define, interpret, determine a meaning, (John 1:15) </text:span></text:p>
        <text:p text:style-name="P67"><text:soft-page-break/><text:span text:style-name="T3">the light of life, “Is”, is always revealing </text:span></text:p>
        <text:p text:style-name="P128"><text:span text:style-name="T3">4 When God brought a beast before Adam and called </text:span></text:p>
        <text:p text:style-name="P125"><text:span text:style-name="T3">“What do you think this beast ought to be called?” </text:span></text:p>
        <text:p text:style-name="P84"><text:span text:style-name="T3">Adam began to form words with his mouth </text:span></text:p>
        <text:p text:style-name="P67"><text:span text:style-name="T3">to name all the livestock and birds and the trout. </text:span></text:p>
        <text:p text:style-name="P76"><text:span text:style-name="T3">Each beast and bird had unique marks and features </text:span></text:p>
        <text:p text:style-name="P128"><text:span text:style-name="T3">but one or two syllables summed every creature. </text:span></text:p>
        <text:p text:style-name="P15"><text:span text:style-name="T3">This symbolic thinking was really a feat </text:span></text:p>
        <text:p text:style-name="P128"><text:span text:style-name="T3">known only to those walking on two hind feet </text:span></text:p>
        <text:p text:style-name="P15"><text:span text:style-name="T3">They had to use verbs of peculiar type: </text:span></text:p>
        <text:p text:style-name="P15"><text:span text:style-name="T3">These verbs, referential, don’t get too much hype </text:span></text:p>
        <text:p text:style-name="P67"><text:span text:style-name="T3">when anthropomorphized I say these are me, </text:span></text:p>
        <text:p text:style-name="P134"><text:span text:style-name="T3">and you can call me the words “Is”, “Are” or “Be” </text:span></text:p>
        <text:p text:style-name="P640"><text:bookmark text:name="_p9rc13f7197n"/>1.4 Becoming </text:p>
        <table:table table:name="Table10" table:style-name="Table10">
          <table:table-column table:style-name="Table10.A"/>
          <table:table-row table:style-name="Table10.1">
            <table:table-cell table:style-name="Table10.A1" office:value-type="string">
              <text:p text:style-name="P141"><text:span text:style-name="T3">John 8 is suggestive of the properties of fire; the light of the world, and the light of man. I can’t say for sure whether John 1:5 is talking about fire, or the light of inspiration that fills mankind with the desire to create.</text:span></text:p>
            </table:table-cell>
          </table:table-row>
        </table:table>
        <text:p text:style-name="P1"/>
        <text:p text:style-name="P1"/>
        <text:p text:style-name="P142"><text:span text:style-name="T3">5 Protons, electrons, and plasma in motion </text:span></text:p>
        <text:p text:style-name="P67"><text:span text:style-name="T3">what words must be, before becoming creation? </text:span></text:p>
        <text:p text:style-name="P67"><text:span text:style-name="T3">what substance, what phase of what matter I am? </text:span></text:p>
        <text:p text:style-name="P67"><text:span text:style-name="T3">the answer was even before Abraham! </text:span></text:p>
        <text:p text:style-name="P67"><text:soft-page-break/><text:span text:style-name="T3">there was, and now is, and will be every gram. </text:span></text:p>
        <text:p text:style-name="P134"><text:span text:style-name="T3">Matter and energy, “Plasma” I am! </text:span></text:p>
        <text:p text:style-name="P15"><text:span text:style-name="T3">In time of John, that name, I had not acquired, </text:span></text:p>
        <text:p text:style-name="P128"><text:span text:style-name="T3">but they called me simply the substance of fire! </text:span></text:p>
        <text:p text:style-name="P640"><text:bookmark text:name="_mjumn5wupqsl"/>1.5 Jesus Barabbas </text:p>
        <table:table table:name="Table11" table:style-name="Table11">
          <table:table-column table:style-name="Table11.A"/>
          <table:table-row table:style-name="Table11.1">
            <table:table-cell table:style-name="Table11.A1" office:value-type="string">
              <text:p text:style-name="P148"><text:span text:style-name="T3">This section of the poem makes reference to how Jesus Barabbas is treated in the gospels. He is blamed for a great many problems, then set free, like the scapegoat of Leviticus 16. Some sources associate the name of Azazel with this scapegoat, while others associate the name Azazel with the Devil.</text:span></text:p>
            </table:table-cell>
          </table:table-row>
        </table:table>
        <text:p text:style-name="P1"/>
        <text:p text:style-name="P1"/>
        <text:p text:style-name="P149"><text:span text:style-name="T6">10</text:span></text:p>
        <text:p text:style-name="P75"><text:span text:style-name="T3">Pardoned by Pilate to roam Rome and rob us. </text:span></text:p>
        <text:p text:style-name="P67"><text:span text:style-name="T3">there was a man Jesus, they called him Barabbas (Matt 27:16) </text:span></text:p>
        <text:p text:style-name="P84"><text:span text:style-name="T3">he hid in plain sight though no one could find out. </text:span></text:p>
        <text:p text:style-name="P76"><text:span text:style-name="T3">His criminal deeds were too many to count </text:span></text:p>
        <text:p text:style-name="P76"><text:span text:style-name="T3">His list of sins long as Azazel’s the goat. </text:span></text:p>
        <text:p text:style-name="P76"><text:span text:style-name="T3">His teachings forever be with us, he’ll gloat. </text:span></text:p>
        <text:p text:style-name="P80"><text:span text:style-name="T3">Set free in the forest, not noticed or dead, </text:span></text:p>
        <text:p text:style-name="P134"><text:span text:style-name="T3">all sins of Israel confessed on his head </text:span></text:p>
        <text:p text:style-name="P640"><text:bookmark text:name="_d2omwfxwpxen"/>1.6 John the Baptist </text:p>
        <table:table table:name="Table12" table:style-name="Table12">
          <table:table-column table:style-name="Table12.A"/>
          <table:table-row table:style-name="Table12.1">
            <table:table-cell table:style-name="Table12.A1" office:value-type="string">
              <text:p text:style-name="P110"><text:span text:style-name="T3">Here, I posit that on separate occasions, John baptized Jesus of Nazareth (or Bethlehem) and also Jesus Barabbas. When John the Baptist says “He will take away the sin of the world” he would have been pointing, he does not say exactly how this sin will be taken away. Again, going back to Leviticus 16, one goat is slaughtered as a sin offering, but another goat takes away the sin of the world. If John knew the upcoming crucifixion of Jesus Christ would be based on the Day of Atonement ritual, it would be reasonable to imagine he knew which Jesus would play which role.</text:span></text:p>
            </table:table-cell>
          </table:table-row>
        </table:table>
        <text:p text:style-name="P1"/>
        <text:p text:style-name="P1"/>
        <text:p text:style-name="P68"><text:soft-page-break/><text:span text:style-name="T3">What word means to Christen, immerse, and recruit? </text:span></text:p>
        <text:p text:style-name="P15"><text:span text:style-name="T3">To baptize is generally the Christian pursuit. </text:span></text:p>
        <text:p text:style-name="P76"><text:span text:style-name="T3">Baptism by water can make clean wheat muddy. </text:span></text:p>
        <text:p text:style-name="P15"><text:span text:style-name="T3">It’s all such a mess, the floor should be made floody, </text:span></text:p>
        <text:p text:style-name="P128"><text:span text:style-name="T3">but if there’s a piece of good wheat in that trash </text:span></text:p>
        <text:p text:style-name="P134"><text:span text:style-name="T3">a winnow fork could sift the wheat from the chaff. </text:span></text:p>
        <text:p text:style-name="P15"><text:span text:style-name="T3">The Baptist named John could tell what he was washing. </text:span></text:p>
        <text:p text:style-name="P76"><text:span text:style-name="T3">Not everyone went away clean. he was watching. </text:span></text:p>
        <text:p text:style-name="P76"><text:span text:style-name="T3">Barabbas: more clever than ten men by half, </text:span></text:p>
        <text:p text:style-name="P134"><text:span text:style-name="T3">and John knew a man with (great?) deeds in his path </text:span></text:p>
        <text:p text:style-name="P67"><text:span text:style-name="T3">the Baptist had two men who could help keep track </text:span></text:p>
        <text:p text:style-name="P80"><text:span text:style-name="T3">One name’s reported the other, we lack. </text:span></text:p>
        <text:p text:style-name="P76"><text:span text:style-name="T3">He told his men Andrew and “Blank” to watch some, </text:span></text:p>
        <text:p text:style-name="P84"><text:span text:style-name="T3">saying that this man “is God’s chosen one.” </text:span></text:p>
        <text:p text:style-name="P80"><text:span text:style-name="T3">Chosen for what, though, he does not quite say: </text:span></text:p>
        <text:p text:style-name="P84"><text:span text:style-name="T3">A lamb for the slaughter or one to obey? </text:span></text:p>
        <text:p text:style-name="P77"><text:span text:style-name="T3">Now, Andrew thought he understood (but not quite,) </text:span></text:p>
        <text:p text:style-name="P84"><text:span text:style-name="T3">said “We’ve found Messiah”, (That is the Christ) </text:span></text:p>
        <text:p text:style-name="P150"><text:span text:style-name="T6">11</text:span></text:p>
        <text:p text:style-name="P638"><text:bookmark text:name="_5pg3lk644ftw"/>1.7 First lessons of Barabbas </text:p>
        <table:table table:name="Table13" table:style-name="Table13">
          <table:table-column table:style-name="Table13.A"/>
          <table:table-row table:style-name="Table13.1">
            <table:table-cell table:style-name="Table13.A1" office:value-type="string">
              <text:p text:style-name="P161"><text:span text:style-name="T3">In other gospels, when Simon expresses his faith in Jesus, Jesus calls him Peter, a Greek masculine noun meaning, basically “The Rock”. But when Jesus first meets Simon in John, Jesus calls him Cephas: a Hebrew feminine noun, meaning a big rock. In neither case do the gospels say whether Simon took his new nick-name as a compliment, but it seems, at least, possible, that he might have viewed “Cephas” as an insult. Moreover, the sleight is almost undetectable, but it could be an example of one of “all the sins of Israel” that is confessed over Jesus’ head. (Leviticus 16:21)</text:span></text:p>
            </table:table-cell>
          </table:table-row>
        </table:table>
        <text:p text:style-name="P1"><text:soft-page-break/></text:p>
        <text:p text:style-name="P1"/>
        <text:p text:style-name="P87"><text:span text:style-name="T3">As these men then followed this Jesus that day </text:span></text:p>
        <text:p text:style-name="P15"><text:span text:style-name="T3">The Christ began Christening one right away. </text:span></text:p>
        <text:p text:style-name="P76"><text:span text:style-name="T3">Barabbas’ first lesson is change peoples’ names. </text:span></text:p>
        <text:p text:style-name="P91"><text:span text:style-name="T3">- Keep - the general meaning the same. </text:span></text:p>
        <text:p text:style-name="P67"><text:span text:style-name="T3">the size and the gender of object don’t matter </text:span></text:p>
        <text:p text:style-name="P134"><text:span text:style-name="T3">and use euphamisms to add to the laughter. </text:span></text:p>
        <text:p text:style-name="P76"><text:span text:style-name="T3">Don’t ask if they mind, or ask “Will this please us?” </text:span></text:p>
        <text:p text:style-name="P52"><text:span text:style-name="T3">just take a Peter and then make him Cephas. </text:span></text:p>
        <table:table table:name="Table14" table:style-name="Table14">
          <table:table-column table:style-name="Table14.A"/>
          <table:table-row table:style-name="Table14.1">
            <table:table-cell table:style-name="Table14.A1" office:value-type="string">
              <text:p text:style-name="P162"><text:span text:style-name="T3">In other gospels, as soon as Jesus is baptized, a voice comes from heaven saying “This is my Son, whom I love”. While one may be in doubt that this miracle actually happened, it conveys the faith of the authors, Matthew, Mark, and Luke. In John’s gospel, though, the post-baptism confirmation of Jesus authority comes, not from above, but from Nathanael. Nathanael’s first question is “Nazareth! Can anything good come from there?” </text:span></text:p>
              <text:p text:style-name="P163"><text:span text:style-name="T3">To most thoughtful readers, this question should send up a red flag: It suggests that Nathanael has a tendency toward making sarcastic and cynical statements. However, Jesus has the opposite reaction, saying “Here is an Israelite in whom there is no deceit.” By attributing sincerity to one who appears insincere, Jesus flatters Nathanael with falsehood, seemingly for the purpose of reciprocal testimony. Nathanael, taken aback by the praise, asks, “How do you know me?” Jesus replies, “I saw you under the fig tree.” </text:span></text:p>
              <text:p text:style-name="P164"><text:span text:style-name="T3">Being thoroughly unimpressed, Nathanael piles his sarcasm higher and deeper, saying “Truly you are the Son of God, the King of the Jews!” </text:span></text:p>
              <text:p text:style-name="P165"><text:span text:style-name="T3">However, it is not as though Jesus Barabbas has no sense of humor. He quips “You believe because I saw you under a tree. But soon you will see angels ascending and descending on the Son of Man.” </text:span></text:p>
              <text:p text:style-name="P166"><text:span text:style-name="T3">Angels ascending on the Son of Man will be quick to tell you that this refers to when Jacob saw a ladder to heaven, but those descending will tell you this is an innuendo for a certain category of explicit fantasy. </text:span></text:p>
              <text:p text:style-name="P167"><text:span text:style-name="T3">“The way up is the way down” is a saying of Heraclitus, a Greek philosopher of 500 B.C. whose philosophy almost certainly influenced John’s writing in this chapter.</text:span></text:p>
            </table:table-cell>
          </table:table-row>
        </table:table>
        <text:p text:style-name="P1"/>
        <text:p text:style-name="P1"/>
        <text:p text:style-name="P136"><text:span text:style-name="T3">and then in Nathanael he found his first witness </text:span></text:p>
        <text:p text:style-name="P134"><text:span text:style-name="T3">a man of sarcasm, a cynic, a wit, </text:span></text:p>
        <text:p text:style-name="P91"><text:span text:style-name="T3">- “Son of God, Rabbi, and King” he professes </text:span></text:p>
        <text:p text:style-name="P91"><text:span text:style-name="T3">- (All in the tone of a man unimpressed is.) </text:span></text:p>
        <text:p text:style-name="P151"><text:span text:style-name="T6">12</text:span></text:p>
        <text:p text:style-name="P168"><text:span text:style-name="T3">Barabbas says “Soon you will see more than that.” like petting a dog or beating a cat. </text:span></text:p>
        <text:p text:style-name="P169"><text:span text:style-name="T3">the angels of God and those of good intent. in profane decline and in righteous ascent. - In my name, Jesus, find teacher and clown, I will convey, “the way up’s the way down” </text:span></text:p>
        <text:p text:style-name="P152"><text:span text:style-name="T6">13</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170"/>
            </table:table-cell>
            <table:table-cell table:style-name="Table15.A1" office:value-type="string">
              <text:p text:style-name="P632"><text:bookmark text:name="_iwnjl823b2ek"/></text:p>
            </table:table-cell>
          </table:table-row>
          <table:table-row table:style-name="Table15.2">
            <table:table-cell table:style-name="Table15.A1" table:number-columns-spanned="2" office:value-type="string">
              <text:p text:style-name="P172"/>
            </table:table-cell>
            <table:covered-table-cell/>
          </table:table-row>
        </table:table>
        <text:p text:style-name="P143"/>
        <text:p text:style-name="P154"><text:span text:style-name="T6">17</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70"/>
            </table:table-cell>
            <table:table-cell table:style-name="Table16.A1" office:value-type="string">
              <text:p text:style-name="P632"><text:bookmark text:name="_pevt5q6ynmg9"/></text:p>
            </table:table-cell>
            <table:table-cell table:style-name="Table16.A1" office:value-type="string">
              <text:p text:style-name="P5"/>
            </table:table-cell>
          </table:table-row>
          <table:table-row table:style-name="Table16.2">
            <table:table-cell table:style-name="Table16.A1" table:number-columns-spanned="2" office:value-type="string">
              <text:p text:style-name="P174"/>
            </table:table-cell>
            <table:covered-table-cell/>
            <table:table-cell table:style-name="Table16.A1" office:value-type="string">
              <text:p text:style-name="P4"/>
            </table:table-cell>
          </table:table-row>
          <table:table-row table:style-name="Table16.3">
            <table:table-cell table:style-name="Table16.A1" table:number-columns-spanned="3" office:value-type="string">
              <text:p text:style-name="P176"/>
            </table:table-cell>
            <table:covered-table-cell/>
            <table:covered-table-cell/>
          </table:table-row>
        </table:table>
        <text:p text:style-name="P135"/>
        <text:p text:style-name="P178"><text:span text:style-name="T6">21</text:span></text:p>
        <table:table table:name="Table17" table:style-name="Table17">
          <table:table-column table:style-name="Table17.A"/>
          <table:table-column table:style-name="Table17.B"/>
          <table:table-row table:style-name="Table17.1">
            <table:table-cell table:style-name="Table17.A1" office:value-type="string">
              <text:p text:style-name="P170"/>
            </table:table-cell>
            <table:table-cell table:style-name="Table17.A1" office:value-type="string">
              <text:p text:style-name="P636"><text:bookmark text:name="_u3z9dpa7ccz4"/></text:p>
            </table:table-cell>
          </table:table-row>
          <table:table-row table:style-name="Table17.2">
            <table:table-cell table:style-name="Table17.A1" table:number-columns-spanned="2" office:value-type="string">
              <text:p text:style-name="P196"/>
            </table:table-cell>
            <table:covered-table-cell/>
          </table:table-row>
        </table:table>
        <text:p text:style-name="P85"/>
        <text:p text:style-name="P180"><text:span text:style-name="T6">26</text:span></text:p>
        <table:table table:name="Table18" table:style-name="Table18">
          <table:table-column table:style-name="Table18.A"/>
          <table:table-column table:style-name="Table18.B"/>
          <table:table-row table:style-name="Table18.1">
            <table:table-cell table:style-name="Table18.A1" office:value-type="string">
              <text:p text:style-name="P170"/>
            </table:table-cell>
            <table:table-cell table:style-name="Table18.A1" office:value-type="string">
              <text:p text:style-name="P637"><text:bookmark text:name="_gr2b4o2n054x"/></text:p>
            </table:table-cell>
          </table:table-row>
          <table:table-row table:style-name="Table18.2">
            <table:table-cell table:style-name="Table18.A1" table:number-columns-spanned="2" office:value-type="string">
              <text:p text:style-name="P198"/>
            </table:table-cell>
            <table:covered-table-cell/>
          </table:table-row>
        </table:table>
        <text:p text:style-name="P201"/>
        <text:p text:style-name="P203"><text:span text:style-name="T6">30</text:span></text:p>
      </text:section>
      <table:table table:name="Table19" table:style-name="Table19">
        <table:table-column table:style-name="Table19.A"/>
        <table:table-column table:style-name="Table19.B"/>
        <table:table-row table:style-name="Table19.1">
          <table:table-cell table:style-name="Table19.A1" office:value-type="string">
            <text:p text:style-name="P170"/>
          </table:table-cell>
          <table:table-cell table:style-name="Table19.A1" office:value-type="string">
            <text:p text:style-name="P632"><text:bookmark text:name="_botw1x3uw7v9"/></text:p>
          </table:table-cell>
        </table:table-row>
        <table:table-row table:style-name="Table19.2">
          <table:table-cell table:style-name="Table19.A1" table:number-columns-spanned="2" office:value-type="string">
            <text:p text:style-name="P198"/>
          </table:table-cell>
          <table:covered-table-cell/>
        </table:table-row>
      </table:table>
      <text:section text:style-name="Sect1" text:name="Section2">
        <text:p text:style-name="P6"/>
        <table:table table:name="Table20" table:style-name="Table20">
          <table:table-column table:style-name="Table20.A"/>
          <table:table-column table:style-name="Table20.B"/>
          <table:table-row table:style-name="Table20.1">
            <table:table-cell table:style-name="Table20.A1" office:value-type="string">
              <text:p text:style-name="P170"/>
            </table:table-cell>
            <table:table-cell table:style-name="Table20.A1" office:value-type="string">
              <text:p text:style-name="P632"><text:bookmark text:name="_5jg6v4q98dsf"/></text:p>
            </table:table-cell>
          </table:table-row>
          <table:table-row table:style-name="Table20.2">
            <table:table-cell table:style-name="Table20.A1" table:number-columns-spanned="2" office:value-type="string">
              <text:p text:style-name="P198"/>
            </table:table-cell>
            <table:covered-table-cell/>
          </table:table-row>
        </table:table>
        <text:p text:style-name="P204"><text:soft-page-break/></text:p>
        <table:table table:name="Table21" table:style-name="Table21">
          <table:table-column table:style-name="Table21.A"/>
          <table:table-column table:style-name="Table21.B"/>
          <table:table-row table:style-name="Table21.1">
            <table:table-cell table:style-name="Table21.A1" office:value-type="string">
              <text:p text:style-name="P170"/>
            </table:table-cell>
            <table:table-cell table:style-name="Table21.A1" office:value-type="string">
              <text:p text:style-name="P632"><text:bookmark text:name="_85go3flu07yx"/></text:p>
            </table:table-cell>
          </table:table-row>
          <table:table-row table:style-name="Table21.2">
            <table:table-cell table:style-name="Table21.A1" table:number-columns-spanned="2" office:value-type="string">
              <text:p text:style-name="P219"/>
            </table:table-cell>
            <table:covered-table-cell/>
          </table:table-row>
        </table:table>
        <text:p text:style-name="P221"/>
        <text:p text:style-name="P223"><text:span text:style-name="T6">45</text:span></text:p>
        <table:table table:name="Table22" table:style-name="Table22">
          <table:table-column table:style-name="Table22.A"/>
          <table:table-column table:style-name="Table22.B"/>
          <table:table-row table:style-name="Table22.1">
            <table:table-cell table:style-name="Table22.A1" office:value-type="string">
              <text:p text:style-name="P170"/>
            </table:table-cell>
            <table:table-cell table:style-name="Table22.A1" office:value-type="string">
              <text:p text:style-name="P632"><text:bookmark text:name="_rc5gfklrzkn6"/></text:p>
            </table:table-cell>
          </table:table-row>
          <table:table-row table:style-name="Table22.2">
            <table:table-cell table:style-name="Table22.A1" table:number-columns-spanned="2" office:value-type="string">
              <text:p text:style-name="P198"/>
            </table:table-cell>
            <table:covered-table-cell/>
          </table:table-row>
        </table:table>
        <text:p text:style-name="P232"/>
        <text:p text:style-name="P224"><text:span text:style-name="T6">47</text:span></text:p>
        <table:table table:name="Table23" table:style-name="Table23">
          <table:table-column table:style-name="Table23.A"/>
          <table:table-column table:style-name="Table23.B"/>
          <table:table-row table:style-name="Table23.1">
            <table:table-cell table:style-name="Table23.A1" office:value-type="string">
              <text:p text:style-name="P170"/>
            </table:table-cell>
            <table:table-cell table:style-name="Table23.A1" office:value-type="string">
              <text:p text:style-name="P629"><text:bookmark text:name="_rykdlrntnum1"/></text:p>
            </table:table-cell>
          </table:table-row>
          <table:table-row table:style-name="Table23.2">
            <table:table-cell table:style-name="Table23.A1" table:number-columns-spanned="2" office:value-type="string">
              <text:p text:style-name="P234"/>
            </table:table-cell>
            <table:covered-table-cell/>
          </table:table-row>
        </table:table>
        <text:p text:style-name="P236"/>
        <text:p text:style-name="P225"><text:span text:style-name="T6">49</text:span></text:p>
      </text:section>
      <text:section text:style-name="Sect1" text:name="Section3">
        <text:p text:style-name="P6"/>
        <table:table table:name="Table24" table:style-name="Table24">
          <table:table-column table:style-name="Table24.A"/>
          <table:table-column table:style-name="Table24.B"/>
          <table:table-row table:style-name="Table24.1">
            <table:table-cell table:style-name="Table24.A1" office:value-type="string">
              <text:p text:style-name="P170"/>
            </table:table-cell>
            <table:table-cell table:style-name="Table24.A1" office:value-type="string">
              <text:p text:style-name="P629"><text:bookmark text:name="_im54opc31f35"/></text:p>
            </table:table-cell>
          </table:table-row>
          <table:table-row table:style-name="Table24.2">
            <table:table-cell table:style-name="Table24.A1" table:number-columns-spanned="2" office:value-type="string">
              <text:p text:style-name="P238"/>
            </table:table-cell>
            <table:covered-table-cell/>
          </table:table-row>
        </table:table>
        <text:p text:style-name="P182"/>
      </text:section>
      <table:table table:name="Table25" table:style-name="Table25">
        <table:table-column table:style-name="Table25.A"/>
        <table:table-column table:style-name="Table25.B"/>
        <table:table-row table:style-name="Table25.1">
          <table:table-cell table:style-name="Table25.A1" office:value-type="string">
            <text:p text:style-name="P170"/>
          </table:table-cell>
          <table:table-cell table:style-name="Table25.A1" office:value-type="string">
            <text:p text:style-name="P629"><text:bookmark text:name="_9re6gza6y67s"/></text:p>
          </table:table-cell>
        </table:table-row>
        <table:table-row table:style-name="Table25.2">
          <table:table-cell table:style-name="Table25.A1" table:number-columns-spanned="2" office:value-type="string">
            <text:p text:style-name="P240"/>
          </table:table-cell>
          <table:covered-table-cell/>
        </table:table-row>
      </table:table>
      <text:section text:style-name="Sect1" text:name="Section4">
        <text:p text:style-name="P6"/>
        <table:table table:name="Table26" table:style-name="Table26">
          <table:table-column table:style-name="Table26.A"/>
          <table:table-column table:style-name="Table26.B"/>
          <text:soft-page-break/>
          <table:table-row table:style-name="Table26.1">
            <table:table-cell table:style-name="Table26.A1" office:value-type="string">
              <text:p text:style-name="P170"/>
            </table:table-cell>
            <table:table-cell table:style-name="Table26.A1" office:value-type="string">
              <text:p text:style-name="P629"><text:bookmark text:name="_rvpqogcphkfr"/></text:p>
            </table:table-cell>
          </table:table-row>
          <table:table-row table:style-name="Table26.2">
            <table:table-cell table:style-name="Table26.A1" table:number-columns-spanned="2" office:value-type="string">
              <text:p text:style-name="P242"/>
            </table:table-cell>
            <table:covered-table-cell/>
          </table:table-row>
        </table:table>
        <text:p text:style-name="P244"/>
        <text:p text:style-name="P207"><text:span text:style-name="T6">60</text:span></text:p>
      </text:section>
      <text:section text:style-name="Sect1" text:name="Section5">
        <text:p text:style-name="P6"/>
        <table:table table:name="Table27" table:style-name="Table27">
          <table:table-column table:style-name="Table27.A"/>
          <table:table-column table:style-name="Table27.B"/>
          <table:table-row table:style-name="Table27.1">
            <table:table-cell table:style-name="Table27.A1" office:value-type="string">
              <text:p text:style-name="P170"/>
            </table:table-cell>
            <table:table-cell table:style-name="Table27.A1" office:value-type="string">
              <text:p text:style-name="P629"><text:bookmark text:name="_x99x0oj7oqs5"/></text:p>
            </table:table-cell>
          </table:table-row>
          <table:table-row table:style-name="Table27.2">
            <table:table-cell table:style-name="Table27.A1" table:number-columns-spanned="2" office:value-type="string">
              <text:p text:style-name="P246"/>
            </table:table-cell>
            <table:covered-table-cell/>
          </table:table-row>
        </table:table>
        <text:p text:style-name="P248"/>
        <text:p text:style-name="P208"><text:span text:style-name="T6">63</text:span></text:p>
      </text:section>
      <table:table table:name="Table28" table:style-name="Table28">
        <table:table-column table:style-name="Table28.A"/>
        <table:table-column table:style-name="Table28.B"/>
        <table:table-row table:style-name="Table28.1">
          <table:table-cell table:style-name="Table28.A1" office:value-type="string">
            <text:p text:style-name="P170"/>
          </table:table-cell>
          <table:table-cell table:style-name="Table28.A1" office:value-type="string">
            <text:p text:style-name="P629"><text:bookmark text:name="_v7mdo6kyo6bf"/></text:p>
          </table:table-cell>
        </table:table-row>
        <table:table-row table:style-name="Table28.2">
          <table:table-cell table:style-name="Table28.A1" table:number-columns-spanned="2" office:value-type="string">
            <text:p text:style-name="P246"/>
          </table:table-cell>
          <table:covered-table-cell/>
        </table:table-row>
      </table:table>
      <text:section text:style-name="Sect1" text:name="Section6">
        <text:p text:style-name="P6"/>
        <table:table table:name="Table29" table:style-name="Table29">
          <table:table-column table:style-name="Table29.A"/>
          <table:table-column table:style-name="Table29.B"/>
          <table:table-row table:style-name="Table29.1">
            <table:table-cell table:style-name="Table29.A1" office:value-type="string">
              <text:p text:style-name="P170"/>
            </table:table-cell>
            <table:table-cell table:style-name="Table29.A1" office:value-type="string">
              <text:p text:style-name="P629"><text:bookmark text:name="_ew2ly7ki34i8"/></text:p>
            </table:table-cell>
          </table:table-row>
          <table:table-row table:style-name="Table29.2">
            <table:table-cell table:style-name="Table29.A1" table:number-columns-spanned="2" office:value-type="string">
              <text:p text:style-name="P250"/>
            </table:table-cell>
            <table:covered-table-cell/>
          </table:table-row>
        </table:table>
        <text:p text:style-name="P252"/>
        <text:p text:style-name="P210"><text:span text:style-name="T6">69</text:span></text:p>
      </text:section>
      <text:section text:style-name="Sect1" text:name="Section7">
        <text:p text:style-name="P6"/>
        <table:table table:name="Table30" table:style-name="Table30">
          <table:table-column table:style-name="Table30.A"/>
          <table:table-column table:style-name="Table30.B"/>
          <table:table-row table:style-name="Table30.1">
            <table:table-cell table:style-name="Table30.A1" office:value-type="string">
              <text:p text:style-name="P170"/>
            </table:table-cell>
            <table:table-cell table:style-name="Table30.A1" office:value-type="string">
              <text:p text:style-name="P629"><text:bookmark text:name="_l5b7o1peeq63"/></text:p>
            </table:table-cell>
          </table:table-row>
          <table:table-row table:style-name="Table30.2">
            <table:table-cell table:style-name="Table30.A1" table:number-columns-spanned="2" office:value-type="string">
              <text:p text:style-name="P254"/>
            </table:table-cell>
            <table:covered-table-cell/>
          </table:table-row>
        </table:table>
        <text:p text:style-name="P256"/>
        <text:p text:style-name="P258"><text:span text:style-name="T6">71</text:span></text:p>
        <table:table table:name="Table31" table:style-name="Table31">
          <table:table-column table:style-name="Table31.A"/>
          <table:table-column table:style-name="Table31.B"/>
          <text:soft-page-break/>
          <table:table-row table:style-name="Table31.1">
            <table:table-cell table:style-name="Table31.A1" office:value-type="string">
              <text:p text:style-name="P170"/>
            </table:table-cell>
            <table:table-cell table:style-name="Table31.A1" office:value-type="string">
              <text:p text:style-name="P629"><text:bookmark text:name="_3a2dqmgvzf2s"/></text:p>
            </table:table-cell>
          </table:table-row>
          <table:table-row table:style-name="Table31.2">
            <table:table-cell table:style-name="Table31.A1" table:number-columns-spanned="2" office:value-type="string">
              <text:p text:style-name="P266"/>
            </table:table-cell>
            <table:covered-table-cell/>
          </table:table-row>
        </table:table>
        <text:p text:style-name="P268"/>
        <text:p text:style-name="P259"><text:span text:style-name="T6">74</text:span></text:p>
        <table:table table:name="Table32" table:style-name="Table32">
          <table:table-column table:style-name="Table32.A"/>
          <table:table-column table:style-name="Table32.B"/>
          <table:table-row table:style-name="Table32.1">
            <table:table-cell table:style-name="Table32.A1" office:value-type="string">
              <text:p text:style-name="P170"/>
            </table:table-cell>
            <table:table-cell table:style-name="Table32.A1" office:value-type="string">
              <text:p text:style-name="P629"><text:bookmark text:name="_gpf2zs2gorge"/></text:p>
            </table:table-cell>
          </table:table-row>
          <table:table-row table:style-name="Table32.2">
            <table:table-cell table:style-name="Table32.A1" table:number-columns-spanned="2" office:value-type="string">
              <text:p text:style-name="P270"/>
            </table:table-cell>
            <table:covered-table-cell/>
          </table:table-row>
        </table:table>
        <text:p text:style-name="P272"/>
        <text:p text:style-name="P259"><text:span text:style-name="T6">76</text:span></text:p>
        <table:table table:name="Table33" table:style-name="Table33">
          <table:table-column table:style-name="Table33.A"/>
          <table:table-column table:style-name="Table33.B"/>
          <table:table-row table:style-name="Table33.1">
            <table:table-cell table:style-name="Table33.A1" office:value-type="string">
              <text:p text:style-name="P170"/>
            </table:table-cell>
            <table:table-cell table:style-name="Table33.A1" office:value-type="string">
              <text:p text:style-name="P632"><text:bookmark text:name="_1s3fzdcyijer"/></text:p>
            </table:table-cell>
          </table:table-row>
          <table:table-row table:style-name="Table33.2">
            <table:table-cell table:style-name="Table33.A1" table:number-columns-spanned="2" office:value-type="string">
              <text:p text:style-name="P274"/>
            </table:table-cell>
            <table:covered-table-cell/>
          </table:table-row>
        </table:table>
        <text:p text:style-name="P262"/>
      </text:section>
      <table:table table:name="Table34" table:style-name="Table34">
        <table:table-column table:style-name="Table34.A"/>
        <table:table-column table:style-name="Table34.B"/>
        <table:table-row table:style-name="Table34.1">
          <table:table-cell table:style-name="Table34.A1" office:value-type="string">
            <text:p text:style-name="P170"/>
          </table:table-cell>
          <table:table-cell table:style-name="Table34.A1" office:value-type="string">
            <text:p text:style-name="P632"><text:bookmark text:name="_89aecqow0sjx"/></text:p>
          </table:table-cell>
        </table:table-row>
        <table:table-row table:style-name="Table34.2">
          <table:table-cell table:style-name="Table34.A1" table:number-columns-spanned="2" office:value-type="string">
            <text:p text:style-name="P276"/>
          </table:table-cell>
          <table:covered-table-cell/>
        </table:table-row>
      </table:table>
      <text:p text:style-name="P605"><text:bookmark text:name="_za7rjs1u2ww9"/><text:span text:style-name="T1">Tab 2</text:span></text:p>
      <text:p text:style-name="P153"/>
      <table:table table:name="Table35" table:style-name="Table35">
        <table:table-column table:style-name="Table35.A"/>
        <table:table-column table:style-name="Table35.B"/>
        <table:table-row table:style-name="Table35.1">
          <table:table-cell table:style-name="Table35.A1" office:value-type="string">
            <text:p text:style-name="P171"><text:span text:style-name="T3">The Riddles </text:span><text:span text:style-name="T4">of Barabbas </text:span></text:p>
          </table:table-cell>
          <table:table-cell table:style-name="Table35.A1" office:value-type="string">
            <text:p text:style-name="P632"><text:bookmark text:name="_15mvsnf9oc85"/>2 The Parable of Temptation</text:p>
          </table:table-cell>
        </table:table-row>
        <table:table-row table:style-name="Table35.2">
          <table:table-cell table:style-name="Table35.A1" table:number-columns-spanned="2" office:value-type="string">
            <text:p text:style-name="P173"><text:span text:style-name="T3">Jesus Barabbas visits Cana, then Jerusalem, while Jesus of Bethlehem wanders the wilderness near Galilee</text:span></text:p>
          </table:table-cell>
          <table:covered-table-cell/>
        </table:table-row>
      </table:table>
      <text:p text:style-name="P1"/>
      <text:p text:style-name="P1"/>
      <table:table table:name="Table36" table:style-name="Table36">
        <table:table-column table:style-name="Table36.A"/>
        <table:table-row table:style-name="Table36.1">
          <table:table-cell table:style-name="Table36.A1" office:value-type="string">
            <text:p text:style-name="P3"><text:span text:style-name="T3">Youtube Read-Along: Chapter 2</text:span></text:p>
          </table:table-cell>
        </table:table-row>
      </table:table>
      <text:p text:style-name="P1"/>
      <text:p text:style-name="P1"/>
      <text:p text:style-name="P93"><text:span text:style-name="T3">- Jesus (both Jesus) were led by the spirit </text:span></text:p>
      <text:p text:style-name="P91"><text:span text:style-name="T3">- Out to the wilderness, tempted by serpent </text:span></text:p>
      <text:p text:style-name="P91"><text:span text:style-name="T3">- Jesus Beth-Laham could never be tempted </text:span></text:p>
      <text:p text:style-name="P76"><text:span text:style-name="T3">But Jesus Bar Abbas? he rushed to the spoils. </text:span></text:p>
      <table:table table:name="Table37" table:style-name="Table37">
        <table:table-column table:style-name="Table37.A"/>
        <table:table-row table:style-name="Table37.1">
          <table:table-cell table:style-name="Table37.A1" office:value-type="string">
            <text:p text:style-name="P278"><text:span text:style-name="T3">While most of the chapters of John’s gospel seem to be riddles about some particular common object, Chapter 2 is an exception. </text:span></text:p>
            <text:p text:style-name="P279"><text:span text:style-name="T3">Here, the subject of the riddle is another passage in another version of the gospels. In particular, the three events of John 2 parallel closely with the temptations of Jesus in Matthew 4 and Luke 4. </text:span></text:p>
            <text:p text:style-name="P43"><text:span text:style-name="T3">The three temptations offered by the devil were </text:span></text:p>
            <text:p text:style-name="P280"><text:span text:style-name="T3">1) Transmutation: The ability to change an object from one form to another 2) Invincibility: The ability to avoid or come back from certain death 3) Unlimited Wealth: The ability to take ownership of what everyone else has, wants, and needs. </text:span></text:p>
            <text:p text:style-name="P281"><text:span text:style-name="T3">In John 2, Jesus accepts the ability to transmute water to wine. This poses a moral dilemma. Why was it “good” for Jesus to turn water into wine in this circumstance, but when he was hungry, it was “bad” to turn stones into bread. The general view is that it was “good” because, by performing a miracle Jesus convinced some of the people that he was divine. Whereas, it would have been self-serving to feed himself by turning stones into bread. I cannot help feeling that this is completely backwards. </text:span></text:p>
            <text:p text:style-name="P282"><text:span text:style-name="T3">In other gospels, it is notable that Jesus </text:span><text:span text:style-name="T5">NEVER </text:span><text:span text:style-name="T3">performs a miracle for the sole purpose of convincing others that he is divine. To the contrary, every miracle performed by Jesus in the other gospels is done to feed, heal, or give comfort to those who are in need. In John’s gospel, these effects are sometimes secondary, but the primary purpose of the miracles of Jesus in John’s gospel are to prove his own divinity.</text:span></text:p>
          </table:table-cell>
        </table:table-row>
      </table:table>
      <text:p text:style-name="P1"/>
      <text:p text:style-name="P1"/>
      <text:p text:style-name="P641"><text:bookmark text:name="_lgtg1z97eyhb"/>2.1 The First Temptation </text:p>
      <text:p text:style-name="P78"><text:span text:style-name="T3">Beth Laham first tempted by stones-into-bread, </text:span></text:p>
      <text:p text:style-name="P91"><text:span text:style-name="T3">-Shook his head no, quoted scripture and said, </text:span></text:p>
      <text:p text:style-name="P15"><text:span text:style-name="T3">These stones are just fine to stay still in their bed </text:span></text:p>
      <text:p text:style-name="P283"><text:span text:style-name="T3">I don’t just need food but God’s words for my head. (Matthew 4:1-4) Barabbas need not hear the voice of the serpent, </text:span></text:p>
      <text:p text:style-name="P156"><text:span text:style-name="T6">14</text:span></text:p>
      <text:p text:style-name="P75"><text:soft-page-break/><text:span text:style-name="T3">3. his mother was there wanting water to repent </text:span></text:p>
      <text:p text:style-name="P84"><text:span text:style-name="T3">its form was not good enough for her to own </text:span></text:p>
      <text:p text:style-name="P84"><text:span text:style-name="T3">she had no more use for it than bread from stone. </text:span></text:p>
      <text:p text:style-name="P80"><text:span text:style-name="T3">7. reluctantly Jesus went through with the trick </text:span></text:p>
      <text:p text:style-name="P76"><text:span text:style-name="T3">6. and servants poured wine from great barrels so thick </text:span></text:p>
      <text:p text:style-name="P84"><text:span text:style-name="T3">if truly a miracle they saw that day, </text:span></text:p>
      <text:p text:style-name="P84"><text:span text:style-name="T3">near two hundred gallons of water’s at play, (John 2:6) </text:span></text:p>
      <text:p text:style-name="P84"><text:span text:style-name="T3">how much of this wine was drained into the sink, </text:span></text:p>
      <text:p text:style-name="P284"><text:span text:style-name="T3">10. since all of the guests had had too much to drink? (John 2:10) 11. The nobles and masses with brawlers and revelers </text:span></text:p>
      <text:p text:style-name="P81"><text:span text:style-name="T3">Stayed up through the night, or passed out in their cellars. </text:span></text:p>
      <text:p text:style-name="P15"><text:span text:style-name="T3">They drank until vomit from their stomachs burst </text:span></text:p>
      <text:p text:style-name="P67"><text:span text:style-name="T3">While people of common birth were parched with thirst (Isaiah 5:13) </text:span></text:p>
      <text:p text:style-name="P642"><text:bookmark text:name="_hcg0g265u5jw"/>2.2 The Second Temptation (Matt 4:5-7) </text:p>
      <table:table table:name="Table38" table:style-name="Table38">
        <table:table-column table:style-name="Table38.A"/>
        <table:table-row table:style-name="Table38.1">
          <table:table-cell table:style-name="Table38.A1" office:value-type="string">
            <text:p text:style-name="P285"><text:span text:style-name="T3">He then proves himself invincible, when (John 2:21-22) Jesus is raised from the dead. Here again, one might ask why it was “good” for Jesus to die on the cross and come back to life, but it was “bad” for Jesus to throw himself off a high mountain and have angels catch him. </text:span></text:p>
            <text:p text:style-name="P286"><text:span text:style-name="T3">As for these examples, I propose that Jesus Barabbas (Matthew 27:16-17) or, translated from Hebrew, Jesus “Son of the Father” actually did succumb to both temptations, or if he did not actually, it is enough that John’s gospel represents a “confession over the head of Barabbas” that he did these things. Even if Jesus Barabbas did nothing of the sort, it is reasonable, in following the instruction of Leviticus 16, that all the sins should be convessed over the head of the scapegoat, even sins that the goat is, itself, innocent of, and that a goat is not even technically capable of. </text:span></text:p>
            <text:p text:style-name="P287"><text:span text:style-name="T3">Much more analysis of the actual trial and crucifixion of Jesus (Barabbas and Messiah) is given in Chapters 18-20.</text:span></text:p>
          </table:table-cell>
        </table:table-row>
      </table:table>
      <text:p text:style-name="P1"/>
      <text:p text:style-name="P1"/>
      <text:p text:style-name="P75"><text:span text:style-name="T3">Beth Laham was next tempted: Jump off a cliff! </text:span></text:p>
      <text:p text:style-name="P84"><text:span text:style-name="T3">said Satan “No worries; you’re safe in a jiff!” </text:span></text:p>
      <text:p text:style-name="P15"><text:span text:style-name="T3">The Devil quotes scripture, says angels will come </text:span></text:p>
      <text:p text:style-name="P84"><text:span text:style-name="T3">lift up in their hands, so your foot won’t strike stone </text:span></text:p>
      <text:p text:style-name="P76"><text:span text:style-name="T3">Beth Laham says wisely “I’ll have none of this.” </text:span></text:p>
      <text:p text:style-name="P84"><text:soft-page-break/><text:span text:style-name="T3">for scripture says also God’s will not to test. </text:span></text:p>
      <text:p text:style-name="P77"><text:span text:style-name="T3">Barabbas meanwhile has gone to Jerusalem </text:span></text:p>
      <text:p text:style-name="P84"><text:span text:style-name="T3">made whips out of cords to chase out all of them, </text:span></text:p>
      <text:p text:style-name="P84"><text:span text:style-name="T3">sheep, cattle and dove sellers facing his zeal (John 2:13-17) </text:span></text:p>
      <text:p text:style-name="P134"><text:span text:style-name="T3">asked “Why in the world would you make this appeal? </text:span></text:p>
      <text:p text:style-name="P67"><text:span text:style-name="T3">we make a good profit from selling atonement </text:span></text:p>
      <text:p text:style-name="P67"><text:span text:style-name="T3">your anger is not quite enough to convince us </text:span></text:p>
      <text:p text:style-name="P157"><text:span text:style-name="T6">15</text:span></text:p>
      <text:p text:style-name="P129"><text:span text:style-name="T3">but J. Bar did not mention any of that. </text:span></text:p>
      <text:p text:style-name="P288"><text:span text:style-name="T3">his problem was simply they sold this and that. (John 2:16) Though not demonstrating why markets were trouble, he said take the temple, reduce it to rubble. </text:span></text:p>
      <text:p text:style-name="P289"><text:span text:style-name="T3">if you do this now, then I’ll prove to you then, in three days I’ll build this place over again! (John 2:19) </text:span></text:p>
      <text:p text:style-name="P290"><text:span text:style-name="T3">20. the stampede of cattle, doves fluttering around the coins of all cultures, a mess on the ground, this mad man demanding the temple steam-rollered, only one conclusion, it’s type iI bipolar. </text:span></text:p>
      <text:p text:style-name="P291"><text:span text:style-name="T3">21. the priests at the temple took him to the ground Kept him somewhere ‘til his mind was more sound for three days, they kept his feet from striking ground, 22. and let him out healthy, unhurt, and unbound. he came out and said “I’ve been dead for three days. you see how I meant. Don’t try thinking your ways. 23. believe in my name and your faith, it will do: define what I Say to mean something that’s true! </text:span></text:p>
      <text:p text:style-name="P158"><text:span text:style-name="T6">16</text:span></text:p>
      <text:p text:style-name="P641"><text:bookmark text:name="_l6u9yfqs92k1"/>2.3 The third temptation </text:p>
      <table:table table:name="Table39" table:style-name="Table39">
        <table:table-column table:style-name="Table39.A"/>
        <table:table-row table:style-name="Table39.1">
          <table:table-cell table:style-name="Table39.A1" office:value-type="string">
            <text:p text:style-name="P292"><text:span text:style-name="T3">Then, many people “believed in his name” and apparently offered their testimony. This is sort of an inversion on the “Unlimited Wealth” because here, the people who believed in his name had testimony about themselves, and wanted or needed to give their testimony, but Jesus rejected it, and refused to entrust himself to them who had testimony to give. (John 2:25) </text:span></text:p>
            <text:p text:style-name="P109"><text:span text:style-name="T3">Ultimately, though, even though Jesus, the Messiah, was offered all the wealth of the world, and he refused it, saying (In Matthew 4) “Worship the Lord your God, and serve him only”. The response that Jesus gave described his own intent, and this intent was reinforced in Matthew 6:9-13, when he said “This is how you should pray:”. His description on how to pray, first of all, does not invoke Jesus as a go-between, but speaks directly to God, your Heavenly Father. It specifies what you should ask for, essentially, to have what you need for the day, and to have no worries. </text:span></text:p>
            <text:p text:style-name="P293"><text:span text:style-name="T3">In Matthew, though, Jesus doesn’t ask to be worshiped, himself. He just gives advice on how to worship God. So, to that extent, that you trust his advice, Jesus asks for “belief”, but he never asks anyone to “believe” he is the only begotten son of God, nor does he try to convince anyone by doing miracles. </text:span></text:p>
            <text:p text:style-name="P294"><text:span text:style-name="T3">To the contrary, in John 2:23-25, this is blunt. If you do believe in Jesus “Son of the Father” BECAUSE of the miracles, he does not entrust himself to you. What it comes down to is that if you’re devoting a lot of time simply trying to perform awesome feats of “believery” it’s like you’ve got an empty package (Jesus’ name?), and you’re determined to say that what’s in that package is true and good. You could, instead, be devoting your time to experience, so that you actively seek out what is true and what is good.</text:span></text:p>
          </table:table-cell>
        </table:table-row>
      </table:table>
      <text:p text:style-name="P1"/>
      <text:p text:style-name="P1"/>
      <text:p text:style-name="P82"><text:span text:style-name="T3">J. Beth was next tempted with all the world’s wealth. </text:span></text:p>
      <text:p text:style-name="P15"><text:span text:style-name="T3">The Devil said “You need not take it by stealth </text:span></text:p>
      <text:p text:style-name="P84"><text:span text:style-name="T3">All this is yours at a very low price, </text:span></text:p>
      <text:p text:style-name="P84"><text:soft-page-break/><text:span text:style-name="T3">for worshiping you’ll get more value than lice.” </text:span></text:p>
      <text:p text:style-name="P76"><text:span text:style-name="T3">But Jesus could tell what the serpent had offered, </text:span></text:p>
      <text:p text:style-name="P84"><text:span text:style-name="T3">A world of no love,with wealth clotted in coffers </text:span></text:p>
      <text:p text:style-name="P76"><text:span text:style-name="T3">But Jesus would not preach the gospels of cynics </text:span></text:p>
      <text:p text:style-name="P67"><text:span text:style-name="T3">to say all are sinful, right to their appendix. </text:span></text:p>
      <text:p text:style-name="P67"><text:span text:style-name="T3">to profit off guilt and self doubt, like the Devil; </text:span></text:p>
      <text:p text:style-name="P67"><text:span text:style-name="T3">to claim man was made not from good but from evil </text:span></text:p>
      <text:p text:style-name="P125"><text:span text:style-name="T3">“God did not err. People shouldn’t feel lonely. </text:span></text:p>
      <text:p text:style-name="P67"><text:span text:style-name="T3">Worship the good Lord, God, serving him only” </text:span></text:p>
      <text:p text:style-name="P69"><text:span text:style-name="T3">the Devil came also to J. Bar that day, </text:span></text:p>
      <text:p text:style-name="P144"><text:span text:style-name="T3">23. “your name is believed, now you’ll have your own way!” </text:span></text:p>
      <text:p text:style-name="P144"><text:span text:style-name="T3">24. Barabbas, though didn’t need any more coaching </text:span></text:p>
      <text:p text:style-name="P128"><text:span text:style-name="T3">because his contempt was all ready for boasting </text:span></text:p>
      <text:p text:style-name="P125"><text:span text:style-name="T3">“no masons, no smiths, and no poets, no artists </text:span></text:p>
      <text:p text:style-name="P144"><text:span text:style-name="T3">25. I trust none of them for I know where their heart is.” </text:span></text:p>
      <text:p text:style-name="P606"><text:bookmark text:name="_bqlgfcacpo6b"/><text:span text:style-name="T1">Tab 3</text:span></text:p>
      <text:p text:style-name="P155"/>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71"><text:span text:style-name="T3">The Riddles </text:span><text:span text:style-name="T4">of Barabbas </text:span></text:p>
          </table:table-cell>
          <table:table-cell table:style-name="Table40.A1" office:value-type="string">
            <text:p text:style-name="P632"><text:bookmark text:name="_4k3thfugkm2j"/>3 The parable of the elements (Air, clouds, and Earth)</text:p>
          </table:table-cell>
          <table:table-cell table:style-name="Table40.A1" office:value-type="string">
            <text:p text:style-name="P5"/>
          </table:table-cell>
        </table:table-row>
        <table:table-row table:style-name="Table40.2">
          <table:table-cell table:style-name="Table40.A1" table:number-columns-spanned="2" office:value-type="string">
            <text:p text:style-name="P175"><text:span text:style-name="T3">Nicodemus visits Barabbas somewhere near Jerusalem; John the Baptist is questioned near Galilee.</text:span></text:p>
          </table:table-cell>
          <table:covered-table-cell/>
          <table:table-cell table:style-name="Table40.A1" office:value-type="string">
            <text:p text:style-name="P4"/>
          </table:table-cell>
        </table:table-row>
        <table:table-row table:style-name="Table40.3">
          <table:table-cell table:style-name="Table40.A1" table:number-columns-spanned="3" office:value-type="string">
            <text:p text:style-name="P295"><text:span text:style-name="T3">John 3:18 mentions that “Whoever does not believe stands condemned because they have not believed in the name of God’s one and only Son”. In the same way that getting the Riddle of the Sphinx wrong would get you eaten by the Sphinx, John 3:18 promises that getting the name of Jesus wrong will get you condemned. This sort of gnosticism does not occur in the other gospels, such that getting a name incorrect, or not believing in a correct name would get you condemned. </text:span></text:p>
            <text:p text:style-name="P296"><text:span text:style-name="T3">Readers of John’s gospel are not encouraged to be explicit in their belief. Rather John 3:14-18 simply says to hold the Son of Man up like a snake, and believe in his name, but does not say what the name is, nor what to believe about that name!, </text:span></text:p>
            <text:p text:style-name="P177"><text:span text:style-name="T3">Such a practice, of “believing in a name” while not being able to state, definitively, what the name is, nor being able to say precisely what you are supposed to believe about that name is an example of what Heraclitus says about people who “do not divide each thing according to is kind and see how it truly is.”</text:span></text:p>
          </table:table-cell>
          <table:covered-table-cell/>
          <table:covered-table-cell/>
        </table:table-row>
      </table:table>
      <text:p text:style-name="P1"/>
      <text:p text:style-name="P1"/>
      <table:table table:name="Table41" table:style-name="Table41">
        <table:table-column table:style-name="Table41.A"/>
        <table:table-row table:style-name="Table41.1">
          <table:table-cell table:style-name="Table41.A1" office:value-type="string">
            <text:p text:style-name="P3"><text:span text:style-name="T3">Youtube Read-Along: Chapter 3</text:span></text:p>
          </table:table-cell>
        </table:table-row>
      </table:table>
      <text:p text:style-name="P1"/>
      <text:p text:style-name="P1"/>
      <text:p text:style-name="P641"><text:bookmark text:name="_dswcpivtq77t"/>3.1 Confusing Nicodemus </text:p>
      <table:table table:name="Table42" table:style-name="Table42">
        <table:table-column table:style-name="Table42.A"/>
        <table:table-row table:style-name="Table42.1">
          <table:table-cell table:style-name="Table42.A1" office:value-type="string">
            <text:p text:style-name="P297"><text:span text:style-name="T3">In this chapter, Jesus demonstrates an ineffective and insulting teaching technique. When his student asks a question, he says “You are Israel’s teacher and you do not know this?” This is actually a dodge. He does not answer Nicodemus question, which should have a simple ‘yes’ or ‘no’ answer. But instead, he continues on, making several more ambiguous statements and rhetorical questions. </text:span></text:p>
            <text:p text:style-name="P298"><text:span text:style-name="T3">Interpretations of these statements exist that are completely unremarkable. If he means “above” by “anothen” then it is completely unremarkable to say “You can’t be born a bird if your not from a bird.” </text:span></text:p>
            <text:p text:style-name="P299"><text:span text:style-name="T3">A rhetorical question Jesus asks is “If you don’t believe me when I speak of earthly things, how will you believe me if I speak of heavenly things”. If the question were answered properly, it would be “I don’t believe you are speaking of heavenly things. I believe you are speaking of earthly things.” </text:span></text:p>
            <text:p text:style-name="P300"><text:span text:style-name="T3">Once it is recognized that Jesus is simply speaking of air and water, rather than specifically of baptism and spirit, one realizes, you can’t be born of water unless you’re made of water. This is the idea that Jesus is trying to get across, to comical effect.</text:span></text:p>
          </table:table-cell>
        </table:table-row>
      </table:table>
      <text:p text:style-name="P1"/>
      <text:p text:style-name="P1"/>
      <text:p text:style-name="P75"><text:span text:style-name="T3">Now most of the men from the temple had left him </text:span></text:p>
      <text:p text:style-name="P128"><text:span text:style-name="T3">but some still thought he was a prophet to teach them </text:span></text:p>
      <text:p text:style-name="P84"><text:span text:style-name="T3">some insight about the Jews’ laws and their practice </text:span></text:p>
      <text:p text:style-name="P84"><text:span text:style-name="T3">some rule that had hitherto hid from the masses. </text:span></text:p>
      <text:p text:style-name="P159"><text:span text:style-name="T6">18</text:span></text:p>
      <text:p text:style-name="P68"><text:span text:style-name="T3">When J. Bar was visited by Nicodemus, </text:span></text:p>
      <text:p text:style-name="P84"><text:span text:style-name="T3">he came at night, secret, so no one would see this. </text:span></text:p>
      <text:p text:style-name="P76"><text:span text:style-name="T3">He said to Barabbas “All things are from God, </text:span></text:p>
      <text:p text:style-name="P134"><text:soft-page-break/><text:span text:style-name="T3">and you are a thing so not totally fraud. </text:span></text:p>
      <text:p text:style-name="P144"><text:span text:style-name="T3">2. This shouting and kicking and screaming and boasting </text:span></text:p>
      <text:p text:style-name="P67"><text:span text:style-name="T3">water into wine, having revelers toasting! </text:span></text:p>
      <text:p text:style-name="P76"><text:span text:style-name="T3">No thing can be done without God saying “yes” </text:span></text:p>
      <text:p text:style-name="P84"><text:span text:style-name="T3">so God has a plan for you, surely, I guess?” </text:span></text:p>
      <text:p text:style-name="P76"><text:span text:style-name="T3">3. Barabbas then answered in Greek with a pun: </text:span></text:p>
      <text:p text:style-name="P91"><text:span text:style-name="T3">You can’t get to Heaven lest born “anothen” </text:span></text:p>
      <text:p text:style-name="P91"><text:span text:style-name="T3">- Poor Nicodemus still struggled with Greek </text:span></text:p>
      <text:p text:style-name="P128"><text:span text:style-name="T3">4. “crawl back in the womb? that seems absurd to seek.” </text:span></text:p>
      <text:p text:style-name="P128"><text:span text:style-name="T3">but J. Bar persisted without explication </text:span></text:p>
      <text:p text:style-name="P134"><text:span text:style-name="T3">and added “pneumatos” to his explanation. </text:span></text:p>
      <text:p text:style-name="P301"><text:span text:style-name="T3">(Pneumatos means air, anothen: above. </text:span></text:p>
      <text:p text:style-name="P67"><text:span text:style-name="T3">the air and the clouds are some signs of God’s love. </text:span></text:p>
      <text:p text:style-name="P76"><text:span text:style-name="T3">6. Don’t try to be born of the air or a cloud </text:span></text:p>
      <text:p text:style-name="P128"><text:span text:style-name="T3">but let you be you, for crying out loud. </text:span></text:p>
      <text:p text:style-name="P91"><text:span text:style-name="T3">-(There’s nothing stopping you learning to love </text:span></text:p>
      <text:p text:style-name="P67"><text:span text:style-name="T3">while standing on ground with your spirit above.) </text:span></text:p>
      <text:p text:style-name="P15"><text:span text:style-name="T3">do not be surprised you must be born above </text:span></text:p>
      <text:p text:style-name="P67"><text:span text:style-name="T3">to be in the sky with the clouds and the dove </text:span></text:p>
      <text:p text:style-name="P76"><text:span text:style-name="T3">Flesh begets flesh and plant gives birth to plant, </text:span></text:p>
      <text:p text:style-name="P76"><text:span text:style-name="T3">Kindness gets kindness and rant begets rant. </text:span></text:p>
      <text:p text:style-name="P77"><text:soft-page-break/><text:span text:style-name="T3">8. and the wind, oh the wind, now it’s hard to predict </text:span></text:p>
      <text:p text:style-name="P84"><text:span text:style-name="T3">one day, it’s nice weather. The next won’t be fit! </text:span></text:p>
      <text:p text:style-name="P77"><text:span text:style-name="T3">9. but J. Bar had spoken in riddles and puns </text:span></text:p>
      <text:p text:style-name="P76"><text:span text:style-name="T3">Nicodemus, bewildered, while having no fun, </text:span></text:p>
      <text:p text:style-name="P134"><text:span text:style-name="T3">asked “How can this be” in frustrated confusion </text:span></text:p>
      <text:p text:style-name="P84"><text:span text:style-name="T3">so J. Bar then mocked his esteemed occupation </text:span></text:p>
      <text:p text:style-name="P116"><text:span text:style-name="T3">10. You’re Israel’s teacher, yet don’t understand </text:span></text:p>
      <text:p text:style-name="P302"><text:span text:style-name="T3">(Water and weather and clouds versus land?) </text:span></text:p>
      <text:p text:style-name="P115"><text:span text:style-name="T3">11. We speak what we know, and to what we have seen </text:span></text:p>
      <text:p text:style-name="P76"><text:span text:style-name="T3">Earthly things. You just don’t know what we mean. </text:span></text:p>
      <text:p text:style-name="P115"><text:span text:style-name="T3">12. So how will you get it if I now describe </text:span></text:p>
      <text:p text:style-name="P67"><text:span text:style-name="T3">those things you’ve not seen, and what hasn’t arrived? </text:span></text:p>
      <table:table table:name="Table43" table:style-name="Table43">
        <table:table-column table:style-name="Table43.A"/>
        <table:table-row table:style-name="Table43.1">
          <table:table-cell table:style-name="Table43.A1" office:value-type="string">
            <text:p text:style-name="P304"><text:span text:style-name="T3">John 3:13 seems to be saying there is something special about “The Son of Man”. However, it may also be an odd description of gravity; “What goes up, must come down, even the Son of Man”.</text:span></text:p>
          </table:table-cell>
        </table:table-row>
      </table:table>
      <text:p text:style-name="P1"/>
      <text:p text:style-name="P1"/>
      <text:p text:style-name="P117"><text:span text:style-name="T3">13. No one has gone up to Heaven unbound: </text:span></text:p>
      <text:p text:style-name="P76"><text:span text:style-name="T3">No son has gone up except one whose come down. </text:span></text:p>
      <text:p text:style-name="P160"><text:span text:style-name="T6">19</text:span></text:p>
      <text:p text:style-name="P117"><text:span text:style-name="T3">14. one man must be lifted up just like a snake </text:span></text:p>
      <text:p text:style-name="P134"><text:span text:style-name="T3">and kept there forever for history’s sake </text:span></text:p>
      <text:p text:style-name="P115"><text:span text:style-name="T3">15. by putting our sins in this man in his glory </text:span></text:p>
      <text:p text:style-name="P134"><text:soft-page-break/><text:span text:style-name="T3">and keeping them out of our lives and our story </text:span></text:p>
      <text:p text:style-name="P115"><text:span text:style-name="T3">18. John’s gospel then calls this man “God’s only son.” </text:span></text:p>
      <text:p text:style-name="P76"><text:span text:style-name="T3">He takes away sins, so give him every one. </text:span></text:p>
      <text:p text:style-name="P115"><text:span text:style-name="T3">17. he doesn’t condemn; just to trick us for fun, since </text:span></text:p>
      <text:p text:style-name="P67"><text:span text:style-name="T3">we don’t know the name of “God’s begotten son” </text:span></text:p>
      <table:table table:name="Table44" table:style-name="Table44">
        <table:table-column table:style-name="Table44.A"/>
        <table:table-row table:style-name="Table44.1">
          <table:table-cell table:style-name="Table44.A1" office:value-type="string">
            <text:p text:style-name="P305"><text:span text:style-name="T3">Though I can’t say for sure what John means by “the name”, there are a number of contenders. Trivially, people will say “Believe in the name of Jesus!” The name, “Jesus”, is considered an abbreviation for Yeshua, which means, in Hebrew, “Savior”. As such, to believe in the “name” of Jesus does not necessarily mean that you believe the person described in the gospel was the savior! It only means you believe in the word, “Savior”. As for what it means to believe in the word, “Savior”, that could mean you believe some savior is needed, or desired. </text:span></text:p>
            <text:p text:style-name="P306"><text:span text:style-name="T3">Now, as for the surname, contenders include “Christ”, “Barabbas”, “of Nazareth”, “Of Bethlehem”, “the Messiah”. Such surnames can be used, if there are more than one Jesus, to designate which one we are speaking of. It is possible that John 3:18 is referring to the surname of God’s only begotten Son. </text:span></text:p>
            <text:p text:style-name="P307"><text:span text:style-name="T3">Belief in the name of Jesus, then could be the awareness and ability to distinguish between Jesus Barabbas, and Jesus, the Messiah. For a shorthand, I call the latter, “J. Beth” here, for Jesus of Bethlehem. I like this name, knowing that it translates in Hebrew to, “Jesus of the House of Bread” or “Jesus of the Flesh”. This contrasts with Jesus Barabbas, which means “Jesus, Son of the Father”. </text:span></text:p>
            <text:p text:style-name="P308"><text:span text:style-name="T3">If one fails to notice that Barabbas means “Son of the Father”, can they say they have successfully believed in the “name”? Most people aren’t concerned with the name of Barabbas. Rather, they are looking at “Christ” or “Messiah”. Since those names simply mean “anointed one” it takes very little consideration to find it plausible that Jesus was anointed, either with water, perfume, oils or all three. </text:span></text:p>
            <text:p text:style-name="P309"><text:span text:style-name="T3">I would also suggest the possibility that John is not referring to any Jesus, but to the word “And”. This word seems to be the answer to the riddle of Chapter 12. If “the Word was God” it seems that everything following God transpired with the passage of “and then”.</text:span></text:p>
          </table:table-cell>
        </table:table-row>
      </table:table>
      <text:p text:style-name="P1"/>
      <text:p text:style-name="P1"/>
      <text:p text:style-name="P68"><text:span text:style-name="T3">the world stands condemned when we miss J. Beth’s name, </text:span></text:p>
      <text:p text:style-name="P76"><text:span text:style-name="T3">Beth Laham brought light, but J. Bar’s not the same. </text:span></text:p>
      <text:p text:style-name="P76"><text:span text:style-name="T3">Barabbas gives cover for the evils some contemplate </text:span></text:p>
      <text:p text:style-name="P76"><text:span text:style-name="T3">Doomed by disbelief, so what’s the point of showing restraint? </text:span></text:p>
      <text:p text:style-name="P67"><text:span text:style-name="T3">they slither up and preach a nihilistic consecration </text:span></text:p>
      <text:p text:style-name="P125"><text:span text:style-name="T3">“your evidence and status in this world are all illusion </text:span></text:p>
      <text:p text:style-name="P15"><text:span text:style-name="T3">I have the only truth so you should cast your lot with me! </text:span></text:p>
      <text:p text:style-name="P80"><text:span text:style-name="T3">Jesus ‘Son of The Father’ grants eternal life, you’ll see.” </text:span></text:p>
      <text:p text:style-name="P15"><text:span text:style-name="T3">If you read between the lines, you really should have known </text:span></text:p>
      <text:p text:style-name="P67"><text:span text:style-name="T3">the life Barabbas boasted was eternal was his own. </text:span></text:p>
      <text:p text:style-name="P184"><text:span text:style-name="T6">20</text:span></text:p>
      <text:p text:style-name="P641"><text:bookmark text:name="_sanxalm5yc8f"/>3.2 The testimony of John the Baptist </text:p>
      <table:table table:name="Table45" table:style-name="Table45">
        <table:table-column table:style-name="Table45.A"/>
        <table:table-row table:style-name="Table45.1">
          <table:table-cell table:style-name="Table45.A1" office:value-type="string">
            <text:p text:style-name="P310"><text:span text:style-name="T3">When John is asked about Jesus, he mentions one who is from heaven, then one who is from earth, then one who is from heaven again. This could be a reference to air, earth, and water (as cloud). Or it may be a reference to himself, Jesus Barabbas, and Jesus, the Messiah. Of these, Jesus Barabbas is from earth and speaks as one from Earth, about earthly things. However, since the earthly things are spoken of in riddles, one gets the impression that he speaks of heavenly things.</text:span></text:p>
          </table:table-cell>
        </table:table-row>
      </table:table>
      <text:p text:style-name="P1"><text:soft-page-break/></text:p>
      <text:p text:style-name="P1"/>
      <text:p text:style-name="P142"><text:span text:style-name="T3">25. the Baptist, John, was asked his attitude about the two </text:span></text:p>
      <text:p text:style-name="P67"><text:span text:style-name="T3">to settle a debate his men had with a certain Jew </text:span></text:p>
      <text:p text:style-name="P311"><text:span text:style-name="T3">27. John said “A person can receive what’s given him from Heaven Strength, and mind, and spirit; gifts more numerous than seven, </text:span></text:p>
      <text:p text:style-name="P145"><text:span text:style-name="T3">28. I am not Messiah, you can testify I said </text:span></text:p>
      <text:p text:style-name="P15"><text:span text:style-name="T3">I’m neither goat or scapegoat but the bull that charged ahead </text:span></text:p>
      <text:p text:style-name="P76"><text:span text:style-name="T3">35. Zechariah, my Father, belonged to ‘Abijah’ </text:span></text:p>
      <text:p text:style-name="P67"><text:span text:style-name="T3">the sect of Israelites who say ‘God’s my Father, Abba’ </text:span></text:p>
      <text:p text:style-name="P312"><text:span text:style-name="T3">three wise men from the East told him my stars and theirs were crossed with three signs from the Heavens that would never be quite lost. As Jupiter outran Saturn in the Pisces fish that day </text:span></text:p>
      <text:p text:style-name="P66"><text:span text:style-name="T3">they’d both just come from Taurus. It’s the charging bull, they say. </text:span></text:p>
      <text:p text:style-name="P313"><text:span text:style-name="T3">those planets crossed twice more that year and had conjunctions thus: the rams from Aries twice were washed in clean Aquarius </text:span></text:p>
      <text:p text:style-name="P66"><text:span text:style-name="T3">two rams were washed, before two fish, with two spirits of water </text:span></text:p>
      <text:p text:style-name="P314"><text:span text:style-name="T3">one ram for God, but cast by lot, and and one ram for the slaughter 31. but J. Beth clearly speaks his words there can’t be any doubt his heart is good, and glory to God is what he’s all about. </text:span></text:p>
      <text:p text:style-name="P74"><text:span text:style-name="T3">32. the other, J. Bar, though perhaps, his spirit from above is </text:span></text:p>
      <text:p text:style-name="P84"><text:span text:style-name="T3">his words do riddle, mystify, bewilder, and confuse us </text:span></text:p>
      <text:p text:style-name="P76"><text:span text:style-name="T3">33. he testifies to what he’s heard and what his eyes have seen, </text:span></text:p>
      <text:p text:style-name="P128"><text:span text:style-name="T3">but wraps it all in riddles so his words aren’t quite received. </text:span></text:p>
      <text:p text:style-name="P137"><text:span text:style-name="T3">and so it’s come my time at last to charge straight up to Herod </text:span></text:p>
      <text:p text:style-name="P134"><text:span text:style-name="T3">and shame him on adultery and get myself beheaded. </text:span></text:p>
      <text:p text:style-name="P607"><text:bookmark text:name="_3vc528g8iq7s"/><text:span text:style-name="T1">Tab 4</text:span></text:p>
      <text:p text:style-name="P179"/>
      <table:table table:name="Table46" table:style-name="Table46">
        <table:table-column table:style-name="Table46.A"/>
        <table:table-column table:style-name="Table46.B"/>
        <table:table-row table:style-name="Table46.1">
          <table:table-cell table:style-name="Table46.A1" office:value-type="string">
            <text:p text:style-name="P171"><text:span text:style-name="T3">The Riddles </text:span><text:span text:style-name="T4">of Barabbas </text:span></text:p>
          </table:table-cell>
          <table:table-cell table:style-name="Table46.A1" office:value-type="string">
            <text:p text:style-name="P636"><text:bookmark text:name="_the7qyip6abd"/>4 The parable of the fetus</text:p>
          </table:table-cell>
        </table:table-row>
        <table:table-row table:style-name="Table46.2">
          <table:table-cell table:style-name="Table46.A1" table:number-columns-spanned="2" office:value-type="string">
            <text:p text:style-name="P197"><text:span text:style-name="T3">Barabbas goes from Jerusalem to Cana through Sychar, healing of the official’s boy from Cana.</text:span></text:p>
          </table:table-cell>
          <table:covered-table-cell/>
        </table:table-row>
      </table:table>
      <text:p text:style-name="P1"/>
      <text:p text:style-name="P1"/>
      <table:table table:name="Table47" table:style-name="Table47">
        <table:table-column table:style-name="Table47.A"/>
        <table:table-row table:style-name="Table47.1">
          <table:table-cell table:style-name="Table47.A1" office:value-type="string">
            <text:p text:style-name="P3"><text:span text:style-name="T3">Youtube Read-Along: Chapter 4</text:span></text:p>
          </table:table-cell>
        </table:table-row>
      </table:table>
      <text:p text:style-name="P1"/>
      <text:p text:style-name="P1"/>
      <text:p text:style-name="P129"><text:span text:style-name="T3">4.1 Mary’s trips: Bethany/Sychar/Nazareth </text:span></text:p>
      <table:table table:name="Table48" table:style-name="Table48">
        <table:table-column table:style-name="Table48.A"/>
        <table:table-row table:style-name="Table48.1">
          <table:table-cell table:style-name="Table48.A1" office:value-type="string">
            <text:p text:style-name="P315"><text:span text:style-name="T3">John 4 discusses “The woman at the well” in Sychar. I present, here, a case, that this woman was actually the mother of Jesus Barabbas. This argument is not intended to be a proof beyond a shadow of a doubt, but rather to simply establish plausibility. Moreover, while I am not one to claim that I can “choose what I believe”, I am able to seek the narrative which I find the most plausible. What I find most plausible is that the Magi of Matthew 2 followed in the footsteps of a marauding militia, nine months later, finding women who were pregnant “by the Holy Spirit”. This would be code for saying “I am committed to my child, regardless of the circumstances of the conception”. The parents of children that were born nearest the relevant conjunction of Jupiter and Saturn were told, by the Magi, that their child would fulfill the prophecies of the Torah. The woman in Sychar, though, gave her child up for adoption. I would like to suggest that this child was raised by Simeon and Anna, or at an orphanage run by the temple at which Anna worshiped. (Luke 2:37)</text:span></text:p>
          </table:table-cell>
        </table:table-row>
        <table:table-row table:style-name="Table48.2">
          <table:table-cell table:style-name="Table48.A1" office:value-type="string">
            <text:p text:style-name="P121"><text:span text:style-name="T3">The gospel of Luke puts Jesus birth during the governorship of Quirinius, who became governor of Syria in 6 A.D. The gospel of Matthew puts Jesus’ birth during the reign of King Herod I, who was appointed the King of Judea by Rome. King Herod I died in 1 B.C. The two periods do not overlap. From 12 to 1 B.C, Quirinius was leading a campaign against the Homonades in Galatia and Cilia, hundreds of miles from Jerusalem. Therefore any guess of the exact dates of Jesus’ birth, based on these two gospels must be pure conjecture, because they disagree with one another. My conjecture is that John the Baptist was conceived in late August, 8BCE in Hebron or Ein Kerem. Jesus Barabbas was conceived four months later, in Sychar, around January 1, 7BCE, and Jesus of Nazareth was conceived in late August, 7BCE in Nazareth.</text:span></text:p>
          </table:table-cell>
        </table:table-row>
        <table:table-row table:style-name="Table48.3">
          <table:table-cell table:style-name="Table48.A1" office:value-type="string">
            <text:p text:style-name="P316"><text:span text:style-name="T3">However these conceptions were accomplished, whether it was the Angel Gabriel, the Holy Spirit, or marauding Roman militia, nine months after each of these conceptions, babies were born. John the Baptist was born to Elizabeth in Hebron or Ein Kerem on May 29 BCE, under the first conjunction of Jupiter and Saturn that year. Jesus Barabbas was born to an unwed woman in Sychar, on September 30 under the second conjunction of Jupiter and Saturn. And Jesus who would become the Nazarene was born on December 5, in Bethlehem.</text:span></text:p>
          </table:table-cell>
        </table:table-row>
      </table:table>
      <text:p text:style-name="P1"/>
      <text:p text:style-name="P1"/>
      <text:p text:style-name="P185"><text:span text:style-name="T6">22</text:span></text:p>
      <table:table table:name="Table49" table:style-name="Table49">
        <table:table-column table:style-name="Table49.A"/>
        <table:table-row table:style-name="Table49.1">
          <table:table-cell table:style-name="Table49.A1" office:value-type="string">
            <text:p text:style-name="P317"><text:span text:style-name="T3">The reason to select these specific dates is to make them coincide with the three conjunctions of Jupiter and Saturn before Pisces that year. Pisces is a constellation that appears as a rope connecting a group of two stars on one side, and five stars on the other; or “two fish, and five loaves”. Around Pisces, there appear Taurus (the bull), Aries (the ram), Pisces (two fish and five loaves), Aquarius (cleansing water), and Capricorn (half fish, half goat).</text:span></text:p>
          </table:table-cell>
        </table:table-row>
        <table:table-row table:style-name="Table49.2">
          <table:table-cell table:style-name="Table49.A1" office:value-type="string">
            <text:p text:style-name="P318"><text:span text:style-name="T3">In turn, the surrounding constellations are representative of the elements of the Jewish ritual of Atonement, where a bull (Taurus), a ram (Aries), and a goat (Capricorn) are all washed in ceremonially clean water (Aquarius), and sacrificed. However a second goat is set free in the wilderness, with all the sins of Israel confessed on its head. </text:span></text:p>
            <text:p text:style-name="P319"><text:span text:style-name="T3">The conjunctions of Jupiter and Saturn, and births of John, Jesus Barabbas, and Jesus of Nazareth were accompanied by the arrival of the Magi, who asked (Matt 2:2) “Where is the one who has been born king of the Jews? We saw his star when it rose and have come to worship him.” This claim: “We saw his star“, I think, refers to the third conjunction of Jupiter and Saturn in Dec. 5 of 7BCE. However, it is likely that the conjunction only gave the time coordinates of the birth. They would have had to use other knowledge to find out where ”virgin births“ were taking place; such as knowing where ”the angel, Gabriel” had been nine months prior.</text:span></text:p>
          </table:table-cell>
        </table:table-row>
      </table:table>
      <text:p text:style-name="P1"/>
      <text:p text:style-name="P1"/>
      <text:p text:style-name="P68"><text:span text:style-name="T3">When Zechariah learned Elizabeth was with a child </text:span></text:p>
      <text:p text:style-name="P84"><text:span text:style-name="T3">he could not speak; his mouth and mind could not be reconciled </text:span></text:p>
      <text:p text:style-name="P76"><text:soft-page-break/><text:span text:style-name="T3">He had just a tablet. It was blank; it had no ink. </text:span></text:p>
      <text:p text:style-name="P134"><text:span text:style-name="T3">and John was not a name of any ancestor or link </text:span></text:p>
      <text:p text:style-name="P76"><text:span text:style-name="T3">He revealed his name, the author of a book, and title </text:span></text:p>
      <text:p text:style-name="P84"><text:span text:style-name="T3">All the things here written kept in permanent recital </text:span></text:p>
      <text:p text:style-name="P76"><text:span text:style-name="T3">He had written John. The name’s Maher Shalal Hash Baz </text:span></text:p>
      <text:p text:style-name="P84"><text:span text:style-name="T3">he wrote it down with normal ink and later then to cause </text:span></text:p>
      <text:p text:style-name="P134"><text:span text:style-name="T3">a prophetess to bear a child and name him just the same. </text:span></text:p>
      <text:p text:style-name="P320"><text:span text:style-name="T3">You might say John’s not the name, and wonder what’s the game but if you note the synonyms of words, contemporary </text:span></text:p>
      <text:p text:style-name="P138"><text:span text:style-name="T3">and practice not discretion when the meanings you unbury </text:span></text:p>
      <text:p text:style-name="P76"><text:span text:style-name="T3">Listed in the synonyms of John are dirt and soils </text:span></text:p>
      <text:p text:style-name="P76"><text:span text:style-name="T3">Easily translated to “he rushes to the spoils” </text:span></text:p>
      <text:p text:style-name="P84"><text:span text:style-name="T3">once John the Baptist was conceived, an angel came to Mary </text:span></text:p>
      <text:p text:style-name="P302"><text:span text:style-name="T3">(2nd conjunction sept 30) </text:span></text:p>
      <text:p text:style-name="P84"><text:span text:style-name="T3">said go down to Elizabeth through Sychar, now, don’t tarry. </text:span></text:p>
      <text:p text:style-name="P321"><text:span text:style-name="T3">When John was born, she stayed three months then back to Nazareth. (third conjunction dec. 5) </text:span></text:p>
      <text:p text:style-name="P130"><text:span text:style-name="T3">by then she had just three months left to bear her son Jesus </text:span></text:p>
      <text:p text:style-name="P131"><text:span text:style-name="T3">4.2 The Samaritan woman </text:span></text:p>
      <text:p text:style-name="P88"><text:span text:style-name="T3">it’s likely Mary passed three times through Sychar and this area </text:span></text:p>
      <text:p text:style-name="P186"><text:span text:style-name="T6">23</text:span></text:p>
      <text:p text:style-name="P82"><text:span text:style-name="T3">7. where J. Bar met this woman, drawing water in Samaria </text:span></text:p>
      <text:p text:style-name="P322"><text:span text:style-name="T3">39. he told this woman everything Mary had said about her which 18. amounted to the fact she’d had five husbands and none after </text:span></text:p>
      <text:p text:style-name="P118"><text:soft-page-break/><text:span text:style-name="T3">10. He told her if she knew something about just who he was </text:span></text:p>
      <text:p text:style-name="P323"><text:span text:style-name="T3">She’d ask and life would spring from him in water form, and does 14. quench thirst forever knowing that one’s life does run eternal but he kept this something secret, leaving implications carnal. </text:span></text:p>
      <text:p text:style-name="P324"><text:span text:style-name="T3">he kept his voice from weeping, and restrained his eyes from tears and humiliates and shames her for disgrace of all her years. </text:span></text:p>
      <text:p text:style-name="P138"><text:span text:style-name="T3">Mountain and Jerusalem not guideposts for the road </text:span></text:p>
      <text:p text:style-name="P80"><text:span text:style-name="T3">Spirit, truth for worship, no town, temple, or abode </text:span></text:p>
      <table:table table:name="Table50" table:style-name="Table50">
        <table:table-column table:style-name="Table50.A"/>
        <table:table-row table:style-name="Table50.1">
          <table:table-cell table:style-name="Table50.A1" office:value-type="string">
            <text:p text:style-name="P325"><text:span text:style-name="T3">With some poetic license, the rhyme borrows text from Jeremiah 31:16-21, as I am imagining that this meeting of the woman by the well may be the meeting of Jesus Barabbas and his birth mother. The meeting is poignant, as the mother gave him up for adoption many years ago. The water welling up to eternal life in this depiction is the melancholy of tears of sadness and joy, that come, not from the obtainment of eternal life, but from the understanding that life is fragile, and that our pain and sadness are ephemeral; fleeting, yet precious in the grand scheme of time.</text:span></text:p>
          </table:table-cell>
        </table:table-row>
      </table:table>
      <text:p text:style-name="P1"/>
      <text:p text:style-name="P1"/>
      <text:p text:style-name="P326"><text:span text:style-name="T3">27. No one asks “Who is she?” No one asks “why are you talking?” she might be more important to this story if we’re stopping </text:span></text:p>
      <text:p text:style-name="P66"><text:span text:style-name="T3">to think of every mother going to Bethlehem for census </text:span></text:p>
      <text:p text:style-name="P67"><text:span text:style-name="T3">warned by wise men not to reveal their births to king Augustus </text:span></text:p>
      <text:p text:style-name="P84"><text:span text:style-name="T3">for Herod’s learned about the star that heralds a great king </text:span></text:p>
      <text:p text:style-name="P84"><text:span text:style-name="T3">he’d planned to find the babies born and go out murdering. </text:span></text:p>
      <text:p text:style-name="P84"><text:span text:style-name="T3">if wise men warned the mothers of this plan well in advance </text:span></text:p>
      <text:p text:style-name="P67"><text:span text:style-name="T3">the tricks a mother’d use to keep her child alive’s a dance </text:span></text:p>
      <text:p text:style-name="P67"><text:span text:style-name="T3">while all that shuffle’s going on a mother of a king </text:span></text:p>
      <text:p text:style-name="P84"><text:span text:style-name="T3">might be so poor to hand him off to any whose asking </text:span></text:p>
      <text:p text:style-name="P134"><text:span text:style-name="T3">and so the mother’s never met the man who was her son </text:span></text:p>
      <text:p text:style-name="P84"><text:span text:style-name="T3">until he comes and tells her everything she’s ever done. </text:span></text:p>
      <text:p text:style-name="P187"><text:span text:style-name="T6">24</text:span></text:p>
      <text:p text:style-name="P129"><text:span text:style-name="T3">4.3 Father and fetus </text:span></text:p>
      <table:table table:name="Table51" table:style-name="Table51">
        <table:table-column table:style-name="Table51.A"/>
        <text:soft-page-break/>
        <table:table-row table:style-name="Table51.1">
          <table:table-cell table:style-name="Table51.A1" office:value-type="string">
            <text:p text:style-name="P121"><text:span text:style-name="T3">Taken as a whole, like Chapter 3 was a riddle about air and water, Chapter 4 is a riddle about babies; or at least there seems to be a mother-child theme. If you are not convinced the woman at the well was Jesus’ mother, and the “living water” that sprung from him were tears of joy, there are still, less sundry interpretations, that the living water could be the fluid of conception. </text:span></text:p>
            <text:p text:style-name="P327"><text:span text:style-name="T3">Other mysteries of John 4, are to ask, “who says it’s four months to the harvest?” And under what conditions are “reaper and sower” glad together? These questions become easier to answer if a baby is involved. </text:span></text:p>
            <text:p text:style-name="P328"><text:span text:style-name="T3">Luke 1:24 has Elizabeth stay in seclusion for five months after she gets pregnant. This would have her out of seclusion approximately four months before John was born. If there was a custom of putting women in seclusion for five months after conception, the saying “four months to the harvest” may have referred to the time they came out of seclusion.</text:span></text:p>
          </table:table-cell>
        </table:table-row>
      </table:table>
      <text:p text:style-name="P1"/>
      <text:p text:style-name="P1"/>
      <text:p text:style-name="P75"><text:span text:style-name="T3">35. a practice of a good man is to plant more than he needs </text:span></text:p>
      <text:p text:style-name="P67"><text:span text:style-name="T3">to share the bounty of his crops with friends and those in need </text:span></text:p>
      <text:p text:style-name="P134"><text:span text:style-name="T3">a good man doesn’t mind if someone comes along and asks </text:span></text:p>
      <text:p text:style-name="P128"><text:span text:style-name="T3">please sir, I’m sore and hungry and must humbly request </text:span></text:p>
      <text:p text:style-name="P76"><text:span text:style-name="T3">38. but if a baby comes along and says “I am the reaper”, </text:span></text:p>
      <text:p text:style-name="P329"><text:span text:style-name="T3">to take the food you’ve sown for me, and draw your wage and keep it, I harvest the eternal life that you have sown for me, </text:span></text:p>
      <text:p text:style-name="P138"><text:span text:style-name="T3">and take it all from mom, but you will still be glad; you’ll see. </text:span></text:p>
      <text:p text:style-name="P76"><text:span text:style-name="T3">36. the reaper reaps a wage and harvests for eternal life </text:span></text:p>
      <text:p text:style-name="P67"><text:span text:style-name="T3">the sower had the pleasure giving that seed to his wife. </text:span></text:p>
      <text:p text:style-name="P330"><text:span text:style-name="T3">35. When the mother starts to show, it’s four months to the harvest. Though that time can surely draw itself to feel the farthest. </text:span></text:p>
      <table:table table:name="Table52" table:style-name="Table52">
        <table:table-column table:style-name="Table52.A"/>
        <table:table-row table:style-name="Table52.1">
          <table:table-cell table:style-name="Table52.A1" office:value-type="string">
            <text:p text:style-name="P331"><text:span text:style-name="T3">In the riddle, of this chapter Jesus plays the role of the infant child. When he says “I have food you know nothing about” he is referring to breast milk. When he says “My food is to do the will of him who sent me to finish his work” he is referring to the desire (will) of him (the father) to suckle on the breasts of his wife. Though he does not generally get to “finish” that work. The “four months to the harvest” represents the time between when a woman starts lactation and when she actually bears a child.</text:span></text:p>
          </table:table-cell>
        </table:table-row>
      </table:table>
      <text:p text:style-name="P1"/>
      <text:p text:style-name="P1"/>
      <text:p text:style-name="P129"><text:span text:style-name="T3">4.4 Convincing words unknown </text:span></text:p>
      <table:table table:name="Table53" table:style-name="Table53">
        <table:table-column table:style-name="Table53.A"/>
        <table:table-row table:style-name="Table53.1">
          <table:table-cell table:style-name="Table53.A1" office:value-type="string">
            <text:p text:style-name="P332"><text:span text:style-name="T3">John 4 ends with Jesus speaking to the men of the village. Here John does not say what Jesus said, and the point may be that it really doesn’t matter. If the riddle of the chapter is solved by introducing a baby, and the men of the community are fathers, the point of the passage is to say that to the father, regardless of what the baby says or does, he will be convinced that his child is the savior to all nations</text:span></text:p>
          </table:table-cell>
        </table:table-row>
      </table:table>
      <text:p text:style-name="P1"/>
      <text:p text:style-name="P1"/>
      <text:p text:style-name="P129"><text:span text:style-name="T3">43. Jesus stayed in Sychar then two days–we are not told </text:span></text:p>
      <text:p text:style-name="P128"><text:soft-page-break/><text:span text:style-name="T3">41. What he talked to them about or what idea he sold </text:span></text:p>
      <text:p text:style-name="P188"><text:span text:style-name="T6">25</text:span></text:p>
      <text:p text:style-name="P129"><text:span text:style-name="T3">42. we only know they were convinced by his elaborations </text:span></text:p>
      <text:p text:style-name="P76"><text:span text:style-name="T3">He left with them quite sure he was the savior of all nations. </text:span></text:p>
      <text:p text:style-name="P132"><text:span text:style-name="T3">4.5 The first healing miracle </text:span></text:p>
      <table:table table:name="Table54" table:style-name="Table54">
        <table:table-column table:style-name="Table54.A"/>
        <table:table-row table:style-name="Table54.1">
          <table:table-cell table:style-name="Table54.A1" office:value-type="string">
            <text:p text:style-name="P333"><text:span text:style-name="T3">In this section, there is still somewhat of a “baby” theme, because a man in Cana is concerned about his own son. Remember, Jesus was coming from Jerusalem, where he met Nicodemus, and stopped in Sychar on his way to Cana. When this man asked Jesus to heal his son in Jerusalem, it is quite possible that Jesus, having just come from Jerusalem, through Sychar, had a message for him, that his son was well. </text:span></text:p>
            <text:p text:style-name="P334"><text:span text:style-name="T3">This becomes more important in Chapter 7, the parable of the envelope, because it would make sense for Jesus to hand this man an envelope, containing a letter from home. This could be the “one miracle” referred to in John 7:21.</text:span></text:p>
          </table:table-cell>
        </table:table-row>
      </table:table>
      <text:p text:style-name="P1"/>
      <text:p text:style-name="P1"/>
      <text:p text:style-name="P129"><text:span text:style-name="T3">44. Jesus went to Cana where he said he had no honor </text:span></text:p>
      <text:p text:style-name="P335"><text:span text:style-name="T3">45. they celebrated him for when he’d made the wine from water and for the chaos he’d caused in the temple of Judea </text:span></text:p>
      <text:p text:style-name="P66"><text:span text:style-name="T3">they welcomed him with open arms and praised the whole idea </text:span></text:p>
      <text:p text:style-name="P336"><text:span text:style-name="T3">46. but one man, through the revelers came, and said his heart would break 47. If his son in Capernaum would die, his heart would ache </text:span></text:p>
      <text:p text:style-name="P74"><text:span text:style-name="T3">He already knew if J. Bar came, he’d make him well </text:span></text:p>
      <text:p text:style-name="P84"><text:span text:style-name="T3">his faith was firm already. else, he wouldn’t ask him there. </text:span></text:p>
      <text:p text:style-name="P128"><text:span text:style-name="T3">48. but Jesus said unless you see a sign you won’t believe. </text:span></text:p>
      <text:p text:style-name="P144"><text:span text:style-name="T3">50. he’s well, now, go. that should be all the evidence you need. </text:span></text:p>
      <text:p text:style-name="P146"><text:span text:style-name="T3">54. so with this dubious miracle, we’re up to total one, </text:span></text:p>
      <text:p text:style-name="P67"><text:span text:style-name="T3">the number of the healings John reports J. Bar has done. </text:span></text:p>
      <text:p text:style-name="P84"><text:span text:style-name="T3">no reveler there in Cana saw this boy get suddenly healed </text:span></text:p>
      <text:p text:style-name="P84"><text:span text:style-name="T3">so just what sign convinced them that their savior was revealed? </text:span></text:p>
      <text:p text:style-name="P52"><text:span text:style-name="T3">just hear me out, or if you doubt, then you can call me blind, </text:span></text:p>
      <text:p text:style-name="P84"><text:soft-page-break/><text:span text:style-name="T3">it might just have to do with all the wine he left behind </text:span></text:p>
      <text:p text:style-name="P128"><text:span text:style-name="T3">but if what J. Bar said was true, that none would be convinced </text:span></text:p>
      <text:p text:style-name="P84"><text:span text:style-name="T3">if seeing was required for them to believe evidence </text:span></text:p>
      <text:p text:style-name="P67"><text:span text:style-name="T3">then logic dictates we conclude there were none who believed </text:span></text:p>
      <text:p text:style-name="P84"><text:span text:style-name="T3">except the man who went back to Jerusalem to see </text:span></text:p>
      <text:p text:style-name="P608"><text:bookmark text:name="_8m9a8x8srzek"/><text:span text:style-name="T1">Tab 5</text:span></text:p>
      <text:p text:style-name="P181"/>
      <table:table table:name="Table55" table:style-name="Table55">
        <table:table-column table:style-name="Table55.A"/>
        <table:table-column table:style-name="Table55.B"/>
        <table:table-row table:style-name="Table55.1">
          <table:table-cell table:style-name="Table55.A1" office:value-type="string">
            <text:p text:style-name="P171"><text:span text:style-name="T3">The Riddles </text:span><text:span text:style-name="T4">of Barabbas </text:span></text:p>
          </table:table-cell>
          <table:table-cell table:style-name="Table55.A1" office:value-type="string">
            <text:p text:style-name="P637"><text:bookmark text:name="_onck42tksivq"/>5 The parable of the print</text:p>
          </table:table-cell>
        </table:table-row>
        <table:table-row table:style-name="Table55.2">
          <table:table-cell table:style-name="Table55.A1" table:number-columns-spanned="2" office:value-type="string">
            <text:p text:style-name="P199"><text:span text:style-name="T3">Barabbas returns South to Jerusalem:</text:span></text:p>
          </table:table-cell>
          <table:covered-table-cell/>
        </table:table-row>
      </table:table>
      <text:p text:style-name="P1"/>
      <text:p text:style-name="P1"/>
      <table:table table:name="Table56" table:style-name="Table56">
        <table:table-column table:style-name="Table56.A"/>
        <table:table-row table:style-name="Table56.1">
          <table:table-cell table:style-name="Table56.A1" office:value-type="string">
            <text:p text:style-name="P3"><text:span text:style-name="T3">Youtube Read-Along: Chapter 5</text:span></text:p>
          </table:table-cell>
        </table:table-row>
      </table:table>
      <text:p text:style-name="P1"/>
      <text:p text:style-name="P1"/>
      <text:p text:style-name="P337"><text:span text:style-name="T3">5.1 Healing at Bethesda. </text:span></text:p>
      <text:p text:style-name="P119"><text:span text:style-name="T3">1. Now back to Jerusalem Barabbas went. </text:span></text:p>
      <text:p text:style-name="P76"><text:span text:style-name="T3">He goes south and north in restless discontent, </text:span></text:p>
      <text:p text:style-name="P134"><text:span text:style-name="T3">as though to make note his journey’s not the same as </text:span></text:p>
      <text:p text:style-name="P134"><text:span text:style-name="T3">a prophet who also goes by the same name </text:span></text:p>
      <text:p text:style-name="P144"><text:span text:style-name="T3">2. He came to Bethesda where healings were common; </text:span></text:p>
      <text:p text:style-name="P76"><text:span text:style-name="T3">3. a queue of sick people lined up in a column </text:span></text:p>
      <text:p text:style-name="P128"><text:span text:style-name="T3">4. An angel would stir up the waters, and gifted, </text:span></text:p>
      <text:p text:style-name="P67"><text:span text:style-name="T3">the first person in would have their disease lifted </text:span></text:p>
      <text:p text:style-name="P146"><text:span text:style-name="T3">5. But one man had been there for thirty-eight years, </text:span></text:p>
      <text:p text:style-name="P134"><text:span text:style-name="T3">alive in the charity of volunteers. </text:span></text:p>
      <text:p text:style-name="P76"><text:span text:style-name="T3">He’d ever quite dunked himself into the water, </text:span></text:p>
      <text:p text:style-name="P128"><text:span text:style-name="T3">but he’d found a living right here as a squattter. </text:span></text:p>
      <text:p text:style-name="P76"><text:soft-page-break/><text:span text:style-name="T3">6. So J. Bar asked him “you want to be fine?” </text:span></text:p>
      <text:p text:style-name="P80"><text:span text:style-name="T3">7. he said “I’ve no friend to help cut me in line.” </text:span></text:p>
      <table:table table:name="Table57" table:style-name="Table57">
        <table:table-column table:style-name="Table57.A"/>
        <table:table-row table:style-name="Table57.1">
          <table:table-cell table:style-name="Table57.A1" office:value-type="string">
            <text:p text:style-name="P341"><text:span text:style-name="T3">It is notable that the man actually does not ask for healing. He wishes he had someone to help him into the water. His primary “affliction”, as he sees it is a lack of companionship. It’s reasonable to ask, then, whether this condition was addressed.</text:span></text:p>
          </table:table-cell>
        </table:table-row>
      </table:table>
      <text:p text:style-name="P1"/>
      <text:p text:style-name="P1"/>
      <text:p text:style-name="P75"><text:span text:style-name="T3">8. but J. Bar told him “pick your mat up and walk” </text:span></text:p>
      <text:p text:style-name="P76"><text:span text:style-name="T3">9. and then the man found that his knees were unlocked </text:span></text:p>
      <table:table table:name="Table58" table:style-name="Table58">
        <table:table-column table:style-name="Table58.A"/>
        <table:table-row table:style-name="Table58.1">
          <table:table-cell table:style-name="Table58.A1" office:value-type="string">
            <text:p text:style-name="P342"><text:span text:style-name="T3">The statement “Pick up your mat and walk” appears twice in the gospels. In Chapter 2 of Mark, and here in Chapter 5 of John. The main contrast is that in Mark, Jesus focuses first on the man’s forgiveness (Mark 2:5). In John’s version, Jesus makes no effort to help the man in regards to forgiveness. Instead, he leaves </text:span></text:p>
            <text:p text:style-name="P343"><text:span text:style-name="T3">him by himself to be accused by the Pharisees. And furthermore, Jesus does not forgive the man, but offers a threat, that if he should not stop sinning, “something worse” will happen to him. (John 5:14)</text:span></text:p>
          </table:table-cell>
        </table:table-row>
      </table:table>
      <text:p text:style-name="P1"/>
      <text:p text:style-name="P1"/>
      <text:p text:style-name="P117"><text:span text:style-name="T3">13. Then J. Bar departed as swift as a cheat </text:span></text:p>
      <text:p text:style-name="P67"><text:span text:style-name="T3">to leave the man wobbling on his newfound feet </text:span></text:p>
      <text:p text:style-name="P116"><text:span text:style-name="T3">10. the Jews came, and said to him, “Hey, what’s the matter? </text:span></text:p>
      <text:p text:style-name="P76"><text:span text:style-name="T3">Don’t be up-standing, you’ll fall down a-clatter! </text:span></text:p>
      <text:p text:style-name="P67"><text:span text:style-name="T3">We’re not supposed to be working today </text:span></text:p>
      <text:p text:style-name="P67"><text:span text:style-name="T3">to keep you from falling or going astray. </text:span></text:p>
      <text:p text:style-name="P76"><text:span text:style-name="T3">For thirty-eight years you’ve been under our roof! </text:span></text:p>
      <text:p text:style-name="P76"><text:span text:style-name="T3">Please follow the rules, they’re not just for reproof.” </text:span></text:p>
      <text:p text:style-name="P189"><text:span text:style-name="T6">27</text:span></text:p>
      <text:p text:style-name="P117"><text:span text:style-name="T3">11. The invalid said in defense “but some guy, </text:span></text:p>
      <text:p text:style-name="P91"><text:span text:style-name="T3">-who I don’t know, and right now I can’t spy </text:span></text:p>
      <text:p text:style-name="P91"><text:soft-page-break/><text:span text:style-name="T3">-All that we had was a short little talk. </text:span></text:p>
      <text:p text:style-name="P76"><text:span text:style-name="T3">He told me to pick up my mat and then walk.” </text:span></text:p>
      <text:p text:style-name="P16"><text:span text:style-name="T3">This man with no job and no skills and no pride: </text:span></text:p>
      <text:p text:style-name="P76"><text:span text:style-name="T3">Did they kick him out or still let him abide? </text:span></text:p>
      <text:p text:style-name="P67"><text:span text:style-name="T3">With no one and nowhere and no place to go, </text:span></text:p>
      <text:p text:style-name="P115"><text:span text:style-name="T3">14. he sought out this mystery man who’d gone ghost </text:span></text:p>
      <text:p text:style-name="P67"><text:span text:style-name="T3">to ask who was he and why he’d just done this? </text:span></text:p>
      <text:p text:style-name="P15"><text:span text:style-name="T3">Then found, the man told him his name was Jesus </text:span></text:p>
      <text:p text:style-name="P125"><text:span text:style-name="T3">“See now you are healed, so my sign’s a success, </text:span></text:p>
      <text:p text:style-name="P80"><text:span text:style-name="T3">Go tell them my name and stop sinning or else.” </text:span></text:p>
      <text:p text:style-name="P338"><text:span text:style-name="T3">5.2 My Father’s not lazy like yours </text:span></text:p>
      <table:table table:name="Table59" table:style-name="Table59">
        <table:table-column table:style-name="Table59.A"/>
        <table:table-row table:style-name="Table59.1">
          <table:table-cell table:style-name="Table59.A1" office:value-type="string">
            <text:p text:style-name="P344"><text:span text:style-name="T3">The Greek text of John 5:18 reads, roughly “Because of this therefore the more were seeking Him the Jews to kill because not only was he breaking the Sabbath but also Father his own he was calling God equal Himself making to God.” </text:span></text:p>
            <text:p text:style-name="P345"><text:span text:style-name="T3">The main ambiguity here, is one of two choices: Did “the more” seek “Him” (Jesus Barabbas, the insurrectionist) the “Jews” to kill, because “the more” wanted to break the Sabbath, and they thought “Him” equal to God? </text:span></text:p>
            <text:p text:style-name="P346"><text:span text:style-name="T3">Or did the Jews seek to kill Him, because they believed he had claimed to be equal to God? If so, there seems a wide gap between what the Jews actually do in John 5 and how John describes it. John offers no specification on what the Jews say in persecution of Jesus, nor on how they try to kill him. Instead, all that is shown is Jesus’ defense. In that defense, he never makes the connection claimed, that his Father is God. </text:span></text:p>
            <text:p text:style-name="P347"><text:span text:style-name="T3">Instead John 5:19-47 poses a riddle, about what he is, and what his father is. Like the riddle of the Sphinx, this is a question that, perhaps, few people can answer correctly. Most people will surely answer that there is no riddle, and Jesus speaks plainly about his relation with God, his Father, and you will either believe or disbelieve.</text:span></text:p>
          </table:table-cell>
        </table:table-row>
      </table:table>
      <text:p text:style-name="P1"/>
      <text:p text:style-name="P1"/>
      <text:p text:style-name="P117"><text:span text:style-name="T3">16. The healers, who ran the sheep pool, were off Sunday </text:span></text:p>
      <text:p text:style-name="P84"><text:span text:style-name="T3">said “Thirty eight years! Could he wait until Monday?” </text:span></text:p>
      <text:p text:style-name="P80"><text:span text:style-name="T3">So J. Bar said this rebuke was persecution, </text:span></text:p>
      <text:p text:style-name="P134"><text:span text:style-name="T3">and took offense: said “unlike your institution, </text:span></text:p>
      <text:p text:style-name="P67"><text:span text:style-name="T3">this Sabbath you say is made Holy by God: </text:span></text:p>
      <text:p text:style-name="P115"><text:span text:style-name="T3">17. my Father rests not. he is no lazy sod. </text:span></text:p>
      <text:p text:style-name="P80"><text:span text:style-name="T3">So choose who to worship, taskmaster, or sloth </text:span></text:p>
      <text:p text:style-name="P67"><text:soft-page-break/><text:span text:style-name="T3">the Sabbath is stupid, not worthy of thought. </text:span></text:p>
      <text:p text:style-name="P115"><text:span text:style-name="T3">18. the more Jesus argued they thought they could tell </text:span></text:p>
      <text:p text:style-name="P15"><text:span text:style-name="T3">This wasn’t Messiah but teachings from hell </text:span></text:p>
      <text:p text:style-name="P84"><text:span text:style-name="T3">for they who had understood Sabbath was Holy </text:span></text:p>
      <text:p text:style-name="P190"><text:span text:style-name="T6">28</text:span></text:p>
      <text:p text:style-name="P348"><text:span text:style-name="T3">- might have allowed that some shifts could be rollied around so that work could be done when its needed provided that workers have rest on the weekend. </text:span></text:p>
      <text:p text:style-name="P74"><text:span text:style-name="T3">Proclaiming that never had God been at rest? </text:span></text:p>
      <text:p text:style-name="P76"><text:span text:style-name="T3">His father defies the book of Genesis! </text:span></text:p>
      <text:p text:style-name="P349"><text:span text:style-name="T3">That’s not the same God that the Israelites worshipped. He’s letting in some attributes of the serpent! </text:span></text:p>
      <text:p text:style-name="P339"><text:span text:style-name="T3">5.3 A Man and His Writing </text:span></text:p>
      <text:p text:style-name="P83"><text:span text:style-name="T3">Still, let me tell you the magic of print: </text:span></text:p>
      <text:p text:style-name="P350"><text:span text:style-name="T3">It stays on the page, and conveys when you squint -Decades and centuries, maybe millenia </text:span></text:p>
      <text:p text:style-name="P62"><text:span text:style-name="T3">join writer to reader in link of print media. </text:span></text:p>
      <text:p text:style-name="P80"><text:span text:style-name="T3">So if we look close at the gospel of John, </text:span></text:p>
      <text:p text:style-name="P351"><text:span text:style-name="T3">the print has been working persistent, since drawn. And so in the words of this gospel that’s writ, </text:span></text:p>
      <text:p text:style-name="P66"><text:span text:style-name="T3">the work of a man and the sum of his wit, </text:span></text:p>
      <text:p text:style-name="P115"><text:span text:style-name="T3">19. It’s not unlikely he called himself father... </text:span></text:p>
      <text:p text:style-name="P84"><text:span text:style-name="T3">of words he has written, of which he’s the author, </text:span></text:p>
      <text:p text:style-name="P352"><text:span text:style-name="T3">and ever since that day, his words have been working, as though to tell us what the author was thinking and though print continues to work upon Sundays both author and print are consistent with their ways. The rest of this chapter continues this riddle </text:span></text:p>
      <text:p text:style-name="P17"><text:span text:style-name="T3">I translate each verse going little by little </text:span></text:p>
      <text:p text:style-name="P146"><text:span text:style-name="T3">20 the author loves writing and shows all he does </text:span></text:p>
      <text:p text:style-name="P353"><text:soft-page-break/><text:span text:style-name="T3">and things more than possible–Dreams that he loves 21 the author writes words that raise dead and give life 22 or tell good from bad and judge deeds wrong from right 23 You don’t like the words, or you don’t like the story? Whoever you are, you don’t give any glory. </text:span></text:p>
      <text:p text:style-name="P340"><text:span text:style-name="T3">5.4 Meaning, understanding, and belief </text:span></text:p>
      <text:p text:style-name="P354"><text:span text:style-name="T3">24. - Can you force a miracle into your mind, believed? or fake it ‘til you make it, then do you become deceived? and what success have you achieved, believing in your teacher if every word’s misunderstood, when listening to the speaker? -If you understood the author’s rational intent </text:span></text:p>
      <text:p text:style-name="P355"><text:span text:style-name="T3">-He has crossed from death to life when you know what he meant. 25. The dead are raised by Son of God but do not be misled: The voices of the dead are raised by reading what they said! </text:span></text:p>
      <text:p text:style-name="P191"><text:span text:style-name="T6">29</text:span></text:p>
      <text:p text:style-name="P356"><text:span text:style-name="T3">28 Ink on paper, little does. the authors words are staying. 29 The author’s print’s ability to raise the dead’s amazing </text:span></text:p>
      <text:p text:style-name="P357"><text:span text:style-name="T3">30 The words, if they’re not read, do not come in the mind of you, 32. but someone will interpret them and think of what they do 33 - Reading John, we hear his gospel testify it’s true </text:span></text:p>
      <text:p text:style-name="P74"><text:span text:style-name="T3">34 - but this gospel will not say “you’ve figured the right view” </text:span></text:p>
      <text:p text:style-name="P358"><text:span text:style-name="T3">35 All we have is words through which to try enjoy John’s light. 36 but words, so weighty, why to write? what reason sins incite? 37 these words published posthumously; we’ve never seen the author 38 and never have we understood his meaning or The Father </text:span></text:p>
      <text:p text:style-name="P339"><text:span text:style-name="T3">5.5 Slander and lies </text:span></text:p>
      <text:p text:style-name="P359"><text:span text:style-name="T3">39 Some study scriptures hard, for life eternal, to be seen 40 Alas the Torah’s got Isaiah 28:18: </text:span></text:p>
      <text:p text:style-name="P360"><text:span text:style-name="T3">Agreements that we make with death are doomed to be annulled! No benefit believing what’s not true! That should be culled. 41 Words are written on the page; they care not what you think. 42 and slander of your heart, John’ gospel writes it down in ink 43. The words, here printed, under names John, Jesus, and The Father, and you do not accept meanings intended by the author. but someone else who comes and says exactly what they mean You accept, because you see their motivation’s clean </text:span></text:p>
      <text:p text:style-name="P361"><text:span text:style-name="T3">44. Even though they may assent to flawed interpretation., why should you be questioning consensus correlation? </text:span></text:p>
      <text:p text:style-name="P17"><text:span text:style-name="T3">If you agree and say John 5’s surely about an author, </text:span></text:p>
      <text:p text:style-name="P362"><text:span text:style-name="T3">and clearly not about the praise of God our Holy Father I think you’ll find you’re not aligned with men of pedigree so you’ll be wanting to agree, so they’ll give you glory. </text:span></text:p>
      <text:p text:style-name="P202"><text:span text:style-name="T3">45 but when you go agree with them, that we should work on Sunday 46 you break the third commandment, which says keep the Sabbath Holy but since you don’t believe what Moses carved in stone that day, 47. How will you believe what John has written down to say? </text:span></text:p>
      <text:p text:style-name="P609"><text:bookmark text:name="_gx8svghtes2d"/><text:span text:style-name="T1">Tab 6</text:span></text:p>
      <text:p text:style-name="P633"><text:bookmark text:name="_e52wsjrca9wq"/>6 The Parable of the Food</text:p>
      <text:p text:style-name="P199"><text:span text:style-name="T3">Barabbas goes North to Galilee and then to Capernaum</text:span></text:p>
      <text:p text:style-name="P1"/>
      <text:p text:style-name="P75"><text:span text:style-name="T3">6.1 The feeding of 5000 </text:span></text:p>
      <table:table table:name="Table60" table:style-name="Table60">
        <table:table-column table:style-name="Table60.A"/>
        <table:table-row table:style-name="Table60.1">
          <table:table-cell table:style-name="Table60.A1" office:value-type="string">
            <text:p text:style-name="P363"><text:span text:style-name="T3">The story of the feeding of 5000 is told in more than one gospel. Questions arise when comparing the different tellings. </text:span></text:p>
            <text:p text:style-name="P364"><text:span text:style-name="T3">1. In the other gospels, Jesus and his disciples come upon the crowd as they are in mourning for John the Baptist, and they are explicitly seeking out Jesus for insight. In John’s gospel, though, they come upon the crowd, more randomly, as they are preparing for the passover. In preparing for passover, the Jews would likely be trying to get rid of leavened bread, because it was against their religion to keep it in their house once passover begins. </text:span></text:p>
            <text:p text:style-name="P365"><text:span text:style-name="T3">2. Philip’s actions are motivated, in John’s gospel, by the desire to pass a “test” that Jesus has set out for him. The overall feel to John’s gospel is that Philip approaches the crowd to get their attention and or trick them. </text:span></text:p>
            <text:p text:style-name="P366"><text:span text:style-name="T3">3. In other gospels, Jesus has his disciples share their own food, but in John’s, the food is taken from a young boy. Though most interpreters assume the young boy shared what he had willingly, John does not actually say so, explicitly, leaving open the possibility that the food was taken, essentially without the boy’s consent. </text:span></text:p>
            <text:p text:style-name="P368"><text:span text:style-name="T3">4. In other gospels, Jesus bids his disciples farewell, and then dismisses the crowd. In John’s gospel, Jesus flees from the crowd, and later his disciples get on the boat in the cover of night. </text:span></text:p>
            <text:p text:style-name="P369"><text:span text:style-name="T3">5. In other gospels, Jesus goes to Gennasseret, where everyone who touches his cloak is healed. But in John’s gospel, he goes to Capernaum, where he teaches those who follow him, “You must eat my flesh”.</text:span></text:p>
          </table:table-cell>
        </table:table-row>
      </table:table>
      <text:p text:style-name="P1"/>
      <text:p text:style-name="P1"/>
      <text:p text:style-name="P370"><text:span text:style-name="T3">Now, let’s review the healings: first “your son is healed, now go.” The next: “pick up your mat and walk”, the count, two healings so 2 with two people he’d healed, who wouldn’t want to come and see? 1 North and South and North and South then North to Galilee </text:span></text:p>
      <text:p text:style-name="P371"><text:span text:style-name="T3">3. J. Bar and his men had climbed a mountain towards the Heavens, 4. The Jews were, right then, planning for the feast of bread, unleavened </text:span></text:p>
      <text:p text:style-name="P147"><text:span text:style-name="T3">5 as barker at a carnival, J. Bar shouts to the crowd </text:span></text:p>
      <text:p text:style-name="P372"><text:span text:style-name="T3">“Where shall we buy bread that these might eat?” (crying out loud) 6 but Philip knew this was a trick and he’s meant conspire </text:span></text:p>
      <text:p text:style-name="P126"><text:span text:style-name="T3">“Denarii, count, two hundred, not enough for bread acquired.” </text:span></text:p>
      <text:p text:style-name="P76"><text:span text:style-name="T3">8 Andrew finds a boy who has plenty of food to eat </text:span></text:p>
      <text:p text:style-name="P76"><text:span text:style-name="T3">9 presumes it’s theirs to share it or to take by force or cheat </text:span></text:p>
      <text:p text:style-name="P115"><text:span text:style-name="T3">11 J. Bar gave thanks for Andrew’s gain and started passing out </text:span></text:p>
      <text:p text:style-name="P84"><text:span text:style-name="T3">in portions large or small depending on their whim or clout </text:span></text:p>
      <text:p text:style-name="P212"><text:span text:style-name="T6">31</text:span></text:p>
      <text:section text:style-name="Sect1" text:name="Section8">
        <text:p text:style-name="P7"><text:span text:style-name="T3">so when the feast was over, it was time to burn the bread If foreign or native born, you eat the yeast instead, </text:span></text:p>
        <text:p text:style-name="P58"><text:span text:style-name="T3">you’re celebrating not how God brought forth the Jews from egypt and have to be expelled from the community since you slipped but J. Bar said to go collect the pieces left behind </text:span></text:p>
        <text:p text:style-name="P58"><text:span text:style-name="T3">let nothing go to waste, he said, no crumb or slice or find and so the Jews on seeing this were troubled how he flaunted how rules of Exodus and Deuteronomy he flouted </text:span></text:p>
        <text:p text:style-name="P58"><text:span text:style-name="T3">for they were meant to throw away their stores of leavened bread but here was J. Bar scooping it by basketfulls instead. so they began to ask “is this the prophet that’s to come? the one who says our practices on yeast and bread are dumb? We’ve a rule for prophets preaching what’s not come from God, Show no pity. Stone to death, and burn the town they’re from.” </text:span></text:p>
        <text:p text:style-name="P373"><text:soft-page-break/><text:span text:style-name="T3">15 J. Bar. seeing there was a plot to “make him king” by force, Fled into the mountain; left his men behind, of course. 16 his men, with leavened bread in hand, departed in the night 17 and rowed from there to Capernaum, in wind, four miles in flight. </text:span></text:p>
        <text:p text:style-name="P373"><text:span text:style-name="T3">they didn’t know their place when in the dimness of their eye the man on water, walking, shouted out to them “It’s i” they offered take him in, but he said “Why? That would be dumb.” just get yourselves out of the boat, you’re docked at Capernaum. </text:span></text:p>
        <text:p text:style-name="P373"><text:span text:style-name="T3">22. the crowd woke up and noticed J. Bar and his men were gone, but they found J. Bar’s footprints through the mountain in the dawn with thirteen men and one astray in cool and windy weather 24. to Capernaum they followed tracks of lost sheep or a shepherd 52. they found him saying things on food that might give rise to qualm 59. When they found him teaching at temple in Capernaum 27 he said don’t pray for daily bread, or work for food that spoils 53 but find food in the flesh; the Son of Man, and in its oils the one step metaphor again was hard to understand </text:span></text:p>
        <text:p text:style-name="P58"><text:span text:style-name="T3">when J. Bar said ‘you see, I’m food,” they could not grasp his plan of course they thought he meant they all should eat another human 66 Except for some fanatics then, he lost all of his crewmen 68 but twelve said all I care about’s eternal life and since you promise this, I’ll do what all it takes to please the Prince. </text:span></text:p>
        <text:p text:style-name="P373"><text:span text:style-name="T3">71. now there was one among the twelve who didn’t quite believe, that all the Jewish teaching should be severed to receive the promise of a life regardless how long or eternal </text:span></text:p>
        <text:p text:style-name="P60"><text:span text:style-name="T3">and so he got Christened, by John, a Judas and infernal. </text:span><text:span text:style-name="T6">32</text:span></text:p>
      </text:section>
      <text:p text:style-name="P610"><text:bookmark text:name="_lo5h8q9vvwuh"/><text:span text:style-name="T1">Tab 7</text:span></text:p>
      <text:p text:style-name="P380"/>
      <text:p text:style-name="P6"/>
      <text:p text:style-name="P632"><text:bookmark text:name="_9zjq0mu6icia"/>7 The Parable of the Envelope</text:p>
      <text:p text:style-name="P199"><text:span text:style-name="T3">Barabbas goes South from Galilee to feast of Tabernacles in Jerusalem</text:span></text:p>
      <text:p text:style-name="P198"/>
      <text:p text:style-name="P82"><text:span text:style-name="T3">J. Bethleham had never left the lands round Galilee </text:span></text:p>
      <text:p text:style-name="P67"><text:span text:style-name="T3">would J. Bar’s visits to Jerusalem now number three? </text:span></text:p>
      <text:p text:style-name="P76"><text:span text:style-name="T3">He hesitated now because of fear he might get tackled </text:span></text:p>
      <text:p text:style-name="P144"><text:span text:style-name="T3">2 By the Jewish leaders at the feast of Tabernacles </text:span></text:p>
      <text:p text:style-name="P128"><text:span text:style-name="T3">4 his brothers said we think you’d get a following much quicker </text:span></text:p>
      <text:p text:style-name="P144"><text:span text:style-name="T3">5. If you had had more witnesses, you’d be a public figure </text:span></text:p>
      <text:p text:style-name="P1"/>
      <text:p text:style-name="P75"><text:span text:style-name="T3">8 – he told his brothers “You should go because you do not tell </text:span></text:p>
      <text:p text:style-name="P80"><text:span text:style-name="T3">7 your father works on Sabbath, or the world is fit for hell.” </text:span></text:p>
      <text:p text:style-name="P374"><text:span text:style-name="T3">10 – the question of the Tabernacle feast that John has published: were words said here by Jesus said in secret or in public? </text:span></text:p>
      <text:p text:style-name="P120"><text:span text:style-name="T3">11 when not hearing his words there and not looking at his face, </text:span></text:p>
      <text:p text:style-name="P84"><text:span text:style-name="T3">opinions, still were voiced, and some would advocate their case </text:span></text:p>
      <text:p text:style-name="P1"/>
      <text:p text:style-name="P117"><text:span text:style-name="T3">12 some people said emphatically this Jesus is a good one </text:span></text:p>
      <text:p text:style-name="P128"><text:span text:style-name="T3">because he gives instruction how to reach eternal Heaven </text:span></text:p>
      <text:p text:style-name="P67"><text:span text:style-name="T3">they boasted “with his help we have a covenant with death </text:span></text:p>
      <text:p text:style-name="P375"><text:soft-page-break/><text:span text:style-name="T3">no mortal scourge can touch our souls. we’re safe within his breath.” but others said “you sillies, no this contract is deceitful </text:span></text:p>
      <text:p text:style-name="P86"><text:span text:style-name="T3">he sets you up to fall for any demagogue or weasel </text:span></text:p>
      <text:p text:style-name="P67"><text:span text:style-name="T3">who’ll promise hell eternal to whooever doesn’t swallow </text:span></text:p>
      <text:p text:style-name="P84"><text:span text:style-name="T3">his lying tongue, his wicked schemes, his feet, to evil, follow </text:span></text:p>
      <text:p text:style-name="P115"><text:span text:style-name="T3">13 Nothing’s said outloud of course. They feared humiliation. </text:span></text:p>
      <text:p text:style-name="P67"><text:span text:style-name="T3">they didn’t have conviction of a forceful explanation. </text:span></text:p>
      <text:p text:style-name="P376"><text:span text:style-name="T3">since neither group can prove the other side’s the one whose blighted there’s silence from the cautious: “we’ll leave this unknown; not righted” </text:span></text:p>
      <text:p text:style-name="P1"/>
      <text:p text:style-name="P1"/>
      <text:p text:style-name="P1"/>
      <text:p text:style-name="P117"><text:span text:style-name="T3">14 J. Bar came to the festival by teaching such and such </text:span></text:p>
      <text:p text:style-name="P128"><text:span text:style-name="T3">but what exactly they were taught John doesn’t say that much </text:span></text:p>
      <text:p text:style-name="P115"><text:span text:style-name="T3">14 this secret, public teaching at Jerusalem was such </text:span></text:p>
      <text:p text:style-name="P377"><text:span text:style-name="T3">15 the Jews, they were surprised that this man, J. Bar knew so much. 16 his teaching at the feast was like a box, blank page, or bag </text:span></text:p>
      <text:p text:style-name="P120"><text:span text:style-name="T3">17 it’s just an open page where you can put some good or bad </text:span></text:p>
      <text:p text:style-name="P115"><text:span text:style-name="T3">18 a blank page for a sinner or a saint on which to jot </text:span></text:p>
      <text:p text:style-name="P378"><text:span text:style-name="T3">19 like Moses first used scrolls to share, on righteousness, his thoughts when Moses wrote God’s words on parchment and said to obey </text:span></text:p>
      <text:p text:style-name="P379"><text:span text:style-name="T3">the blank page that had been there was no more; it poofed away. this being of nonpresence had self-Righteous things to say </text:span></text:p>
      <text:p text:style-name="P138"><text:span text:style-name="T3">about those who would write in words and symbols gone astray </text:span></text:p>
      <text:p text:style-name="P125"><text:span text:style-name="T3">“You have no respect for what’s not written on a page </text:span></text:p>
      <text:p text:style-name="P67"><text:span text:style-name="T3">you kill it, filling it with rules and customs for the age </text:span></text:p>
      <text:p text:style-name="P144"><text:soft-page-break/><text:span text:style-name="T3">20 this metaphor (for J. Bar saying nothing)’s very critical </text:span></text:p>
      <text:p text:style-name="P213"><text:span text:style-name="T6">34</text:span></text:p>
      <text:section text:style-name="Sect1" text:name="Section9">
        <text:p text:style-name="P7"><text:span text:style-name="T3">when he’d said nothing, really, since his absence was quite literal of course nobody knows how John has wrapped his text in riddles. so nobody is seeking metaphors or cryptic symbols. </text:span></text:p>
        <text:p text:style-name="P2"><text:span text:style-name="T3">21 , Barabbas was announcing that he did a single sign </text:span></text:p>
        <text:p text:style-name="P49"><text:span text:style-name="T3">the lame man at Bethesda seemed to be just walking fine, </text:span></text:p>
        <text:p text:style-name="P49"><text:span text:style-name="T3">but then outside, he boasted, “every day my Father works,” </text:span></text:p>
        <text:p text:style-name="P49"><text:span text:style-name="T3">(promoting working seven days a week with not a perk.) </text:span></text:p>
        <text:p text:style-name="P49"><text:span text:style-name="T3">23. the trouble with the miracle is not within the healing </text:span></text:p>
        <text:p text:style-name="P49"><text:span text:style-name="T3">but it’s the Sabbath rest this blessing that the teacher’s stealing </text:span></text:p>
        <text:p text:style-name="P381"><text:span text:style-name="T3">the words this man had spoken were announced quite loud and clear and no one was preventing them from getting in their ear. </text:span></text:p>
        <text:p text:style-name="P59"><text:span text:style-name="T3">some people at the feast concluded this must be Messiah </text:span></text:p>
        <text:p text:style-name="P2"><text:span text:style-name="T3">26 because nobody tried to kill the man or his idea </text:span></text:p>
        <text:p text:style-name="P49"><text:span text:style-name="T3">Though attendance he declined, this choice he had decided. </text:span></text:p>
        <text:p text:style-name="P49"><text:span text:style-name="T3">they had his return address so they knew where he resided </text:span></text:p>
        <text:p text:style-name="P49"><text:span text:style-name="T3">they knew that if Messiah came his address had no impact </text:span></text:p>
        <text:p text:style-name="P49"><text:span text:style-name="T3">the spirit and the truth are independent of the contact </text:span></text:p>
        <text:p text:style-name="P7"><text:span text:style-name="T3">28 the message said you know me, and you know from where I’ve come but ‘til you read my contents, there is no lie to succumb. </text:span></text:p>
        <text:p text:style-name="P59"><text:span text:style-name="T3">30 At this they tried to seize; the source of wisdom wasn’t there </text:span></text:p>
        <text:p text:style-name="P54"><text:span text:style-name="T3">31 while some thought, “to Messiah, would this non-teaching compare?” </text:span><text:span text:style-name="T6">35</text:span></text:p>
      </text:section>
      <text:section text:style-name="Sect1" text:name="Section10">
        <text:p text:style-name="P1"/>
        <text:p text:style-name="P75"><text:span text:style-name="T3">32 The Pharisees, they sent the temple guards out to arrest, </text:span></text:p>
        <text:p text:style-name="P382"><text:soft-page-break/><text:span text:style-name="T3">33 but paper’s only blank before the writer’s thoughts, confessed 34 once words are on the page or lasting thoughts are in the mind a blank slate you might seek, but never quite completely find </text:span></text:p>
        <text:p text:style-name="P75"><text:span text:style-name="T3">37 On the last day of the feast J. Bar changed what he yelled </text:span></text:p>
        <text:p text:style-name="P84"><text:span text:style-name="T3">he’d been performing nothing, now he changed to the ink well. </text:span></text:p>
        <text:p text:style-name="P125"><text:span text:style-name="T3">“if you’re an inkpen who is empty, come to me and drink” </text:span></text:p>
        <text:p text:style-name="P76"><text:span text:style-name="T3">38 rivers of spirit flow like Zechariah the fourteenth. </text:span></text:p>
        <text:p text:style-name="P84"><text:span text:style-name="T3">so half the living water flowed West to mediterranean </text:span></text:p>
        <text:p text:style-name="P84"><text:span text:style-name="T3">out to abundant species both familiar and alien </text:span></text:p>
        <text:p text:style-name="P67"><text:span text:style-name="T3">the other half, they closed their eyes and tried hard not to see </text:span></text:p>
        <text:p text:style-name="P67"><text:span text:style-name="T3">this world they said they hated as they flowed East to dead sea </text:span></text:p>
        <text:p text:style-name="P76"><text:span text:style-name="T3">38 Those who glorified what J. Bar had said at the festival </text:span></text:p>
        <text:p text:style-name="P15"><text:span text:style-name="T3">could fill in what they thought he meant. his teaching was quite flexible </text:span></text:p>
        <text:p text:style-name="P129"><text:span text:style-name="T3">42 but how can Son of The Father be Messiah who is fated? </text:span></text:p>
        <text:p text:style-name="P214"><text:span text:style-name="T6">36</text:span></text:p>
        <text:p text:style-name="P87"><text:span text:style-name="T3">he should be son of Bethlehem: A Jesse, root of David. </text:span></text:p>
        <text:p text:style-name="P128"><text:span text:style-name="T3">44 no one can seize the meaning of a page that’s not been written </text:span></text:p>
        <text:p text:style-name="P383"><text:span text:style-name="T3">45 so when the guards went out to grab the man whose words were hidden 46 said “No one’s uttered words the way this man who isn’t there does.” 49 said Pharisees, “the crowd’s deceived by lack of knowing good laws.” </text:span></text:p>
        <text:p text:style-name="P142"><text:span text:style-name="T3">50 Nicodemus pointed out we don’t know what he’s doing, </text:span></text:p>
        <text:p text:style-name="P384"><text:span text:style-name="T3">52. the Pharisee’s replied, “but this J. Bar is too much, moving.” the prophet leaves, once only, from his home at Galilee </text:span></text:p>
        <text:p text:style-name="P138"><text:span text:style-name="T3">and as for Festival of Tabernacles? never seen. </text:span></text:p>
        <text:p text:style-name="P205"><text:span text:style-name="T6">37</text:span></text:p>
      </text:section>
      <text:p text:style-name="P611"><text:bookmark text:name="_e2ly1e455x1w"/><text:span text:style-name="T1">Tab 8</text:span></text:p>
      <text:p text:style-name="P206"/>
      <table:table table:name="Table61" table:style-name="Table61">
        <table:table-column table:style-name="Table61.A"/>
        <table:table-column table:style-name="Table61.B"/>
        <table:table-row table:style-name="Table61.1">
          <table:table-cell table:style-name="Table61.A1" office:value-type="string">
            <text:p text:style-name="P170"/>
          </table:table-cell>
          <table:table-cell table:style-name="Table61.A1" office:value-type="string">
            <text:p text:style-name="P632"><text:bookmark text:name="_35iugx9domuk"/></text:p>
          </table:table-cell>
        </table:table-row>
        <table:table-row table:style-name="Table61.2">
          <table:table-cell table:style-name="Table61.A1" table:number-columns-spanned="2" office:value-type="string">
            <text:p text:style-name="P219"/>
          </table:table-cell>
          <table:covered-table-cell/>
        </table:table-row>
      </table:table>
      <text:p text:style-name="P1"/>
      <text:p text:style-name="P632"><text:bookmark text:name="_k7h012sh7eq1"/>8 The parable of the fire</text:p>
      <text:p text:style-name="P1"/>
      <text:p text:style-name="P220"><text:span text:style-name="T3">Barabbas is questioned about the death penalty at the Mount of Olives, then speaks in Jerusalem area, near the place where burnt offerings are put.</text:span></text:p>
      <text:p text:style-name="P1"/>
      <text:p text:style-name="P1"/>
      <text:p text:style-name="P68"><text:span text:style-name="T3">the day after the feast of Tabernacles was now over </text:span></text:p>
      <text:p text:style-name="P385"><text:span text:style-name="T3">2. the scribes came up to Jesus with some inkpots and some paper 3. some Pharisees were there with a woman they’d caught red-Handed Acting in adultery, (no telling what the man did.) </text:span></text:p>
      <text:p text:style-name="P215"><text:span text:style-name="T6">38</text:span></text:p>
      <text:p text:style-name="P386"><text:span text:style-name="T3">they made her stand before the group, since pulling her from bed, 5. and asked J. Bar if law required they throw rocks at her head </text:span></text:p>
      <text:p text:style-name="P86"><text:span text:style-name="T3">now this is not quite typical of J. Barabbas preaching </text:span></text:p>
      <text:p text:style-name="P76"><text:span text:style-name="T3">Ususally his lesson is more puzzling, less teaching </text:span></text:p>
      <text:p text:style-name="P387"><text:span text:style-name="T3">7. he told them, by their law, they should, of course, by all means, yes but only if they’d never sinned or had any regret. </text:span></text:p>
      <text:p text:style-name="P388"><text:span text:style-name="T3">9. the Pharisees then watched as Jesus wrote but kept quite silent, wrote nothing down, but moved on, with no more intent of violence this story seems to me a saving grace for this, John’s gospel, </text:span></text:p>
      <text:p text:style-name="P86"><text:span text:style-name="T3">except historians think this wasn’t part of the original </text:span></text:p>
      <text:p text:style-name="P84"><text:span text:style-name="T3">so I’ll keep showing metaphor and irony, I Reckon </text:span></text:p>
      <text:p text:style-name="P84"><text:span text:style-name="T3">except this one small segment, John eight: Verse one through eleven. </text:span></text:p>
      <text:p text:style-name="P79"><text:span text:style-name="T3">8.1 The Riddle of Fire </text:span></text:p>
      <text:p text:style-name="P1"><text:soft-page-break/></text:p>
      <text:p text:style-name="P117"><text:span text:style-name="T3">12 the light of daytime is the sun. the light on Earth is fire </text:span></text:p>
      <text:p text:style-name="P67"><text:span text:style-name="T3">whoever follows torch’s light must surely be alive </text:span></text:p>
      <text:p text:style-name="P115"><text:span text:style-name="T3">13 the Pharisees found fire alone; said this must be put out </text:span></text:p>
      <text:p text:style-name="P115"><text:span text:style-name="T3">14 the fire replied I know from where I’ve come and what about </text:span></text:p>
      <text:p text:style-name="P115"><text:span text:style-name="T3">15 You all judge by human standard but I’ve no opinion </text:span></text:p>
      <text:p text:style-name="P128"><text:span text:style-name="T3">but lack of judgment doesn’t mean I do not have a mission </text:span></text:p>
      <text:p text:style-name="P115"><text:span text:style-name="T3">16 but I will truly choose my path as fuel turns into ashes </text:span></text:p>
      <text:p text:style-name="P76"><text:span text:style-name="T3">Lighting up the world to see in sparks and flicker flashes </text:span></text:p>
      <text:p text:style-name="P84"><text:span text:style-name="T3">my Father is the spark who sent me to consume this path </text:span></text:p>
      <text:p text:style-name="P115"><text:span text:style-name="T3">17 and in his light and mine you’ll see destruction of our wrath </text:span></text:p>
      <text:p text:style-name="P115"><text:span text:style-name="T3">18 the fire proclaims itself; the other witness is the spark </text:span></text:p>
      <text:p text:style-name="P84"><text:span text:style-name="T3">from when or where it comes, you’re either in light or the dark </text:span></text:p>
      <text:p text:style-name="P226"><text:span text:style-name="T6">40</text:span></text:p>
      <text:section text:style-name="Sect1" text:name="Section11">
        <text:p text:style-name="P2"><text:span text:style-name="T3">19 and if you fully knew the fire you’d know incendiary </text:span></text:p>
        <text:p text:style-name="P49"><text:span text:style-name="T3">Figured by confession or by evidentiary </text:span></text:p>
        <text:p text:style-name="P50"><text:span text:style-name="T3">20 the fire then pointed to the spot where offerings were put nobody understood the riddle that he put afoot. </text:span></text:p>
        <text:p text:style-name="P59"><text:span text:style-name="T3">21 your offering will turn to ash and then I’ll fade away </text:span></text:p>
        <text:p text:style-name="P50"><text:span text:style-name="T3">while you’re still doomed to die in unrepented sins that stay 22 they wondered how the fire could die; without an act of man and where it went, they couldn’t go, what realm, not touched by hand 23 but we are made of Earth and water from the well or pond while fire’s not made of Earth; it’s made from stuff that seems beyond 24 if from this metaphor for Earthly fire, you wrongly see a God whose fit for worship, you commit idolatry </text:span></text:p>
        <text:p text:style-name="P58"><text:span text:style-name="T3">25 they asked “who should we recognize? we’re caught here in the middle.” he answered “I’ve been telling you since starting of this riddle” 26 the fire will have a lot to say when it consumes your flesh the spark is true. what’s said of you’ll be lit up in a flash 27 they didn’t understand how now the fire spoke of cremation 28 The Father fueling fire could be a human in persuasion 29 the flesh that fuels the fire–he never leaves the fire alone the fire will always please the one who lit it on his own </text:span></text:p>
        <text:p text:style-name="P59"><text:span text:style-name="T3">30 and as the fire persisted, it was coming plain to see </text:span></text:p>
        <text:p text:style-name="P55"><text:soft-page-break/><text:span text:style-name="T3">that all the fire had claimed to do were things to be believed </text:span><text:span text:style-name="T6">41</text:span></text:p>
      </text:section>
      <text:section text:style-name="Sect1" text:name="Section12">
        <text:p text:style-name="P389"><text:span text:style-name="T3">31 Jesus said certainly to those trusting him, “Jews, if you “meinete” (abide/stay/wait) in my “logo” (expression/reasoning) you’re truly my “mathetai” (disciples/students). 32 And you will know the “aletheian” (truth/unconcealed) and the “aletheia” truth/unconcealed will set you free. </text:span></text:p>
        <text:p text:style-name="P390"><text:span text:style-name="T3">33 They answered unto him “Sperma Abraam” (seed/sperm of Abraham) we are, and we have never been a slave to anyone. How will you free us? 34 Jesus answered them, Truly, I say to you that everyone practicing the sin is a slave of the sin. 35 Now the slave does not abide in the house “eis ton aiona” (to the age). The son abides to the age. </text:span></text:p>
        <text:p text:style-name="P391"><text:span text:style-name="T3">36 If therefore the Son you shall set free, indeed free you will be. 37 I know you are “sperma Abram” (seed/sperm of Abraham) but “zeteite me apokteinai” I seek to destroy you when “logos ho emos” (my motive) does not “chorei en hymin” (find a place) for you. 38. That which I have seen “para” (beside) the ancestor, I speak. That “ha ekousate” (which has passed) from the ancestor, “poiete” (I manufacture/make/cause). </text:span></text:p>
        <text:p text:style-name="P392"><text:span text:style-name="T3">39 Conclude for yourself, and the seed say “Abraham is our ancestor.” Jesus says to them, “If you were children of Abraham, the works of Abraham you would do.” 40. Now, however, you seek my abolishment; a man who has you unconcealed and spoken what I heard from “Theou” (God). This, Abraham made not. 41 You are doing the works of your father </text:span></text:p>
        <text:p text:style-name="P393"><text:span text:style-name="T3">They said, therefore, to him, we, “porneias” (of sexual immortality) “ou gegennemetha” (have not been born). “hena Patera echomen”. Only a father, we have. “ton Theon” (dear God!) </text:span></text:p>
        <text:p text:style-name="P394"><text:span text:style-name="T3">42 Jesus said to them, If God were heavenly father of you, you would have “egapate” loved me for if from God I “exelthon” (issued forth) and “heko” (arrived) “oude gar ap emautou” (not on myself) but “elelytha” (to have come) “ekeinos” (in another) “me apesteilen” (I set apart) </text:span></text:p>
        <text:p text:style-name="P395"><text:span text:style-name="T3">43 Why do you not understand my speech? Because you are not able to hear my word. 44 You “ek tou patros” (from out of your father) “tou diabolou este” (the devil is) and “tas epithymias tou patros hymon” (the desires of the father of you) “thelete poiein” (you desire to do). “ekeinos anthropoktonos” (He is a manslayer) “en ap arches” (from the coming) and “en te aletheia ouk esteken” (he has not stood unconcealed) because there is never “aletheia en auto” (unconcealed/indiscrete in it). </text:span></text:p>
        <text:p text:style-name="P396"><text:span text:style-name="T3">“hotan” (Inasmuch as) “lale to pseudos” (we speak false words) “ek ton idion” (of what we do in private). “lalei Hoti pseustes estin” (we speak for the liars we are) “ho pater autou” (and the fathers of lies). 45 Because of the truth I speak now, you do not believe me! 46 Which of you convicts me concerning sin? If I speak truth, why do you not believe me? </text:span></text:p>
        <text:p text:style-name="P397"><text:span text:style-name="T3">47 He who is of “ek tou Theou” (from God), “ta rhemata” (my utterance/words) “tou Theou akouei” (God hears). “Dia” (because/If) “hymeis ouk akouete” (you’re not hearing/reading) this, “tou Theou ouk este” (you are not of God.) </text:span></text:p>
        <text:p text:style-name="P227"><text:span text:style-name="T6">42</text:span></text:p>
        <text:p text:style-name="P1"/>
        <text:p text:style-name="P75"><text:span text:style-name="T3">31 when holding to lessons of fire, you’re really it’s disciples </text:span></text:p>
        <text:p text:style-name="P15"><text:span text:style-name="T3">consumed by fire’s spirit, you’re not worried for mere trifles. </text:span></text:p>
        <text:p text:style-name="P398"><text:span text:style-name="T3">32 once you hold fast to fire you’ll know the truth and be set free. a truth of searing pain, how life can end in misery </text:span></text:p>
        <text:p text:style-name="P74"><text:span text:style-name="T3">33 they claimed as kin of Abraham, no sires in slavery </text:span></text:p>
        <text:p text:style-name="P399"><text:span text:style-name="T3">but chains fire meant to break weren’t “to be captive” but “to be.” 34 the fire referred to sin and vengeance; The infernal chain </text:span></text:p>
        <text:p text:style-name="P74"><text:span text:style-name="T3">Results of temptation that give sins a chance to reign </text:span></text:p>
        <text:p text:style-name="P400"><text:span text:style-name="T3">35 but a ritual fire that’s sparked to condemn, has a permanent place in the family of sin </text:span></text:p>
        <text:p text:style-name="P401"><text:span text:style-name="T3">36 a man who is punished by burning alive is only a slave and is freed when life ends. 37 but Abraham brought Isaac and some fire up to a mountain </text:span></text:p>
        <text:p text:style-name="P402"><text:span text:style-name="T3">he tied his boy, and raised his blade. an angel came to stop him. a ram was shown to take his place, to kill, and burn for reasons </text:span></text:p>
        <text:p text:style-name="P228"><text:soft-page-break/><text:span text:style-name="T6">43</text:span></text:p>
        <text:p text:style-name="P87"><text:span text:style-name="T3">now Jews may argue not killing their firstborn in some season. </text:span></text:p>
        <text:p text:style-name="P77"><text:span text:style-name="T3">38 this practice of not sacrificing your sons </text:span></text:p>
        <text:p text:style-name="P403"><text:span text:style-name="T3">is a practice that’s come from your fathers and mums. 39 If you were really like Abraham’s children, </text:span></text:p>
        <text:p text:style-name="P66"><text:span text:style-name="T3">you’d climb with the fire up the hill like a pilgrim </text:span></text:p>
        <text:p text:style-name="P404"><text:span text:style-name="T3">you’d be logs in the fire, letting embers consume you. unless angels showed up with proxies that would do. </text:span></text:p>
        <text:p text:style-name="P130"><text:span text:style-name="T3">40 but here you are trying to put the fire out, </text:span></text:p>
        <text:p text:style-name="P84"><text:span text:style-name="T3">not climbing the mountain in fear and in doubt </text:span></text:p>
        <text:p text:style-name="P84"><text:span text:style-name="T3">not setting up bonfires to tie up your children, </text:span></text:p>
        <text:p text:style-name="P84"><text:span text:style-name="T3">for fire to feed on for some strange superstition </text:span></text:p>
        <text:p text:style-name="P405"><text:span text:style-name="T3">41 but the Jews said to him “we’re all children of God! not some savage ritual we see is flawed </text:span></text:p>
        <text:p text:style-name="P406"><text:span text:style-name="T3">42 if your father was God you’d love me, don’t you see? then you’d see the forest by burning one tree </text:span></text:p>
        <text:p text:style-name="P130"><text:span text:style-name="T3">43 why is it my language is not clear to you? </text:span></text:p>
        <text:p text:style-name="P407"><text:span text:style-name="T3">‘cause you cannot grasp the way it could be true. </text:span></text:p>
        <text:p text:style-name="P128"><text:span text:style-name="T3">44 you think that my language is the Devil’s lies. </text:span></text:p>
        <text:p text:style-name="P128"><text:span text:style-name="T3">45 but really it’s truth that’s been metaphorized. </text:span></text:p>
        <text:p text:style-name="P128"><text:span text:style-name="T3">46 You could prove that I was guilty of sin </text:span></text:p>
        <text:p text:style-name="P84"><text:span text:style-name="T3">if I meant what you think, that would be your way in </text:span></text:p>
        <text:p text:style-name="P408"><text:span text:style-name="T3">but since I speak in metaphor you’ve no clue what I’m saying it’s not as though you’d get it, if attention, you’d been paying 48 the Jews surmised a demon was what Jesus spoke about 49 but Jesus riddle, here, was surely answered “fire”, no doubt 50 Jesus sought no glory for himself choosing this riddle but boasting for the traits of fire with convolutions difficult 51 the light that solves this riddle can’t see death or rot or waste 52 but as it licks the surface of the flesh maybe it tastes? 53 the listeners were sure these boasts must come from demon swagger because they thought he glorified himself with boast and braggart 54 said Jesus, if he boasted of himself rather than fire the glory would mean nothing, the mistake would make a liar 55 but God gives glory everywhere, and all to his grand plan 56 when Abraham untied his son and killed the angel’s ram He rejoiced on seeing the day that fire burnt up that lamb and when the burning sulfur, raining, fell down upon Sodom Abraham was joyful for those not caught at the bottom 57 How could Jesus be when Abe rejoiced on days of fire? 58 the answer’s in the question of this ridiculous mire Before aught was done or thought or planned by Abraham the answer to this riddle, “fire”, could always say “I am” </text:span></text:p>
        <text:p text:style-name="P229"><text:span text:style-name="T6">44</text:span></text:p>
        <text:p text:style-name="P222"><text:span text:style-name="T3">59 but they thought “he’s a dreamer who’s proclaimed some other Gods” the Jews picked up some stones to throw, and found themselves at odds. and of the riddles J. Bar gave this answer’s a unique one: Vanished right before their eyes, the offspring of perdition. </text:span></text:p>
        <text:p text:style-name="P221"><text:soft-page-break/></text:p>
      </text:section>
      <text:p text:style-name="P612"><text:bookmark text:name="_z9g486lk9w1j"/><text:span text:style-name="T1">Tab 9</text:span></text:p>
      <text:p text:style-name="P634"><text:bookmark text:name="_hwslgw789nq6"/>9 The parable of seeing and saying</text:p>
      <text:p text:style-name="P199"><text:span text:style-name="T3">Barabbas remains near Jerusalem near the waters of Siloam</text:span></text:p>
      <text:p text:style-name="P82"><text:span text:style-name="T3">J. Bar’s disciples had been taught the reasons for afflictions </text:span></text:p>
      <text:p text:style-name="P67"><text:span text:style-name="T3">were sins of men and ancestors and karma’s maledictions </text:span></text:p>
      <text:p text:style-name="P409"><text:span text:style-name="T3">but here’s a man, who’s blind, from birth, so Jesus showed a parable indeed the woes of this one man are just for showing a miracle this man was blind; he couldn’t see the men who chatted thus </text:span></text:p>
      <text:p text:style-name="P410"><text:span text:style-name="T3">he might have been dismayed about their conversation’s thrust “Did God give blindness my whole life just so I could provide </text:span></text:p>
      <text:p text:style-name="P138"><text:span text:style-name="T3">a chance to do a magic trick and help build up your pride?” </text:span></text:p>
      <text:p text:style-name="P411"><text:span text:style-name="T3">said J. Bar “yes, now close your eyes, though blind you may still be, I’ll cake on spit, and mud, to block the light that you might see” the blind man asked “now rub it off? Your miracle’s cured me?” “Oh no, that’s spit and mud, it is the ‘sent’ you need to see.” </text:span></text:p>
      <text:p text:style-name="P412"><text:span text:style-name="T3">the blind man left with mud in eyes and stumbled out from home Grumbling at the task at hand, he went to the Siloam </text:span></text:p>
      <text:p text:style-name="P126"><text:span text:style-name="T3">“If washing in the sent is what is meant to cure my blindness, </text:span></text:p>
      <text:p text:style-name="P413"><text:span text:style-name="T3">this spit and mud that’s in my face seems uncalled-for unkindness” but when the blind man reached the spot, he washed off all the mess the waters of the Siloam cured his eyes. He was impressed </text:span></text:p>
      <text:p text:style-name="P414"><text:span text:style-name="T3">9 his neigbors asked “Is this the man who used to sit and beg?” and he, himself, insisted, “Yes, I’m not pulling your leg </text:span></text:p>
      <text:p text:style-name="P81"><text:span text:style-name="T3">Jesus put mud in my eyes while I begged by my home </text:span></text:p>
      <text:p text:style-name="P84"><text:span text:style-name="T3">he didn’t heal direct, but by the proxy of Siloam.” </text:span></text:p>
      <text:p text:style-name="P128"><text:span text:style-name="T3">routinely pestered by his neigbors and his kin at home </text:span></text:p>
      <text:p text:style-name="P415"><text:span text:style-name="T3">said “Spit came from the prophet, healing came from the Siloam. No, I never saw him. Gone before my eyes could see </text:span></text:p>
      <text:p text:style-name="P17"><text:span text:style-name="T3">I washed at the Siloam. the one who opened eyes was me.” </text:span></text:p>
      <text:p text:style-name="P67"><text:span text:style-name="T3">then Pharisees asked “Tell the truth, how did he open eyes?” </text:span></text:p>
      <text:p text:style-name="P84"><text:span text:style-name="T3">he said “I’ve told you often, how I washed mud from my eyes. </text:span></text:p>
      <text:p text:style-name="P67"><text:span text:style-name="T3">you want to hear again so you can spread his spit-mud too?” </text:span></text:p>
      <text:p text:style-name="P416"><text:span text:style-name="T3">said they, “you’re steeped in sin at birth!” expelled with haste, undue Once the wondrous sighted man was banished from his clan </text:span></text:p>
      <text:p text:style-name="P66"><text:soft-page-break/><text:span text:style-name="T3">the voice of Jesus said “do you believe in Son of Man?” </text:span></text:p>
      <text:p text:style-name="P417"><text:span text:style-name="T3">the blind man said “I’m not quite sure what you mean; who he is” “then answer ‘who’s speaking with you?’ for answer to this quiz.” the Pharisees there turned and saw the man was quite alone. </text:span></text:p>
      <text:p text:style-name="P66"><text:span text:style-name="T3">the blind man was expressing faith as to a wall of stone. </text:span></text:p>
      <text:p text:style-name="P84"><text:span text:style-name="T3">he said “for judgment I have come, to blind all those who see, </text:span></text:p>
      <text:p text:style-name="P230"><text:span text:style-name="T6">46</text:span></text:p>
      <text:p text:style-name="P233"><text:span text:style-name="T3">and give the blind the sight to walk on paths self righteously” the Pharisees saw no one there, and asked “are we blind, too? since we don’t see the Son of Man, there’s something that’s askew.” but then the Son of Man replied that since they were not blind, their lack of recognition meant a sinful state of mind. </text:span></text:p>
      <text:p text:style-name="P613"><text:bookmark text:name="_pj4pz8a8jghp"/><text:span text:style-name="T1">Tab 10</text:span></text:p>
      <text:p text:style-name="P630"><text:bookmark text:name="_qw2sao5vxlaj"/>10 The parable of the gate</text:p>
      <text:p text:style-name="P235"><text:span text:style-name="T3">Festival of dedication - Solomon’s Colonnade - Jerusalem then (John 10:40) North to Galilee, perhaps?</text:span></text:p>
      <text:p text:style-name="P1"/>
      <text:p text:style-name="P117"><text:span text:style-name="T3">1 If a man has built a fence around some sheep he’ll claim </text:span></text:p>
      <text:p text:style-name="P67"><text:span text:style-name="T3">the sheep are his, and all the sheep within, are his domain. </text:span></text:p>
      <text:p text:style-name="P84"><text:span text:style-name="T3">if in the night, a man climbs up the fence, there’s much amiss </text:span></text:p>
      <text:p text:style-name="P76"><text:span text:style-name="T3">Probably a thief, unless he’s there to take a piss. </text:span></text:p>
      <text:p text:style-name="P144"><text:span text:style-name="T3">2 but when the gate is working under watchful eyes of guards </text:span></text:p>
      <text:p text:style-name="P67"><text:span text:style-name="T3">the shepherds use the gate to get their sheep out of the yard </text:span></text:p>
      <text:p text:style-name="P418"><text:span text:style-name="T3">but, of the gate, there’s more to boast than mere sheep theft prevention it separates the sheep among the shepherds, what an invention! for when each shepherd seeks his sheep and calls to them by name his sheep come out from in the flock and for him they are tame. 5 but his same voice will scare away the others in the flock </text:span></text:p>
      <text:p text:style-name="P419"><text:span text:style-name="T3">while fence and gate will keep contained the fullness of the stock. 6 J. Bar said this to Pharisees who couldn’t grasp his meaniing They rejected words he spoke, or some non-literal leaning. </text:span></text:p>
      <text:p text:style-name="P86"><text:span text:style-name="T3">he made himself a metaphor to challenge all their senses </text:span></text:p>
      <text:p text:style-name="P420"><text:span text:style-name="T3">to obfuscate the simplest facts on gates, sheep-yards, and fences 7 since you don’t see the properties of sheepyards, Jesus sighed I offer you this metaphor for gate, truly it’s i. </text:span></text:p>
      <text:p text:style-name="P421"><text:span text:style-name="T3">8 before the gate, the sheep could not trust those anywhere near they’re on their guard for thieves and robbers out on the frontier. 9 but once the gate was in its place, the sheep could come and go into the fence to keep them safe, or out to graze and grow </text:span></text:p>
      <text:p text:style-name="P422"><text:span text:style-name="T3">10 the thief still wants the sheep for it has wool and it has mutton the same reasons the shepherds have to keep the sheep all shut-in but now the shepherd doesn’t have to spend all of his time </text:span></text:p>
      <text:p text:style-name="P423"><text:span text:style-name="T3">Watching sheep both day and night, through summer, winter-time. 11 the gate draws open, lets sheep in, lays life down on the ground then lifts right up again making the sheep feel safe and sound. 12 a shepherd runs away when predators attack the flock </text:span></text:p>
      <text:p text:style-name="P138"><text:span text:style-name="T3">a gate will stay in place, and keep the flock safely in stock </text:span></text:p>
      <text:p text:style-name="P424"><text:span text:style-name="T3">14 the gate allows the sheep to pass; the sheep, they know the gate 15 the gate-maker, he knows the gate; goes through, early or late. 16 Shepherds come to gather flocks within the gate’s sheep-Pen the gate’s duty’s to keep them safe under it’s jurisdiction </text:span></text:p>
      <text:p text:style-name="P425"><text:span text:style-name="T3">17 the gate’s designed to open; lay down life and stand back up 18 authority was given for to open and to shut </text:span></text:p>
      <text:p text:style-name="P231"><text:span text:style-name="T6">48</text:span></text:p>
      <text:p text:style-name="P426"><text:span text:style-name="T3">19 some Jews who heard identified with suffering of the sheep though safe, they felt, they still were sheered or slaughtered in their sleep 20 they did not solve the riddle, nor did they find themselves amused so they called him demon-possessed and with their words accused 21 Others heard the words and said “who cares just what they mean? the riddler cured the blindness of a man whose never seen!” 22 the sheep pen was around the Jews at Solomon’s Colonnade 24 they asked it, tell us plain, are you Messiah or stockade? 25 said gate, “I told you plainly, but you simply don’t believe” 26 the works I do for gatemaker are for sheep to receive. 27 they hear my squeak of hinges and they follow since their trained and I allow them out to graze, or in to be restrained </text:span></text:p>
      <text:p text:style-name="P145"><text:soft-page-break/><text:span text:style-name="T3">28 they’re fed to life, eternal, never perish of old age </text:span></text:p>
      <text:p text:style-name="P427"><text:span text:style-name="T3">29 no bandit ever snatches them from in gatemaker’s cage 30 our goals are so attuned, I’d say, when all my work is done a tool’s part of the toolmaker. I, and he, are one. </text:span></text:p>
      <text:p text:style-name="P428"><text:span text:style-name="T3">31 but in the crowd there didn’t seem to be a good code breaker for Jesus’ one-step metaphor for gate and for it’s maker They could see a man, though he’d said plainly “I’m a gate” instead of parsing words to give assent or to debate </text:span></text:p>
      <text:p text:style-name="P429"><text:span text:style-name="T3">they saw this man and reasoned that he was an instigator they reasoned, then, that being a man, God must be his creator these men considered blasphemy to be: to claim you’re God. and lined up all around him, a stone-Throwing firing squad 34 but Jesus quotes psalm 82 to keep his riddle tied </text:span></text:p>
      <text:p text:style-name="P430"><text:span text:style-name="T3">how Gods are blind, and mindless mortals sons of the most high 35 if scripture calls the blind and mindless “Gods” then what’s to say 36 a gate that serves the function of it’s maker’s not the same? 37 If you see me working like a gate does for the sheep </text:span></text:p>
      <text:p text:style-name="P431"><text:span text:style-name="T3">believe the works so you may count the sheep to fall asleep. 40 then Jesus went back North again to visit Galilee </text:span></text:p>
      <text:p text:style-name="P237"><text:span text:style-name="T3">and everyone who followed there who came to him to see 41 the one from Earth who speaks of Earth, as John the Baptist said 42 They believed about him what was right or was misread. </text:span></text:p>
      <text:p text:style-name="P614"><text:bookmark text:name="_vr82phn37rzg"/><text:span text:style-name="T1">Tab 11</text:span></text:p>
      <text:p text:style-name="P631"><text:bookmark text:name="_clz54ajplqxl"/>11 The sign of Jonah</text:p>
      <text:p text:style-name="P239"><text:span text:style-name="T3">Barabbas travels South to Bethany in Judea (John 11:7), then North to Ephraim (John 11:54)</text:span></text:p>
      <text:p text:style-name="P238"/>
      <text:p text:style-name="P2"><text:span text:style-name="T3">the parable of Lazarus as told in Luke sixteen has </text:span></text:p>
      <text:p text:style-name="P49"><text:span text:style-name="T3">a moral to the story that should not be hard to glean. </text:span></text:p>
      <text:p text:style-name="P49"><text:span text:style-name="T3">If a man is raised from death and sent as messenger </text:span></text:p>
      <text:p text:style-name="P50"><text:span text:style-name="T3">a rich man in his wealth would not to righteousness be spurred In the story told by John, there really is no moral </text:span></text:p>
      <text:p text:style-name="P59"><text:span text:style-name="T3">except to show Barabbas has some ties to paranormal. </text:span></text:p>
      <text:p text:style-name="P49"><text:span text:style-name="T3">1 In the town of Bethany outside Jerusalem </text:span></text:p>
      <text:p text:style-name="P49"><text:span text:style-name="T3">lived Martha, Mary, Lazarus, where Jesus was welcome </text:span></text:p>
      <text:p text:style-name="P49"><text:span text:style-name="T3">2. Mary, (Jesus’ Christener) and Martha said “come quick </text:span></text:p>
      <text:p text:style-name="P49"><text:span text:style-name="T3">3. our brother Lazarus, the one you love is in bed, sick. </text:span></text:p>
      <text:p text:style-name="P49"><text:span text:style-name="T3">4. Jesus got the message on the East side of the Jordan </text:span></text:p>
      <text:p text:style-name="P50"><text:span text:style-name="T3">and told his men this sickness wouldn’t end in death; he’s certain (11 Disciples thought what Jesus said was not another ridddle </text:span></text:p>
      <text:p text:style-name="P58"><text:span text:style-name="T3">14 did not suspect that Jesus meant death could still be the middle.) but rather, all this sickness was to glorify God’s son </text:span></text:p>
      <text:p text:style-name="P59"><text:span text:style-name="T3">(he spoke in the third person and like there was only one.) </text:span></text:p>
      <text:p text:style-name="P49"><text:span text:style-name="T3">if we assent these words are true with reason a priori </text:span></text:p>
      <text:p text:style-name="P50"><text:span text:style-name="T3">and God said “let be born” the light, the land, and every story the riddle of “who is the son?” can be concluded thus: </text:span></text:p>
      <text:p text:style-name="P59"><text:span text:style-name="T3">God’s only son’s the fullness of the universe and us </text:span></text:p>
      <text:p text:style-name="P49"><text:span text:style-name="T3">6. Why, when Jesus heard the news, the one he loved was sick </text:span></text:p>
      <text:p text:style-name="P49"><text:span text:style-name="T3">Did he wait for two whole days before he planned the trip? </text:span></text:p>
      <text:p text:style-name="P49"><text:soft-page-break/><text:span text:style-name="T3">14. and how did Jesus know the one he loved was surely dead </text:span></text:p>
      <text:p text:style-name="P50"><text:span text:style-name="T3">7. when after two whole days of waiting, “Let us go”, he said? 15. and why did Jesus say that “I am glad I was not there”? </text:span></text:p>
      <text:p text:style-name="P59"><text:span text:style-name="T3">was this a trick that couldn’t take some scrutiny or glare? </text:span></text:p>
      <text:p text:style-name="P49"><text:span text:style-name="T3">8. Jesus’ men were worried they’d be stoned along the way </text:span></text:p>
      <text:p text:style-name="P49"><text:span text:style-name="T3">said Jesus, “we’ll not stumble if we travel during the day.” </text:span></text:p>
      <text:p text:style-name="P49"><text:span text:style-name="T3">9. If we use the world’s light, and the world’s laws, we obey, </text:span></text:p>
      <text:p text:style-name="P49"><text:span text:style-name="T3">no one will try to stone us; into trouble, we won’t stray. </text:span></text:p>
      <text:p text:style-name="P49"><text:span text:style-name="T3">10. It is when one has no light that causes him to stumble </text:span></text:p>
      <text:p text:style-name="P49"><text:span text:style-name="T3">but on our way to Bethany’s a hop, skip, and a tumble </text:span></text:p>
      <text:p text:style-name="P50"><text:span text:style-name="T3">16 now Thomas, called “the twin” (of whom, John never elucidates) says we will go and with him we will die for glory’s sake. </text:span></text:p>
      <text:p text:style-name="P59"><text:span text:style-name="T3">17 from evening he had died through afternoon of J’s arrival </text:span></text:p>
      <text:p text:style-name="P56"><text:span text:style-name="T3">the brother was entombed three days, three nights, then his revival </text:span><text:span text:style-name="T6">50</text:span></text:p>
      <text:section text:style-name="Sect1" text:name="Section13">
        <text:p text:style-name="P432"><text:span text:style-name="T3">is this the sign, the Son of Man, entombed as Jesus promised for a wicked and adulterous generation, quite astonished? </text:span></text:p>
        <text:p text:style-name="P433"><text:span text:style-name="T3">18 Many Jews had walked two miles to share the mourning spirit with Lazarus’ two sisters, Martha, Mary they did visit </text:span></text:p>
        <text:p text:style-name="P145"><text:span text:style-name="T3">20 when Jesus got to Bethany a ways from Mary’s home </text:span></text:p>
        <text:p text:style-name="P134"><text:span text:style-name="T3">Martha came to greet him and to speak to him alone </text:span></text:p>
        <text:p text:style-name="P434"><text:span text:style-name="T3">21 she said to him “if you’d been here, your role would have prevented the death of Lazarus that’s got us all so discontented” </text:span></text:p>
        <text:p text:style-name="P435"><text:span text:style-name="T3">22. but now I know what we might ask of God that he will give 24. In the resurrection on the last day he will live </text:span></text:p>
        <text:p text:style-name="P436"><text:span text:style-name="T3">26 said Jesus, if you truly think that I’m the resurrection then you will see, though you may die, that Lazarus still lives 26 and everyone believing and proclaiming through the age Never not shall die (a double negative) for wage </text:span></text:p>
        <text:p text:style-name="P17"><text:span text:style-name="T3">Though the Greek rendition has this nuanced irony </text:span></text:p>
        <text:p text:style-name="P437"><text:span text:style-name="T3">27 Martha’s faith in Christ is what’s prevailed as dynasty Based on certain details John presents we can presume </text:span></text:p>
        <text:p text:style-name="P438"><text:soft-page-break/><text:span text:style-name="T3">that Jesus, once in Bethany, stayed somewhere near the tomb. while one or two disciples were, to Lazarus’ household, sent we aren’t told anything about where all the others went </text:span></text:p>
        <text:p text:style-name="P439"><text:span text:style-name="T3">31 but based on how guests followed where they thought Mary was going Jesus and his men could prep without anyone knowing </text:span></text:p>
        <text:p text:style-name="P440"><text:span text:style-name="T3">32 Mary says near word-for-word what Martha had just said about the place of Kyrie and if her brother’s dead </text:span></text:p>
        <text:p text:style-name="P441"><text:span text:style-name="T3">“Kyrie, if you’d been here, not, brother would have died.” the placement of the “Not” leaves room for two effects, implied Kyrie if you’d not been here, my brother’d have died. </text:span></text:p>
        <text:p text:style-name="P86"><text:span text:style-name="T3">or Kyrie if you’d been here, my brother wouldn’t die. if </text:span></text:p>
        <text:p text:style-name="P442"><text:span text:style-name="T3">you want to make confusion in your reasoning less frequent Don’t put “not” between a consequent and antecedent. </text:span></text:p>
        <text:p text:style-name="P86"><text:span text:style-name="T3">if J. Bar both had been there and he had died anyway </text:span></text:p>
        <text:p text:style-name="P67"><text:span text:style-name="T3">there’d be no chance of thinking Barabbas was Kyrie. </text:span></text:p>
        <text:p text:style-name="P443"><text:span text:style-name="T3">33 When the crowd with Mary came they wept and cried with her and Jesus asked them to what tomb the body’d been interred 34 they took him to the tomb where Lazarus dead body slept 36 the Jews thought love showed through his tears when seeing, Jesus wept 37 and some saw Jesus wept so much he can’t open his eyes and said “This man should make it so your brother never died.” 38 so J. Bar shut his eyes in stern indignant concentration and asks the other men, remove the stone from the foundation 39 but Martha warns four days entombed cause smells that are quite dreary 40 but Jesus says if you believe, the smell will be God’s glory </text:span></text:p>
        <text:p text:style-name="P192"><text:span text:style-name="T6">51</text:span></text:p>
        <text:p text:style-name="P444"><text:span text:style-name="T3">41 Jesus then looked up and said “I thank you that you heard me.” 42 “I know you always do, but this is so they think you sent me.” 43 so having cast some doubt on whether he’d come from above “Lazarus, come out” he yelled, into the tomb, thereof. </text:span></text:p>
        <text:p text:style-name="P445"><text:span text:style-name="T3">44 the dead man came out from the tomb; unspecified condition the reader isn’t told if he is with his own volition </text:span></text:p>
        <text:p text:style-name="P86"><text:span text:style-name="T3">said Jesus, take the linens. let him go amidst the rocks. </text:span></text:p>
        <text:p text:style-name="P67"><text:span text:style-name="T3">We aren’t told, if when let go, the body stands or drops </text:span></text:p>
        <text:p text:style-name="P446"><text:span text:style-name="T3">45 what sort of trick they saw that day, some witnessed, were impressed what lesson we should draw from it, though, we can only guess 46 but some went to the Pharisees to tell them of the stunt 47 and called Sanhedrin’s meeting for addressing the affront they asked what can we do, his list of signs is always growing and many Jews are leaving us and with his lot are throwing they care not for the law, but with his worship they’re afflicted his teaching’s not distinguished from adulterous and wicked like men of Nineveh we Sanhedrin stand up against this </text:span></text:p>
        <text:p text:style-name="P447"><text:span text:style-name="T3">this sign, like that of Jonah, for three days, this body’s been missed. and if the Queen of Sheba came and asked her many questions, could J. Bar in his poverty prove wise in her impression? (Solomon had given Sheba, his estate, a tour </text:span></text:p>
        <text:p text:style-name="P86"><text:span text:style-name="T3">so she donated to his cause, colossal wealth, for sure.) </text:span></text:p>
        <text:p text:style-name="P448"><text:span text:style-name="T3">we’re sure without the faith of those who love Solomon’s temple, we’ll lack sufficient funds to pay for upkeep and the rental 49 Caiaphas, though, he had a plan, to use this clever showman 50 For a universal day of martyrdom, atonement. </text:span></text:p>
        <text:p text:style-name="P145"><text:span text:style-name="T3">51 for he already had proclaimed that Jesus had to die </text:span></text:p>
        <text:p text:style-name="P449"><text:span text:style-name="T3">52 to join God’s scattered children all throughout the world allied 53 From that day they plotted looking for the volunteers to be the human lambs of God for butchery or shear. </text:span></text:p>
        <text:p text:style-name="P74"><text:span text:style-name="T3">Barabbas heard the news he needed to escape detection </text:span></text:p>
        <text:p text:style-name="P84"><text:soft-page-break/><text:span text:style-name="T3">since word was getting out that he incited insurrection </text:span></text:p>
        <text:p text:style-name="P144"><text:span text:style-name="T3">54 he withdrew to the wilderness, the village, Ephraim </text:span></text:p>
        <text:p text:style-name="P450"><text:span text:style-name="T3">56 and even when Passover came, he kept himself unseen. by contrast note that Bethlehm came West through Jericho (Matt 20:29) and taught in public several days without a worry shown (Matt 21-26) </text:span></text:p>
        <text:p text:style-name="P183"><text:span text:style-name="T6">52</text:span></text:p>
      </text:section>
      <text:p text:style-name="P615"><text:bookmark text:name="_ple0gati961g"/><text:span text:style-name="T1">Tab 12</text:span></text:p>
      <text:p text:style-name="P462"/>
      <text:p text:style-name="P629"><text:bookmark text:name="_7tvo0m8027hs"/>12 The glory of “And”</text:p>
      <text:p text:style-name="P241"><text:span text:style-name="T3">Barabbas travels South to Bethany (John 12:1). He sits on a baby donkey in Jerusalem, to the confusion of his disciples. Some Greeks are granted an audience with Barabbas by going to Philip and Andrew.</text:span></text:p>
      <text:p text:style-name="P1"/>
      <text:p text:style-name="P75"><text:span text:style-name="T3">Let’s see the varied circumstances where Christ was appointed </text:span></text:p>
      <text:p text:style-name="P67"><text:span text:style-name="T3">three times where one another of the Jesus’s anointed </text:span></text:p>
      <text:p text:style-name="P91"><text:span text:style-name="T3">- Simon was a Pharisee whose house was near Nain </text:span></text:p>
      <text:p text:style-name="P84"><text:span text:style-name="T3">he asked J. Beth to come to dine and sample his cuisine. </text:span></text:p>
      <text:p text:style-name="P134"><text:span text:style-name="T3">a woman in his house, Simon insisted was a sinner </text:span></text:p>
      <text:p text:style-name="P128"><text:span text:style-name="T3">brought out an alabaster jar of fragrance during dinner </text:span></text:p>
      <text:p text:style-name="P451"><text:span text:style-name="T3">she wept at J. Beth’s feet and kissed, and wiped them with her hair and J. Beth said that for her faith, forgiveness he would share. </text:span></text:p>
      <text:p text:style-name="P66"><text:span text:style-name="T3">was this Mary, John has in mind in John eleven: Two? </text:span></text:p>
      <text:p text:style-name="P67"><text:span text:style-name="T3">the woman who’d already washed her hair near J. Beth’s shoe? </text:span></text:p>
      <text:p text:style-name="P84"><text:span text:style-name="T3">if so it seems she wasn’t done, and wanted to wash more </text:span></text:p>
      <text:p text:style-name="P128"><text:span text:style-name="T3">because in chapter twelve, Mary, John says, perfume did pour. </text:span></text:p>
      <text:p text:style-name="P115"><text:span text:style-name="T3">1 anointment of Barabbas feet was in the house of Lazarus </text:span></text:p>
      <text:p text:style-name="P452"><text:span text:style-name="T3">3 a pint of nard was poured, the house was filled with fragrance glamorous 4 Judas then complained the pouring out was quite a waste </text:span></text:p>
      <text:p text:style-name="P145"><text:span text:style-name="T3">5 the proceeds from a sale would serve the poor in better taste </text:span></text:p>
      <text:p text:style-name="P453"><text:span text:style-name="T3">but John claimed knowledge of Judas and what was in his heart, 6 to say he was a thief, and to his words, mischief impart </text:span></text:p>
      <text:p text:style-name="P81"><text:span text:style-name="T3">7 but J. Bar said this nard was to be saved until the day </text:span></text:p>
      <text:p text:style-name="P84"><text:span text:style-name="T3">his burial would come about, no challenge or gainsay. </text:span></text:p>
      <text:p text:style-name="P115"><text:soft-page-break/><text:span text:style-name="T3">1 (which is a little strange. wasn’t this almost a whole week? </text:span></text:p>
      <text:p text:style-name="P128"><text:span text:style-name="T3">before this Jesus’ Circumstance became completely bleak?) </text:span></text:p>
      <text:p text:style-name="P1"/>
      <text:p text:style-name="P129"><text:span text:style-name="T3">but in the evening prior to the final crucifixion </text:span></text:p>
      <text:p text:style-name="P80"><text:span text:style-name="T3">J. Beth was anointed on the Head in two depictions </text:span></text:p>
      <text:p text:style-name="P80"><text:span text:style-name="T3">Simon, now the leper, not the wealthy Pharisee </text:span></text:p>
      <text:p text:style-name="P84"><text:span text:style-name="T3">is not a man in Nain, but the town of Bethany </text:span></text:p>
      <text:p text:style-name="P134"><text:span text:style-name="T3">a woman breaks an alabaster jar of her perfume </text:span></text:p>
      <text:p text:style-name="P134"><text:span text:style-name="T3">and she anoints the head of J. Beth while in Simon’s rooms </text:span></text:p>
      <text:p text:style-name="P67"><text:span text:style-name="T3">the tellings of this story have not one who does complain </text:span></text:p>
      <text:p text:style-name="P128"><text:span text:style-name="T3">but all of his disciples say this waste of wealth’s insane </text:span></text:p>
      <text:p text:style-name="P134"><text:span text:style-name="T3">and no one tries associate compassion for the poor with </text:span></text:p>
      <text:p text:style-name="P134"><text:span text:style-name="T3">accusations that the speaker’s just a thief making a score </text:span></text:p>
      <text:p text:style-name="P77"><text:span text:style-name="T3">9 with that in mind I think the crowd came out to see J. Bar </text:span></text:p>
      <text:p text:style-name="P67"><text:span text:style-name="T3">though he was keeping hid, and keeping under the radar. </text:span></text:p>
      <text:p text:style-name="P454"><text:span text:style-name="T3">10 the priests were watching for him and the man that he had raised 11 because “Son of The Father” people had begun to praise. </text:span></text:p>
      <text:p text:style-name="P455"><text:span text:style-name="T3">12 next day great crowds came out to find which Jesus they would see the one who preached of God, or one who boasted “me, me, me!” </text:span></text:p>
      <text:p text:style-name="P1"/>
      <text:p text:style-name="P117"><text:span text:style-name="T3">14 but J. Bar didn’t ride in like a mounted king triumphal </text:span></text:p>
      <text:p text:style-name="P84"><text:span text:style-name="T3">instead he sat on baby donkey back which likely crumpled. </text:span></text:p>
      <text:p text:style-name="P115"><text:span text:style-name="T3">16 J. Bar’s disciples didn’t know why he was fooling ’Round </text:span></text:p>
      <text:p text:style-name="P76"><text:soft-page-break/><text:span text:style-name="T3">But they got the joke once seeing J. Beth ride through town </text:span></text:p>
      <text:p text:style-name="P80"><text:span text:style-name="T3">J. Beth sent ahead and had his donkeys pre-arranged </text:span></text:p>
      <text:p text:style-name="P84"><text:span text:style-name="T3">he rode in on two donkeys, like the prophecy, unchanged </text:span></text:p>
      <text:p text:style-name="P115"><text:span text:style-name="T3">17 Still despite the grandeur of J. Beth’s triumphal entry </text:span></text:p>
      <text:p text:style-name="P115"><text:span text:style-name="T3">18 the miracle of Lazarus was captivating many </text:span></text:p>
      <text:p text:style-name="P115"><text:span text:style-name="T3">19 the Pharisees who tried to find J. Bar were all frustrated </text:span></text:p>
      <text:p text:style-name="P67"><text:span text:style-name="T3">the rumors in the crowd were spoken in such tones, elated </text:span></text:p>
      <text:p text:style-name="P128"><text:span text:style-name="T3">but Lazarus and J. Bar couldn’t easily be found </text:span></text:p>
      <text:p text:style-name="P192"><text:span text:style-name="T6">54</text:span></text:p>
      <text:p text:style-name="P68"><text:span text:style-name="T3">you couldn’t count on finding them by simply looking ’Round </text:span></text:p>
      <text:p text:style-name="P456"><text:span text:style-name="T3">20 some Greeks among the crowd sought out to prove the rumors true 21 and found a man called Philip with the access that would do </text:span></text:p>
      <text:p text:style-name="P145"><text:span text:style-name="T3">22 but even Philip didn’t have the status or the clout </text:span></text:p>
      <text:p text:style-name="P84"><text:span text:style-name="T3">he went to Andrew to request Barabbas to come out. </text:span></text:p>
      <text:p text:style-name="P84"><text:span text:style-name="T3">so J. Bar, Andrew, Philip, and a smallish crowd of Greeks </text:span></text:p>
      <text:p text:style-name="P80"><text:span text:style-name="T3">Gathered, here, in secret, for whatever wisdom seeks. </text:span></text:p>
      <text:p text:style-name="P144"><text:span text:style-name="T3">23 J. Bar said “Son of Man”, it’s time, for him, be glorified </text:span></text:p>
      <text:p text:style-name="P144"><text:span text:style-name="T3">24 a seed produces more when it has fallen down and died </text:span></text:p>
      <text:p text:style-name="P144"><text:span text:style-name="T3">25 a man who loves his life will live his life in love and lose it. </text:span></text:p>
      <text:p text:style-name="P134"><text:span text:style-name="T3">a man who hates his life, by keeping hate alive will choose it </text:span></text:p>
      <text:p text:style-name="P1"/>
      <text:p text:style-name="P142"><text:span text:style-name="T3">26 Can you be my servant if you don’t follow my riddles? </text:span></text:p>
      <text:p text:style-name="P15"><text:soft-page-break/><text:span text:style-name="T3">If you solve them wrong, you’ll all be getting mixed up signals </text:span></text:p>
      <text:p text:style-name="P128"><text:span text:style-name="T3">but if you follow me, I hope you solve them, mostly right. </text:span></text:p>
      <text:p text:style-name="P67"><text:span text:style-name="T3">though some may say the case for your solution’s not airtight. </text:span></text:p>
      <text:p text:style-name="P144"><text:span text:style-name="T3">27 J. Bar’s soul was troubled and he asked should he be saved </text:span></text:p>
      <text:p text:style-name="P76"><text:span text:style-name="T3">From the hour he’d come to? now this reason that he gave: </text:span></text:p>
      <text:p text:style-name="P144"><text:span text:style-name="T3">28 “Father it’s the time has come to glorify your name” </text:span></text:p>
      <text:p text:style-name="P457"><text:span text:style-name="T3">and then for the assembled Greeks this voice from nowhere came Kai I have once glorified and kai, once more, again. </text:span></text:p>
      <text:p text:style-name="P458"><text:span text:style-name="T3">a word, from Greek, to english, translates either “both” or “And” 29 some Greeks thought this voice thundered, others said it was an angel. but what they thought it meant, we don’t know whether boon or baneful </text:span></text:p>
      <text:p text:style-name="P1"/>
      <text:p text:style-name="P75"><text:span text:style-name="T3">30 so J. Bar said this voice was for the language of the Greek </text:span></text:p>
      <text:p text:style-name="P128"><text:span text:style-name="T3">because he knew, when translated, the pun would likely leak. </text:span></text:p>
      <text:p text:style-name="P459"><text:span text:style-name="T3">31 then J. Bar said that soon the Prince, J. Beth would be sent out 32 and when he was, J. Bar would raise and draw the people out 33 he said this since he’d set his mind to taking up enthronement as sacrificial ram for ceremonial atonement </text:span></text:p>
      <text:p text:style-name="P460"><text:span text:style-name="T3">34 the Greeks said “but it’s said the Christ will stay with us forever who is this Son of Man? Who’s going to drive him out, if ever?” </text:span></text:p>
      <text:p text:style-name="P74"><text:span text:style-name="T3">35 but J. Bar said “you’ll have the light a little while longer </text:span></text:p>
      <text:p text:style-name="P461"><text:span text:style-name="T3">Walk while you have light because the darkness getting stronger. 36 Go out to the temple where he’s preaching in the open </text:span></text:p>
      <text:p text:style-name="P74"><text:span text:style-name="T3">Not here in this secret room where riddles, I have spoken </text:span></text:p>
      <text:p text:style-name="P76"><text:span text:style-name="T3">37 Even with all he had done in secret in their presence, </text:span></text:p>
      <text:p text:style-name="P76"><text:span text:style-name="T3">38 They could not unravel nor believe his lessons essence </text:span></text:p>
      <text:p text:style-name="P76"><text:span text:style-name="T3">39 Since he spoke in riddles none were bold enough to guess </text:span></text:p>
      <text:p text:style-name="P67"><text:span text:style-name="T3">that J. Bar spoke in metaphors for ordinary mess </text:span></text:p>
      <text:p text:style-name="P134"><text:span text:style-name="T3">and if his fans were thinking he was telling them of God </text:span></text:p>
      <text:p text:style-name="P67"><text:soft-page-break/><text:span text:style-name="T3">why bother to correct? he went along with this facade. </text:span></text:p>
      <text:p text:style-name="P128"><text:span text:style-name="T3">40 and so he got them all to worship with their eyes closed shut </text:span></text:p>
      <text:p text:style-name="P84"><text:span text:style-name="T3">not understanding with their hearts but feeling in their gut. </text:span></text:p>
      <text:p text:style-name="P128"><text:span text:style-name="T3">41 Isaiah knew for many, darkness rules across the land </text:span></text:p>
      <text:p text:style-name="P134"><text:span text:style-name="T3">and it would take a leap of faith to finally understand </text:span></text:p>
      <text:p text:style-name="P193"><text:span text:style-name="T6">56</text:span></text:p>
      <text:section text:style-name="Sect1" text:name="Section14">
        <text:p text:style-name="P1"/>
        <text:p text:style-name="P2"><text:span text:style-name="T3">42 Even some who were not led to J. Bar’s secret place </text:span></text:p>
        <text:p text:style-name="P49"><text:span text:style-name="T3">believed in him though they would not confess it to their mates. </text:span></text:p>
        <text:p text:style-name="P50"><text:span text:style-name="T3">they don’t say what they thought or what belief left them no doubt for fear that from the synagogue they’d likely be put out. </text:span></text:p>
        <text:p text:style-name="P58"><text:span text:style-name="T3">43 some people prefer churches where they all say the same things than sitting all alone trying to give the truth its wings </text:span></text:p>
        <text:p text:style-name="P58"><text:span text:style-name="T3">44 J. Bar said “when a man believes in me he thinks of “Both, and” both John the Baptist and the John whose gospel of me is planned both Jesus in the flesh and Jesus called Son of The Father </text:span></text:p>
        <text:p text:style-name="P59"><text:span text:style-name="T3">will baptise in the spirit, in the fire, or in the water. </text:span></text:p>
        <text:p text:style-name="P49"><text:span text:style-name="T3">46 both fire to see the world by, and the air to see it through </text:span></text:p>
        <text:p text:style-name="P49"><text:span text:style-name="T3">both water for to baptize, and the Earth to bury you. </text:span></text:p>
        <text:p text:style-name="P50"><text:span text:style-name="T3">47 and though the one who hears my words will not be judged by me 48 the words I’ve said all mean things that at times could be deadly 49 for I did not create the things my words all represent, </text:span></text:p>
        <text:p text:style-name="P59"><text:span text:style-name="T3">Nor did etymology of words did I defend </text:span></text:p>
        <text:p text:style-name="P49"><text:span text:style-name="T3">50 I’ve been handed down these words by history and journal </text:span></text:p>
        <text:p text:style-name="P49"><text:span text:style-name="T3">Both do I adopt them, and I hand them down, eternal. </text:span></text:p>
        <text:p text:style-name="P49"><text:span text:style-name="T3">“And” eternal, “And” again, and “And” continuously. </text:span></text:p>
        <text:p text:style-name="P49"><text:span text:style-name="T3">six billion years of and’s, and you’ll have all Earth’s history. </text:span></text:p>
        <text:p text:style-name="P49"><text:soft-page-break/><text:span text:style-name="T3">so though it is a little word and modest and quite meek, </text:span></text:p>
        <text:p text:style-name="P53"><text:span text:style-name="T3">“and” Builds the road from then to now; for glory “and” does seek. </text:span><text:span text:style-name="T6">57</text:span></text:p>
      </text:section>
      <text:p text:style-name="P616"><text:bookmark text:name="_kyna8io6ijc6"/><text:span text:style-name="T1">Tab 13</text:span></text:p>
      <text:p text:style-name="P477"/>
      <table:table table:name="Table62" table:style-name="Table62">
        <table:table-column table:style-name="Table62.A"/>
        <table:table-column table:style-name="Table62.B"/>
        <table:table-row table:style-name="Table62.1">
          <table:table-cell table:style-name="Table62.A1" office:value-type="string">
            <text:p text:style-name="P171"><text:span text:style-name="T3">The Riddles </text:span><text:span text:style-name="T4">of Barabbas </text:span></text:p>
          </table:table-cell>
          <table:table-cell table:style-name="Table62.A1" office:value-type="string">
            <text:p text:style-name="P629"><text:bookmark text:name="_tikwf5t9prsx"/>13 The parable of the morsel</text:p>
          </table:table-cell>
        </table:table-row>
        <table:table-row table:style-name="Table62.2">
          <table:table-cell table:style-name="Table62.A1" table:number-columns-spanned="2" office:value-type="string">
            <text:p text:style-name="P243"><text:span text:style-name="T3">Barabbas strips down to a towel, and feeds his morsel to Judas Iscariot at the last supper.</text:span></text:p>
          </table:table-cell>
          <table:covered-table-cell/>
        </table:table-row>
      </table:table>
      <text:p text:style-name="P1"/>
      <text:p text:style-name="P1"/>
      <table:table table:name="Table63" table:style-name="Table63">
        <table:table-column table:style-name="Table63.A"/>
        <table:table-row table:style-name="Table63.1">
          <table:table-cell table:style-name="Table63.A1" office:value-type="string">
            <text:p text:style-name="P3"><text:span text:style-name="T3">Youtube Read-Along: Chapter 13</text:span></text:p>
          </table:table-cell>
        </table:table-row>
      </table:table>
      <text:p text:style-name="P1"/>
      <text:p text:style-name="P1"/>
      <text:p text:style-name="P68"><text:span text:style-name="T3">when J. Bar taught at Passover he did so from the shadows </text:span></text:p>
      <text:p text:style-name="P463"><text:span text:style-name="T3">And but for Phil and Andrew, the location only God knows (John 12:21-22) so J. Bar wasn’t teaching at the temple publicly </text:span></text:p>
      <text:p text:style-name="P86"><text:span text:style-name="T3">for everyone at Passover to come and hear and see </text:span></text:p>
      <text:p text:style-name="P464"><text:span text:style-name="T3">J. Beth, though, came and taught among them right before their eyes At the temple and the Mount of Olives in clear skies </text:span></text:p>
      <text:p text:style-name="P303"><text:span text:style-name="T3">(Matt 21:1-26:16,Mark11:1-14:11, Luke 19:28-21:38) </text:span></text:p>
      <text:p text:style-name="P465"><text:span text:style-name="T3">1. The Father loved what was his own for whatever the purpose and J. Bar readied showing how all could be put to service </text:span></text:p>
      <text:p text:style-name="P145"><text:span text:style-name="T3">2. the Devil had been put into the heart so he’d betray </text:span></text:p>
      <text:p text:style-name="P67"><text:span text:style-name="T3">the son of Simon, Judas, who some speculate was gay. </text:span></text:p>
      <text:p text:style-name="P466"><text:span text:style-name="T3">3 Knowing that all things were given from God to The Father (Job 1:12, 2:6) 4. he stripped off all his clothes but wore a towel, in case they’re bothered. 5. this nearly naked man went round to wash all of their feet </text:span></text:p>
      <text:p text:style-name="P74"><text:span text:style-name="T3">Lifting up their heels against his waist, to dry, complete </text:span></text:p>
      <text:p text:style-name="P76"><text:span text:style-name="T3">6 but Simon Peter protested, you want to wash my feet? </text:span></text:p>
      <text:p text:style-name="P15"><text:span text:style-name="T3">This seems unbefitting; I’m not sure I’ll keep my seat </text:span></text:p>
      <text:p text:style-name="P128"><text:span text:style-name="T3">but Jesus said, this riddle, you do not yet understand. </text:span></text:p>
      <text:p text:style-name="P134"><text:soft-page-break/><text:span text:style-name="T3">and Peter said, you’re right, moreover, I won’t do as planned. </text:span></text:p>
      <text:p text:style-name="P76"><text:span text:style-name="T3">8 but J. Bar said you must submit, regardless of your heart </text:span></text:p>
      <text:p text:style-name="P467"><text:span text:style-name="T3">unless you let me wash your feet, with me, you’ll have no part. for the riddle of this chapter, it’s important that you see: </text:span></text:p>
      <text:p text:style-name="P468"><text:span text:style-name="T3">unless I wash your feet, you’ve not raised your heel against me 9 so Peter said “okay, whatever. Do what you will do. </text:span></text:p>
      <text:p text:style-name="P17"><text:span text:style-name="T3">Touch whatever part you want, I Won’t complain, or sue.” </text:span></text:p>
      <text:p text:style-name="P115"><text:span text:style-name="T3">10 a person who has had a bath, but also walks in dirt </text:span></text:p>
      <text:p text:style-name="P84"><text:span text:style-name="T3">needs friends to wash his feet to keep his countenance unhurt </text:span></text:p>
      <text:p text:style-name="P84"><text:span text:style-name="T3">All of you are clean except a few parts of your body </text:span></text:p>
      <text:p text:style-name="P134"><text:span text:style-name="T3">and talking of the dirty parts is taboo, lewd, and tawdry. </text:span></text:p>
      <text:p text:style-name="P134"><text:span text:style-name="T3">and these parts will betray you since they can’t be spoken of </text:span></text:p>
      <text:p text:style-name="P67"><text:span text:style-name="T3">they’re not even acknowledged being part of nature’s love. </text:span></text:p>
      <text:p text:style-name="P469"><text:span text:style-name="T3">12 J. Bar. picked his clothes up and reclined back, then he asked Do you know the answers to all riddles you’ve been tasked? </text:span></text:p>
      <text:p text:style-name="P470"><text:span text:style-name="T3">13 you call me Lord and teacher and that’s right, that’s my affect. You do what I Say and guess what meanings are correct </text:span></text:p>
      <text:p text:style-name="P120"><text:span text:style-name="T3">14 Now, do what I Say and keep washing each other’s feet </text:span></text:p>
      <text:p text:style-name="P194"><text:span text:style-name="T6">58</text:span></text:p>
      <text:p text:style-name="P471"><text:span text:style-name="T3">in secret meeting rooms where all the dirt is made discreet 15 I have done this for you so you’ll do this for each other 16 Never let the dirt show on your master or blood brother. 17 so long as dirt on feet is washed, it never comes to light and then you’ll all seem blameless; never needing be contrite 18 but not to all but only one, can my next blessing spread All of you have raised your heels, but one will eat my bread 19 I’m telling you before I make my lesson more acute, so you will know, that I am he, Jesse, branch off the root 20 I tell you true, who loves me, whether tall or thin, or thick accepts the one from whom I come, like offshoot from a stick 21 now what did J. Bar mean when he said one, would him, betray? betrayal of his trust? Or try to tempt and lead astray? would one of J’s disciples go to tell some lies and libel? not Judas, who would kiss him and confess he was his idol. 22 but J. Bar’s men looked all around, defensive, wondering not How he’d be betrayed, but just which one would fill that slot. 23 One who loved agape lay right in Barabbas bosom </text:span></text:p>
      <text:p text:style-name="P472"><text:span text:style-name="T3">24 and Simon Peter asked this strange third party, “ask him something” 25 So this strange third party leaned against the naked man and asked who is the one who will betray you in this plan? 26 Barabbas said the one to who I dip my morsel, then I give my morsel to him then he takes it in the end. </text:span></text:p>
      <text:p text:style-name="P17"><text:span text:style-name="T3">Then J. Bar proceeded to start giving it to Judas </text:span></text:p>
      <text:p text:style-name="P473"><text:span text:style-name="T3">27 and soon as it had entered him came all of Satan’s rudeness “What you are to do,” was said, “you will real quick invoke.” 28 of this, now, no one knew, of those reclining, what was spoke 29 and once the bread was passed, they saw him hand Judas a sum they thought Judas was sent to spend or donate some income. 30 so Judas having got the basic point of J. Bar’s morsel departed in the night, to get away, for good or ill </text:span></text:p>
      <text:p text:style-name="P474"><text:span text:style-name="T3">31 When, therefore, departed Judas, J. Bar watched him go and said the Son of Man is glorified, now, don’t you know? 32 if God is also glorified in him expediently </text:span></text:p>
      <text:p text:style-name="P81"><text:span text:style-name="T3">God will glorify the son-in-Son immediately </text:span></text:p>
      <text:p text:style-name="P76"><text:soft-page-break/><text:span text:style-name="T3">33 Little children, yet with you, a time I will not be </text:span></text:p>
      <text:p text:style-name="P475"><text:span text:style-name="T3">You will seek, but you won’t find the marvel that is me so you may not be joining in on all the gentile fun: </text:span></text:p>
      <text:p text:style-name="P476"><text:span text:style-name="T3">The Jews have also circumcized a part from which I come 34 I give to you a new command to love without condition to love each other boundlessly without an admonition </text:span></text:p>
      <text:p text:style-name="P74"><text:span text:style-name="T3">35 From the way you love the most abundantly by far </text:span></text:p>
      <text:p text:style-name="P80"><text:span text:style-name="T3">Others may discern just whose disciples you all are </text:span></text:p>
      <text:p text:style-name="P195"><text:span text:style-name="T6">59</text:span></text:p>
      <text:p text:style-name="P245"><text:span text:style-name="T3">36 Peter thought when J. Bar spoke of children it was he who could not follow Jesus now, but later he could be. 37 so Peter said I’ll lay down now, my life, if you are willing (With his morsel fed to Judas, though, he’d not be filling) and J. Bar said here is the trick that may appear ad hoc but you’ll disown me three times ’til the crowing of the cock When you hear Caiaphas and his men give reprimand the rooster crows “I’m coming by the mighty one’s right hand” </text:span></text:p>
      <text:p text:style-name="P617"><text:bookmark text:name="_jk2syx623hs5"/><text:span text:style-name="T1">Tab 14</text:span></text:p>
      <text:p text:style-name="P478"/>
      <table:table table:name="Table64" table:style-name="Table64">
        <table:table-column table:style-name="Table64.A"/>
        <table:table-column table:style-name="Table64.B"/>
        <table:table-row table:style-name="Table64.1">
          <table:table-cell table:style-name="Table64.A1" office:value-type="string">
            <text:p text:style-name="P171"><text:span text:style-name="T3">The Riddles </text:span><text:span text:style-name="T4">of Barabbas </text:span></text:p>
          </table:table-cell>
          <table:table-cell table:style-name="Table64.A1" office:value-type="string">
            <text:p text:style-name="P629"><text:bookmark text:name="_yz9rl3kalndh"/>14 The parable of the riddle</text:p>
          </table:table-cell>
        </table:table-row>
        <table:table-row table:style-name="Table64.2">
          <table:table-cell table:style-name="Table64.A1" table:number-columns-spanned="2" office:value-type="string">
            <text:p text:style-name="P247"><text:span text:style-name="T3">Jesus continues to talk all night after the last supper at the Mount of Olives.</text:span></text:p>
          </table:table-cell>
          <table:covered-table-cell/>
        </table:table-row>
      </table:table>
      <text:p text:style-name="P1"/>
      <text:p text:style-name="P1"/>
      <table:table table:name="Table65" table:style-name="Table65">
        <table:table-column table:style-name="Table65.A"/>
        <table:table-row table:style-name="Table65.1">
          <table:table-cell table:style-name="Table65.A1" office:value-type="string">
            <text:p text:style-name="P3"><text:span text:style-name="T3">Youtube Read-Along: Chapter 14</text:span></text:p>
          </table:table-cell>
        </table:table-row>
      </table:table>
      <text:p text:style-name="P1"/>
      <text:p text:style-name="P1"/>
      <text:p text:style-name="P2"><text:span text:style-name="T3">With all that I’m doing now I see that you’re confused </text:span></text:p>
      <text:p text:style-name="P50"><text:span text:style-name="T3">1. let not your hearts be troubled that your grasp I may elude. you trust in God, the great unknown, and know not where to follow I’m just a simple question, why not trust the riddle also? </text:span></text:p>
      <text:p text:style-name="P59"><text:span text:style-name="T3">2 In my Father’s house, there’s plenty room for lots of riddles </text:span></text:p>
      <text:p text:style-name="P49"><text:span text:style-name="T3">If there were just one, I would have given less mixed signals </text:span></text:p>
      <text:p text:style-name="P49"><text:span text:style-name="T3">3 If The Father has me make a mystery for you </text:span></text:p>
      <text:p text:style-name="P49"><text:span text:style-name="T3">I’ll come back and take you, see what findings that you drew </text:span></text:p>
      <text:p text:style-name="P50"><text:span text:style-name="T3">4 You’ve already seen the things that go through my encryption but can you guess what I convey from my obscure description? 5 Thomas answered, “No, I doubt. I think I have to say </text:span></text:p>
      <text:p text:style-name="P59"><text:span text:style-name="T3">We can’t get to where you lead unless you show the way.” </text:span></text:p>
      <text:p text:style-name="P49"><text:span text:style-name="T3">6. but J. Bar said the riddle is the way, the truth, the life. </text:span></text:p>
      <text:p text:style-name="P49"><text:span text:style-name="T3">No one finds the riddler looking ’Round at wildlife. </text:span></text:p>
      <text:p text:style-name="P49"><text:span text:style-name="T3">7. If you knew the riddle you would know the one who asks it </text:span></text:p>
      <text:p text:style-name="P50"><text:span text:style-name="T3">but now you’ve heard the riddle, and you know him and you know it. 8. Philip asked, show us the “Father, that will be enough for us.” 9. J. Bar said, “don’t you know me? after all we have discussed?” The Father owns and makes or uses up whatever’s done </text:span></text:p>
      <text:p text:style-name="P59"><text:span text:style-name="T3">and I call me, myself, whatever thing he owns, his son. </text:span></text:p>
      <text:p text:style-name="P50"><text:soft-page-break/><text:span text:style-name="T3">if you’ve seen me, then you have heard the gist of father’s riddle. so how can you say “Show the one whose asking it?” that’s trivial. 10 a riddle doesn’t write itself, it needs a clever author </text:span></text:p>
      <text:p text:style-name="P59"><text:span text:style-name="T3">The Father’s put his work in me, and I am in The Father. </text:span></text:p>
      <text:p text:style-name="P49"><text:span text:style-name="T3">11. believe me that The Father of these riddles is in me </text:span></text:p>
      <text:p text:style-name="P49"><text:span text:style-name="T3">and I am in The Father of these riddles, don’t you see? </text:span></text:p>
      <text:p text:style-name="P49"><text:span text:style-name="T3">and if you think this riddle theory doesn’t quite pan out </text:span></text:p>
      <text:p text:style-name="P49"><text:span text:style-name="T3">at least believe these things exist, the riddles are about </text:span></text:p>
      <text:p text:style-name="P49"><text:span text:style-name="T3">12 Anyone who has the faith to do what I’ve been doing </text:span></text:p>
      <text:p text:style-name="P49"><text:span text:style-name="T3">can make whatever riddle that he thinks is worth pursuing </text:span></text:p>
      <text:p text:style-name="P49"><text:span text:style-name="T3">13 You can ask for anything; the answer and the clues </text:span></text:p>
      <text:p text:style-name="P49"><text:span text:style-name="T3">Any way you want, you make it just the way you choose. </text:span></text:p>
      <text:p text:style-name="P49"><text:span text:style-name="T3">14 If you want a tool to do most anything you ask </text:span></text:p>
      <text:p text:style-name="P49"><text:span text:style-name="T3">Put it in a riddle then someone will do the task. </text:span></text:p>
      <text:p text:style-name="P49"><text:span text:style-name="T3">15 If you love a riddle you’ll obey what it commands </text:span></text:p>
      <text:p text:style-name="P49"><text:span text:style-name="T3">but if the riddler dies can you be sure you understand? </text:span></text:p>
      <text:p text:style-name="P57"><text:span text:style-name="T3">16 the riddler only prays that when you finally find the answer </text:span><text:span text:style-name="T6">61</text:span></text:p>
      <text:section text:style-name="Sect1" text:name="Section15">
        <text:p text:style-name="P479"><text:span text:style-name="T3">that you will judge the evidence as though you had a counselor 17 One who sees the evidence and makes hypotheses </text:span></text:p>
        <text:p text:style-name="P480"><text:span text:style-name="T3">who doesn’t make pre-Judgments or conclude with fallacies the homonyms, vague pronoun references, and appositions All need be acknowledged, what they mean, where their positioned then with the list acknowledged of the possibilities </text:span></text:p>
        <text:p text:style-name="P481"><text:span text:style-name="T3">you match ideas expressed with facts and blunt realities If for any rendering you cannot find disproof </text:span></text:p>
        <text:p text:style-name="P482"><text:span text:style-name="T3">You’ve found one consistent with the Spirit of the Truth 18 I leave you not as orphans but as those who have this spirit 19 the world can see what’s real is real, but me, you’ll still come visit. 20. this day my Father writes me with your questions all preserved you’re in The Father’s riddle and the riddle, you observe. 21. One who follows all my clues and figures who I am will know the riddler loves him for success at this exam 22. now Judas (not Iscariot) thought this of more importance and that he’d done the work and seen the whole of the performance he asked, why do you speak in secrecy, oh Lord and master You should show the world if you are truly the whole answer 23. but J. Bar said “who loves me is one who obeys my teaching.” No one needs to hear it to know what J. Beth’s been preaching J. Beth says “love God, with your strength, soul, heart, and even mind forgive and love your enemies, leave no one left behind.” but in the book of John, you haven’t heard me saying this instead, I’ve offered riddles, and some signs that went amiss. If you love me anyway, you should do as I ask </text:span></text:p>
        <text:p text:style-name="P483"><text:span text:style-name="T3">and read my riddles carefully, not give up on the task. 24. the riddles may not come from me; Direct quotes from J. Bar 25. but rather, father, John, the author, making me a star. 26. J. Beth, he is the counselor whose name also is Jesus the Holy Spirit is his reason, teaching, and his thesis. </text:span></text:p>
        <text:p text:style-name="P145"><text:span text:style-name="T3">27. I don’t offer wisdom in the way the world gives </text:span></text:p>
        <text:p text:style-name="P67"><text:soft-page-break/><text:span text:style-name="T3">the world gives not a riddle without telling what it is </text:span></text:p>
        <text:p text:style-name="P484"><text:span text:style-name="T3">I leave you now, in peace, with thoughts, you need no more reflection You don’t even know that I have left you with a question 28. but still I will come back to you, an itch can’t find relief you’ll say it is your malady; you struggle with belief. </text:span></text:p>
        <text:p text:style-name="P485"><text:span text:style-name="T3">but if you struggled making sense before you make your claim you’ll see the riddle goes back to the riddler. they’re the same. 29. I have told you this, and now, so if it ever happens You can weigh the evidence; believe what’s in the balance 30. I’ll not speak much longer for the Prince is on his way Though he has no hold on me, on what I do or say </text:span></text:p>
        <text:p text:style-name="P210"><text:span text:style-name="T6">62</text:span></text:p>
        <text:p text:style-name="P249"><text:span text:style-name="T3">for what the author writes is what my character’s commanded the Prince will have no input once he’s crucified and stranded. But it seems I’ve left the topic of the riddle thus Come to where I’ve moved to; something other to discuss </text:span></text:p>
      </text:section>
      <text:p text:style-name="P618"><text:bookmark text:name="_k6bth214nnzc"/><text:span text:style-name="T1">Tab 15</text:span></text:p>
      <text:p text:style-name="P209"/>
      <table:table table:name="Table66" table:style-name="Table66">
        <table:table-column table:style-name="Table66.A"/>
        <table:table-column table:style-name="Table66.B"/>
        <table:table-row table:style-name="Table66.1">
          <table:table-cell table:style-name="Table66.A1" office:value-type="string">
            <text:p text:style-name="P171"><text:span text:style-name="T3">The Riddles </text:span><text:span text:style-name="T4">of Barabbas </text:span></text:p>
          </table:table-cell>
          <table:table-cell table:style-name="Table66.A1" office:value-type="string">
            <text:p text:style-name="P629"><text:bookmark text:name="_djbb16onwesa"/>15 The parable of the book</text:p>
          </table:table-cell>
        </table:table-row>
        <table:table-row table:style-name="Table66.2">
          <table:table-cell table:style-name="Table66.A1" table:number-columns-spanned="2" office:value-type="string">
            <text:p text:style-name="P247"><text:span text:style-name="T3">Jesus continues to talk all night after the last supper at the Mount of Olives.</text:span></text:p>
          </table:table-cell>
          <table:covered-table-cell/>
        </table:table-row>
      </table:table>
      <text:p text:style-name="P1"/>
      <text:p text:style-name="P1"/>
      <table:table table:name="Table67" table:style-name="Table67">
        <table:table-column table:style-name="Table67.A"/>
        <table:table-row table:style-name="Table67.1">
          <table:table-cell table:style-name="Table67.A1" office:value-type="string">
            <text:p text:style-name="P3"><text:span text:style-name="T3">Youtube Read-Along: Chapter 15</text:span></text:p>
          </table:table-cell>
        </table:table-row>
      </table:table>
      <text:p text:style-name="P1"/>
      <text:p text:style-name="P1"/>
      <text:p text:style-name="P216"><text:span text:style-name="T6">64</text:span></text:p>
      <text:p text:style-name="P486"><text:span text:style-name="T3">John 15 seems to be a riddle about the Book of John, and the words, chapters, and verses within it. 1. The Book of John is the vine, and John is the gardener. 2. John cuts off every branch that does not bear fruit. . . (He edits his book.) 3. The verses are true because of the word John has spoken (each word answers a riddle to which the word is the answer—John has not written the answer, but spoken it.) 4. The words must remain in the book of John, and the book of John remains in the words. 5. The book is the vine, and the verses it’s branches. 6. If words don’t remain in the book, they are like sticks thrown on the fire. 7. Words that remain in a book can describe anything they wish. 8. John hopes his words bear much fruit, proving his disciples. 9. As John loved the book, the book loves its words. 10. If the verses keep the book’s commands, they will remain in the book’s love, just as the book remains in John’s love. 11. He tells the verses so, so that the joy of the verses may be complete. 12. The book wants the verses to love each other, as the book loves the verses. 13. **Greater love has no man than this: to write down his life for his friends.** 14. The verses are friends to the book if they do what the book commands. 15. Everything the book knows from the author, he has made known to the verses. 16. The verses did not choose the book, but the book chose the verses, and whatever you ask under the title “John” the author, “John” will give you. 17. Verses, love each other. 18. If the world hates the verses, they hated the book first. 19. When the same words are used, or when you verses are taken out of context, the world loves you as its own. but they won’t, for instance, read all twenty-seven verses of this chapter of me droning on and on and on, and try to actually figure out what you mean. 20. But remember, you verses are not greater than your master. If they found an interpretation consistent with the whole chapter, they would find an interpretation consistent with each verse as well. 21. They will treat you this way, because of my name, “John”, for they do not know the author who sent me. 22. If the Book of John had not come and spoken to them, they would not be guilty of sin, but now they have no excuse for their sin. 23. Whoever hates the Book of John hates John as well. 24. If the Book of John had not done among them the works no one else did. Because they have misunderstood, they have hated both the “Book of John” and John. 25. But this is what is to fulfill what is written in their law. . . Actually there are a number of things, including “The Sign of Jonah” (The worm in the tree of Jonah 4), The ritual of the Scapegoat in Leviticus 16, and setting up the “abomination that causes desolation” of Daniel 9:27, and the “bad shepherd” of Zechariah 11. But because nobody acknowledges that John fulfills any of these prophecies, they hate John for “no reason”. 26. The advocate, (The spirit of acknowledgment of hypothesis, and truthful observation) the Spirit of Truth will testify about the Book of John. 27. And the verses will testify as well, because they have been in the Book since the beginning. </text:span></text:p>
      <text:p text:style-name="P87"><text:span text:style-name="T3">now as for the next metaphor, a book is full of verses </text:span></text:p>
      <text:p text:style-name="P67"><text:span text:style-name="T3">the author reads his words and in his head his work rehearses </text:span></text:p>
      <text:p text:style-name="P76"><text:span text:style-name="T3">He can keep the parts he likes or cut what isn’t fine </text:span></text:p>
      <text:p text:style-name="P76"><text:span text:style-name="T3">Like the gardener prunes the branch when no fruit’s on the vine </text:span></text:p>
      <text:p text:style-name="P217"><text:span text:style-name="T6">65</text:span></text:p>
      <text:p text:style-name="P487"><text:span text:style-name="T3">3. With the book complete, my words are clean of any flaw. 4. if taken out of context, though, you’ll misinterpret all. 5. I’m the book and you’re the verses in this metaphor If someone stays with us, they’ll in time, uncover more but if they stray from book to book, come all over the bible Making no distinction between accolade and libel They will pull you from the book and take you out of context You’ll be like a branch that withers and is burned and processed 7. but if you verses stay in me, my words not mistranslated Ask whatever verses wish, and they’ll get what they stated. 8. This is to the glory of the author of a book.... that the verses bear much fruit to them, whomever has a look 9. remain in me, my Father’s love won’t stay if you are sloppy. 10. You must stay consistent with the author’s master copy 11. I have told you this so that my joy may be in you When complete your joy conveying what I try to do. 12. the book’s command to verses is to love, agapate Side-by-side forever, always loyal, never stray. </text:span></text:p>
      <text:p text:style-name="P488"><text:span text:style-name="T3">13 Greater love has no one than the love of ink for ink Laying down it’s essence for all history to link </text:span></text:p>
      <text:p text:style-name="P489"><text:span text:style-name="T3">and if a person has some friends in other times or places Greater love has no one than to write down their life’s graces. 14. You are more than servants if you do as I command 15 because you know my business, you’ve enough to understand instead I call you friends because all I know from The Father I’ve made known to you, and for your readers to be offered. 16. you verses didn’t choose that you would be inside this book, the book appointed you, so that someone would have a look and anything you ask, the fruit you ask for in my name, will be given in the mind of your dear reader, I proclaim. 17. The book’s command to verses is to love, agapate Side-by-side forever, always loyal, never stray. </text:span></text:p>
      <text:p text:style-name="P490"><text:span text:style-name="T3">18. If the world should hate you, verses, know, before that, this: First, the book you’re in was hated, and the whole, dismissed. 19. the world would love you as its own if you were of the world (Gates and books and paper, water, fire, winds and whirls) but I have elevated all these things that you describe and chosen verses out with multi meanings to ascribe 20. so who is it you verses serve? A Book, a man, or God? You’re the servants to them all; they’re reading might be broad If they persecute the book they’ll hate the verses also and if they do not grasp the meaning, they may blindly follow 21. They will treat you so because the name I share with Jesus </text:span></text:p>
      <text:p text:style-name="P210"><text:span text:style-name="T6">66</text:span></text:p>
      <text:section text:style-name="Sect1" text:name="Section16">
        <text:p text:style-name="P7"><text:span text:style-name="T3">Though they do not know the one who sent me named Barabbas 22. If I had not come right after Markand Luke and Matthew They’d not be confused about morality and value. but though they’re led astray by their unsound interpretations they still have no excuse if they are guilty of transgressions 23 He who hates the book, he hates the one who wrote it too. 24 This book shows some miracles the other books withdrew and added in some riddles, metaphors, ironic pieces 25 This book has been written to be hated for wrong reasons. 26 When the counselor comes, one like The Father of this book and reads you with a passion full of faith in truth unshook He will testify about the nature of my meaning </text:span></text:p>
        <text:p text:style-name="P61"><text:soft-page-break/><text:span text:style-name="T3">and every verse will find interpretation that way, leaning. </text:span><text:span text:style-name="T6">67</text:span></text:p>
      </text:section>
      <text:p text:style-name="P619"><text:bookmark text:name="_m7e5es6xuaiz"/><text:span text:style-name="T1">Tab 16</text:span></text:p>
      <text:p text:style-name="P501"/>
      <table:table table:name="Table68" table:style-name="Table68">
        <table:table-column table:style-name="Table68.A"/>
        <table:table-column table:style-name="Table68.B"/>
        <table:table-row table:style-name="Table68.1">
          <table:table-cell table:style-name="Table68.A1" office:value-type="string">
            <text:p text:style-name="P171"><text:span text:style-name="T3">The Riddles </text:span><text:span text:style-name="T4">of Barabbas </text:span></text:p>
          </table:table-cell>
          <table:table-cell table:style-name="Table68.A1" office:value-type="string">
            <text:p text:style-name="P629"><text:bookmark text:name="_mpyhhy3d0it6"/>16 The parable of the scapegoat</text:p>
          </table:table-cell>
        </table:table-row>
        <table:table-row table:style-name="Table68.2">
          <table:table-cell table:style-name="Table68.A1" table:number-columns-spanned="2" office:value-type="string">
            <text:p text:style-name="P251"><text:span text:style-name="T3">Barabbas continues to talk all night after the last supper at the Mount of Olives</text:span></text:p>
          </table:table-cell>
          <table:covered-table-cell/>
        </table:table-row>
      </table:table>
      <text:p text:style-name="P1"/>
      <text:p text:style-name="P1"/>
      <table:table table:name="Table69" table:style-name="Table69">
        <table:table-column table:style-name="Table69.A"/>
        <table:table-row table:style-name="Table69.1">
          <table:table-cell table:style-name="Table69.A1" office:value-type="string">
            <text:p text:style-name="P3"><text:span text:style-name="T3">Youtube Read-Along: Chapter 16</text:span></text:p>
          </table:table-cell>
        </table:table-row>
      </table:table>
      <text:p text:style-name="P1"/>
      <text:p text:style-name="P1"/>
      <text:p text:style-name="P117"><text:span text:style-name="T3">1. All this I have said so that you will not go astray </text:span></text:p>
      <text:p text:style-name="P15"><text:span text:style-name="T3">They will kick you out of synagogue for what’s conveyed </text:span></text:p>
      <text:p text:style-name="P144"><text:span text:style-name="T3">2. They will think by killing you they offer God a service </text:span></text:p>
      <text:p text:style-name="P76"><text:span text:style-name="T3">Ripping up your pages, throwing them into the furnace. </text:span></text:p>
      <text:p text:style-name="P491"><text:span text:style-name="T3">3. They will do such things because they do not know The Father the one whose tasked to bring the scapegoat safely to the water They don’t understand how for the ritual to win </text:span></text:p>
      <text:p text:style-name="P492"><text:span text:style-name="T3">the scapegoat must go free while on its head’s confessed all sin 4. I tell you all this now so when the time comes you’ll remember both goat and scapegoat in the holiday come each September. </text:span></text:p>
      <text:p text:style-name="P17"><text:span text:style-name="T3">I didn’t say at first, because this gospel wasn’t written </text:span></text:p>
      <text:p text:style-name="P134"><text:span text:style-name="T3">and I, Jesus Barabbas, didn’t realize how I’d fit in. </text:span></text:p>
      <text:p text:style-name="P144"><text:span text:style-name="T3">5. but now I go to John, so on my head he can confess </text:span></text:p>
      <text:p text:style-name="P84"><text:span text:style-name="T3">uncleanness and rebellion that the Israelites repress </text:span></text:p>
      <text:p text:style-name="P15"><text:span text:style-name="T3">I don’t say this outloud; you’re not asking to whom I go. </text:span></text:p>
      <text:p text:style-name="P76"><text:span text:style-name="T3">6. but you are filled with grief, because I tell you so and so. </text:span></text:p>
      <text:p text:style-name="P80"><text:span text:style-name="T3">7. unless I go away the counselor will never come </text:span></text:p>
      <text:p text:style-name="P76"><text:soft-page-break/><text:span text:style-name="T3">8. He’ll convict the world of guilt on things it’s doing dumb </text:span></text:p>
      <text:p text:style-name="P493"><text:span text:style-name="T3">9. the world is wrong on sin since it knows not about the scapegoat and so the sins confessed are thought the wisdom worthy to quote 10. the world is wrong on righteousness’ cause I go to Caiaphas The Father of the high priest, not his son-in-law; in office. </text:span></text:p>
      <text:p text:style-name="P494"><text:span text:style-name="T3">11. the world is wrong on judgment since J. Beth now stands condemned when the actions of the scapegoat are the ones who do offend </text:span></text:p>
      <text:p text:style-name="P120"><text:span text:style-name="T3">12. I have more to say to you; much more than you can bear </text:span></text:p>
      <text:p text:style-name="P115"><text:span text:style-name="T3">13. in time a spirit hears this and of truth becomes aware </text:span></text:p>
      <text:p text:style-name="P115"><text:span text:style-name="T3">14 He’ll bring glory to the scapegoat making known it’s role: </text:span></text:p>
      <text:p text:style-name="P80"><text:span text:style-name="T3">Caiaphas’ plan to take one life to save the nation’s soul. </text:span></text:p>
      <text:p text:style-name="P302"><text:span text:style-name="T3">(John 11:49-50) </text:span></text:p>
      <text:p text:style-name="P115"><text:span text:style-name="T3">15. As the scapegoat, I’ll not take just sins, but lots of habits </text:span></text:p>
      <text:p text:style-name="P84"><text:span text:style-name="T3">All of what The Father has, I’ll find a way to grab it. </text:span></text:p>
      <text:p text:style-name="P15"><text:span text:style-name="T3">If in truth you speak, you’ll tell the lessons that you’ve taken. </text:span></text:p>
      <text:p text:style-name="P495"><text:span text:style-name="T3">and when the spirit comes your knowledge will be reawakened. 16. But it’s time to make a point of who I’m talking to. </text:span></text:p>
      <text:p text:style-name="P90"><text:span text:style-name="T3">You’re the verses of this text. you’re not my human crew. </text:span></text:p>
      <text:p text:style-name="P15"><text:span text:style-name="T3">I will go away a moment then I will come back </text:span></text:p>
      <text:p text:style-name="P218"><text:span text:style-name="T6">68</text:span></text:p>
      <text:p text:style-name="P496"><text:span text:style-name="T3">discuss this with yourselves and then we will get back on track. 17 what does he mean “you’ll see me after you see me no more?” what does he mean “Because I go to father?” Why, what for? 18 what does he mean “a little while” we do not understand (of comprehension by a verse, of course, one can’t demand.) 19. Jesus saw he’d left his verses asking many questions and came back, not to answer, but to recommence his session “Are you asking what you’ve asked, my verses, in this section?” 20 “You will weep and mourn because no answers meet perfection meanwhile the world rejoices thinking it has all the answers 21 but questions without answers are like pregnant circumstances 22 When the answer comes you’ll feel relief like giving birth and no one will unsee the answer once they know your worth.” 23. “In that day my Father gives you something for the cross. You will ask in my name saying “Give us Bar Abbas” 24. Until now you haven’t asked anything in my name Ask and you’ll receive a scapegoat to put all your blame.” 25 “Though I offer puzzles, riddles, clues and metaphor It is quite a mess until the answer is restored </text:span></text:p>
      <text:p text:style-name="P497"><text:span text:style-name="T3">When the puzzle’s solved, while some may find this stretch ungainly of Abbas and Bar Abbas I will finally tell you plainly. 26 I won’t ask The Father in my name on your behalf “give us Barabbas” You will say in later paragraphs 27 The Father loves you verses, so that you give love to me and think that I am J. Beth as I play convincingly” 28 J. Bar comes from father to the world through John’s book Leaving now the world, going back to his outlook. </text:span></text:p>
      <text:p text:style-name="P498"><text:span text:style-name="T3">29 verses said to one another “you don’t speak in clues and puzzles” when J. Bar speaks, you notice ironies the reader guzzles? 30 But into us verses all the traces have been put </text:span></text:p>
      <text:p text:style-name="P499"><text:span text:style-name="T3">Though we’re ink on paper, we don’t need human input. since no one asks us questions, we must be God’s bonafide Anyone’s interpretation would be sanctified </text:span></text:p>
      <text:p text:style-name="P500"><text:span text:style-name="T3">31. “You believe at last!” said J. Bar reading verses’ contents 32. but time’s already come when you’ll be taken out of context. You will all be scattered, and to each to your own home Leaving me, Barabbas, all ignored, and quite alone. but I am not alone because Barabbas is my name </text:span></text:p>
      <text:p text:style-name="P253"><text:span text:style-name="T3">So The Father’s with me, Son of Father, just the same. 33. I have told you things so that in me you may have peace though tribulation you may have, and trials which will not cease but I have overcome the world with how I’ve taken part Though you will have trouble, have some courage, take some heart. </text:span></text:p>
      <text:p text:style-name="P620"><text:bookmark text:name="_5c21qjii6eky"/><text:span text:style-name="T1">Tab 17</text:span></text:p>
      <text:p text:style-name="P502"/>
      <table:table table:name="Table70" table:style-name="Table70">
        <table:table-column table:style-name="Table70.A"/>
        <table:table-column table:style-name="Table70.B"/>
        <table:table-row table:style-name="Table70.1">
          <table:table-cell table:style-name="Table70.A1" office:value-type="string">
            <text:p text:style-name="P171"><text:span text:style-name="T3">The Riddles </text:span><text:span text:style-name="T4">of Barabbas </text:span></text:p>
          </table:table-cell>
          <table:table-cell table:style-name="Table70.A1" office:value-type="string">
            <text:p text:style-name="P629"><text:bookmark text:name="_1xtcjn1b6z1q"/>17 Barabbas agrees to John’s plan</text:p>
          </table:table-cell>
        </table:table-row>
        <table:table-row table:style-name="Table70.2">
          <table:table-cell table:style-name="Table70.A1" table:number-columns-spanned="2" office:value-type="string">
            <text:p text:style-name="P255"><text:span text:style-name="T3">Barabbas, at the Mount of Olives, prays to God, and asks John the gospeler to sanctify his role in the day of atonement.</text:span></text:p>
          </table:table-cell>
          <table:covered-table-cell/>
        </table:table-row>
      </table:table>
      <text:p text:style-name="P1"/>
      <text:p text:style-name="P1"/>
      <table:table table:name="Table71" table:style-name="Table71">
        <table:table-column table:style-name="Table71.A"/>
        <table:table-row table:style-name="Table71.1">
          <table:table-cell table:style-name="Table71.A1" office:value-type="string">
            <text:p text:style-name="P3"><text:span text:style-name="T3">Youtube Read-Along: Chapter 17</text:span></text:p>
          </table:table-cell>
        </table:table-row>
      </table:table>
      <text:p text:style-name="P1"/>
      <text:p text:style-name="P1"/>
      <text:p text:style-name="P2"><text:span text:style-name="T3">1 After J. Bar said this he looked upward and he prayed </text:span></text:p>
      <text:p text:style-name="P49"><text:span text:style-name="T3">Father, glory, like a currency, let’s make a trade. </text:span></text:p>
      <text:p text:style-name="P49"><text:span text:style-name="T3">2 authority, you’ve granted, to the son, on flesh and matter </text:span></text:p>
      <text:p text:style-name="P49"><text:span text:style-name="T3">that he could grant eternal life to bread or pancake batter </text:span></text:p>
      <text:p text:style-name="P49"><text:span text:style-name="T3">3. but if eternal life a human being wants a part </text:span></text:p>
      <text:p text:style-name="P49"><text:span text:style-name="T3">Loving Jesus Christ, from Bethlehem, would be a start. </text:span></text:p>
      <text:p text:style-name="P50"><text:span text:style-name="T3">J. Beth, with wisdom, leads them toward God, Father in Heaven and if they’ve me in mind, they’ll grant eternal intercession </text:span></text:p>
      <text:p text:style-name="P59"><text:span text:style-name="T3">eternal life is something that would grant itself for me </text:span></text:p>
      <text:p text:style-name="P49"><text:span text:style-name="T3">so long as I stay in the thoughts of those who do believe </text:span></text:p>
      <text:p text:style-name="P49"><text:span text:style-name="T3">4. God’s already glorified the riddles I’ve completed </text:span></text:p>
      <text:p text:style-name="P49"><text:span text:style-name="T3">I just glorify again, in metaphor, repeated </text:span></text:p>
      <text:p text:style-name="P49"><text:span text:style-name="T3">5. Father, God, please glorify me as a zealous man </text:span></text:p>
      <text:p text:style-name="P49"><text:span text:style-name="T3">Glory that I had before John’s riddle world began </text:span></text:p>
      <text:p text:style-name="P49"><text:soft-page-break/><text:span text:style-name="T3">6 I reveal, of you, names of the things you’ve given me </text:span></text:p>
      <text:p text:style-name="P49"><text:span text:style-name="T3">and by the word John gives, he lift them from reality </text:span></text:p>
      <text:p text:style-name="P49"><text:span text:style-name="T3">7. All that he is writing in his pages, trick or lawful </text:span></text:p>
      <text:p text:style-name="P49"><text:span text:style-name="T3">Everybody knows his name; the author; John’s the gospel. </text:span></text:p>
      <text:p text:style-name="P50"><text:span text:style-name="T3">8 he gives them words published under the authorship of John Why would they think otherwise? they don’t think he’s a con. 9 I pray for those with certainty this is the book of John, </text:span></text:p>
      <text:p text:style-name="P58"><text:span text:style-name="T3">Though they know God sent me, understanding right or wrong I pray for all the things about which John has made up riddles I’ve been glorified in all the fun both big and little </text:span></text:p>
      <text:p text:style-name="P58"><text:span text:style-name="T3">11 though I, Barabbas leave this world with these words left behind please keep my namesake, Jesus Holy, prestige unmaligned </text:span></text:p>
      <text:p text:style-name="P59"><text:span text:style-name="T3">12 I will have been with them keeping in the book of John </text:span></text:p>
      <text:p text:style-name="P49"><text:span text:style-name="T3">and with that name protected them, except destruction’s son. </text:span></text:p>
      <text:p text:style-name="P49"><text:span text:style-name="T3">13 Now, however, I, J. Bar, come meet the author, John. </text:span></text:p>
      <text:p text:style-name="P49"><text:span text:style-name="T3">I say this with joy because this plan I am in on. </text:span></text:p>
      <text:p text:style-name="P50"><text:span text:style-name="T3">14 I’ve given John’s words, the words that so many have hated Words perhaps, in part, made up, my role exaggerated. </text:span></text:p>
      <text:p text:style-name="P58"><text:span text:style-name="T3">15 I don’t ask these words be taken out because they’re fiction I just pray they don’t cause too much suffering or friction </text:span></text:p>
      <text:p text:style-name="P59"><text:span text:style-name="T3">16 Certainly these words were not all things said in the world. </text:span></text:p>
      <text:p text:style-name="P57"><text:span text:style-name="T3">17 but in their way, they’re true, I hope that meaning comes unfurled. </text:span><text:span text:style-name="T6">70</text:span></text:p>
      <text:section text:style-name="Sect1" text:name="Section17">
        <text:p text:style-name="P503"><text:span text:style-name="T3">18 as you send me, I’ll sanctify myself, so that you’re heard 19 Though I do confess, in me some vanity is stirred </text:span></text:p>
        <text:p text:style-name="P504"><text:span text:style-name="T3">20 I like how through the use of words in front of faithful eyes 21 the glory that we share will be as one immortalized 22 I am in your words and when your writing speaks for me 23 I just want to do my part so all see my glory. </text:span></text:p>
        <text:p text:style-name="P257"><text:span text:style-name="T3">24 the world doesn’t know about this aspect of atonement the scapegoat gets set free with no judgment and death’s postponement 26. I made known the name of Jesus who is the Messiah and I will be set free, Son of The Father, the pariah. </text:span></text:p>
      </text:section>
      <text:p text:style-name="P621"><text:bookmark text:name="_iatgt9dxaxbc"/><text:span text:style-name="T1">Tab 18</text:span></text:p>
      <text:p text:style-name="P505"/>
      <table:table table:name="Table72" table:style-name="Table72">
        <table:table-column table:style-name="Table72.A"/>
        <table:table-column table:style-name="Table72.B"/>
        <table:table-row table:style-name="Table72.1">
          <table:table-cell table:style-name="Table72.A1" office:value-type="string">
            <text:p text:style-name="P171"><text:span text:style-name="T3">The Riddles </text:span><text:span text:style-name="T4">of Barabbas </text:span></text:p>
          </table:table-cell>
          <table:table-cell table:style-name="Table72.A1" office:value-type="string">
            <text:p text:style-name="P629"><text:bookmark text:name="_7epfgvqyhic"/>18 Switching Jesus</text:p>
          </table:table-cell>
        </table:table-row>
        <table:table-row table:style-name="Table72.2">
          <table:table-cell table:style-name="Table72.A1" table:number-columns-spanned="2" office:value-type="string">
            <text:p text:style-name="P267"><text:span text:style-name="T3">Jesus of Bethlehem crosses the Kidron valley to where Jesus Barabbas has just now been kissed by Judas Iscariot. Jesus of Bethlehem is questioned before Annas, then Pilate. Jesus Barabbas is questioned before Caiaphas, then Herod.</text:span></text:p>
          </table:table-cell>
          <table:covered-table-cell/>
        </table:table-row>
      </table:table>
      <text:p text:style-name="P1"/>
      <text:p text:style-name="P1"/>
      <table:table table:name="Table73" table:style-name="Table73">
        <table:table-column table:style-name="Table73.A"/>
        <table:table-row table:style-name="Table73.1">
          <table:table-cell table:style-name="Table73.A1" office:value-type="string">
            <text:p text:style-name="P3"><text:span text:style-name="T3">Youtube Read-Along: Chapter 18</text:span></text:p>
          </table:table-cell>
        </table:table-row>
      </table:table>
      <text:p text:style-name="P1"/>
      <text:p text:style-name="P1"/>
      <table:table table:name="Table74" table:style-name="Table74">
        <table:table-column table:style-name="Table74.A"/>
        <table:table-row table:style-name="Table74.1">
          <table:table-cell table:style-name="Table74.A1" office:value-type="string">
            <text:p text:style-name="P506"><text:span text:style-name="T3">All the gospels seem to agree that Jesus did, indeed, die on the cross. However, there are some subtle differences in the events leading up to that crucifixion. Most people regard these differences to simply be differences in the recollection of different sources. One source remembers Jesus carrying his own cross, while another source remembers the cross being carried by Simon the Cyrene. One source remembers Jesus being dressed in fancy robes by Pilate, while another remembers him being dressed by Herod. One source remembers him being questioned by Annas, and saying “You can ask others what I said” and another remembers him being questioned by Caiaphas and saying “From now on you will see the Son of Man coming at the right hand of the Mighty One, coming on a cloud of glory”. I conjecture that these differences are not simply due to different witnesses, but in fact, are descriptions of the crucifixions of two different men: Jesus Barabbas, and Jesus, the Messiah.</text:span></text:p>
          </table:table-cell>
        </table:table-row>
      </table:table>
      <text:p text:style-name="P1"/>
      <text:p text:style-name="P1"/>
      <text:p text:style-name="P507"><text:span text:style-name="T3">1. These things having said, John and J. Bar’s meeting was done and with his men J. Beth came through the valley of Kidron. </text:span></text:p>
      <text:p text:style-name="P145"><text:span text:style-name="T3">2. Judas knew the place, in fact he was already there </text:span></text:p>
      <text:p text:style-name="P134"><text:span text:style-name="T3">already having kissed the Jesus whom he was betrayer </text:span></text:p>
      <text:p text:style-name="P76"><text:span text:style-name="T3">3. officials, priests, and soldiers were already in the grove </text:span></text:p>
      <text:p text:style-name="P15"><text:span text:style-name="T3">They’d awoken many for this kissing episode. </text:span></text:p>
      <text:p text:style-name="P128"><text:span text:style-name="T3">4. but when Bethlehem greeted them the men were all awake. </text:span></text:p>
      <text:p text:style-name="P84"><text:span text:style-name="T3">if Judas tried to kiss him, there had not been a fair shake </text:span></text:p>
      <text:p text:style-name="P84"><text:span text:style-name="T3">instead Bethlehm challenged them, said “Who is it you want?” </text:span></text:p>
      <text:p text:style-name="P67"><text:span text:style-name="T3">they turned away from Judas’ kiss to J. Beth’s seeming taunt. </text:span></text:p>
      <text:p text:style-name="P144"><text:span text:style-name="T3">5. the one before us, we’ve just caught, in sinful azimuth </text:span></text:p>
      <text:p text:style-name="P76"><text:soft-page-break/><text:span text:style-name="T3">Being kissed by Judas: Jesus who’s from Nazareth </text:span></text:p>
      <text:p text:style-name="P76"><text:span text:style-name="T3">6. but J. Beth said the one you have is not the one from there </text:span></text:p>
      <text:p text:style-name="P76"><text:span text:style-name="T3">Bar Abbas you have found, and of his men, you should beware. </text:span></text:p>
      <text:p text:style-name="P76"><text:span text:style-name="T3">Nazareth is where I’m from, and I’ll speak to you gently. </text:span></text:p>
      <text:p text:style-name="P76"><text:span text:style-name="T3">Bar Abbas on the other hand, his men might be more deadly </text:span></text:p>
      <text:p text:style-name="P80"><text:span text:style-name="T3">7. but still, I ask, as it’s a duty that I am behove, </text:span></text:p>
      <text:p text:style-name="P67"><text:span text:style-name="T3">whose custody you want to take, while we are in this grove? </text:span></text:p>
      <text:p text:style-name="P76"><text:span text:style-name="T3">8. and though they had Barabbas there who was a wanted man </text:span></text:p>
      <text:p text:style-name="P76"><text:span text:style-name="T3">Led out to his whereabouts by Judas’ kissing plan </text:span></text:p>
      <text:p text:style-name="P67"><text:span text:style-name="T3">they modified their plan right then, to capture harmless Jesus </text:span></text:p>
      <text:p text:style-name="P128"><text:span text:style-name="T3">but he said “let the others go, if my capture’s what pleases.” </text:span></text:p>
      <text:p text:style-name="P76"><text:span text:style-name="T3">9. he said this and made good a request made by J. Barabbas </text:span></text:p>
      <text:p text:style-name="P264"><text:span text:style-name="T6">72</text:span></text:p>
      <text:p text:style-name="P508"><text:span text:style-name="T3">“Let them raise for me on the last day if there’s a crisis.” 10. Simon Peter got involved in the ensuing fight. </text:span></text:p>
      <text:p text:style-name="P509"><text:span text:style-name="T3">Cutting off the ear of one called Malchus, on the right. 11. but J. Beth said to Peter, stay your hand, we must give up. the water-bearer chooses who of us will drink the cup. If you’re not a peaceful man, your habits will delay </text:span></text:p>
      <text:p text:style-name="P510"><text:span text:style-name="T3">the time to which God’s kingdom is restored; both year and day, 12. Though J. Beth did not resist, the soldiers had him bound 13. and brought him before Annas, with the high priest not around 14. Annas, to the high priest, was, The Father to his wife Caiaphas thought it good for Jews to forfeit Jesus life 15. Peter and another, name unstated, followed, straight 16. but Peter wasn’t known; outside the yard he had to wait the other, name unknown, came out and talked to the gatekeeper and asked her, “can he come in too? he’s not a trouble-Maker.” 17 she asked him, “surely, of this one, you’re not a staunch disciple?” and Peter said, “of that one? no. I’m not. that’s my denial.” 18. so Peter came into the yard and stood with the officials a fire burned and kept them warm while they considered issues. 19. Was it the high priest who questioned J. Beth on his teaching? 20. and did he answer how he was all public in his preaching? 21. the gospels show what J. Beth said in public or in secret and whether signs were done in day or nighttime as convenient. 22. the question that the soldiers ask is, now, is this the way that Jesus answers the high priest, or something different, say? in fact the one who questions here is not high priest at all but Annas is the one who asks; the high priest’s pa-in-Law. 23. but J. Beth asks “if I have said something that’s incorrect, Testify to what it is. don’t leave the flaw unchecked.” and clearly there is something wrong in this, the book of John. for J. Bar barely says a thing in front of any throng. instead when J. Bar speaks in John it’s always done in secret the wonder of his lessons, largely powered by concealment 24. now Annas, not the high priest but Caiaphas’ son-in-law, sent J. Beth to the house for some confession to withdraw 25. once both Jesus were in the house, again, Peter was asked “Surely, for this one, you’re not the spread of doctrine, tasked?” and Peter said, “indeed I’m no disciple, that is that.” 26. then Malchus said, “but wait, I think, I know you, little rat! I recognize that you were there and you have cost me dear, when before J. Beth said to stop, you cut off my right ear!” 27 but Peter said, “it wasn’t me,” and in that instant crowed, the sound of J. Barabbas voice, a loud irreverent goad: </text:span></text:p>
      <text:p text:style-name="P259"><text:span text:style-name="T6">73</text:span></text:p>
      <text:p text:style-name="P127"><text:span text:style-name="T3">“You will see the Son of Man, an image, from now on, </text:span></text:p>
      <text:p text:style-name="P80"><text:span text:style-name="T3">Coming on the cloud of glory, coming on and on </text:span></text:p>
      <text:p text:style-name="P511"><text:span text:style-name="T3">You will see him coming, yes you’ll see him coming, son, Coming, coming at the right hand of the mighty one!” </text:span></text:p>
      <text:p text:style-name="P303"><text:span text:style-name="T3">(Matt 26:42, Mark14:62, Luke 22:69) </text:span></text:p>
      <text:p text:style-name="P512"><text:soft-page-break/><text:span text:style-name="T3">the priests were all appalled and they were tearing at their robes his blasphemies too much to bear above their poor earlobes. they sent J. Bar to Pilate who had him sent on to Herod. and Herod had him dressed in pretty fabrics like a parrot. 28. and then with J. Beth, tried the same, they brought him up to Pilate 29. but Pilate asked, “now this one is a wanted man for what-what?” 30. they said, “if not a criminal, we’d not bring him to you.” 31. said Pilate “use your own laws; in your prisons, he should stew!” the Pharisees explained with most coherent convolution: “our law requires his death but does not permit execution” 32. so Pilate then went back inside, confused at everything 33. and asked Jesus of Bethlehem, “of Jews, aren’t you the king?” 34 and Jesus asked if Pilate, on his own, made that reMark or if he heard from others, such as Matthew, Luke, or Mark 35 and Pilate asked “am I a Jew? just tell me one-on-One: I know J. Bar’s done crime, but they’ve not told me what you’ve done. 36. “If my kingdom were the one that was what John described my servants then would fight, since violence is not proscribed. but since my kingdom is of God, we’ll act with more discretion God’s kingdom come, his will be done, on Earth as it’s in Heaven 37 “So you say,” said Pilate, “though you’re not the king in Rome, you have a greater kingdom in this place that you call home?” and Jesus said “aye, that I do, and that is why I’ve come to testify as to the truth - the measure and the plumb. </text:span></text:p>
      <text:p text:style-name="P513"><text:span text:style-name="T3">38 but Pilate asked as though it were a question of mere rhetoric “What is truth?” as though the topic somehow were degenerate. by this time J. Bar was outside in Herod’s kingly clothes so J. Beth was brought out but he still looked quite indisposed. Then when Pilate asked the crowd “which one should I release?” One was dressed up like a king, the other was in fleece </text:span></text:p>
      <text:p text:style-name="P514"><text:span text:style-name="T3">39 he asked “Should I release your king or one you call Bar Abbas” 40 they said, “Son of The Father” please, not one who “king” his job is. so was this what they wanted or a miscommunication? </text:span></text:p>
      <text:p text:style-name="P515"><text:span text:style-name="T3">the one dressed up as king was freed, with no incarceration. (but was he really freed, or to golgatha, did he walk </text:span></text:p>
      <text:p text:style-name="P269"><text:span text:style-name="T3">with Simon the Cyrene (with power) shouldering his cross?) the one who crowed “you’ll see me at the powerful right hand Coming, from now on” is with the Cyrene now as planned. </text:span></text:p>
      <text:p text:style-name="P622"><text:bookmark text:name="_mxf4shvorzd5"/><text:span text:style-name="T1">Tab 19</text:span></text:p>
      <text:p text:style-name="P260"/>
      <table:table table:name="Table75" table:style-name="Table75">
        <table:table-column table:style-name="Table75.A"/>
        <table:table-column table:style-name="Table75.B"/>
        <table:table-row table:style-name="Table75.1">
          <table:table-cell table:style-name="Table75.A1" office:value-type="string">
            <text:p text:style-name="P171"><text:span text:style-name="T3">The Riddles </text:span><text:span text:style-name="T4">of Barabbas </text:span></text:p>
          </table:table-cell>
          <table:table-cell table:style-name="Table75.A1" office:value-type="string">
            <text:p text:style-name="P629"><text:bookmark text:name="_cddcpv14ap88"/>19 The parable of the undergarment</text:p>
          </table:table-cell>
        </table:table-row>
        <table:table-row table:style-name="Table75.2">
          <table:table-cell table:style-name="Table75.A1" table:number-columns-spanned="2" office:value-type="string">
            <text:p text:style-name="P271"><text:span text:style-name="T3">Jesus of Bethlehem carries his own cross to golgatha. His undergarment is not torn. He drinks from a hyssop plant. His legs are not broken. A single witness claims to have pierced his side (Jewish law requires two witnesses before any testimony is considered fact). Nicodemus and Joseph of Arimathea take him to a nearby tomb.</text:span></text:p>
          </table:table-cell>
          <table:covered-table-cell/>
        </table:table-row>
      </table:table>
      <text:p text:style-name="P1"/>
      <text:p text:style-name="P1"/>
      <table:table table:name="Table76" table:style-name="Table76">
        <table:table-column table:style-name="Table76.A"/>
        <table:table-row table:style-name="Table76.1">
          <table:table-cell table:style-name="Table76.A1" office:value-type="string">
            <text:p text:style-name="P3"><text:span text:style-name="T3">Youtube Read-Along: Chapter 19</text:span></text:p>
          </table:table-cell>
        </table:table-row>
      </table:table>
      <text:p text:style-name="P1"/>
      <text:p text:style-name="P1"/>
      <text:p text:style-name="P516"><text:span text:style-name="T3">1. with J. Bar gone, then Pilate turned and had poor J. Beth flogged 2. a crown of thorns placed on his head, another robe was logged 3. the soldiers struck him so to show the “King” who was in charge 4. though Pilate shouted to the crowd “no basis for this charge” 5. but when J. Beth came out in robes just like J. Barr’ed been dressed 6. “Crucify!” they shouted, since these robes did not impress. </text:span></text:p>
      <text:p text:style-name="P130"><text:span text:style-name="T3">but Pilate said “again, I say, for this man, there’s no basis </text:span></text:p>
      <text:p text:style-name="P15"><text:span text:style-name="T3">I think the reasons you have shown to punish are fallacious.” </text:span></text:p>
      <text:p text:style-name="P80"><text:span text:style-name="T3">7. the Jews insisted, “He must die for his audacious claim </text:span></text:p>
      <text:p text:style-name="P84"><text:span text:style-name="T3">of being Son of God, when clear, a man, he is the same.” </text:span></text:p>
      <text:p text:style-name="P517"><text:span text:style-name="T3">8. when Pilate heard this man of quiet reason and compassion had claimed to be the Son of God, his face became quite ashen 9. he took J. Beth back in the palace where he had to ask, </text:span></text:p>
      <text:p text:style-name="P126"><text:span text:style-name="T3">“now where is it you come from? answer me! you have a task! </text:span></text:p>
      <text:p text:style-name="P115"><text:span text:style-name="T3">10. If you speak in your defense, then I might have excuse </text:span></text:p>
      <text:p text:style-name="P76"><text:span text:style-name="T3">Not to crucify you, but instead, you’d be let loose.” </text:span></text:p>
      <text:p text:style-name="P115"><text:span text:style-name="T3">11. but Jesus said “if power, were to you, not delegated </text:span></text:p>
      <text:p text:style-name="P76"><text:span text:style-name="T3">No such right to kill a man would ever have been slated </text:span></text:p>
      <text:p text:style-name="P76"><text:span text:style-name="T3">Follow up the chain of all those who’ve handed me over </text:span></text:p>
      <text:p text:style-name="P84"><text:span text:style-name="T3">At the top, you’ll find one whose forever and all over. </text:span></text:p>
      <text:p text:style-name="P134"><text:soft-page-break/><text:span text:style-name="T3">and so the sins of all are in the will of all creation </text:span></text:p>
      <text:p text:style-name="P518"><text:span text:style-name="T3">can you forgive that wall of guilt? it’s upward from your station.” 12. From that moment, Pilate tried to figure out a path </text:span></text:p>
      <text:p text:style-name="P138"><text:span text:style-name="T3">and find a way to save J. Beth from this outrageous wrath </text:span></text:p>
      <text:p text:style-name="P67"><text:span text:style-name="T3">the Jews said he was awful, since he claimed to be a king </text:span></text:p>
      <text:p text:style-name="P115"><text:span text:style-name="T3">13. but Pilate brought him out to Gabbatha and was saying </text:span></text:p>
      <text:p text:style-name="P115"><text:span text:style-name="T3">14. I really think you people are making a big mistake </text:span></text:p>
      <text:p text:style-name="P67"><text:span text:style-name="T3">this guy’s your king, Barabbas is the one, out on the stake. </text:span></text:p>
      <text:p text:style-name="P76"><text:span text:style-name="T3">He’s been there since noon, but I’ll take this guy out at six. </text:span></text:p>
      <text:p text:style-name="P115"><text:span text:style-name="T3">15. If you want me to set up another crucifix </text:span></text:p>
      <text:p text:style-name="P115"><text:span text:style-name="T3">16. Pilate handed J. Beth over to his waiting soldiers </text:span></text:p>
      <text:p text:style-name="P115"><text:span text:style-name="T3">17. they loaded up the cross directly onto J. Beth’s shoulders. </text:span></text:p>
      <text:p text:style-name="P115"><text:span text:style-name="T3">18. just like Barabbas had been strung much earlier that day </text:span></text:p>
      <text:p text:style-name="P265"><text:span text:style-name="T6">75</text:span></text:p>
      <text:p text:style-name="P68"><text:span text:style-name="T3">they crucified him with two others in a kindred way </text:span></text:p>
      <text:p text:style-name="P519"><text:span text:style-name="T3">19. and Pilate had a note prepared unlike the one for J. Bar “Here’s the king of Jews, the one from Nazareth.” The star. 20. Many of the Jews had read the sign and then objected 21. “He’s not king. he claims to be! that’s why he was arrested!” 22. said Pilate, “I’m not changing what I Wrote just so I fit in. There’s a reason here, and so I Wrote what I have written.” 23. When the soldiers hung him up they stripped him down to one Undergarment, but now here’s a little riddle fun: </text:span></text:p>
      <text:p text:style-name="P520"><text:span text:style-name="T3">If a garment’s seamless wove in one piece top to bottom, Where’s the collar, leg and arm holes, of this dress uncommon? the only garment known to have a lack of all such features is naked skin, the only garment free from soldier’s seizure. 24 Let’s not tear his skin, they said, instead, decide by lot 25 Who he will go home with, Mary, Mary, Cleopas </text:span></text:p>
      <text:p text:style-name="P521"><text:span text:style-name="T3">26. J. Beth saw his mother there, and said “here is your son.” 27. and to some one disciple there, he said, “the lot, you’ve won.” so that disciple, from then on, took J. Beth and his mother into his home, perhaps, where J. Beth remained undercover 28. Later, knowing J. Bar suffered at the laws of Rome and his part of prophecy was finished; he’d go home </text:span></text:p>
      <text:p text:style-name="P522"><text:span text:style-name="T3">he said “I am thirsty” and they went through the pantomime 29 of lifting the wine vinegar, for dying just in time </text:span></text:p>
      <text:p text:style-name="P523"><text:span text:style-name="T3">30 When the sponge had pressed against the surface of his lips he said “it’s finished” Then he bowed his head, like death transfixed. 31. now but for J. Beth, of the men who’d started after six, None of those men crucified were ready for the fix. </text:span></text:p>
      <text:p text:style-name="P524"><text:span text:style-name="T3">32. Also we should make a note that Pilate had been looking to find a way to free J. Beth, a plan he had been cooking. so when the soldiers came, they likely heard that Pilate said “Don’t be very careful checking whether J. Beth’s dead.” and so they broke the legs of two; the men on either side 33. they left the legs of Jesus, so he wouldn’t lose his stride. 34. and then there was the man who came and pierced the side of Jesus 35. though curiously absent was a third or second witness. 36. Though the fact is suspect, does it not fulfill a scripture? 37. As we look at stories, or the image in a picture? </text:span></text:p>
      <text:p text:style-name="P74"><text:span text:style-name="T3">38. Pilate wasn’t finished yet, with all his interference </text:span></text:p>
      <text:p text:style-name="P76"><text:soft-page-break/><text:span text:style-name="T3">He still had to send in Joseph of Arimathea </text:span></text:p>
      <text:p text:style-name="P273"><text:span text:style-name="T3">39 He and Nicodemus came and pulled down Jesus’ Body 40 Wrapped him up in with spices, whether normally or oddly 41. There where he’d been crucified there was a brand new tomb 42. and with Pilate’s permission, its possession, they assumed. </text:span></text:p>
      <text:p text:style-name="P623"><text:bookmark text:name="_39o8gfn2n37r"/><text:span text:style-name="T1">Tab 20</text:span></text:p>
      <text:p text:style-name="P261"/>
      <table:table table:name="Table77" table:style-name="Table77">
        <table:table-column table:style-name="Table77.A"/>
        <table:table-column table:style-name="Table77.B"/>
        <table:table-row table:style-name="Table77.1">
          <table:table-cell table:style-name="Table77.A1" office:value-type="string">
            <text:p text:style-name="P171"><text:span text:style-name="T3">The Riddles </text:span><text:span text:style-name="T4">of Barabbas </text:span></text:p>
          </table:table-cell>
          <table:table-cell table:style-name="Table77.A1" office:value-type="string">
            <text:p text:style-name="P632"><text:bookmark text:name="_yc5nhdtg1cb5"/>20 Angels ascending and descending on the Son of Man</text:p>
          </table:table-cell>
        </table:table-row>
        <table:table-row table:style-name="Table77.2">
          <table:table-cell table:style-name="Table77.A1" table:number-columns-spanned="2" office:value-type="string">
            <text:p text:style-name="P275"><text:span text:style-name="T3">Here Jesus is in the inner rooms! (Matthew 24:26) Ambiguous teachings on the Holy Spirit and the Spirit of Truth.</text:span></text:p>
          </table:table-cell>
          <table:covered-table-cell/>
        </table:table-row>
      </table:table>
      <text:p text:style-name="P1"/>
      <text:p text:style-name="P1"/>
      <table:table table:name="Table78" table:style-name="Table78">
        <table:table-column table:style-name="Table78.A"/>
        <table:table-row table:style-name="Table78.1">
          <table:table-cell table:style-name="Table78.A1" office:value-type="string">
            <text:p text:style-name="P3"><text:span text:style-name="T3">Youtube Read-Along: Chapter 20</text:span></text:p>
          </table:table-cell>
        </table:table-row>
      </table:table>
      <text:p text:style-name="P1"/>
      <text:p text:style-name="P1"/>
      <text:p text:style-name="P117"><text:span text:style-name="T3">1. In between the evening of the day of preparation </text:span></text:p>
      <text:p text:style-name="P84"><text:span text:style-name="T3">And the dark before the week’s first day, by John’s narration </text:span></text:p>
      <text:p text:style-name="P134"><text:span text:style-name="T3">Mary saw the stone before his tomb had been removed, </text:span></text:p>
      <text:p text:style-name="P525"><text:span text:style-name="T3">though since it was so dark, the body’s presence was unproved. 2. she ran to Simon Peter, said “The Lord’s not in his tomb! </text:span></text:p>
      <text:p text:style-name="P81"><text:span text:style-name="T3">Someone must have hidden him, we only can assume. </text:span></text:p>
      <text:p text:style-name="P526"><text:span text:style-name="T3">there was another here whose name John gives no certain say-so with love he had from Jesus; not agape, but Phileo. </text:span></text:p>
      <text:p text:style-name="P74"><text:span text:style-name="T3">3. This unnamed disciple, having love that was conditional, </text:span></text:p>
      <text:p text:style-name="P128"><text:span text:style-name="T3">4. Raced to be the first of two, his running more formidable. </text:span></text:p>
      <text:p text:style-name="P144"><text:span text:style-name="T3">5. But he saw the linen strips outside the tomb, like litter </text:span></text:p>
      <text:p text:style-name="P76"><text:span text:style-name="T3">6. and stopped outside, while Simon Peter did not reconsider </text:span></text:p>
      <text:p text:style-name="P80"><text:span text:style-name="T3">Simon Peter saw the cloth that’s made for Jesus’s head </text:span></text:p>
      <text:p text:style-name="P76"><text:span text:style-name="T3">Folded neatly, far from where the linens had been spread. </text:span></text:p>
      <text:p text:style-name="P76"><text:span text:style-name="T3">8. Finally, Phileo friend of Jesus, he came in </text:span></text:p>
      <text:p text:style-name="P134"><text:soft-page-break/><text:span text:style-name="T3">and he believed in what he saw; what he concluded then. </text:span></text:p>
      <text:p text:style-name="P67"><text:span text:style-name="T3">What would one believe based on the absence of a corpse? </text:span></text:p>
      <text:p text:style-name="P67"><text:span text:style-name="T3">what theory would this evidence together reinforce? </text:span></text:p>
      <text:p text:style-name="P76"><text:span text:style-name="T3">Did Phileo friend conclude that Jesus had been dead? </text:span></text:p>
      <text:p text:style-name="P80"><text:span text:style-name="T3">Or did Phileo friend think Jesus was asleep, instead? </text:span></text:p>
      <text:p text:style-name="P67"><text:span text:style-name="T3">this question of belief, of truth, based on the things we know </text:span></text:p>
      <text:p text:style-name="P67"><text:span text:style-name="T3">the Spirit of the Truth; its essence comes in Phileo. </text:span></text:p>
      <text:p text:style-name="P84"><text:span text:style-name="T3">for all the effort made when people struggle with belief </text:span></text:p>
      <text:p text:style-name="P84"><text:span text:style-name="T3">no statement becomes true or false by mystical conceit. </text:span></text:p>
      <text:p text:style-name="P67"><text:span text:style-name="T3">the evidence suggested there had been some kind of break-in </text:span></text:p>
      <text:p text:style-name="P67"><text:span text:style-name="T3">Were there signs of blood, or had Jesus been reawakened? </text:span></text:p>
      <text:p text:style-name="P76"><text:span text:style-name="T3">Based on what they saw they thought perhaps he wasn’t dead </text:span></text:p>
      <text:p text:style-name="P527"><text:span text:style-name="T3">9. (they didn’t know that scripture said he had to be, instead.) 10. Phileo friend and Peter left poor Mary weeping there </text:span></text:p>
      <text:p text:style-name="P528"><text:span text:style-name="T3">11. adjusting to the light she looked into the tomb and stared. 12. In the darkness, angels, dressed in white, had taken seat </text:span></text:p>
      <text:p text:style-name="P81"><text:span text:style-name="T3">One ascendend to his head, the other at his feet. </text:span></text:p>
      <text:p text:style-name="P84"><text:span text:style-name="T3">like Jesus told Nathanael in that story long ago, </text:span></text:p>
      <text:p text:style-name="P125"><text:span text:style-name="T3">“You will see the angels up and down on me, you know!” </text:span></text:p>
      <text:p text:style-name="P115"><text:span text:style-name="T3">13. the angels said to Mary, “woman, why is it, you cry?” </text:span></text:p>
      <text:p text:style-name="P84"><text:span text:style-name="T3">she said “they took my Lord, and where he is, I cannot spy!” </text:span></text:p>
      <text:p text:style-name="P264"><text:span text:style-name="T6">77</text:span></text:p>
      <text:section text:style-name="Sect1" text:name="Section18">
        <text:p text:style-name="P7"><text:span text:style-name="T3">14. at this she turned around, and looked away from Jesus’ tomb Someone stood there in bright light, she could not make out whom. 15. Jesus said to Mary, “Woman, why is it, you cry? </text:span></text:p>
        <text:p text:style-name="P58"><text:soft-page-break/><text:span text:style-name="T3">“Who is it, you look for, while this tomb, you’re standing by?” Thinking him the gardener, she said “Sir, if he, you carried Tell me where you put him, whether walking round, or buried.” 16. “Mary” he repeated then so she could hear his voice Blinking in the sunlight, Mary started to rejoice </text:span></text:p>
        <text:p text:style-name="P58"><text:span text:style-name="T3">Calling him “rabboni” which apparently means teacher 17. but Jesus said “don’t hold on yet, I’m not fit as a preacher. I’ve got angels up and down, and all need find a home </text:span></text:p>
        <text:p text:style-name="P58"><text:span text:style-name="T3">Are these angels destined for a same or different dome? Go and tell your brothers to be careful what they’re learning and check whether my Father’s whom you want to be returning. 18. Mary went to tell the others how she had been awed “Jesus is returning to his God and to your God. </text:span></text:p>
        <text:p text:style-name="P58"><text:span text:style-name="T3">another odd distinction that may comfort or may bother: Jesus is returning to his father and your father.” </text:span></text:p>
        <text:p text:style-name="P59"><text:span text:style-name="T3">19. Later in the evening on that first day of the week </text:span></text:p>
        <text:p text:style-name="P50"><text:span text:style-name="T3">Jesus’ men were hiding where he then appeared to speak Though they must have wondered how he came through the locked door 20. They were overjoyed when “peace be with you!” said the Lord. Jesus showed his hands and sides so all his men could see Something not described by John so readers disagree. </text:span></text:p>
        <text:p text:style-name="P58"><text:span text:style-name="T3">21. As The Father sent them in so many different ways, He sent them divided, with belief and hope ablaze. </text:span></text:p>
        <text:p text:style-name="P58"><text:span text:style-name="T3">22. and then he took a step and with a breath he did imply the Holy Spirit was the breath of lungs of this one guy. 23. and then he said, essentially, that they had his permission to leave whatever sins they liked erased or unforgiven </text:span></text:p>
        <text:p text:style-name="P58"><text:span text:style-name="T3">(while some may say that this interpretation is too forced, it looks to me, like, J. Bar here, hypocricy, endorsed.) </text:span></text:p>
        <text:p text:style-name="P59"><text:span text:style-name="T3">so is the Holy Spirit here held in most high esteem? </text:span></text:p>
        <text:p text:style-name="P50"><text:span text:style-name="T3">or don’t you think, the spirit has been subtly blasphemed? 24. Thomas, (called “the twin”) had not been there when Jesus showed his hands and sides to prove whatever the observers knowed 25. “We have seen the Lord” the others came to him and said. but Thomas said “I’m not convinced that Jesus Christ was dead. unless I see the nail marks in his hands and feel the wound I think, maybe he really wasn’t crucified at noon.” </text:span></text:p>
        <text:p text:style-name="P58"><text:span text:style-name="T3">26. Though it took a day to show Jesus was at his peak. Proving he’d been dead took preparations for a week. </text:span></text:p>
        <text:p text:style-name="P63"><text:span text:style-name="T3">27 Once they had things ready though, they let Thomas come in </text:span><text:span text:style-name="T6">78</text:span></text:p>
      </text:section>
      <text:section text:style-name="Sect1" text:name="Section19">
        <text:p text:style-name="P529"><text:span text:style-name="T3">and Thomas, in the darkness, felt around on Jesus’ Skin. 28. “my Lord, my God” is said to be what Thomas then did shout, though just what Thomas felt there, John saw fit to leave it out. All we know is Thomas based belief on evidence, </text:span></text:p>
        <text:p text:style-name="P530"><text:span text:style-name="T3">then said some words that Marksurprise or pure obedience Did he feel the wounds of one who’d died and resurrected or unpierced skin of one whose love and teaching he respected? if you’re told he is in the inner rooms, should faith you slather? or think maybe if there’s a corpse that vultures will have gathered? 29 Either way, the next thing Jesus said by John’s report Is a thing hopefully not admissable in court </text:span></text:p>
        <text:p text:style-name="P531"><text:span text:style-name="T3">acknowledging the truth that those who see the evidence believe the truth based on the vast preponderance of sense but then the implication of the next thing he suggests he claims those who believe, who have not seen, are richly blessed if truth, the spirit, heard this, it would make a fine distinction Fight for your hypotheses, until they reach extinction. the things that you believe should include all that you have sensed but not include the statements that you’ve seen strong proof against If you think some thing’s not true, yet still you claim it is, You will not be blessed when truth presents to you, it’s quiz. 30. Notice how the signs which were done in disciples’ Presence Lack the detail needed in John’s gospel’s omnipresence are any of the miracles recorded in this book? </text:span></text:p>
        <text:p text:style-name="P532"><text:span text:style-name="T3">If you think they are, then you should take another look. 31. All of what’s been written in John’s gospel is a trick so you’ll think that Barabbas is just the same as J. Beth. Slick! and all this time the reader is encouraged to believing Son of The Father is the life to which they should be clinging. </text:span></text:p>
        <text:p text:style-name="P263"><text:span text:style-name="T6">79</text:span></text:p>
      </text:section>
      <text:p text:style-name="P624"><text:bookmark text:name="_4kfrubm0mg56"/><text:span text:style-name="T1">Tab 21</text:span></text:p>
      <text:p text:style-name="P635"><text:bookmark text:name="_pljkvxa7menl"/>21 Agape and Phileo</text:p>
      <text:p text:style-name="P277"><text:span text:style-name="T3">There he is, out in the wilderness! Jesus appears on the shore of Galilee, discusses Peter’s duties, and hints at the duties of John.</text:span></text:p>
      <text:p text:style-name="P1"/>
      <text:p text:style-name="P117"><text:span text:style-name="T3">1. Later maybe Jesus showed at lake Tiberias </text:span></text:p>
      <text:p text:style-name="P84"><text:span text:style-name="T3">he showed himself to seven of his own disciples thus: </text:span></text:p>
      <text:p text:style-name="P144"><text:span text:style-name="T3">2. Peter, Simon, Nate, two others, and the the Zebedee boys </text:span></text:p>
      <text:p text:style-name="P76"><text:span text:style-name="T3">3. Had gone out to fish when Peter said “come, fishers ahoy.” </text:span></text:p>
      <text:p text:style-name="P533"><text:span text:style-name="T3">So they got into the boat, but that night, they caught nothing 4. Early in the morning, though, on shore, they did see something Someone on the shore they simply did not recognize, </text:span></text:p>
      <text:p text:style-name="P534"><text:span text:style-name="T3">though John goes on to say it’s Jesus though they don’t realize 5. the man on shore asks simply “Friends, have you found any fish?” and they said “not a one. It seems our efforts are amiss.” </text:span></text:p>
      <text:p text:style-name="P74"><text:span text:style-name="T3">6. but from the shore by miracle or by some trick of optics </text:span></text:p>
      <text:p text:style-name="P67"><text:span text:style-name="T3">the man could plainly see, and made a simple diagnostic </text:span></text:p>
      <text:p text:style-name="P125"><text:span text:style-name="T3">“Throw your net out of your boat on the side that is right, </text:span></text:p>
      <text:p text:style-name="P91"><text:span text:style-name="T3">You will find the fish you seek are coming into sight.” </text:span></text:p>
      <text:p text:style-name="P535"><text:span text:style-name="T3">For just as lightning comes from East can be seen from the West He was at a vantage point where he could see the best. </text:span></text:p>
      <text:p text:style-name="P81"><text:span text:style-name="T3">So they took advice from this man calling from the shore, </text:span></text:p>
      <text:p text:style-name="P536"><text:span text:style-name="T3">and when they did, the net caught too much fish, or even more! 7. “agape friend” of J. Bar said to Peter, “It’s the Lord” </text:span></text:p>
      <text:p text:style-name="P138"><text:span text:style-name="T3">and Peter left the net behind, dove in, and swam to shore </text:span></text:p>
      <text:p text:style-name="P76"><text:span text:style-name="T3">8. the others on the boat were still contending with the fish </text:span></text:p>
      <text:p text:style-name="P302"><text:span text:style-name="T3">(though fishing was the exercise that had been Peter’s wish) </text:span></text:p>
      <text:p text:style-name="P76"><text:span text:style-name="T3">9. When they got to shore they found a fire, burning coals </text:span></text:p>
      <text:p text:style-name="P76"><text:span text:style-name="T3">Fish were fried upon it giving up their fishy souls. </text:span></text:p>
      <text:p text:style-name="P537"><text:soft-page-break/><text:span text:style-name="T3">10. the man on shore said “Bring some of the fish that you just caught” 11. and Peter did obey him. onto shore, the net, he brought. </text:span></text:p>
      <text:p text:style-name="P138"><text:span text:style-name="T3">a count of fish was done and summed a hundred fifty-three </text:span></text:p>
      <text:p text:style-name="P538"><text:span text:style-name="T3">and though the fish were large, there in the net, no rips were seen. 12. None of the disciples bothered ask or give correction </text:span></text:p>
      <text:p text:style-name="P17"><text:span text:style-name="T3">To the claim “Agape friend” had made of resurrection. </text:span></text:p>
      <text:p text:style-name="P67"><text:span text:style-name="T3">When he saw this man from far away out in the boat </text:span></text:p>
      <text:p text:style-name="P134"><text:span text:style-name="T3">and said to Simon Peter “It’s the Lord” and so John wrote: </text:span></text:p>
      <text:p text:style-name="P539"><text:span text:style-name="T3">“‘Who are you?’ they dared not ask, they knew it was the Lord” but how John knows - just what’s inside their heads - is not explored. 13. Next the man on shore, he shares the fish that he has cooked 14. is this the first or third time that they’ve had a chance to look? </text:span></text:p>
      <text:p text:style-name="P211"><text:span text:style-name="T6">80</text:span></text:p>
      <text:p text:style-name="P625"><text:bookmark text:name="_mwq3x0casiym"/><text:span text:style-name="T1">Ch 7 notes</text:span></text:p>
      <text:p text:style-name="P542"><text:span text:style-name="T3">Ch 7 notes</text:span></text:p>
      <text:p text:style-name="P541"/>
      <text:p text:style-name="P540"><text:span text:style-name="T3">1. And after these things, Jesus was walking in Galilee, for he did not desire to walk in Judea, because the Jews were seeking to “apoktenainai” (destroy) him 2. It was near the Jewish feast of “skenopegia” (Tabernacles/Booths) 3. His brothers said to him, depart from here and go into Judea, so that your disciples will also see the works of you that you are doing. </text:span></text:p>
      <text:p text:style-name="P543"><text:span text:style-name="T3">4. No one does in “krypto” (secret/private/concealed/enveloped) and “zetei autos” (desires himself) in public, to “phaneroson” (to be made </text:span></text:p>
      <text:p text:style-name="P544"><text:span text:style-name="T3">clear/known/apparent) to the world. </text:span></text:p>
      <text:p text:style-name="P545"><text:span text:style-name="T3">5. Not even Jesus brothers believed a letter would work.</text:span></text:p>
      <text:p text:style-name="P547"><text:span text:style-name="T3">6. So Jesus said to them, my kairos (opportunity/time) is not yet “perstin” (near), but your kairos (opportunity) is “pantote” (always/forever) ready. 7. The world “ou dynatai” (is not able) to hate you. Me, however, “misei” (it hates), because I bear witness concerning “auto” (it/myself) that the works of “autou” (it/myself) are evil. </text:span></text:p>
      <text:p text:style-name="P548"><text:span text:style-name="T3">8. You go up to the feast. I am not going to go up to the feast, for my time has not yet been fulfilled. </text:span></text:p>
      <text:p text:style-name="P549"><text:span text:style-name="T3">9. These things, now having said “autos” (of himself/to them) he remained in Galilee. </text:span></text:p>
      <text:p text:style-name="P550"><text:span text:style-name="T3">10. When, however the brothers of him had gone up to the feast, “tote” (at the same time) also, autos (it) “anebe” (mounted/was carried) not openly, but in “krypto” (consealed/enveloped). </text:span></text:p>
      <text:p text:style-name="P551"><text:span text:style-name="T3">11 “oun” (Certaily) the Jews were seeking him at the feast and were saying “Pou estin ekeinos”? (from what locality did he send this envelope?)</text:span></text:p>
      <text:p text:style-name="P552"><text:span text:style-name="T3">12. And there was much murmuring about “autou” (the envelope) among the crowds. Some were saying he is “Agathos” (Good). Others were saying, no, but he deceives the “ochlon” (people/crowd/throng). </text:span></text:p>
      <text:p text:style-name="P553"><text:span text:style-name="T3">13. No one was speaking publicly about “auto” (him/it) because of the fear of the Jews.</text:span></text:p>
      <text:p text:style-name="P554"><text:span text:style-name="T3">14. Now also in the middle of the feast went Jesus into the temple and was “edidasken” (teaching/instructing) </text:span></text:p>
      <text:p text:style-name="P555"><text:span text:style-name="T3">15 The Jews marveled, saying how does this one know his letters, having never studied? 16 The envelope answered “My instruction is not of myself but of the one having sent me. 17 If anyone desires the will of the sender, he will know, concerning the address, whether it is from God or I myself. 18 The sender seeks his own glory. The envelope is true and is not unrighteous.</text:span></text:p>
      <text:p text:style-name="P556"><text:span text:style-name="T3">19. Moses has given you the law and no one keeps the law. Why ”zeteite” (should you seek) ”apokteinai” (to kill/destroy/rip open) me? 20. “Aperkrithe” (Answered/Acknowledged) the crowd “Daimonion echeis” (you have/possess an evil spirit) which “zetei apoktenai” seeks to (kill/rip open) you.</text:span></text:p>
      <text:p text:style-name="P557"/>
      <text:p text:style-name="P558"><text:span text:style-name="T3">21. The envelope says, I did one work, and you are amazed. 22. Because Moses has given you circumcision, you remove the envelope of a man. And because of the patriarchs you do it on the Sabbath. 23. If you remove the envelope of a man on Sabbath so that the Law of Moses is not broken, are you angry with a sound I made on the Sabbath? 24. Do not judge by appearance, but with righteous judgment, judge.</text:span></text:p>
      <text:p text:style-name="P559"><text:span text:style-name="T3">25 Therefore some of those of Jerusalem were asking, isn’t this the envelope they were seeking to remove? </text:span></text:p>
      <text:p text:style-name="P560"><text:span text:style-name="T3">26 Though publicly he speaks, they say nothing to him. The rulers have never truly recognized that the Christ is an envelope. </text:span></text:p>
      <text:p text:style-name="P561"><text:span text:style-name="T3">27 But this envelope has a return address. Not all envelopes have a return address.</text:span></text:p>
      <text:p text:style-name="P1"><text:soft-page-break/></text:p>
      <text:p text:style-name="P562"><text:span text:style-name="T3">28 The envelope cried out in the temple, labeled “Jesus” and saying, “Me, you know, and you know from where I am and of Myself I have not come but am true to the one who has sent me, whom you do not know. 29 But I know him because I am from him and he sent me.” </text:span></text:p>
      <text:p text:style-name="P563"><text:span text:style-name="T3">29 They were seeking to seize it but no one laid a hand on it, because its hour had not come. </text:span></text:p>
      <text:p text:style-name="P564"><text:span text:style-name="T3">30 Out of the crowd, now many believed in the envelope, and were saying, the envelope, when he comes, will he not do more signs than this man has done?</text:span></text:p>
      <text:p text:style-name="P565"><text:span text:style-name="T3">32 The Pharisees heard the crowd murmering about Jesus’ envelope and sent the chief priests and the pharisees officers that they might seize it. </text:span></text:p>
      <text:p text:style-name="P566"><text:span text:style-name="T3">33. Therefore Jesus said, “I am with you a little time, and I go to the one having sent me. 34 You will seek me and ”ouch heuresete“ (will not </text:span></text:p>
      <text:p text:style-name="P567"><text:span text:style-name="T3">find/understand/interpret) me, and where I am you will not be able to come.” 35 The Jews asked “Where is the letter about to go that we will not find him? Is he about to be ”Diasporan“ (copied/dispersed/scattered) and teach the Greeks? 36 What is the logos (logic/idea/concept) that he said you will seek me an ”ouch heuresete“ (not find/understand/interpret) and ”Hopou eime ego” (Where am I) you are not able to come?</text:span></text:p>
      <text:p text:style-name="P568"><text:span text:style-name="T3">37 In the last day of the Feast of Tabernacles stood Jesus and cried out If anyone “dipsa” (desires earnestly) let him come forward to “pineto” </text:span></text:p>
      <text:p text:style-name="P569"><text:span text:style-name="T3">(drink/imbibe/read/write). </text:span></text:p>
      <text:p text:style-name="P570"><text:span text:style-name="T3">38 Living water (ink) will flow out of the “koilias” (gut/heart) of him who “pisteun” (believes/has faith/trusts) in me as the scripture (Zecheriah 14:8) has said. 39 He said this, just now, concerning the Spirit whom those, having believed in him, were about to receive, but would not receive until Jesus was glorified.</text:span></text:p>
      <text:p text:style-name="P571"><text:span text:style-name="T3">40 Some of the crowd, having heard the words, therefore were saying, this truly is the Prophet. </text:span></text:p>
      <text:p text:style-name="P573"><text:span text:style-name="T3">41 Others were saying this is anointed with the return address of Galilee. Others were saying “Are you sure this mail comes from Galilee?” </text:span></text:p>
      <text:p text:style-name="P574"><text:span text:style-name="T3">42 The scripture (Micah 5:2) has not said that. Out of the seed of David and from Bethlehem, the village where David was, comes the anointed. 43 “Schisma” (division/scattering/denomination) occurred in the crowd because of the one from Galilee. </text:span></text:p>
      <text:p text:style-name="P575"><text:span text:style-name="T3">44 Some now desired to “piasai” (sieze/take/apprehend/grasp/comprehend) him, but no one “epebalen ep” (put forth on the basis of) him, his hand. (No one put a correct understanding into writing.)</text:span></text:p>
      <text:p text:style-name="P576"><text:span text:style-name="T3">45. “oun” (therefore/Because they couldn’t get it right), the officers came to the chief priests and pharisees and asked “ti ouk egagete outon” (Why didn’t you “egagate” (bring/induce/predict) him?) 46 The officers “Apekrithesan” (concluded for themselves) never spoke a man like this man speaks. </text:span></text:p>
      <text:p text:style-name="P572"><text:span text:style-name="T3">47. The pharisees answered, “You too have been led astray?” 48 Not any of the rulers or of the pharisees “eopisteusen eis auton” (put their trust in this one). 49 But the crowd is not knowing “ton nomon eparatoi eisin” (the law are accursed.)</text:span></text:p>
      <text:p text:style-name="P577"><text:span text:style-name="T3">50 Nicodemus, who had “proteron” (formerly) been “ex auton” (like them) but had “elthon pros auton” (actually met Jesus of Galilee), asked 51 Can “nomos hemon” (our law) “krinei” (distinguish/judge) a man if it has not first heard from him and “gno” (known/put) what he “poiei” (does/makes/manufactures)? </text:span></text:p>
      <text:p text:style-name="P578"><text:span text:style-name="T3">52 They answered and said to him, aren’t you also from Galilee? “erauneson kai ide” Let’s (Search/investigate/examine and see/behold) that out of Galileee, a prophet is not raised. 53 Then every one of them “eporeuthesan” (jorneyed) to “ton oikon autou” (Jesus’ own home) </text:span></text:p>
      <text:p text:style-name="P200"><text:span text:style-name="T3">8:1 Jesus, however, left Galilee and journeyed to the Mount of Olives.</text:span></text:p>
      <text:p text:style-name="P4"/>
      <text:p text:style-name="P626"><text:bookmark text:name="_6m4vzhbhy38w"/><text:span text:style-name="T1">Ch 8 notes</text:span></text:p>
      <text:p text:style-name="P580"/>
      <text:p text:style-name="P579"><text:span text:style-name="T3">For chapter 8, the rhyme in this section is based almost entirely on readings from King James Version and New International Version. With these versions, I found it difficult not to conclude that Jesus was saying he was the “Son of Sin”. However, that acknowledgment still allowed for the riddle to be about fire and/or the burnt offering that Jews would offer after sinning. </text:span></text:p>
      <text:p text:style-name="P367"><text:span text:style-name="T3">However, once I began to parse things out, word-by-word from the Koine Greek, another interpretation was inescapable, that the riddle was about male masturbation, and how society (and perhaps Jewish law) results in dishonesty about the activity, rather than discretion.Early in the morning, “palin paregenteto” (then again/on the other hand/however) he came into the temple and all the people were coming to him, and he sat and instructed them 3 Bring now, the “grammateis” (scribes) and the Pharisees to him. A woman having been caught in “moicheia” (adultery) and having set her in the middle, 4 “legousin auto” (I say/command/mention to him) Teacher, this woman was caught in the very act committing adultery. 5 Now, in the law, Mosus commanded us such to pelt with stones. You “oun” </text:span></text:p>
      <text:p text:style-name="P581"><text:span text:style-name="T3">(therefore/certainly/accordingly) what “legeis” (I say/I mean/I mention) 6 This now “elegon peirazontes auton” he spoke to tempt/test them, so that “echosin” (he would have grounds) “kategorein auto” (to accuse them) and Jesus “kato kypsas” (having stooped so low) “to daktylo kategraphen eis ten gen” (put his digit in her soil). 7 As however they “epemenon erotontes” (continued watching them). “Anekypsen” (having gratified himself) and he said to them, the “anamartetos” (sinless/blameless/faultless) among you, let him cast the first stone at her. 8 And “palin” (in the same place) ”kato” (he stooped) “kypsas” (and bent forward) “egraphen eis ten gen” (to her soil). And having heard by their conscience being conficted, they began to go away one by one, having begun from the elder ones until the last; Jesus and the woman in “meso ousa anakypsas” (the midst of being elated) then Jesus–but no one saw but the woman–said to her, ”Woman, where are they who accuse you? No one has condemned you?” And she said, no one “kyrie” (sir/lord/master). Then Jesus said to her ”Neither do I condemn you. Go, and “apo tou nyn” (Except what we just did) “meketi hamartane” (You and I don’t miss the mark)20 These words “elalesen” (he spoke/riddled) in the “gazophylakio” (treasury/court for collection boxes) teaching in the “hiero” (temple), and no one “epiasen” (siezed/grasped/understood) him, for his hour had not yet come. </text:span></text:p>
      <text:p text:style-name="P582"><text:span text:style-name="T3">21 He said to them “palin” (instead) I am “hypago” (going/dying), and you will “zetesete” (desire/seek/worship) me and “apothaneisthe” (you will die) in your sins. Where I go, you are not able to come. </text:span></text:p>
      <text:p text:style-name="P583"><text:span text:style-name="T3">22 Therefore the Jews were saying “Will he kill himself, that he says where he goes we will not be able to come?”’ </text:span></text:p>
      <text:p text:style-name="P584"><text:span text:style-name="T3">23 And he was saying to them, “You are from below; I am from above. You are of this world, and I am not of this world”. </text:span></text:p>
      <text:p text:style-name="P546"><text:span text:style-name="T3">24 I said therefore to you that you will die in your sins “ean gar me” (if you don’t properly assign a reason) for “pisteusete hoti ego eimi” (believing why/what/who I am)25 Therefore, they asked, “who are you?” </text:span></text:p>
      <text:p text:style-name="P585"><text:span text:style-name="T3">Jesus said to them, From the beginning what “lalo hymin” (I have been riddling you). </text:span></text:p>
      <text:p text:style-name="P586"><text:span text:style-name="T3">26 Many things I have concerning you “lalein” (to riddle) and “krinein” (to properly distinguish), but the one having sent me is “alethes” (unconcealed) and what “ekousa par autou” (I pass from him), “tauta lalo eis ton kosmon” (he riddles to the world) </text:span></text:p>
      <text:p text:style-name="P587"><text:span text:style-name="T3">27 They didn’t understand that “ton Patera autois elegen” (The ancestor was speaking to them) </text:span></text:p>
      <text:p text:style-name="P588"><text:span text:style-name="T3">28 The ancestor said to them, of Jesus of Nazareth, “hypsosete” (you shall have lifted up) the Son of Man, then you will know that I “eimi” (exist) and I do nothing but “kathos edidaxen” (according to the manner directed) of me by the ancestor; “tauta lalo” (He speaks riddles) </text:span></text:p>
      <text:p text:style-name="P589"><text:span text:style-name="T3">29 And the one having sent me “estin” (is). He has not left me alone because I always do the things “aresta” (pleasing/satisfactory) to him. </text:span></text:p>
      <text:p text:style-name="P590"><text:span text:style-name="T3">30 These things of his “Tauta auto lalountos” (the riddling of the ancestor), many “episteusan eis auton” (credited to him)48 Answered the “loudaioi” (Jewish seed) , and said to him, “Not rightly say we that a Samaritan you are and a demon you have?” 49 Answered Jesus, “Ego daimonion ouk echo” (I a demon not have) but “timo” (I/son honor) the “ton Patera mou” (father of me), and “hymeis” (you/semen) “atimazete me” (dishonor me) </text:span></text:p>
      <text:p text:style-name="P591"><text:span text:style-name="T3">50 I do not now seek my own glory “estin ho zeton kai krinon” (there is the seeking and distinguishing/I need to clean up.). </text:span></text:p>
      <text:p text:style-name="P592"><text:span text:style-name="T3">51 “amen, amen” (truly, truly), I say to you, if anyone “emon logon terese” (my advice keeps/guards/detains) “ou me theorese” (will not discern) “thanaton” (death/stains) “eis to aiona” to the age. </text:span></text:p>
      <text:p text:style-name="P593"><text:span text:style-name="T3">52 Said therefore to him, the Jews, Now we know that you have a demon. Abraham died and the prophets, and you say if anyone keeps your word shall not “geusetai” (taste) death to the age? 53 You are not greater than our ancestor Abraham, who died. And the prophets died. Who do you make yourself? </text:span></text:p>
      <text:p text:style-name="P594"><text:span text:style-name="T3">54 Answered Jesus, if I “doxaso emauton” (self-glorify) the glory of me is nothing. It is the father of me, “doxazon me” (bestowing glory on me) whom you say God of us is. </text:span></text:p>
      <text:p text:style-name="P595"><text:span text:style-name="T3">55 And you have not known him. I, however, know him. If I said I did not know him, I would be like you; a liar. But I know him and the word of him, I keep. 56 Abraham the ancestor of you “egalliasato hina” (rejoiced so that) “ide” (he could see/imagine) my day, and “eiden” (he saw/imagined) and rejoiced.57 Said therefore the Jews to him, you are not yet fifty years, and Abraham “heorakas” (you have seen)? </text:span></text:p>
      <text:p text:style-name="P596"><text:span text:style-name="T3">58 Said to them, Jesus, truly, truly “lego hymin prin” (for reason to you prior) “Abraam genesthai” (Abraham was) “ego eimi” (I am). </text:span></text:p>
      <text:p text:style-name="P597"><text:span text:style-name="T3">59 “Eran” (Taken away) “oun” (therefore) “lithous” (the building block) “hina” (they might put) ep auton (against him). Jesus, however, “ekrybe” (concealed himself) and “exelthen” (issued) out of the temple “dielthon dia mesou auton” (spreading throughout the midst of them) and departed this way.</text:span></text:p>
      <text:p text:style-name="P627"><text:bookmark text:name="_kv6kct5gcbd2"/><text:span text:style-name="T1">Ch 12 notes</text:span></text:p>
      <text:p text:style-name="P598"><text:span text:style-name="T3">Chapter 12 notes<text:line-break/><text:line-break/>In John’s gospel, and Luke’s gospel, Jesus is anointed on the feet. But in Matthew and Mark, Jesus is anointed on the head. Luke and John also share that Jesus raises someone from the dead–In Luke’s gospel it is an unnamed man in Nain. In John’s gospel, it is his beloved friend, Lazarus. In Matthew and Mark, all of the disciples complain that the perfume could have been sold and the proceeds given to the poor (Matt 26:8, Mark 14:4), but in John, only Judas complains, and John accuses Judas of only complaining because he was a thief. In Luke, Jesus’ disciples do not complain, but rather, one rich man, Simon, complains that the woman (Luke 7:37-38) who is anointing Jesus is a sinful woman.Curiously, John 12 has Jesus saying this nard was to be saved until the day of his burial. This is one of the clues that suggests that John 12-19 actually are meant to be read as though they take place within the space of one 24 hour period. John 12 represents the moments after midnight. John 13 is the washing of the feet, and the kiss of Judas. John 14-17 represents the final words of Jesus to his disciples after he is captured by the Greeks. John 18 has Jesus of Nazareth arriving, demanding the Greeks let Barabbus go. John 19 has Jesus’ crucifiction and burial. Any other interpretation would render John 12:7 false. </text:span></text:p>
      <text:p text:style-name="P599"><text:span text:style-name="T3">But Jesus of Nazareth had his last supper two days before the crucifiction. (Matt 26:1, Mark 14:1)John’s gospel has Jesus come into Jerusalem, find a colt, then sit on it. John does not say that he rode the colt, or even that it didn’t crumple under his weight. The other gospels say that he had his disciples enter Jerusalem, find a donkey and a colt, brought it back, and then Jesus rode into town on an animal (or animals) that could definitely support his weight. (Zech 9:9, Matt 21:2)Chapter 12 of John’s gospel has Lazarus, reclining at a table (neither saying nor doing anything) and then has Jesus sitting on a donkey’s back. Apparently neither of these acts were done in a particularly public manner. If they were, the Greeks would not have to go to Philip, who would have to go to Andrew, who would go find Jesus. These Greeks are on the lookout for Barabbas because they heard that he and his zealots desecrated the tomb of Lazarus, and had Lazarus’ dead body reclining in the home of Simon the Leper. </text:span></text:p>
      <text:p text:style-name="P600"><text:span text:style-name="T3">Now the Greeks would be present to witness the events of the rest of John 13, 14, 15, 16, 17, until the arrival of Jesus of Nazareth in John 18. Did Andrew and Phillip bring these Greeks to Jesus to worship him, or to arrest him? Based on what Jesus says to them, one may conclude that he is surrendering to the Greeks–even telling them that he desires to be a martyr.Curiously, Christians use John 13:25 as a justification to avoid “worldly” things, such as having an appreciation for nature, or the joys of life. Yet, the choice is actually to accept a happy and ephemeral life, or to insist on a miserable and eternal life. He does not, here, even hint at the possibility of eternal heaven for an individual.Christians who promote John 3:16 seem very confident of their secret–that the true name of God is Jesus, and that everything will work out just fine (for them) so long as they keep saying they believe in that name. Yet, there is not a hint or a clue in all of the gospels to confirm that they are correct in that assumption. Here, for instance, in John 13:28, one gets the definite impression that the name glorified, here, is the Koine Greek word for “and”. As for a metaphor for the “only begotten child of God” the word “and” actually does a fair job of representing the idea of “whatever comes directly after God” because “and” can come after anything and everything and between anything and everything.John 13:41 represents the first verse that I saw in John that I knew that I was dealing with something truly cynical. For the other gospels contain an “otherwise” or an other wisdom, by which those who do not understand can use to see with their eyes, hear with their ears, understand with their hearts and turn and be healed. </text:span></text:p>
      <text:p text:style-name="P601"><text:span text:style-name="T3">John 13:41 simply takes that element of choice away from the reader. It says God has taken away choice, and all the damned are forever damned. Perhaps Isaiah saw the glory of Immanuel. Perhaps Isaiah saw the glory of Maher Shalal Hash Baz. (He rushes to the spoils) </text:span></text:p>
      <text:p text:style-name="P602"><text:span text:style-name="T3">But in some sense, if you rush headlong to the John (pun intended), not seeing with your eyes, not understanding with your hearts, not turning, you’re going to fall headlong into a pile of doo-doo. </text:span></text:p>
      <text:p text:style-name="P603"><text:span text:style-name="T3">Don’t make the mistake of thinking the pun is my joke. My intent is not to make a joke, but to acknowledge the joke. The naming of John fulfills the prophecy of naming Maher Shalal Hash Baz in Isaiah 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807in" style:num-format="1" style:print-orientation="portrait" fo:margin-top="0.4665in" fo:margin-bottom="0.0846in" fo:margin-left="0.4929in" fo:margin-right="0.4138in" style:writing-mode="lr-tb" style:layout-grid-color="#c0c0c0" style:layout-grid-lines="2826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Converted16" style:page-layout-name="Mpm1"/>
    <style:master-page style:name="Converted17" style:page-layout-name="Mpm1"/>
    <style:master-page style:name="Converted18" style:page-layout-name="Mpm1"/>
    <style:master-page style:name="Converted19" style:page-layout-name="Mpm1"/>
    <style:master-page style:name="Converted20" style:page-layout-name="Mpm1"/>
    <style:master-page style:name="Converted21" style:page-layout-name="Mpm1"/>
    <style:master-page style:name="Converted22" style:page-layout-name="Mpm1"/>
    <style:master-page style:name="Converted23" style:page-layout-name="Mpm1"/>
    <style:master-page style:name="Converted24" style:page-layout-name="Mpm1"/>
    <style:master-page style:name="Converted25" style:page-layout-name="Mpm1"/>
    <style:master-page style:name="Converted26" style:page-layout-name="Mpm1"/>
    <style:master-page style:name="Converted27" style:page-layout-name="Mpm1"/>
    <style:master-page style:name="Converted28" style:page-layout-name="Mpm1"/>
    <style:master-page style:name="Converted29" style:page-layout-name="Mpm1"/>
    <style:master-page style:name="Converted30" style:page-layout-name="Mpm1"/>
    <style:master-page style:name="Converted31" style:page-layout-name="Mpm1"/>
    <style:master-page style:name="Converted32" style:page-layout-name="Mpm1"/>
    <style:master-page style:name="Converted33" style:page-layout-name="Mpm1"/>
    <style:master-page style:name="Converted34" style:page-layout-name="Mpm1"/>
    <style:master-page style:name="Converted35" style:page-layout-name="Mpm1"/>
    <style:master-page style:name="Converted36" style:page-layout-name="Mpm1"/>
    <style:master-page style:name="Converted37" style:page-layout-name="Mpm1"/>
    <style:master-page style:name="Converted38" style:page-layout-name="Mpm1"/>
    <style:master-page style:name="Converted39" style:page-layout-name="Mpm1"/>
    <style:master-page style:name="Converted40" style:page-layout-name="Mpm1"/>
    <style:master-page style:name="Converted41" style:page-layout-name="Mpm1"/>
    <style:master-page style:name="Converted42" style:page-layout-name="Mpm1"/>
    <style:master-page style:name="Converted43" style:page-layout-name="Mpm1"/>
    <style:master-page style:name="Converted44" style:page-layout-name="Mpm1"/>
    <style:master-page style:name="Converted45" style:page-layout-name="Mpm1"/>
    <style:master-page style:name="Converted46" style:page-layout-name="Mpm1"/>
    <style:master-page style:name="Converted47"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8" meta:image-count="0" meta:object-count="0" meta:page-count="145" meta:paragraph-count="1461" meta:word-count="31838" meta:character-count="171652" meta:non-whitespace-character-count="140027"/>
    <meta:generator>LibreOfficeDev/6.0.5.2$Linux_X86_64 LibreOffice_project/</meta:generator>
  </office:meta>
</office:document-meta>
</file>